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4.3244in"/>
    </style:style>
    <style:style style:name="co8" style:family="table-column">
      <style:table-column-properties fo:break-before="auto" style:column-width="3.9272in"/>
    </style:style>
    <style:style style:name="co9" style:family="table-column">
      <style:table-column-properties fo:break-before="auto" style:column-width="1.311in"/>
    </style:style>
    <style:style style:name="co10" style:family="table-column">
      <style:table-column-properties fo:break-before="auto" style:column-width="1.8791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00 itera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Simula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OFFSET([$'2021-03-05_g4dn-2x_qcgpu_qft'.$C$2];(ROW()-ROW([.$A$3]))*100;0;100;1))*1000" office:value-type="float" office:value="3.72294425964355" calcext:value-type="float">
            <text:p>3.72294425964355</text:p>
          </table:table-cell>
          <table:table-cell table:formula="of:=AVERAGE(OFFSET([$'2021-03-05_g4dn-2x_qcgpu_qft'.$C$2];(ROW()-ROW([.$A$3]))*100;0;100;1))*1000" office:value-type="float" office:value="3.72294425964355" calcext:value-type="float">
            <text:p>3.72294425964355</text:p>
          </table:table-cell>
          <table:table-cell table:formula="of:=QUARTILE(OFFSET([$'2021-03-05_g4dn-2x_qcgpu_qft'.$C$2];(ROW()-ROW([.$A$3]))*100;0;100;1);[.D$1])*1000" office:value-type="float" office:value="2.52223014831543" calcext:value-type="float">
            <text:p>2.52223014831543</text:p>
          </table:table-cell>
          <table:table-cell table:formula="of:=QUARTILE(OFFSET([$'2021-03-05_g4dn-2x_qcgpu_qft'.$C$2];(ROW()-ROW([.$A$3]))*100;0;100;1);[.E$1])*1000" office:value-type="float" office:value="2.55769491195679" calcext:value-type="float">
            <text:p>2.55769491195679</text:p>
          </table:table-cell>
          <table:table-cell table:formula="of:=QUARTILE(OFFSET([$'2021-03-05_g4dn-2x_qcgpu_qft'.$C$2];(ROW()-ROW([.$A$3]))*100;0;100;1);[.F$1])*1000" office:value-type="float" office:value="2.58493423461914" calcext:value-type="float">
            <text:p>2.58493423461914</text:p>
          </table:table-cell>
          <table:table-cell table:formula="of:=QUARTILE(OFFSET([$'2021-03-05_g4dn-2x_qcgpu_qft'.$C$2];(ROW()-ROW([.$A$3]))*100;0;100;1);[.G$1])*1000" office:value-type="float" office:value="2.67982482910156" calcext:value-type="float">
            <text:p>2.67982482910156</text:p>
          </table:table-cell>
          <table:table-cell table:formula="of:=QUARTILE(OFFSET([$'2021-03-05_g4dn-2x_qcgpu_qft'.$C$2];(ROW()-ROW([.$A$3]))*100;0;100;1);[.H$1])*1000" office:value-type="float" office:value="110.852479934692" calcext:value-type="float">
            <text:p>110.852479934692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OFFSET([$'2021-03-05_g4dn-2x_qcgpu_qft'.$C$2];(ROW()-ROW([.$A$3]))*100;0;100;1))*1000" office:value-type="float" office:value="3.71156930923462" calcext:value-type="float">
            <text:p>3.71156930923462</text:p>
          </table:table-cell>
          <table:table-cell table:formula="of:=AVERAGE(OFFSET([$'2021-03-05_g4dn-2x_qcgpu_qft'.$C$2];(ROW()-ROW([.$A$3]))*100;0;100;1))*1000" office:value-type="float" office:value="3.71156930923462" calcext:value-type="float">
            <text:p>3.71156930923462</text:p>
          </table:table-cell>
          <table:table-cell table:formula="of:=QUARTILE(OFFSET([$'2021-03-05_g4dn-2x_qcgpu_qft'.$C$2];(ROW()-ROW([.$A$3]))*100;0;100;1);[.D$1])*1000" office:value-type="float" office:value="3.58915328979492" calcext:value-type="float">
            <text:p>3.58915328979492</text:p>
          </table:table-cell>
          <table:table-cell table:formula="of:=QUARTILE(OFFSET([$'2021-03-05_g4dn-2x_qcgpu_qft'.$C$2];(ROW()-ROW([.$A$3]))*100;0;100;1);[.E$1])*1000" office:value-type="float" office:value="3.63743305206299" calcext:value-type="float">
            <text:p>3.63743305206299</text:p>
          </table:table-cell>
          <table:table-cell table:formula="of:=QUARTILE(OFFSET([$'2021-03-05_g4dn-2x_qcgpu_qft'.$C$2];(ROW()-ROW([.$A$3]))*100;0;100;1);[.F$1])*1000" office:value-type="float" office:value="3.66342067718505" calcext:value-type="float">
            <text:p>3.66342067718505</text:p>
          </table:table-cell>
          <table:table-cell table:formula="of:=QUARTILE(OFFSET([$'2021-03-05_g4dn-2x_qcgpu_qft'.$C$2];(ROW()-ROW([.$A$3]))*100;0;100;1);[.G$1])*1000" office:value-type="float" office:value="3.79586219787598" calcext:value-type="float">
            <text:p>3.79586219787598</text:p>
          </table:table-cell>
          <table:table-cell table:formula="of:=QUARTILE(OFFSET([$'2021-03-05_g4dn-2x_qcgpu_qft'.$C$2];(ROW()-ROW([.$A$3]))*100;0;100;1);[.H$1])*1000" office:value-type="float" office:value="3.99398803710937" calcext:value-type="float">
            <text:p>3.9939880371093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OFFSET([$'2021-03-05_g4dn-2x_qcgpu_qft'.$C$2];(ROW()-ROW([.$A$3]))*100;0;100;1))*1000" office:value-type="float" office:value="5.0110387802124" calcext:value-type="float">
            <text:p>5.0110387802124</text:p>
          </table:table-cell>
          <table:table-cell table:formula="of:=AVERAGE(OFFSET([$'2021-03-05_g4dn-2x_qcgpu_qft'.$C$2];(ROW()-ROW([.$A$3]))*100;0;100;1))*1000" office:value-type="float" office:value="5.0110387802124" calcext:value-type="float">
            <text:p>5.0110387802124</text:p>
          </table:table-cell>
          <table:table-cell table:formula="of:=QUARTILE(OFFSET([$'2021-03-05_g4dn-2x_qcgpu_qft'.$C$2];(ROW()-ROW([.$A$3]))*100;0;100;1);[.D$1])*1000" office:value-type="float" office:value="4.77218627929688" calcext:value-type="float">
            <text:p>4.77218627929688</text:p>
          </table:table-cell>
          <table:table-cell table:formula="of:=QUARTILE(OFFSET([$'2021-03-05_g4dn-2x_qcgpu_qft'.$C$2];(ROW()-ROW([.$A$3]))*100;0;100;1);[.E$1])*1000" office:value-type="float" office:value="4.80848550796509" calcext:value-type="float">
            <text:p>4.80848550796509</text:p>
          </table:table-cell>
          <table:table-cell table:formula="of:=QUARTILE(OFFSET([$'2021-03-05_g4dn-2x_qcgpu_qft'.$C$2];(ROW()-ROW([.$A$3]))*100;0;100;1);[.F$1])*1000" office:value-type="float" office:value="4.96244430541993" calcext:value-type="float">
            <text:p>4.96244430541993</text:p>
          </table:table-cell>
          <table:table-cell table:formula="of:=QUARTILE(OFFSET([$'2021-03-05_g4dn-2x_qcgpu_qft'.$C$2];(ROW()-ROW([.$A$3]))*100;0;100;1);[.G$1])*1000" office:value-type="float" office:value="5.05882501602173" calcext:value-type="float">
            <text:p>5.05882501602173</text:p>
          </table:table-cell>
          <table:table-cell table:formula="of:=QUARTILE(OFFSET([$'2021-03-05_g4dn-2x_qcgpu_qft'.$C$2];(ROW()-ROW([.$A$3]))*100;0;100;1);[.H$1])*1000" office:value-type="float" office:value="5.65886497497559" calcext:value-type="float">
            <text:p>5.65886497497559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OFFSET([$'2021-03-05_g4dn-2x_qcgpu_qft'.$C$2];(ROW()-ROW([.$A$3]))*100;0;100;1))*1000" office:value-type="float" office:value="6.42366886138916" calcext:value-type="float">
            <text:p>6.42366886138916</text:p>
          </table:table-cell>
          <table:table-cell table:formula="of:=AVERAGE(OFFSET([$'2021-03-05_g4dn-2x_qcgpu_qft'.$C$2];(ROW()-ROW([.$A$3]))*100;0;100;1))*1000" office:value-type="float" office:value="6.42366886138916" calcext:value-type="float">
            <text:p>6.42366886138916</text:p>
          </table:table-cell>
          <table:table-cell table:formula="of:=QUARTILE(OFFSET([$'2021-03-05_g4dn-2x_qcgpu_qft'.$C$2];(ROW()-ROW([.$A$3]))*100;0;100;1);[.D$1])*1000" office:value-type="float" office:value="6.23512268066406" calcext:value-type="float">
            <text:p>6.23512268066406</text:p>
          </table:table-cell>
          <table:table-cell table:formula="of:=QUARTILE(OFFSET([$'2021-03-05_g4dn-2x_qcgpu_qft'.$C$2];(ROW()-ROW([.$A$3]))*100;0;100;1);[.E$1])*1000" office:value-type="float" office:value="6.32262229919434" calcext:value-type="float">
            <text:p>6.32262229919434</text:p>
          </table:table-cell>
          <table:table-cell table:formula="of:=QUARTILE(OFFSET([$'2021-03-05_g4dn-2x_qcgpu_qft'.$C$2];(ROW()-ROW([.$A$3]))*100;0;100;1);[.F$1])*1000" office:value-type="float" office:value="6.45124912261963" calcext:value-type="float">
            <text:p>6.45124912261963</text:p>
          </table:table-cell>
          <table:table-cell table:formula="of:=QUARTILE(OFFSET([$'2021-03-05_g4dn-2x_qcgpu_qft'.$C$2];(ROW()-ROW([.$A$3]))*100;0;100;1);[.G$1])*1000" office:value-type="float" office:value="6.4958930015564" calcext:value-type="float">
            <text:p>6.4958930015564</text:p>
          </table:table-cell>
          <table:table-cell table:formula="of:=QUARTILE(OFFSET([$'2021-03-05_g4dn-2x_qcgpu_qft'.$C$2];(ROW()-ROW([.$A$3]))*100;0;100;1);[.H$1])*1000" office:value-type="float" office:value="6.66522979736328" calcext:value-type="float">
            <text:p>6.66522979736328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OFFSET([$'2021-03-05_g4dn-2x_qcgpu_qft'.$C$2];(ROW()-ROW([.$A$3]))*100;0;100;1))*1000" office:value-type="float" office:value="8.42918634414673" calcext:value-type="float">
            <text:p>8.42918634414673</text:p>
          </table:table-cell>
          <table:table-cell table:formula="of:=AVERAGE(OFFSET([$'2021-03-05_g4dn-2x_qcgpu_qft'.$C$2];(ROW()-ROW([.$A$3]))*100;0;100;1))*1000" office:value-type="float" office:value="8.42918634414673" calcext:value-type="float">
            <text:p>8.42918634414673</text:p>
          </table:table-cell>
          <table:table-cell table:formula="of:=QUARTILE(OFFSET([$'2021-03-05_g4dn-2x_qcgpu_qft'.$C$2];(ROW()-ROW([.$A$3]))*100;0;100;1);[.D$1])*1000" office:value-type="float" office:value="7.97867774963379" calcext:value-type="float">
            <text:p>7.97867774963379</text:p>
          </table:table-cell>
          <table:table-cell table:formula="of:=QUARTILE(OFFSET([$'2021-03-05_g4dn-2x_qcgpu_qft'.$C$2];(ROW()-ROW([.$A$3]))*100;0;100;1);[.E$1])*1000" office:value-type="float" office:value="8.21167230606079" calcext:value-type="float">
            <text:p>8.21167230606079</text:p>
          </table:table-cell>
          <table:table-cell table:formula="of:=QUARTILE(OFFSET([$'2021-03-05_g4dn-2x_qcgpu_qft'.$C$2];(ROW()-ROW([.$A$3]))*100;0;100;1);[.F$1])*1000" office:value-type="float" office:value="8.24987888336182" calcext:value-type="float">
            <text:p>8.24987888336182</text:p>
          </table:table-cell>
          <table:table-cell table:formula="of:=QUARTILE(OFFSET([$'2021-03-05_g4dn-2x_qcgpu_qft'.$C$2];(ROW()-ROW([.$A$3]))*100;0;100;1);[.G$1])*1000" office:value-type="float" office:value="8.40890407562256" calcext:value-type="float">
            <text:p>8.40890407562256</text:p>
          </table:table-cell>
          <table:table-cell table:formula="of:=QUARTILE(OFFSET([$'2021-03-05_g4dn-2x_qcgpu_qft'.$C$2];(ROW()-ROW([.$A$3]))*100;0;100;1);[.H$1])*1000" office:value-type="float" office:value="9.30500030517578" calcext:value-type="float">
            <text:p>9.30500030517578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OFFSET([$'2021-03-05_g4dn-2x_qcgpu_qft'.$C$2];(ROW()-ROW([.$A$3]))*100;0;100;1))*1000" office:value-type="float" office:value="10.2058339118958" calcext:value-type="float">
            <text:p>10.2058339118958</text:p>
          </table:table-cell>
          <table:table-cell table:formula="of:=AVERAGE(OFFSET([$'2021-03-05_g4dn-2x_qcgpu_qft'.$C$2];(ROW()-ROW([.$A$3]))*100;0;100;1))*1000" office:value-type="float" office:value="10.2058339118958" calcext:value-type="float">
            <text:p>10.2058339118958</text:p>
          </table:table-cell>
          <table:table-cell table:formula="of:=QUARTILE(OFFSET([$'2021-03-05_g4dn-2x_qcgpu_qft'.$C$2];(ROW()-ROW([.$A$3]))*100;0;100;1);[.D$1])*1000" office:value-type="float" office:value="10.0605487823486" calcext:value-type="float">
            <text:p>10.0605487823486</text:p>
          </table:table-cell>
          <table:table-cell table:formula="of:=QUARTILE(OFFSET([$'2021-03-05_g4dn-2x_qcgpu_qft'.$C$2];(ROW()-ROW([.$A$3]))*100;0;100;1);[.E$1])*1000" office:value-type="float" office:value="10.119080543518" calcext:value-type="float">
            <text:p>10.119080543518</text:p>
          </table:table-cell>
          <table:table-cell table:formula="of:=QUARTILE(OFFSET([$'2021-03-05_g4dn-2x_qcgpu_qft'.$C$2];(ROW()-ROW([.$A$3]))*100;0;100;1);[.F$1])*1000" office:value-type="float" office:value="10.1637840270996" calcext:value-type="float">
            <text:p>10.1637840270996</text:p>
          </table:table-cell>
          <table:table-cell table:formula="of:=QUARTILE(OFFSET([$'2021-03-05_g4dn-2x_qcgpu_qft'.$C$2];(ROW()-ROW([.$A$3]))*100;0;100;1);[.G$1])*1000" office:value-type="float" office:value="10.2097392082214" calcext:value-type="float">
            <text:p>10.2097392082214</text:p>
          </table:table-cell>
          <table:table-cell table:formula="of:=QUARTILE(OFFSET([$'2021-03-05_g4dn-2x_qcgpu_qft'.$C$2];(ROW()-ROW([.$A$3]))*100;0;100;1);[.H$1])*1000" office:value-type="float" office:value="11.0781192779541" calcext:value-type="float">
            <text:p>11.078119277954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OFFSET([$'2021-03-05_g4dn-2x_qcgpu_qft'.$C$2];(ROW()-ROW([.$A$3]))*100;0;100;1))*1000" office:value-type="float" office:value="12.404351234436" calcext:value-type="float">
            <text:p>12.404351234436</text:p>
          </table:table-cell>
          <table:table-cell table:formula="of:=AVERAGE(OFFSET([$'2021-03-05_g4dn-2x_qcgpu_qft'.$C$2];(ROW()-ROW([.$A$3]))*100;0;100;1))*1000" office:value-type="float" office:value="12.404351234436" calcext:value-type="float">
            <text:p>12.404351234436</text:p>
          </table:table-cell>
          <table:table-cell table:formula="of:=QUARTILE(OFFSET([$'2021-03-05_g4dn-2x_qcgpu_qft'.$C$2];(ROW()-ROW([.$A$3]))*100;0;100;1);[.D$1])*1000" office:value-type="float" office:value="12.2280120849609" calcext:value-type="float">
            <text:p>12.2280120849609</text:p>
          </table:table-cell>
          <table:table-cell table:formula="of:=QUARTILE(OFFSET([$'2021-03-05_g4dn-2x_qcgpu_qft'.$C$2];(ROW()-ROW([.$A$3]))*100;0;100;1);[.E$1])*1000" office:value-type="float" office:value="12.3382806777954" calcext:value-type="float">
            <text:p>12.3382806777954</text:p>
          </table:table-cell>
          <table:table-cell table:formula="of:=QUARTILE(OFFSET([$'2021-03-05_g4dn-2x_qcgpu_qft'.$C$2];(ROW()-ROW([.$A$3]))*100;0;100;1);[.F$1])*1000" office:value-type="float" office:value="12.3931169509887" calcext:value-type="float">
            <text:p>12.3931169509887</text:p>
          </table:table-cell>
          <table:table-cell table:formula="of:=QUARTILE(OFFSET([$'2021-03-05_g4dn-2x_qcgpu_qft'.$C$2];(ROW()-ROW([.$A$3]))*100;0;100;1);[.G$1])*1000" office:value-type="float" office:value="12.4495625495911" calcext:value-type="float">
            <text:p>12.4495625495911</text:p>
          </table:table-cell>
          <table:table-cell table:formula="of:=QUARTILE(OFFSET([$'2021-03-05_g4dn-2x_qcgpu_qft'.$C$2];(ROW()-ROW([.$A$3]))*100;0;100;1);[.H$1])*1000" office:value-type="float" office:value="12.7935409545898" calcext:value-type="float">
            <text:p>12.7935409545898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OFFSET([$'2021-03-05_g4dn-2x_qcgpu_qft'.$C$2];(ROW()-ROW([.$A$3]))*100;0;100;1))*1000" office:value-type="float" office:value="15.3511905670166" calcext:value-type="float">
            <text:p>15.3511905670166</text:p>
          </table:table-cell>
          <table:table-cell table:formula="of:=AVERAGE(OFFSET([$'2021-03-05_g4dn-2x_qcgpu_qft'.$C$2];(ROW()-ROW([.$A$3]))*100;0;100;1))*1000" office:value-type="float" office:value="15.3511905670166" calcext:value-type="float">
            <text:p>15.3511905670166</text:p>
          </table:table-cell>
          <table:table-cell table:formula="of:=QUARTILE(OFFSET([$'2021-03-05_g4dn-2x_qcgpu_qft'.$C$2];(ROW()-ROW([.$A$3]))*100;0;100;1);[.D$1])*1000" office:value-type="float" office:value="14.660120010376" calcext:value-type="float">
            <text:p>14.660120010376</text:p>
          </table:table-cell>
          <table:table-cell table:formula="of:=QUARTILE(OFFSET([$'2021-03-05_g4dn-2x_qcgpu_qft'.$C$2];(ROW()-ROW([.$A$3]))*100;0;100;1);[.E$1])*1000" office:value-type="float" office:value="14.83154296875" calcext:value-type="float">
            <text:p>14.83154296875</text:p>
          </table:table-cell>
          <table:table-cell table:formula="of:=QUARTILE(OFFSET([$'2021-03-05_g4dn-2x_qcgpu_qft'.$C$2];(ROW()-ROW([.$A$3]))*100;0;100;1);[.F$1])*1000" office:value-type="float" office:value="14.9508714675903" calcext:value-type="float">
            <text:p>14.9508714675903</text:p>
          </table:table-cell>
          <table:table-cell table:formula="of:=QUARTILE(OFFSET([$'2021-03-05_g4dn-2x_qcgpu_qft'.$C$2];(ROW()-ROW([.$A$3]))*100;0;100;1);[.G$1])*1000" office:value-type="float" office:value="15.2356624603271" calcext:value-type="float">
            <text:p>15.2356624603271</text:p>
          </table:table-cell>
          <table:table-cell table:formula="of:=QUARTILE(OFFSET([$'2021-03-05_g4dn-2x_qcgpu_qft'.$C$2];(ROW()-ROW([.$A$3]))*100;0;100;1);[.H$1])*1000" office:value-type="float" office:value="17.0190334320068" calcext:value-type="float">
            <text:p>17.0190334320068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OFFSET([$'2021-03-05_g4dn-2x_qcgpu_qft'.$C$2];(ROW()-ROW([.$A$3]))*100;0;100;1))*1000" office:value-type="float" office:value="17.652063369751" calcext:value-type="float">
            <text:p>17.652063369751</text:p>
          </table:table-cell>
          <table:table-cell table:formula="of:=AVERAGE(OFFSET([$'2021-03-05_g4dn-2x_qcgpu_qft'.$C$2];(ROW()-ROW([.$A$3]))*100;0;100;1))*1000" office:value-type="float" office:value="17.652063369751" calcext:value-type="float">
            <text:p>17.652063369751</text:p>
          </table:table-cell>
          <table:table-cell table:formula="of:=QUARTILE(OFFSET([$'2021-03-05_g4dn-2x_qcgpu_qft'.$C$2];(ROW()-ROW([.$A$3]))*100;0;100;1);[.D$1])*1000" office:value-type="float" office:value="17.2619819641113" calcext:value-type="float">
            <text:p>17.2619819641113</text:p>
          </table:table-cell>
          <table:table-cell table:formula="of:=QUARTILE(OFFSET([$'2021-03-05_g4dn-2x_qcgpu_qft'.$C$2];(ROW()-ROW([.$A$3]))*100;0;100;1);[.E$1])*1000" office:value-type="float" office:value="17.5385475158691" calcext:value-type="float">
            <text:p>17.5385475158691</text:p>
          </table:table-cell>
          <table:table-cell table:formula="of:=QUARTILE(OFFSET([$'2021-03-05_g4dn-2x_qcgpu_qft'.$C$2];(ROW()-ROW([.$A$3]))*100;0;100;1);[.F$1])*1000" office:value-type="float" office:value="17.5875425338746" calcext:value-type="float">
            <text:p>17.5875425338746</text:p>
          </table:table-cell>
          <table:table-cell table:formula="of:=QUARTILE(OFFSET([$'2021-03-05_g4dn-2x_qcgpu_qft'.$C$2];(ROW()-ROW([.$A$3]))*100;0;100;1);[.G$1])*1000" office:value-type="float" office:value="17.6848769187927" calcext:value-type="float">
            <text:p>17.6848769187927</text:p>
          </table:table-cell>
          <table:table-cell table:formula="of:=QUARTILE(OFFSET([$'2021-03-05_g4dn-2x_qcgpu_qft'.$C$2];(ROW()-ROW([.$A$3]))*100;0;100;1);[.H$1])*1000" office:value-type="float" office:value="19.2108154296875" calcext:value-type="float">
            <text:p>19.2108154296875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VERAGE(OFFSET([$'2021-03-05_g4dn-2x_qcgpu_qft'.$C$2];(ROW()-ROW([.$A$3]))*100;0;100;1))*1000" office:value-type="float" office:value="21.1705756187439" calcext:value-type="float">
            <text:p>21.1705756187439</text:p>
          </table:table-cell>
          <table:table-cell table:formula="of:=AVERAGE(OFFSET([$'2021-03-05_g4dn-2x_qcgpu_qft'.$C$2];(ROW()-ROW([.$A$3]))*100;0;100;1))*1000" office:value-type="float" office:value="21.1705756187439" calcext:value-type="float">
            <text:p>21.1705756187439</text:p>
          </table:table-cell>
          <table:table-cell table:formula="of:=QUARTILE(OFFSET([$'2021-03-05_g4dn-2x_qcgpu_qft'.$C$2];(ROW()-ROW([.$A$3]))*100;0;100;1);[.D$1])*1000" office:value-type="float" office:value="20.4463005065918" calcext:value-type="float">
            <text:p>20.4463005065918</text:p>
          </table:table-cell>
          <table:table-cell table:formula="of:=QUARTILE(OFFSET([$'2021-03-05_g4dn-2x_qcgpu_qft'.$C$2];(ROW()-ROW([.$A$3]))*100;0;100;1);[.E$1])*1000" office:value-type="float" office:value="20.555853843689" calcext:value-type="float">
            <text:p>20.555853843689</text:p>
          </table:table-cell>
          <table:table-cell table:formula="of:=QUARTILE(OFFSET([$'2021-03-05_g4dn-2x_qcgpu_qft'.$C$2];(ROW()-ROW([.$A$3]))*100;0;100;1);[.F$1])*1000" office:value-type="float" office:value="20.6321477890015" calcext:value-type="float">
            <text:p>20.6321477890015</text:p>
          </table:table-cell>
          <table:table-cell table:formula="of:=QUARTILE(OFFSET([$'2021-03-05_g4dn-2x_qcgpu_qft'.$C$2];(ROW()-ROW([.$A$3]))*100;0;100;1);[.G$1])*1000" office:value-type="float" office:value="20.7771658897399" calcext:value-type="float">
            <text:p>20.7771658897399</text:p>
          </table:table-cell>
          <table:table-cell table:formula="of:=QUARTILE(OFFSET([$'2021-03-05_g4dn-2x_qcgpu_qft'.$C$2];(ROW()-ROW([.$A$3]))*100;0;100;1);[.H$1])*1000" office:value-type="float" office:value="23.5738754272461" calcext:value-type="float">
            <text:p>23.573875427246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VERAGE(OFFSET([$'2021-03-05_g4dn-2x_qcgpu_qft'.$C$2];(ROW()-ROW([.$A$3]))*100;0;100;1))*1000" office:value-type="float" office:value="23.9318370819092" calcext:value-type="float">
            <text:p>23.9318370819092</text:p>
          </table:table-cell>
          <table:table-cell table:formula="of:=AVERAGE(OFFSET([$'2021-03-05_g4dn-2x_qcgpu_qft'.$C$2];(ROW()-ROW([.$A$3]))*100;0;100;1))*1000" office:value-type="float" office:value="23.9318370819092" calcext:value-type="float">
            <text:p>23.9318370819092</text:p>
          </table:table-cell>
          <table:table-cell table:formula="of:=QUARTILE(OFFSET([$'2021-03-05_g4dn-2x_qcgpu_qft'.$C$2];(ROW()-ROW([.$A$3]))*100;0;100;1);[.D$1])*1000" office:value-type="float" office:value="23.5881805419922" calcext:value-type="float">
            <text:p>23.5881805419922</text:p>
          </table:table-cell>
          <table:table-cell table:formula="of:=QUARTILE(OFFSET([$'2021-03-05_g4dn-2x_qcgpu_qft'.$C$2];(ROW()-ROW([.$A$3]))*100;0;100;1);[.E$1])*1000" office:value-type="float" office:value="23.7766504287719" calcext:value-type="float">
            <text:p>23.7766504287719</text:p>
          </table:table-cell>
          <table:table-cell table:formula="of:=QUARTILE(OFFSET([$'2021-03-05_g4dn-2x_qcgpu_qft'.$C$2];(ROW()-ROW([.$A$3]))*100;0;100;1);[.F$1])*1000" office:value-type="float" office:value="23.87535572052" calcext:value-type="float">
            <text:p>23.87535572052</text:p>
          </table:table-cell>
          <table:table-cell table:formula="of:=QUARTILE(OFFSET([$'2021-03-05_g4dn-2x_qcgpu_qft'.$C$2];(ROW()-ROW([.$A$3]))*100;0;100;1);[.G$1])*1000" office:value-type="float" office:value="23.9583253860474" calcext:value-type="float">
            <text:p>23.9583253860474</text:p>
          </table:table-cell>
          <table:table-cell table:formula="of:=QUARTILE(OFFSET([$'2021-03-05_g4dn-2x_qcgpu_qft'.$C$2];(ROW()-ROW([.$A$3]))*100;0;100;1);[.H$1])*1000" office:value-type="float" office:value="26.123046875" calcext:value-type="float">
            <text:p>26.123046875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OFFSET([$'2021-03-05_g4dn-2x_qcgpu_qft'.$C$2];(ROW()-ROW([.$A$3]))*100;0;100;1))*1000" office:value-type="float" office:value="27.6149225234985" calcext:value-type="float">
            <text:p>27.6149225234985</text:p>
          </table:table-cell>
          <table:table-cell table:formula="of:=AVERAGE(OFFSET([$'2021-03-05_g4dn-2x_qcgpu_qft'.$C$2];(ROW()-ROW([.$A$3]))*100;0;100;1))*1000" office:value-type="float" office:value="27.6149225234985" calcext:value-type="float">
            <text:p>27.6149225234985</text:p>
          </table:table-cell>
          <table:table-cell table:formula="of:=QUARTILE(OFFSET([$'2021-03-05_g4dn-2x_qcgpu_qft'.$C$2];(ROW()-ROW([.$A$3]))*100;0;100;1);[.D$1])*1000" office:value-type="float" office:value="27.2502899169922" calcext:value-type="float">
            <text:p>27.2502899169922</text:p>
          </table:table-cell>
          <table:table-cell table:formula="of:=QUARTILE(OFFSET([$'2021-03-05_g4dn-2x_qcgpu_qft'.$C$2];(ROW()-ROW([.$A$3]))*100;0;100;1);[.E$1])*1000" office:value-type="float" office:value="27.4571180343628" calcext:value-type="float">
            <text:p>27.4571180343628</text:p>
          </table:table-cell>
          <table:table-cell table:formula="of:=QUARTILE(OFFSET([$'2021-03-05_g4dn-2x_qcgpu_qft'.$C$2];(ROW()-ROW([.$A$3]))*100;0;100;1);[.F$1])*1000" office:value-type="float" office:value="27.5644063949585" calcext:value-type="float">
            <text:p>27.5644063949585</text:p>
          </table:table-cell>
          <table:table-cell table:formula="of:=QUARTILE(OFFSET([$'2021-03-05_g4dn-2x_qcgpu_qft'.$C$2];(ROW()-ROW([.$A$3]))*100;0;100;1);[.G$1])*1000" office:value-type="float" office:value="27.6517868041992" calcext:value-type="float">
            <text:p>27.6517868041992</text:p>
          </table:table-cell>
          <table:table-cell table:formula="of:=QUARTILE(OFFSET([$'2021-03-05_g4dn-2x_qcgpu_qft'.$C$2];(ROW()-ROW([.$A$3]))*100;0;100;1);[.H$1])*1000" office:value-type="float" office:value="29.9205780029297" calcext:value-type="float">
            <text:p>29.920578002929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OFFSET([$'2021-03-05_g4dn-2x_qcgpu_qft'.$C$2];(ROW()-ROW([.$A$3]))*100;0;100;1))*1000" office:value-type="float" office:value="32.7051997184753" calcext:value-type="float">
            <text:p>32.7051997184753</text:p>
          </table:table-cell>
          <table:table-cell table:formula="of:=AVERAGE(OFFSET([$'2021-03-05_g4dn-2x_qcgpu_qft'.$C$2];(ROW()-ROW([.$A$3]))*100;0;100;1))*1000" office:value-type="float" office:value="32.7051997184753" calcext:value-type="float">
            <text:p>32.7051997184753</text:p>
          </table:table-cell>
          <table:table-cell table:formula="of:=QUARTILE(OFFSET([$'2021-03-05_g4dn-2x_qcgpu_qft'.$C$2];(ROW()-ROW([.$A$3]))*100;0;100;1);[.D$1])*1000" office:value-type="float" office:value="31.4159393310547" calcext:value-type="float">
            <text:p>31.4159393310547</text:p>
          </table:table-cell>
          <table:table-cell table:formula="of:=QUARTILE(OFFSET([$'2021-03-05_g4dn-2x_qcgpu_qft'.$C$2];(ROW()-ROW([.$A$3]))*100;0;100;1);[.E$1])*1000" office:value-type="float" office:value="31.6987037658691" calcext:value-type="float">
            <text:p>31.6987037658691</text:p>
          </table:table-cell>
          <table:table-cell table:formula="of:=QUARTILE(OFFSET([$'2021-03-05_g4dn-2x_qcgpu_qft'.$C$2];(ROW()-ROW([.$A$3]))*100;0;100;1);[.F$1])*1000" office:value-type="float" office:value="31.77809715271" calcext:value-type="float">
            <text:p>31.77809715271</text:p>
          </table:table-cell>
          <table:table-cell table:formula="of:=QUARTILE(OFFSET([$'2021-03-05_g4dn-2x_qcgpu_qft'.$C$2];(ROW()-ROW([.$A$3]))*100;0;100;1);[.G$1])*1000" office:value-type="float" office:value="32.1601629257202" calcext:value-type="float">
            <text:p>32.1601629257202</text:p>
          </table:table-cell>
          <table:table-cell table:formula="of:=QUARTILE(OFFSET([$'2021-03-05_g4dn-2x_qcgpu_qft'.$C$2];(ROW()-ROW([.$A$3]))*100;0;100;1);[.H$1])*1000" office:value-type="float" office:value="36.146879196167" calcext:value-type="float">
            <text:p>36.14687919616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AVERAGE(OFFSET([$'2021-03-05_g4dn-2x_qcgpu_qft'.$C$2];(ROW()-ROW([.$A$3]))*100;0;100;1))*1000" office:value-type="float" office:value="36.830358505249" calcext:value-type="float">
            <text:p>36.830358505249</text:p>
          </table:table-cell>
          <table:table-cell table:formula="of:=AVERAGE(OFFSET([$'2021-03-05_g4dn-2x_qcgpu_qft'.$C$2];(ROW()-ROW([.$A$3]))*100;0;100;1))*1000" office:value-type="float" office:value="36.830358505249" calcext:value-type="float">
            <text:p>36.830358505249</text:p>
          </table:table-cell>
          <table:table-cell table:formula="of:=QUARTILE(OFFSET([$'2021-03-05_g4dn-2x_qcgpu_qft'.$C$2];(ROW()-ROW([.$A$3]))*100;0;100;1);[.D$1])*1000" office:value-type="float" office:value="36.3256931304932" calcext:value-type="float">
            <text:p>36.3256931304932</text:p>
          </table:table-cell>
          <table:table-cell table:formula="of:=QUARTILE(OFFSET([$'2021-03-05_g4dn-2x_qcgpu_qft'.$C$2];(ROW()-ROW([.$A$3]))*100;0;100;1);[.E$1])*1000" office:value-type="float" office:value="36.6778969764709" calcext:value-type="float">
            <text:p>36.6778969764709</text:p>
          </table:table-cell>
          <table:table-cell table:formula="of:=QUARTILE(OFFSET([$'2021-03-05_g4dn-2x_qcgpu_qft'.$C$2];(ROW()-ROW([.$A$3]))*100;0;100;1);[.F$1])*1000" office:value-type="float" office:value="36.7540121078491" calcext:value-type="float">
            <text:p>36.7540121078491</text:p>
          </table:table-cell>
          <table:table-cell table:formula="of:=QUARTILE(OFFSET([$'2021-03-05_g4dn-2x_qcgpu_qft'.$C$2];(ROW()-ROW([.$A$3]))*100;0;100;1);[.G$1])*1000" office:value-type="float" office:value="36.8801951408386" calcext:value-type="float">
            <text:p>36.8801951408386</text:p>
          </table:table-cell>
          <table:table-cell table:formula="of:=QUARTILE(OFFSET([$'2021-03-05_g4dn-2x_qcgpu_qft'.$C$2];(ROW()-ROW([.$A$3]))*100;0;100;1);[.H$1])*1000" office:value-type="float" office:value="39.6287441253662" calcext:value-type="float">
            <text:p>39.6287441253662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AVERAGE(OFFSET([$'2021-03-05_g4dn-2x_qcgpu_qft'.$C$2];(ROW()-ROW([.$A$3]))*100;0;100;1))*1000" office:value-type="float" office:value="44.8066782951355" calcext:value-type="float">
            <text:p>44.8066782951355</text:p>
          </table:table-cell>
          <table:table-cell table:formula="of:=AVERAGE(OFFSET([$'2021-03-05_g4dn-2x_qcgpu_qft'.$C$2];(ROW()-ROW([.$A$3]))*100;0;100;1))*1000" office:value-type="float" office:value="44.8066782951355" calcext:value-type="float">
            <text:p>44.8066782951355</text:p>
          </table:table-cell>
          <table:table-cell table:formula="of:=QUARTILE(OFFSET([$'2021-03-05_g4dn-2x_qcgpu_qft'.$C$2];(ROW()-ROW([.$A$3]))*100;0;100;1);[.D$1])*1000" office:value-type="float" office:value="42.8459644317627" calcext:value-type="float">
            <text:p>42.8459644317627</text:p>
          </table:table-cell>
          <table:table-cell table:formula="of:=QUARTILE(OFFSET([$'2021-03-05_g4dn-2x_qcgpu_qft'.$C$2];(ROW()-ROW([.$A$3]))*100;0;100;1);[.E$1])*1000" office:value-type="float" office:value="43.4082746505737" calcext:value-type="float">
            <text:p>43.4082746505737</text:p>
          </table:table-cell>
          <table:table-cell table:formula="of:=QUARTILE(OFFSET([$'2021-03-05_g4dn-2x_qcgpu_qft'.$C$2];(ROW()-ROW([.$A$3]))*100;0;100;1);[.F$1])*1000" office:value-type="float" office:value="43.5802936553955" calcext:value-type="float">
            <text:p>43.5802936553955</text:p>
          </table:table-cell>
          <table:table-cell table:formula="of:=QUARTILE(OFFSET([$'2021-03-05_g4dn-2x_qcgpu_qft'.$C$2];(ROW()-ROW([.$A$3]))*100;0;100;1);[.G$1])*1000" office:value-type="float" office:value="44.6020960807801" calcext:value-type="float">
            <text:p>44.6020960807801</text:p>
          </table:table-cell>
          <table:table-cell table:formula="of:=QUARTILE(OFFSET([$'2021-03-05_g4dn-2x_qcgpu_qft'.$C$2];(ROW()-ROW([.$A$3]))*100;0;100;1);[.H$1])*1000" office:value-type="float" office:value="51.9120693206787" calcext:value-type="float">
            <text:p>51.912069320678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AVERAGE(OFFSET([$'2021-03-05_g4dn-2x_qcgpu_qft'.$C$2];(ROW()-ROW([.$A$3]))*100;0;100;1))*1000" office:value-type="float" office:value="52.3979949951172" calcext:value-type="float">
            <text:p>52.3979949951172</text:p>
          </table:table-cell>
          <table:table-cell table:formula="of:=AVERAGE(OFFSET([$'2021-03-05_g4dn-2x_qcgpu_qft'.$C$2];(ROW()-ROW([.$A$3]))*100;0;100;1))*1000" office:value-type="float" office:value="52.3979949951172" calcext:value-type="float">
            <text:p>52.3979949951172</text:p>
          </table:table-cell>
          <table:table-cell table:formula="of:=QUARTILE(OFFSET([$'2021-03-05_g4dn-2x_qcgpu_qft'.$C$2];(ROW()-ROW([.$A$3]))*100;0;100;1);[.D$1])*1000" office:value-type="float" office:value="51.6459941864014" calcext:value-type="float">
            <text:p>51.6459941864014</text:p>
          </table:table-cell>
          <table:table-cell table:formula="of:=QUARTILE(OFFSET([$'2021-03-05_g4dn-2x_qcgpu_qft'.$C$2];(ROW()-ROW([.$A$3]))*100;0;100;1);[.E$1])*1000" office:value-type="float" office:value="52.1389245986939" calcext:value-type="float">
            <text:p>52.1389245986939</text:p>
          </table:table-cell>
          <table:table-cell table:formula="of:=QUARTILE(OFFSET([$'2021-03-05_g4dn-2x_qcgpu_qft'.$C$2];(ROW()-ROW([.$A$3]))*100;0;100;1);[.F$1])*1000" office:value-type="float" office:value="52.2810220718384" calcext:value-type="float">
            <text:p>52.2810220718384</text:p>
          </table:table-cell>
          <table:table-cell table:formula="of:=QUARTILE(OFFSET([$'2021-03-05_g4dn-2x_qcgpu_qft'.$C$2];(ROW()-ROW([.$A$3]))*100;0;100;1);[.G$1])*1000" office:value-type="float" office:value="52.4798631668091" calcext:value-type="float">
            <text:p>52.4798631668091</text:p>
          </table:table-cell>
          <table:table-cell table:formula="of:=QUARTILE(OFFSET([$'2021-03-05_g4dn-2x_qcgpu_qft'.$C$2];(ROW()-ROW([.$A$3]))*100;0;100;1);[.H$1])*1000" office:value-type="float" office:value="55.7198524475098" calcext:value-type="float">
            <text:p>55.7198524475098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OFFSET([$'2021-03-05_g4dn-2x_qcgpu_qft'.$C$2];(ROW()-ROW([.$A$3]))*100;0;100;1))*1000" office:value-type="float" office:value="75.2851533889771" calcext:value-type="float">
            <text:p>75.2851533889771</text:p>
          </table:table-cell>
          <table:table-cell table:formula="of:=AVERAGE(OFFSET([$'2021-03-05_g4dn-2x_qcgpu_qft'.$C$2];(ROW()-ROW([.$A$3]))*100;0;100;1))*1000" office:value-type="float" office:value="75.2851533889771" calcext:value-type="float">
            <text:p>75.2851533889771</text:p>
          </table:table-cell>
          <table:table-cell table:formula="of:=QUARTILE(OFFSET([$'2021-03-05_g4dn-2x_qcgpu_qft'.$C$2];(ROW()-ROW([.$A$3]))*100;0;100;1);[.D$1])*1000" office:value-type="float" office:value="72.1430778503418" calcext:value-type="float">
            <text:p>72.1430778503418</text:p>
          </table:table-cell>
          <table:table-cell table:formula="of:=QUARTILE(OFFSET([$'2021-03-05_g4dn-2x_qcgpu_qft'.$C$2];(ROW()-ROW([.$A$3]))*100;0;100;1);[.E$1])*1000" office:value-type="float" office:value="74.7275948524475" calcext:value-type="float">
            <text:p>74.7275948524475</text:p>
          </table:table-cell>
          <table:table-cell table:formula="of:=QUARTILE(OFFSET([$'2021-03-05_g4dn-2x_qcgpu_qft'.$C$2];(ROW()-ROW([.$A$3]))*100;0;100;1);[.F$1])*1000" office:value-type="float" office:value="75.3346681594849" calcext:value-type="float">
            <text:p>75.3346681594849</text:p>
          </table:table-cell>
          <table:table-cell table:formula="of:=QUARTILE(OFFSET([$'2021-03-05_g4dn-2x_qcgpu_qft'.$C$2];(ROW()-ROW([.$A$3]))*100;0;100;1);[.G$1])*1000" office:value-type="float" office:value="75.7212042808533" calcext:value-type="float">
            <text:p>75.7212042808533</text:p>
          </table:table-cell>
          <table:table-cell table:formula="of:=QUARTILE(OFFSET([$'2021-03-05_g4dn-2x_qcgpu_qft'.$C$2];(ROW()-ROW([.$A$3]))*100;0;100;1);[.H$1])*1000" office:value-type="float" office:value="78.9492130279541" calcext:value-type="float">
            <text:p>78.949213027954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AVERAGE(OFFSET([$'2021-03-05_g4dn-2x_qcgpu_qft'.$C$2];(ROW()-ROW([.$A$3]))*100;0;100;1))*1000" office:value-type="float" office:value="102.796070575714" calcext:value-type="float">
            <text:p>102.796070575714</text:p>
          </table:table-cell>
          <table:table-cell table:formula="of:=AVERAGE(OFFSET([$'2021-03-05_g4dn-2x_qcgpu_qft'.$C$2];(ROW()-ROW([.$A$3]))*100;0;100;1))*1000" office:value-type="float" office:value="102.796070575714" calcext:value-type="float">
            <text:p>102.796070575714</text:p>
          </table:table-cell>
          <table:table-cell table:formula="of:=QUARTILE(OFFSET([$'2021-03-05_g4dn-2x_qcgpu_qft'.$C$2];(ROW()-ROW([.$A$3]))*100;0;100;1);[.D$1])*1000" office:value-type="float" office:value="95.9746837615967" calcext:value-type="float">
            <text:p>95.9746837615967</text:p>
          </table:table-cell>
          <table:table-cell table:formula="of:=QUARTILE(OFFSET([$'2021-03-05_g4dn-2x_qcgpu_qft'.$C$2];(ROW()-ROW([.$A$3]))*100;0;100;1);[.E$1])*1000" office:value-type="float" office:value="97.0277786254883" calcext:value-type="float">
            <text:p>97.0277786254883</text:p>
          </table:table-cell>
          <table:table-cell table:formula="of:=QUARTILE(OFFSET([$'2021-03-05_g4dn-2x_qcgpu_qft'.$C$2];(ROW()-ROW([.$A$3]))*100;0;100;1);[.F$1])*1000" office:value-type="float" office:value="103.007912635803" calcext:value-type="float">
            <text:p>103.007912635803</text:p>
          </table:table-cell>
          <table:table-cell table:formula="of:=QUARTILE(OFFSET([$'2021-03-05_g4dn-2x_qcgpu_qft'.$C$2];(ROW()-ROW([.$A$3]))*100;0;100;1);[.G$1])*1000" office:value-type="float" office:value="105.727553367615" calcext:value-type="float">
            <text:p>105.727553367615</text:p>
          </table:table-cell>
          <table:table-cell table:formula="of:=QUARTILE(OFFSET([$'2021-03-05_g4dn-2x_qcgpu_qft'.$C$2];(ROW()-ROW([.$A$3]))*100;0;100;1);[.H$1])*1000" office:value-type="float" office:value="117.097854614258" calcext:value-type="float">
            <text:p>117.097854614258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AVERAGE(OFFSET([$'2021-03-05_g4dn-2x_qcgpu_qft'.$C$2];(ROW()-ROW([.$A$3]))*100;0;100;1))*1000" office:value-type="float" office:value="154.359135627747" calcext:value-type="float">
            <text:p>154.359135627747</text:p>
          </table:table-cell>
          <table:table-cell table:formula="of:=AVERAGE(OFFSET([$'2021-03-05_g4dn-2x_qcgpu_qft'.$C$2];(ROW()-ROW([.$A$3]))*100;0;100;1))*1000" office:value-type="float" office:value="154.359135627747" calcext:value-type="float">
            <text:p>154.359135627747</text:p>
          </table:table-cell>
          <table:table-cell table:formula="of:=QUARTILE(OFFSET([$'2021-03-05_g4dn-2x_qcgpu_qft'.$C$2];(ROW()-ROW([.$A$3]))*100;0;100;1);[.D$1])*1000" office:value-type="float" office:value="153.264284133911" calcext:value-type="float">
            <text:p>153.264284133911</text:p>
          </table:table-cell>
          <table:table-cell table:formula="of:=QUARTILE(OFFSET([$'2021-03-05_g4dn-2x_qcgpu_qft'.$C$2];(ROW()-ROW([.$A$3]))*100;0;100;1);[.E$1])*1000" office:value-type="float" office:value="153.926074504852" calcext:value-type="float">
            <text:p>153.926074504852</text:p>
          </table:table-cell>
          <table:table-cell table:formula="of:=QUARTILE(OFFSET([$'2021-03-05_g4dn-2x_qcgpu_qft'.$C$2];(ROW()-ROW([.$A$3]))*100;0;100;1);[.F$1])*1000" office:value-type="float" office:value="154.204368591309" calcext:value-type="float">
            <text:p>154.204368591309</text:p>
          </table:table-cell>
          <table:table-cell table:formula="of:=QUARTILE(OFFSET([$'2021-03-05_g4dn-2x_qcgpu_qft'.$C$2];(ROW()-ROW([.$A$3]))*100;0;100;1);[.G$1])*1000" office:value-type="float" office:value="154.482603073121" calcext:value-type="float">
            <text:p>154.482603073121</text:p>
          </table:table-cell>
          <table:table-cell table:formula="of:=QUARTILE(OFFSET([$'2021-03-05_g4dn-2x_qcgpu_qft'.$C$2];(ROW()-ROW([.$A$3]))*100;0;100;1);[.H$1])*1000" office:value-type="float" office:value="158.338308334351" calcext:value-type="float">
            <text:p>158.33830833435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AVERAGE(OFFSET([$'2021-03-05_g4dn-2x_qcgpu_qft'.$C$2];(ROW()-ROW([.$A$3]))*100;0;100;1))*1000" office:value-type="float" office:value="315.090773105621" calcext:value-type="float">
            <text:p>315.090773105621</text:p>
          </table:table-cell>
          <table:table-cell table:formula="of:=AVERAGE(OFFSET([$'2021-03-05_g4dn-2x_qcgpu_qft'.$C$2];(ROW()-ROW([.$A$3]))*100;0;100;1))*1000" office:value-type="float" office:value="315.090773105621" calcext:value-type="float">
            <text:p>315.090773105621</text:p>
          </table:table-cell>
          <table:table-cell table:formula="of:=QUARTILE(OFFSET([$'2021-03-05_g4dn-2x_qcgpu_qft'.$C$2];(ROW()-ROW([.$A$3]))*100;0;100;1);[.D$1])*1000" office:value-type="float" office:value="313.728094100952" calcext:value-type="float">
            <text:p>313.728094100952</text:p>
          </table:table-cell>
          <table:table-cell table:formula="of:=QUARTILE(OFFSET([$'2021-03-05_g4dn-2x_qcgpu_qft'.$C$2];(ROW()-ROW([.$A$3]))*100;0;100;1);[.E$1])*1000" office:value-type="float" office:value="314.680099487305" calcext:value-type="float">
            <text:p>314.680099487305</text:p>
          </table:table-cell>
          <table:table-cell table:formula="of:=QUARTILE(OFFSET([$'2021-03-05_g4dn-2x_qcgpu_qft'.$C$2];(ROW()-ROW([.$A$3]))*100;0;100;1);[.F$1])*1000" office:value-type="float" office:value="315.102577209473" calcext:value-type="float">
            <text:p>315.102577209473</text:p>
          </table:table-cell>
          <table:table-cell table:formula="of:=QUARTILE(OFFSET([$'2021-03-05_g4dn-2x_qcgpu_qft'.$C$2];(ROW()-ROW([.$A$3]))*100;0;100;1);[.G$1])*1000" office:value-type="float" office:value="315.484523773193" calcext:value-type="float">
            <text:p>315.484523773193</text:p>
          </table:table-cell>
          <table:table-cell table:formula="of:=QUARTILE(OFFSET([$'2021-03-05_g4dn-2x_qcgpu_qft'.$C$2];(ROW()-ROW([.$A$3]))*100;0;100;1);[.H$1])*1000" office:value-type="float" office:value="316.500902175903" calcext:value-type="float">
            <text:p>316.50090217590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OFFSET([$'2021-03-05_g4dn-2x_qcgpu_qft'.$C$2];(ROW()-ROW([.$A$3]))*100;0;100;1))*1000" office:value-type="float" office:value="645.891981124878" calcext:value-type="float">
            <text:p>645.891981124878</text:p>
          </table:table-cell>
          <table:table-cell table:formula="of:=AVERAGE(OFFSET([$'2021-03-05_g4dn-2x_qcgpu_qft'.$C$2];(ROW()-ROW([.$A$3]))*100;0;100;1))*1000" office:value-type="float" office:value="645.891981124878" calcext:value-type="float">
            <text:p>645.891981124878</text:p>
          </table:table-cell>
          <table:table-cell table:formula="of:=QUARTILE(OFFSET([$'2021-03-05_g4dn-2x_qcgpu_qft'.$C$2];(ROW()-ROW([.$A$3]))*100;0;100;1);[.D$1])*1000" office:value-type="float" office:value="644.334077835083" calcext:value-type="float">
            <text:p>644.334077835083</text:p>
          </table:table-cell>
          <table:table-cell table:formula="of:=QUARTILE(OFFSET([$'2021-03-05_g4dn-2x_qcgpu_qft'.$C$2];(ROW()-ROW([.$A$3]))*100;0;100;1);[.E$1])*1000" office:value-type="float" office:value="645.454108715058" calcext:value-type="float">
            <text:p>645.454108715058</text:p>
          </table:table-cell>
          <table:table-cell table:formula="of:=QUARTILE(OFFSET([$'2021-03-05_g4dn-2x_qcgpu_qft'.$C$2];(ROW()-ROW([.$A$3]))*100;0;100;1);[.F$1])*1000" office:value-type="float" office:value="645.861625671387" calcext:value-type="float">
            <text:p>645.861625671387</text:p>
          </table:table-cell>
          <table:table-cell table:formula="of:=QUARTILE(OFFSET([$'2021-03-05_g4dn-2x_qcgpu_qft'.$C$2];(ROW()-ROW([.$A$3]))*100;0;100;1);[.G$1])*1000" office:value-type="float" office:value="646.345973014832" calcext:value-type="float">
            <text:p>646.345973014832</text:p>
          </table:table-cell>
          <table:table-cell table:formula="of:=QUARTILE(OFFSET([$'2021-03-05_g4dn-2x_qcgpu_qft'.$C$2];(ROW()-ROW([.$A$3]))*100;0;100;1);[.H$1])*1000" office:value-type="float" office:value="648.969650268555" calcext:value-type="float">
            <text:p>648.969650268555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VERAGE(OFFSET([$'2021-03-05_g4dn-2x_qcgpu_qft'.$C$2];(ROW()-ROW([.$A$3]))*100;0;100;1))*1000" office:value-type="float" office:value="1333.19190263748" calcext:value-type="float">
            <text:p>1333.19190263748</text:p>
          </table:table-cell>
          <table:table-cell table:formula="of:=AVERAGE(OFFSET([$'2021-03-05_g4dn-2x_qcgpu_qft'.$C$2];(ROW()-ROW([.$A$3]))*100;0;100;1))*1000" office:value-type="float" office:value="1333.19190263748" calcext:value-type="float">
            <text:p>1333.19190263748</text:p>
          </table:table-cell>
          <table:table-cell table:formula="of:=QUARTILE(OFFSET([$'2021-03-05_g4dn-2x_qcgpu_qft'.$C$2];(ROW()-ROW([.$A$3]))*100;0;100;1);[.D$1])*1000" office:value-type="float" office:value="1328.37080955505" calcext:value-type="float">
            <text:p>1328.37080955505</text:p>
          </table:table-cell>
          <table:table-cell table:formula="of:=QUARTILE(OFFSET([$'2021-03-05_g4dn-2x_qcgpu_qft'.$C$2];(ROW()-ROW([.$A$3]))*100;0;100;1);[.E$1])*1000" office:value-type="float" office:value="1332.1116566658" calcext:value-type="float">
            <text:p>1332.1116566658</text:p>
          </table:table-cell>
          <table:table-cell table:formula="of:=QUARTILE(OFFSET([$'2021-03-05_g4dn-2x_qcgpu_qft'.$C$2];(ROW()-ROW([.$A$3]))*100;0;100;1);[.F$1])*1000" office:value-type="float" office:value="1333.18150043488" calcext:value-type="float">
            <text:p>1333.18150043488</text:p>
          </table:table-cell>
          <table:table-cell table:formula="of:=QUARTILE(OFFSET([$'2021-03-05_g4dn-2x_qcgpu_qft'.$C$2];(ROW()-ROW([.$A$3]))*100;0;100;1);[.G$1])*1000" office:value-type="float" office:value="1334.27023887634" calcext:value-type="float">
            <text:p>1334.27023887634</text:p>
          </table:table-cell>
          <table:table-cell table:formula="of:=QUARTILE(OFFSET([$'2021-03-05_g4dn-2x_qcgpu_qft'.$C$2];(ROW()-ROW([.$A$3]))*100;0;100;1);[.H$1])*1000" office:value-type="float" office:value="1338.36483955383" calcext:value-type="float">
            <text:p>1338.3648395538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AVERAGE(OFFSET([$'2021-03-05_g4dn-2x_qcgpu_qft'.$C$2];(ROW()-ROW([.$A$3]))*100;0;100;1))*1000" office:value-type="float" office:value="2743.78524541855" calcext:value-type="float">
            <text:p>2743.78524541855</text:p>
          </table:table-cell>
          <table:table-cell table:formula="of:=AVERAGE(OFFSET([$'2021-03-05_g4dn-2x_qcgpu_qft'.$C$2];(ROW()-ROW([.$A$3]))*100;0;100;1))*1000" office:value-type="float" office:value="2743.78524541855" calcext:value-type="float">
            <text:p>2743.78524541855</text:p>
          </table:table-cell>
          <table:table-cell table:formula="of:=QUARTILE(OFFSET([$'2021-03-05_g4dn-2x_qcgpu_qft'.$C$2];(ROW()-ROW([.$A$3]))*100;0;100;1);[.D$1])*1000" office:value-type="float" office:value="2738.76261711121" calcext:value-type="float">
            <text:p>2738.76261711121</text:p>
          </table:table-cell>
          <table:table-cell table:formula="of:=QUARTILE(OFFSET([$'2021-03-05_g4dn-2x_qcgpu_qft'.$C$2];(ROW()-ROW([.$A$3]))*100;0;100;1);[.E$1])*1000" office:value-type="float" office:value="2742.42961406708" calcext:value-type="float">
            <text:p>2742.42961406708</text:p>
          </table:table-cell>
          <table:table-cell table:formula="of:=QUARTILE(OFFSET([$'2021-03-05_g4dn-2x_qcgpu_qft'.$C$2];(ROW()-ROW([.$A$3]))*100;0;100;1);[.F$1])*1000" office:value-type="float" office:value="2743.93892288208" calcext:value-type="float">
            <text:p>2743.93892288208</text:p>
          </table:table-cell>
          <table:table-cell table:formula="of:=QUARTILE(OFFSET([$'2021-03-05_g4dn-2x_qcgpu_qft'.$C$2];(ROW()-ROW([.$A$3]))*100;0;100;1);[.G$1])*1000" office:value-type="float" office:value="2745.21088600158" calcext:value-type="float">
            <text:p>2745.21088600158</text:p>
          </table:table-cell>
          <table:table-cell table:formula="of:=QUARTILE(OFFSET([$'2021-03-05_g4dn-2x_qcgpu_qft'.$C$2];(ROW()-ROW([.$A$3]))*100;0;100;1);[.H$1])*1000" office:value-type="float" office:value="2748.94046783447" calcext:value-type="float">
            <text:p>2748.9404678344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AVERAGE(OFFSET([$'2021-03-05_g4dn-2x_qcgpu_qft'.$C$2];(ROW()-ROW([.$A$3]))*100;0;100;1))*1000" office:value-type="float" office:value="5662.62361049652" calcext:value-type="float">
            <text:p>5662.62361049652</text:p>
          </table:table-cell>
          <table:table-cell table:formula="of:=AVERAGE(OFFSET([$'2021-03-05_g4dn-2x_qcgpu_qft'.$C$2];(ROW()-ROW([.$A$3]))*100;0;100;1))*1000" office:value-type="float" office:value="5662.62361049652" calcext:value-type="float">
            <text:p>5662.62361049652</text:p>
          </table:table-cell>
          <table:table-cell table:formula="of:=QUARTILE(OFFSET([$'2021-03-05_g4dn-2x_qcgpu_qft'.$C$2];(ROW()-ROW([.$A$3]))*100;0;100;1);[.D$1])*1000" office:value-type="float" office:value="5654.66856956482" calcext:value-type="float">
            <text:p>5654.66856956482</text:p>
          </table:table-cell>
          <table:table-cell table:formula="of:=QUARTILE(OFFSET([$'2021-03-05_g4dn-2x_qcgpu_qft'.$C$2];(ROW()-ROW([.$A$3]))*100;0;100;1);[.E$1])*1000" office:value-type="float" office:value="5661.1071228981" calcext:value-type="float">
            <text:p>5661.1071228981</text:p>
          </table:table-cell>
          <table:table-cell table:formula="of:=QUARTILE(OFFSET([$'2021-03-05_g4dn-2x_qcgpu_qft'.$C$2];(ROW()-ROW([.$A$3]))*100;0;100;1);[.F$1])*1000" office:value-type="float" office:value="5662.7357006073" calcext:value-type="float">
            <text:p>5662.7357006073</text:p>
          </table:table-cell>
          <table:table-cell table:formula="of:=QUARTILE(OFFSET([$'2021-03-05_g4dn-2x_qcgpu_qft'.$C$2];(ROW()-ROW([.$A$3]))*100;0;100;1);[.G$1])*1000" office:value-type="float" office:value="5664.10082578659" calcext:value-type="float">
            <text:p>5664.10082578659</text:p>
          </table:table-cell>
          <table:table-cell table:formula="of:=QUARTILE(OFFSET([$'2021-03-05_g4dn-2x_qcgpu_qft'.$C$2];(ROW()-ROW([.$A$3]))*100;0;100;1);[.H$1])*1000" office:value-type="float" office:value="5668.27917098999" calcext:value-type="float">
            <text:p>5668.27917098999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OFFSET([$'2021-03-05_g4dn-2x_qcgpu_qft'.$C$2];(ROW()-ROW([.$A$3]))*100;0;100;1))*1000" office:value-type="float" office:value="11694.0009498596" calcext:value-type="float">
            <text:p>11694.0009498596</text:p>
          </table:table-cell>
          <table:table-cell table:formula="of:=AVERAGE(OFFSET([$'2021-03-05_g4dn-2x_qcgpu_qft'.$C$2];(ROW()-ROW([.$A$3]))*100;0;100;1))*1000" office:value-type="float" office:value="11694.0009498596" calcext:value-type="float">
            <text:p>11694.0009498596</text:p>
          </table:table-cell>
          <table:table-cell table:formula="of:=QUARTILE(OFFSET([$'2021-03-05_g4dn-2x_qcgpu_qft'.$C$2];(ROW()-ROW([.$A$3]))*100;0;100;1);[.D$1])*1000" office:value-type="float" office:value="11659.7287654877" calcext:value-type="float">
            <text:p>11659.7287654877</text:p>
          </table:table-cell>
          <table:table-cell table:formula="of:=QUARTILE(OFFSET([$'2021-03-05_g4dn-2x_qcgpu_qft'.$C$2];(ROW()-ROW([.$A$3]))*100;0;100;1);[.E$1])*1000" office:value-type="float" office:value="11691.0214424134" calcext:value-type="float">
            <text:p>11691.0214424134</text:p>
          </table:table-cell>
          <table:table-cell table:formula="of:=QUARTILE(OFFSET([$'2021-03-05_g4dn-2x_qcgpu_qft'.$C$2];(ROW()-ROW([.$A$3]))*100;0;100;1);[.F$1])*1000" office:value-type="float" office:value="11694.3612098694" calcext:value-type="float">
            <text:p>11694.3612098694</text:p>
          </table:table-cell>
          <table:table-cell table:formula="of:=QUARTILE(OFFSET([$'2021-03-05_g4dn-2x_qcgpu_qft'.$C$2];(ROW()-ROW([.$A$3]))*100;0;100;1);[.G$1])*1000" office:value-type="float" office:value="11697.8422403336" calcext:value-type="float">
            <text:p>11697.8422403336</text:p>
          </table:table-cell>
          <table:table-cell table:formula="of:=QUARTILE(OFFSET([$'2021-03-05_g4dn-2x_qcgpu_qft'.$C$2];(ROW()-ROW([.$A$3]))*100;0;100;1);[.H$1])*1000" office:value-type="float" office:value="11707.4666023254" calcext:value-type="float">
            <text:p>11707.466602325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OFFSET([$'2021-03-07_g4dn-x2_qiskit-gpu_qft'.$C$2];(ROW()-ROW([.$A$28]))*100;0;100;1))*1000" office:value-type="float" office:value="5.36288261413574" calcext:value-type="float">
            <text:p>5.36288261413574</text:p>
          </table:table-cell>
          <table:table-cell table:formula="of:=AVERAGE(OFFSET([$'2021-03-07_g4dn-x2_qiskit-gpu_qft'.$C$2];(ROW()-ROW([.$A$28]))*100;0;100;1))*1000" office:value-type="float" office:value="5.36288261413574" calcext:value-type="float">
            <text:p>5.36288261413574</text:p>
          </table:table-cell>
          <table:table-cell table:formula="of:=QUARTILE(OFFSET([$'2021-03-07_g4dn-x2_qiskit-gpu_qft'.$C$2];(ROW()-ROW([.$A$28]))*100;0;100;1);[.D$1])*1000" office:value-type="float" office:value="4.55880165100098" calcext:value-type="float">
            <text:p>4.55880165100098</text:p>
          </table:table-cell>
          <table:table-cell table:formula="of:=QUARTILE(OFFSET([$'2021-03-07_g4dn-x2_qiskit-gpu_qft'.$C$2];(ROW()-ROW([.$A$28]))*100;0;100;1);[.E$1])*1000" office:value-type="float" office:value="4.61411476135254" calcext:value-type="float">
            <text:p>4.61411476135254</text:p>
          </table:table-cell>
          <table:table-cell table:formula="of:=QUARTILE(OFFSET([$'2021-03-07_g4dn-x2_qiskit-gpu_qft'.$C$2];(ROW()-ROW([.$A$28]))*100;0;100;1);[.F$1])*1000" office:value-type="float" office:value="4.64725494384766" calcext:value-type="float">
            <text:p>4.64725494384766</text:p>
          </table:table-cell>
          <table:table-cell table:formula="of:=QUARTILE(OFFSET([$'2021-03-07_g4dn-x2_qiskit-gpu_qft'.$C$2];(ROW()-ROW([.$A$28]))*100;0;100;1);[.G$1])*1000" office:value-type="float" office:value="4.66644763946533" calcext:value-type="float">
            <text:p>4.66644763946533</text:p>
          </table:table-cell>
          <table:table-cell table:formula="of:=QUARTILE(OFFSET([$'2021-03-07_g4dn-x2_qiskit-gpu_qft'.$C$2];(ROW()-ROW([.$A$28]))*100;0;100;1);[.H$1])*1000" office:value-type="float" office:value="75.9959220886231" calcext:value-type="float">
            <text:p>75.9959220886231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OFFSET([$'2021-03-07_g4dn-x2_qiskit-gpu_qft'.$C$2];(ROW()-ROW([.$A$28]))*100;0;100;1))*1000" office:value-type="float" office:value="5.24174213409424" calcext:value-type="float">
            <text:p>5.24174213409424</text:p>
          </table:table-cell>
          <table:table-cell table:formula="of:=AVERAGE(OFFSET([$'2021-03-07_g4dn-x2_qiskit-gpu_qft'.$C$2];(ROW()-ROW([.$A$28]))*100;0;100;1))*1000" office:value-type="float" office:value="5.24174213409424" calcext:value-type="float">
            <text:p>5.24174213409424</text:p>
          </table:table-cell>
          <table:table-cell table:formula="of:=QUARTILE(OFFSET([$'2021-03-07_g4dn-x2_qiskit-gpu_qft'.$C$2];(ROW()-ROW([.$A$28]))*100;0;100;1);[.D$1])*1000" office:value-type="float" office:value="5.15532493591309" calcext:value-type="float">
            <text:p>5.15532493591309</text:p>
          </table:table-cell>
          <table:table-cell table:formula="of:=QUARTILE(OFFSET([$'2021-03-07_g4dn-x2_qiskit-gpu_qft'.$C$2];(ROW()-ROW([.$A$28]))*100;0;100;1);[.E$1])*1000" office:value-type="float" office:value="5.18953800201416" calcext:value-type="float">
            <text:p>5.18953800201416</text:p>
          </table:table-cell>
          <table:table-cell table:formula="of:=QUARTILE(OFFSET([$'2021-03-07_g4dn-x2_qiskit-gpu_qft'.$C$2];(ROW()-ROW([.$A$28]))*100;0;100;1);[.F$1])*1000" office:value-type="float" office:value="5.23686408996582" calcext:value-type="float">
            <text:p>5.23686408996582</text:p>
          </table:table-cell>
          <table:table-cell table:formula="of:=QUARTILE(OFFSET([$'2021-03-07_g4dn-x2_qiskit-gpu_qft'.$C$2];(ROW()-ROW([.$A$28]))*100;0;100;1);[.G$1])*1000" office:value-type="float" office:value="5.26756048202515" calcext:value-type="float">
            <text:p>5.26756048202515</text:p>
          </table:table-cell>
          <table:table-cell table:formula="of:=QUARTILE(OFFSET([$'2021-03-07_g4dn-x2_qiskit-gpu_qft'.$C$2];(ROW()-ROW([.$A$28]))*100;0;100;1);[.H$1])*1000" office:value-type="float" office:value="5.52201271057129" calcext:value-type="float">
            <text:p>5.52201271057129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OFFSET([$'2021-03-07_g4dn-x2_qiskit-gpu_qft'.$C$2];(ROW()-ROW([.$A$28]))*100;0;100;1))*1000" office:value-type="float" office:value="6.39198541641235" calcext:value-type="float">
            <text:p>6.39198541641235</text:p>
          </table:table-cell>
          <table:table-cell table:formula="of:=AVERAGE(OFFSET([$'2021-03-07_g4dn-x2_qiskit-gpu_qft'.$C$2];(ROW()-ROW([.$A$28]))*100;0;100;1))*1000" office:value-type="float" office:value="6.39198541641235" calcext:value-type="float">
            <text:p>6.39198541641235</text:p>
          </table:table-cell>
          <table:table-cell table:formula="of:=QUARTILE(OFFSET([$'2021-03-07_g4dn-x2_qiskit-gpu_qft'.$C$2];(ROW()-ROW([.$A$28]))*100;0;100;1);[.D$1])*1000" office:value-type="float" office:value="5.80525398254395" calcext:value-type="float">
            <text:p>5.80525398254395</text:p>
          </table:table-cell>
          <table:table-cell table:formula="of:=QUARTILE(OFFSET([$'2021-03-07_g4dn-x2_qiskit-gpu_qft'.$C$2];(ROW()-ROW([.$A$28]))*100;0;100;1);[.E$1])*1000" office:value-type="float" office:value="5.86378574371338" calcext:value-type="float">
            <text:p>5.86378574371338</text:p>
          </table:table-cell>
          <table:table-cell table:formula="of:=QUARTILE(OFFSET([$'2021-03-07_g4dn-x2_qiskit-gpu_qft'.$C$2];(ROW()-ROW([.$A$28]))*100;0;100;1);[.F$1])*1000" office:value-type="float" office:value="5.90407848358154" calcext:value-type="float">
            <text:p>5.90407848358154</text:p>
          </table:table-cell>
          <table:table-cell table:formula="of:=QUARTILE(OFFSET([$'2021-03-07_g4dn-x2_qiskit-gpu_qft'.$C$2];(ROW()-ROW([.$A$28]))*100;0;100;1);[.G$1])*1000" office:value-type="float" office:value="5.96588850021362" calcext:value-type="float">
            <text:p>5.96588850021362</text:p>
          </table:table-cell>
          <table:table-cell table:formula="of:=QUARTILE(OFFSET([$'2021-03-07_g4dn-x2_qiskit-gpu_qft'.$C$2];(ROW()-ROW([.$A$28]))*100;0;100;1);[.H$1])*1000" office:value-type="float" office:value="53.2577037811279" calcext:value-type="float">
            <text:p>53.2577037811279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OFFSET([$'2021-03-07_g4dn-x2_qiskit-gpu_qft'.$C$2];(ROW()-ROW([.$A$28]))*100;0;100;1))*1000" office:value-type="float" office:value="6.70297861099243" calcext:value-type="float">
            <text:p>6.70297861099243</text:p>
          </table:table-cell>
          <table:table-cell table:formula="of:=AVERAGE(OFFSET([$'2021-03-07_g4dn-x2_qiskit-gpu_qft'.$C$2];(ROW()-ROW([.$A$28]))*100;0;100;1))*1000" office:value-type="float" office:value="6.70297861099243" calcext:value-type="float">
            <text:p>6.70297861099243</text:p>
          </table:table-cell>
          <table:table-cell table:formula="of:=QUARTILE(OFFSET([$'2021-03-07_g4dn-x2_qiskit-gpu_qft'.$C$2];(ROW()-ROW([.$A$28]))*100;0;100;1);[.D$1])*1000" office:value-type="float" office:value="6.6065788269043" calcext:value-type="float">
            <text:p>6.6065788269043</text:p>
          </table:table-cell>
          <table:table-cell table:formula="of:=QUARTILE(OFFSET([$'2021-03-07_g4dn-x2_qiskit-gpu_qft'.$C$2];(ROW()-ROW([.$A$28]))*100;0;100;1);[.E$1])*1000" office:value-type="float" office:value="6.67279958724976" calcext:value-type="float">
            <text:p>6.67279958724976</text:p>
          </table:table-cell>
          <table:table-cell table:formula="of:=QUARTILE(OFFSET([$'2021-03-07_g4dn-x2_qiskit-gpu_qft'.$C$2];(ROW()-ROW([.$A$28]))*100;0;100;1);[.F$1])*1000" office:value-type="float" office:value="6.70695304870606" calcext:value-type="float">
            <text:p>6.70695304870606</text:p>
          </table:table-cell>
          <table:table-cell table:formula="of:=QUARTILE(OFFSET([$'2021-03-07_g4dn-x2_qiskit-gpu_qft'.$C$2];(ROW()-ROW([.$A$28]))*100;0;100;1);[.G$1])*1000" office:value-type="float" office:value="6.7254900932312" calcext:value-type="float">
            <text:p>6.7254900932312</text:p>
          </table:table-cell>
          <table:table-cell table:formula="of:=QUARTILE(OFFSET([$'2021-03-07_g4dn-x2_qiskit-gpu_qft'.$C$2];(ROW()-ROW([.$A$28]))*100;0;100;1);[.H$1])*1000" office:value-type="float" office:value="6.85238838195801" calcext:value-type="float">
            <text:p>6.85238838195801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OFFSET([$'2021-03-07_g4dn-x2_qiskit-gpu_qft'.$C$2];(ROW()-ROW([.$A$28]))*100;0;100;1))*1000" office:value-type="float" office:value="7.51965999603272" calcext:value-type="float">
            <text:p>7.51965999603272</text:p>
          </table:table-cell>
          <table:table-cell table:formula="of:=AVERAGE(OFFSET([$'2021-03-07_g4dn-x2_qiskit-gpu_qft'.$C$2];(ROW()-ROW([.$A$28]))*100;0;100;1))*1000" office:value-type="float" office:value="7.51965999603272" calcext:value-type="float">
            <text:p>7.51965999603272</text:p>
          </table:table-cell>
          <table:table-cell table:formula="of:=QUARTILE(OFFSET([$'2021-03-07_g4dn-x2_qiskit-gpu_qft'.$C$2];(ROW()-ROW([.$A$28]))*100;0;100;1);[.D$1])*1000" office:value-type="float" office:value="7.42340087890625" calcext:value-type="float">
            <text:p>7.42340087890625</text:p>
          </table:table-cell>
          <table:table-cell table:formula="of:=QUARTILE(OFFSET([$'2021-03-07_g4dn-x2_qiskit-gpu_qft'.$C$2];(ROW()-ROW([.$A$28]))*100;0;100;1);[.E$1])*1000" office:value-type="float" office:value="7.50333070755005" calcext:value-type="float">
            <text:p>7.50333070755005</text:p>
          </table:table-cell>
          <table:table-cell table:formula="of:=QUARTILE(OFFSET([$'2021-03-07_g4dn-x2_qiskit-gpu_qft'.$C$2];(ROW()-ROW([.$A$28]))*100;0;100;1);[.F$1])*1000" office:value-type="float" office:value="7.5223445892334" calcext:value-type="float">
            <text:p>7.5223445892334</text:p>
          </table:table-cell>
          <table:table-cell table:formula="of:=QUARTILE(OFFSET([$'2021-03-07_g4dn-x2_qiskit-gpu_qft'.$C$2];(ROW()-ROW([.$A$28]))*100;0;100;1);[.G$1])*1000" office:value-type="float" office:value="7.54618644714356" calcext:value-type="float">
            <text:p>7.54618644714356</text:p>
          </table:table-cell>
          <table:table-cell table:formula="of:=QUARTILE(OFFSET([$'2021-03-07_g4dn-x2_qiskit-gpu_qft'.$C$2];(ROW()-ROW([.$A$28]))*100;0;100;1);[.H$1])*1000" office:value-type="float" office:value="7.60388374328613" calcext:value-type="float">
            <text:p>7.60388374328613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OFFSET([$'2021-03-07_g4dn-x2_qiskit-gpu_qft'.$C$2];(ROW()-ROW([.$A$28]))*100;0;100;1))*1000" office:value-type="float" office:value="8.50009202957153" calcext:value-type="float">
            <text:p>8.50009202957153</text:p>
          </table:table-cell>
          <table:table-cell table:formula="of:=AVERAGE(OFFSET([$'2021-03-07_g4dn-x2_qiskit-gpu_qft'.$C$2];(ROW()-ROW([.$A$28]))*100;0;100;1))*1000" office:value-type="float" office:value="8.50009202957153" calcext:value-type="float">
            <text:p>8.50009202957153</text:p>
          </table:table-cell>
          <table:table-cell table:formula="of:=QUARTILE(OFFSET([$'2021-03-07_g4dn-x2_qiskit-gpu_qft'.$C$2];(ROW()-ROW([.$A$28]))*100;0;100;1);[.D$1])*1000" office:value-type="float" office:value="8.40449333190918" calcext:value-type="float">
            <text:p>8.40449333190918</text:p>
          </table:table-cell>
          <table:table-cell table:formula="of:=QUARTILE(OFFSET([$'2021-03-07_g4dn-x2_qiskit-gpu_qft'.$C$2];(ROW()-ROW([.$A$28]))*100;0;100;1);[.E$1])*1000" office:value-type="float" office:value="8.46582651138306" calcext:value-type="float">
            <text:p>8.46582651138306</text:p>
          </table:table-cell>
          <table:table-cell table:formula="of:=QUARTILE(OFFSET([$'2021-03-07_g4dn-x2_qiskit-gpu_qft'.$C$2];(ROW()-ROW([.$A$28]))*100;0;100;1);[.F$1])*1000" office:value-type="float" office:value="8.48448276519775" calcext:value-type="float">
            <text:p>8.48448276519775</text:p>
          </table:table-cell>
          <table:table-cell table:formula="of:=QUARTILE(OFFSET([$'2021-03-07_g4dn-x2_qiskit-gpu_qft'.$C$2];(ROW()-ROW([.$A$28]))*100;0;100;1);[.G$1])*1000" office:value-type="float" office:value="8.51088762283325" calcext:value-type="float">
            <text:p>8.51088762283325</text:p>
          </table:table-cell>
          <table:table-cell table:formula="of:=QUARTILE(OFFSET([$'2021-03-07_g4dn-x2_qiskit-gpu_qft'.$C$2];(ROW()-ROW([.$A$28]))*100;0;100;1);[.H$1])*1000" office:value-type="float" office:value="9.20224189758301" calcext:value-type="float">
            <text:p>9.20224189758301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OFFSET([$'2021-03-07_g4dn-x2_qiskit-gpu_qft'.$C$2];(ROW()-ROW([.$A$28]))*100;0;100;1))*1000" office:value-type="float" office:value="9.52903270721436" calcext:value-type="float">
            <text:p>9.52903270721436</text:p>
          </table:table-cell>
          <table:table-cell table:formula="of:=AVERAGE(OFFSET([$'2021-03-07_g4dn-x2_qiskit-gpu_qft'.$C$2];(ROW()-ROW([.$A$28]))*100;0;100;1))*1000" office:value-type="float" office:value="9.52903270721436" calcext:value-type="float">
            <text:p>9.52903270721436</text:p>
          </table:table-cell>
          <table:table-cell table:formula="of:=QUARTILE(OFFSET([$'2021-03-07_g4dn-x2_qiskit-gpu_qft'.$C$2];(ROW()-ROW([.$A$28]))*100;0;100;1);[.D$1])*1000" office:value-type="float" office:value="9.45639610290527" calcext:value-type="float">
            <text:p>9.45639610290527</text:p>
          </table:table-cell>
          <table:table-cell table:formula="of:=QUARTILE(OFFSET([$'2021-03-07_g4dn-x2_qiskit-gpu_qft'.$C$2];(ROW()-ROW([.$A$28]))*100;0;100;1);[.E$1])*1000" office:value-type="float" office:value="9.50342416763306" calcext:value-type="float">
            <text:p>9.50342416763306</text:p>
          </table:table-cell>
          <table:table-cell table:formula="of:=QUARTILE(OFFSET([$'2021-03-07_g4dn-x2_qiskit-gpu_qft'.$C$2];(ROW()-ROW([.$A$28]))*100;0;100;1);[.F$1])*1000" office:value-type="float" office:value="9.52267646789551" calcext:value-type="float">
            <text:p>9.52267646789551</text:p>
          </table:table-cell>
          <table:table-cell table:formula="of:=QUARTILE(OFFSET([$'2021-03-07_g4dn-x2_qiskit-gpu_qft'.$C$2];(ROW()-ROW([.$A$28]))*100;0;100;1);[.G$1])*1000" office:value-type="float" office:value="9.5512866973877" calcext:value-type="float">
            <text:p>9.5512866973877</text:p>
          </table:table-cell>
          <table:table-cell table:formula="of:=QUARTILE(OFFSET([$'2021-03-07_g4dn-x2_qiskit-gpu_qft'.$C$2];(ROW()-ROW([.$A$28]))*100;0;100;1);[.H$1])*1000" office:value-type="float" office:value="9.64021682739258" calcext:value-type="float">
            <text:p>9.64021682739258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OFFSET([$'2021-03-07_g4dn-x2_qiskit-gpu_qft'.$C$2];(ROW()-ROW([.$A$28]))*100;0;100;1))*1000" office:value-type="float" office:value="11.0193753242493" calcext:value-type="float">
            <text:p>11.0193753242493</text:p>
          </table:table-cell>
          <table:table-cell table:formula="of:=AVERAGE(OFFSET([$'2021-03-07_g4dn-x2_qiskit-gpu_qft'.$C$2];(ROW()-ROW([.$A$28]))*100;0;100;1))*1000" office:value-type="float" office:value="11.0193753242493" calcext:value-type="float">
            <text:p>11.0193753242493</text:p>
          </table:table-cell>
          <table:table-cell table:formula="of:=QUARTILE(OFFSET([$'2021-03-07_g4dn-x2_qiskit-gpu_qft'.$C$2];(ROW()-ROW([.$A$28]))*100;0;100;1);[.D$1])*1000" office:value-type="float" office:value="10.4150772094727" calcext:value-type="float">
            <text:p>10.4150772094727</text:p>
          </table:table-cell>
          <table:table-cell table:formula="of:=QUARTILE(OFFSET([$'2021-03-07_g4dn-x2_qiskit-gpu_qft'.$C$2];(ROW()-ROW([.$A$28]))*100;0;100;1);[.E$1])*1000" office:value-type="float" office:value="10.4855895042419" calcext:value-type="float">
            <text:p>10.4855895042419</text:p>
          </table:table-cell>
          <table:table-cell table:formula="of:=QUARTILE(OFFSET([$'2021-03-07_g4dn-x2_qiskit-gpu_qft'.$C$2];(ROW()-ROW([.$A$28]))*100;0;100;1);[.F$1])*1000" office:value-type="float" office:value="10.5104446411133" calcext:value-type="float">
            <text:p>10.5104446411133</text:p>
          </table:table-cell>
          <table:table-cell table:formula="of:=QUARTILE(OFFSET([$'2021-03-07_g4dn-x2_qiskit-gpu_qft'.$C$2];(ROW()-ROW([.$A$28]))*100;0;100;1);[.G$1])*1000" office:value-type="float" office:value="10.5465054512024" calcext:value-type="float">
            <text:p>10.5465054512024</text:p>
          </table:table-cell>
          <table:table-cell table:formula="of:=QUARTILE(OFFSET([$'2021-03-07_g4dn-x2_qiskit-gpu_qft'.$C$2];(ROW()-ROW([.$A$28]))*100;0;100;1);[.H$1])*1000" office:value-type="float" office:value="60.5237483978272" calcext:value-type="float">
            <text:p>60.5237483978272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OFFSET([$'2021-03-07_g4dn-x2_qiskit-gpu_qft'.$C$2];(ROW()-ROW([.$A$28]))*100;0;100;1))*1000" office:value-type="float" office:value="12.0077419281006" calcext:value-type="float">
            <text:p>12.0077419281006</text:p>
          </table:table-cell>
          <table:table-cell table:formula="of:=AVERAGE(OFFSET([$'2021-03-07_g4dn-x2_qiskit-gpu_qft'.$C$2];(ROW()-ROW([.$A$28]))*100;0;100;1))*1000" office:value-type="float" office:value="12.0077419281006" calcext:value-type="float">
            <text:p>12.0077419281006</text:p>
          </table:table-cell>
          <table:table-cell table:formula="of:=QUARTILE(OFFSET([$'2021-03-07_g4dn-x2_qiskit-gpu_qft'.$C$2];(ROW()-ROW([.$A$28]))*100;0;100;1);[.D$1])*1000" office:value-type="float" office:value="11.4476680755615" calcext:value-type="float">
            <text:p>11.4476680755615</text:p>
          </table:table-cell>
          <table:table-cell table:formula="of:=QUARTILE(OFFSET([$'2021-03-07_g4dn-x2_qiskit-gpu_qft'.$C$2];(ROW()-ROW([.$A$28]))*100;0;100;1);[.E$1])*1000" office:value-type="float" office:value="11.4930272102356" calcext:value-type="float">
            <text:p>11.4930272102356</text:p>
          </table:table-cell>
          <table:table-cell table:formula="of:=QUARTILE(OFFSET([$'2021-03-07_g4dn-x2_qiskit-gpu_qft'.$C$2];(ROW()-ROW([.$A$28]))*100;0;100;1);[.F$1])*1000" office:value-type="float" office:value="11.5199089050293" calcext:value-type="float">
            <text:p>11.5199089050293</text:p>
          </table:table-cell>
          <table:table-cell table:formula="of:=QUARTILE(OFFSET([$'2021-03-07_g4dn-x2_qiskit-gpu_qft'.$C$2];(ROW()-ROW([.$A$28]))*100;0;100;1);[.G$1])*1000" office:value-type="float" office:value="11.5552544593811" calcext:value-type="float">
            <text:p>11.5552544593811</text:p>
          </table:table-cell>
          <table:table-cell table:formula="of:=QUARTILE(OFFSET([$'2021-03-07_g4dn-x2_qiskit-gpu_qft'.$C$2];(ROW()-ROW([.$A$28]))*100;0;100;1);[.H$1])*1000" office:value-type="float" office:value="59.0493679046631" calcext:value-type="float">
            <text:p>59.0493679046631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VERAGE(OFFSET([$'2021-03-07_g4dn-x2_qiskit-gpu_qft'.$C$2];(ROW()-ROW([.$A$28]))*100;0;100;1))*1000" office:value-type="float" office:value="13.1474137306213" calcext:value-type="float">
            <text:p>13.1474137306213</text:p>
          </table:table-cell>
          <table:table-cell table:formula="of:=AVERAGE(OFFSET([$'2021-03-07_g4dn-x2_qiskit-gpu_qft'.$C$2];(ROW()-ROW([.$A$28]))*100;0;100;1))*1000" office:value-type="float" office:value="13.1474137306213" calcext:value-type="float">
            <text:p>13.1474137306213</text:p>
          </table:table-cell>
          <table:table-cell table:formula="of:=QUARTILE(OFFSET([$'2021-03-07_g4dn-x2_qiskit-gpu_qft'.$C$2];(ROW()-ROW([.$A$28]))*100;0;100;1);[.D$1])*1000" office:value-type="float" office:value="12.5360488891602" calcext:value-type="float">
            <text:p>12.5360488891602</text:p>
          </table:table-cell>
          <table:table-cell table:formula="of:=QUARTILE(OFFSET([$'2021-03-07_g4dn-x2_qiskit-gpu_qft'.$C$2];(ROW()-ROW([.$A$28]))*100;0;100;1);[.E$1])*1000" office:value-type="float" office:value="12.6125812530518" calcext:value-type="float">
            <text:p>12.6125812530518</text:p>
          </table:table-cell>
          <table:table-cell table:formula="of:=QUARTILE(OFFSET([$'2021-03-07_g4dn-x2_qiskit-gpu_qft'.$C$2];(ROW()-ROW([.$A$28]))*100;0;100;1);[.F$1])*1000" office:value-type="float" office:value="12.6677751541138" calcext:value-type="float">
            <text:p>12.6677751541138</text:p>
          </table:table-cell>
          <table:table-cell table:formula="of:=QUARTILE(OFFSET([$'2021-03-07_g4dn-x2_qiskit-gpu_qft'.$C$2];(ROW()-ROW([.$A$28]))*100;0;100;1);[.G$1])*1000" office:value-type="float" office:value="12.7172470092773" calcext:value-type="float">
            <text:p>12.7172470092773</text:p>
          </table:table-cell>
          <table:table-cell table:formula="of:=QUARTILE(OFFSET([$'2021-03-07_g4dn-x2_qiskit-gpu_qft'.$C$2];(ROW()-ROW([.$A$28]))*100;0;100;1);[.H$1])*1000" office:value-type="float" office:value="60.5356693267822" calcext:value-type="float">
            <text:p>60.5356693267822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VERAGE(OFFSET([$'2021-03-07_g4dn-x2_qiskit-gpu_qft'.$C$2];(ROW()-ROW([.$A$28]))*100;0;100;1))*1000" office:value-type="float" office:value="13.7298202514648" calcext:value-type="float">
            <text:p>13.7298202514648</text:p>
          </table:table-cell>
          <table:table-cell table:formula="of:=AVERAGE(OFFSET([$'2021-03-07_g4dn-x2_qiskit-gpu_qft'.$C$2];(ROW()-ROW([.$A$28]))*100;0;100;1))*1000" office:value-type="float" office:value="13.7298202514648" calcext:value-type="float">
            <text:p>13.7298202514648</text:p>
          </table:table-cell>
          <table:table-cell table:formula="of:=QUARTILE(OFFSET([$'2021-03-07_g4dn-x2_qiskit-gpu_qft'.$C$2];(ROW()-ROW([.$A$28]))*100;0;100;1);[.D$1])*1000" office:value-type="float" office:value="13.5626792907715" calcext:value-type="float">
            <text:p>13.5626792907715</text:p>
          </table:table-cell>
          <table:table-cell table:formula="of:=QUARTILE(OFFSET([$'2021-03-07_g4dn-x2_qiskit-gpu_qft'.$C$2];(ROW()-ROW([.$A$28]))*100;0;100;1);[.E$1])*1000" office:value-type="float" office:value="13.6613845825195" calcext:value-type="float">
            <text:p>13.6613845825195</text:p>
          </table:table-cell>
          <table:table-cell table:formula="of:=QUARTILE(OFFSET([$'2021-03-07_g4dn-x2_qiskit-gpu_qft'.$C$2];(ROW()-ROW([.$A$28]))*100;0;100;1);[.F$1])*1000" office:value-type="float" office:value="13.7208700180054" calcext:value-type="float">
            <text:p>13.7208700180054</text:p>
          </table:table-cell>
          <table:table-cell table:formula="of:=QUARTILE(OFFSET([$'2021-03-07_g4dn-x2_qiskit-gpu_qft'.$C$2];(ROW()-ROW([.$A$28]))*100;0;100;1);[.G$1])*1000" office:value-type="float" office:value="13.7730836868286" calcext:value-type="float">
            <text:p>13.7730836868286</text:p>
          </table:table-cell>
          <table:table-cell table:formula="of:=QUARTILE(OFFSET([$'2021-03-07_g4dn-x2_qiskit-gpu_qft'.$C$2];(ROW()-ROW([.$A$28]))*100;0;100;1);[.H$1])*1000" office:value-type="float" office:value="14.1615867614746" calcext:value-type="float">
            <text:p>14.1615867614746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OFFSET([$'2021-03-07_g4dn-x2_qiskit-gpu_qft'.$C$2];(ROW()-ROW([.$A$28]))*100;0;100;1))*1000" office:value-type="float" office:value="18.2050704956055" calcext:value-type="float">
            <text:p>18.2050704956055</text:p>
          </table:table-cell>
          <table:table-cell table:formula="of:=AVERAGE(OFFSET([$'2021-03-07_g4dn-x2_qiskit-gpu_qft'.$C$2];(ROW()-ROW([.$A$28]))*100;0;100;1))*1000" office:value-type="float" office:value="18.2050704956055" calcext:value-type="float">
            <text:p>18.2050704956055</text:p>
          </table:table-cell>
          <table:table-cell table:formula="of:=QUARTILE(OFFSET([$'2021-03-07_g4dn-x2_qiskit-gpu_qft'.$C$2];(ROW()-ROW([.$A$28]))*100;0;100;1);[.D$1])*1000" office:value-type="float" office:value="18.0118083953857" calcext:value-type="float">
            <text:p>18.0118083953857</text:p>
          </table:table-cell>
          <table:table-cell table:formula="of:=QUARTILE(OFFSET([$'2021-03-07_g4dn-x2_qiskit-gpu_qft'.$C$2];(ROW()-ROW([.$A$28]))*100;0;100;1);[.E$1])*1000" office:value-type="float" office:value="18.1567668914795" calcext:value-type="float">
            <text:p>18.1567668914795</text:p>
          </table:table-cell>
          <table:table-cell table:formula="of:=QUARTILE(OFFSET([$'2021-03-07_g4dn-x2_qiskit-gpu_qft'.$C$2];(ROW()-ROW([.$A$28]))*100;0;100;1);[.F$1])*1000" office:value-type="float" office:value="18.2117223739624" calcext:value-type="float">
            <text:p>18.2117223739624</text:p>
          </table:table-cell>
          <table:table-cell table:formula="of:=QUARTILE(OFFSET([$'2021-03-07_g4dn-x2_qiskit-gpu_qft'.$C$2];(ROW()-ROW([.$A$28]))*100;0;100;1);[.G$1])*1000" office:value-type="float" office:value="18.246054649353" calcext:value-type="float">
            <text:p>18.246054649353</text:p>
          </table:table-cell>
          <table:table-cell table:formula="of:=QUARTILE(OFFSET([$'2021-03-07_g4dn-x2_qiskit-gpu_qft'.$C$2];(ROW()-ROW([.$A$28]))*100;0;100;1);[.H$1])*1000" office:value-type="float" office:value="18.5909271240234" calcext:value-type="float">
            <text:p>18.5909271240234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OFFSET([$'2021-03-07_g4dn-x2_qiskit-gpu_qft'.$C$2];(ROW()-ROW([.$A$28]))*100;0;100;1))*1000" office:value-type="float" office:value="20.7042932510376" calcext:value-type="float">
            <text:p>20.7042932510376</text:p>
          </table:table-cell>
          <table:table-cell table:formula="of:=AVERAGE(OFFSET([$'2021-03-07_g4dn-x2_qiskit-gpu_qft'.$C$2];(ROW()-ROW([.$A$28]))*100;0;100;1))*1000" office:value-type="float" office:value="20.7042932510376" calcext:value-type="float">
            <text:p>20.7042932510376</text:p>
          </table:table-cell>
          <table:table-cell table:formula="of:=QUARTILE(OFFSET([$'2021-03-07_g4dn-x2_qiskit-gpu_qft'.$C$2];(ROW()-ROW([.$A$28]))*100;0;100;1);[.D$1])*1000" office:value-type="float" office:value="20.1034545898437" calcext:value-type="float">
            <text:p>20.1034545898437</text:p>
          </table:table-cell>
          <table:table-cell table:formula="of:=QUARTILE(OFFSET([$'2021-03-07_g4dn-x2_qiskit-gpu_qft'.$C$2];(ROW()-ROW([.$A$28]))*100;0;100;1);[.E$1])*1000" office:value-type="float" office:value="20.173192024231" calcext:value-type="float">
            <text:p>20.173192024231</text:p>
          </table:table-cell>
          <table:table-cell table:formula="of:=QUARTILE(OFFSET([$'2021-03-07_g4dn-x2_qiskit-gpu_qft'.$C$2];(ROW()-ROW([.$A$28]))*100;0;100;1);[.F$1])*1000" office:value-type="float" office:value="20.2034711837769" calcext:value-type="float">
            <text:p>20.2034711837769</text:p>
          </table:table-cell>
          <table:table-cell table:formula="of:=QUARTILE(OFFSET([$'2021-03-07_g4dn-x2_qiskit-gpu_qft'.$C$2];(ROW()-ROW([.$A$28]))*100;0;100;1);[.G$1])*1000" office:value-type="float" office:value="20.2252864837647" calcext:value-type="float">
            <text:p>20.2252864837647</text:p>
          </table:table-cell>
          <table:table-cell table:formula="of:=QUARTILE(OFFSET([$'2021-03-07_g4dn-x2_qiskit-gpu_qft'.$C$2];(ROW()-ROW([.$A$28]))*100;0;100;1);[.H$1])*1000" office:value-type="float" office:value="70.1677799224854" calcext:value-type="float">
            <text:p>70.1677799224854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AVERAGE(OFFSET([$'2021-03-07_g4dn-x2_qiskit-gpu_qft'.$C$2];(ROW()-ROW([.$A$28]))*100;0;100;1))*1000" office:value-type="float" office:value="22.2929739952087" calcext:value-type="float">
            <text:p>22.2929739952087</text:p>
          </table:table-cell>
          <table:table-cell table:formula="of:=AVERAGE(OFFSET([$'2021-03-07_g4dn-x2_qiskit-gpu_qft'.$C$2];(ROW()-ROW([.$A$28]))*100;0;100;1))*1000" office:value-type="float" office:value="22.2929739952087" calcext:value-type="float">
            <text:p>22.2929739952087</text:p>
          </table:table-cell>
          <table:table-cell table:formula="of:=QUARTILE(OFFSET([$'2021-03-07_g4dn-x2_qiskit-gpu_qft'.$C$2];(ROW()-ROW([.$A$28]))*100;0;100;1);[.D$1])*1000" office:value-type="float" office:value="22.1197605133057" calcext:value-type="float">
            <text:p>22.1197605133057</text:p>
          </table:table-cell>
          <table:table-cell table:formula="of:=QUARTILE(OFFSET([$'2021-03-07_g4dn-x2_qiskit-gpu_qft'.$C$2];(ROW()-ROW([.$A$28]))*100;0;100;1);[.E$1])*1000" office:value-type="float" office:value="22.204577922821" calcext:value-type="float">
            <text:p>22.204577922821</text:p>
          </table:table-cell>
          <table:table-cell table:formula="of:=QUARTILE(OFFSET([$'2021-03-07_g4dn-x2_qiskit-gpu_qft'.$C$2];(ROW()-ROW([.$A$28]))*100;0;100;1);[.F$1])*1000" office:value-type="float" office:value="22.2604274749756" calcext:value-type="float">
            <text:p>22.2604274749756</text:p>
          </table:table-cell>
          <table:table-cell table:formula="of:=QUARTILE(OFFSET([$'2021-03-07_g4dn-x2_qiskit-gpu_qft'.$C$2];(ROW()-ROW([.$A$28]))*100;0;100;1);[.G$1])*1000" office:value-type="float" office:value="22.3557353019714" calcext:value-type="float">
            <text:p>22.3557353019714</text:p>
          </table:table-cell>
          <table:table-cell table:formula="of:=QUARTILE(OFFSET([$'2021-03-07_g4dn-x2_qiskit-gpu_qft'.$C$2];(ROW()-ROW([.$A$28]))*100;0;100;1);[.H$1])*1000" office:value-type="float" office:value="22.7971076965332" calcext:value-type="float">
            <text:p>22.7971076965332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AVERAGE(OFFSET([$'2021-03-07_g4dn-x2_qiskit-gpu_qft'.$C$2];(ROW()-ROW([.$A$28]))*100;0;100;1))*1000" office:value-type="float" office:value="27.9796552658081" calcext:value-type="float">
            <text:p>27.9796552658081</text:p>
          </table:table-cell>
          <table:table-cell table:formula="of:=AVERAGE(OFFSET([$'2021-03-07_g4dn-x2_qiskit-gpu_qft'.$C$2];(ROW()-ROW([.$A$28]))*100;0;100;1))*1000" office:value-type="float" office:value="27.9796552658081" calcext:value-type="float">
            <text:p>27.9796552658081</text:p>
          </table:table-cell>
          <table:table-cell table:formula="of:=QUARTILE(OFFSET([$'2021-03-07_g4dn-x2_qiskit-gpu_qft'.$C$2];(ROW()-ROW([.$A$28]))*100;0;100;1);[.D$1])*1000" office:value-type="float" office:value="27.3120403289795" calcext:value-type="float">
            <text:p>27.3120403289795</text:p>
          </table:table-cell>
          <table:table-cell table:formula="of:=QUARTILE(OFFSET([$'2021-03-07_g4dn-x2_qiskit-gpu_qft'.$C$2];(ROW()-ROW([.$A$28]))*100;0;100;1);[.E$1])*1000" office:value-type="float" office:value="27.4264812469482" calcext:value-type="float">
            <text:p>27.4264812469482</text:p>
          </table:table-cell>
          <table:table-cell table:formula="of:=QUARTILE(OFFSET([$'2021-03-07_g4dn-x2_qiskit-gpu_qft'.$C$2];(ROW()-ROW([.$A$28]))*100;0;100;1);[.F$1])*1000" office:value-type="float" office:value="27.4654626846313" calcext:value-type="float">
            <text:p>27.4654626846313</text:p>
          </table:table-cell>
          <table:table-cell table:formula="of:=QUARTILE(OFFSET([$'2021-03-07_g4dn-x2_qiskit-gpu_qft'.$C$2];(ROW()-ROW([.$A$28]))*100;0;100;1);[.G$1])*1000" office:value-type="float" office:value="27.5707840919495" calcext:value-type="float">
            <text:p>27.5707840919495</text:p>
          </table:table-cell>
          <table:table-cell table:formula="of:=QUARTILE(OFFSET([$'2021-03-07_g4dn-x2_qiskit-gpu_qft'.$C$2];(ROW()-ROW([.$A$28]))*100;0;100;1);[.H$1])*1000" office:value-type="float" office:value="75.610876083374" calcext:value-type="float">
            <text:p>75.610876083374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AVERAGE(OFFSET([$'2021-03-07_g4dn-x2_qiskit-gpu_qft'.$C$2];(ROW()-ROW([.$A$28]))*100;0;100;1))*1000" office:value-type="float" office:value="37.7078747749329" calcext:value-type="float">
            <text:p>37.7078747749329</text:p>
          </table:table-cell>
          <table:table-cell table:formula="of:=AVERAGE(OFFSET([$'2021-03-07_g4dn-x2_qiskit-gpu_qft'.$C$2];(ROW()-ROW([.$A$28]))*100;0;100;1))*1000" office:value-type="float" office:value="37.7078747749329" calcext:value-type="float">
            <text:p>37.7078747749329</text:p>
          </table:table-cell>
          <table:table-cell table:formula="of:=QUARTILE(OFFSET([$'2021-03-07_g4dn-x2_qiskit-gpu_qft'.$C$2];(ROW()-ROW([.$A$28]))*100;0;100;1);[.D$1])*1000" office:value-type="float" office:value="36.0414981842041" calcext:value-type="float">
            <text:p>36.0414981842041</text:p>
          </table:table-cell>
          <table:table-cell table:formula="of:=QUARTILE(OFFSET([$'2021-03-07_g4dn-x2_qiskit-gpu_qft'.$C$2];(ROW()-ROW([.$A$28]))*100;0;100;1);[.E$1])*1000" office:value-type="float" office:value="36.2560153007507" calcext:value-type="float">
            <text:p>36.2560153007507</text:p>
          </table:table-cell>
          <table:table-cell table:formula="of:=QUARTILE(OFFSET([$'2021-03-07_g4dn-x2_qiskit-gpu_qft'.$C$2];(ROW()-ROW([.$A$28]))*100;0;100;1);[.F$1])*1000" office:value-type="float" office:value="36.4737510681152" calcext:value-type="float">
            <text:p>36.4737510681152</text:p>
          </table:table-cell>
          <table:table-cell table:formula="of:=QUARTILE(OFFSET([$'2021-03-07_g4dn-x2_qiskit-gpu_qft'.$C$2];(ROW()-ROW([.$A$28]))*100;0;100;1);[.G$1])*1000" office:value-type="float" office:value="36.7959141731262" calcext:value-type="float">
            <text:p>36.7959141731262</text:p>
          </table:table-cell>
          <table:table-cell table:formula="of:=QUARTILE(OFFSET([$'2021-03-07_g4dn-x2_qiskit-gpu_qft'.$C$2];(ROW()-ROW([.$A$28]))*100;0;100;1);[.H$1])*1000" office:value-type="float" office:value="85.8936309814453" calcext:value-type="float">
            <text:p>85.8936309814453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OFFSET([$'2021-03-07_g4dn-x2_qiskit-gpu_qft'.$C$2];(ROW()-ROW([.$A$28]))*100;0;100;1))*1000" office:value-type="float" office:value="45.0583457946777" calcext:value-type="float">
            <text:p>45.0583457946777</text:p>
          </table:table-cell>
          <table:table-cell table:formula="of:=AVERAGE(OFFSET([$'2021-03-07_g4dn-x2_qiskit-gpu_qft'.$C$2];(ROW()-ROW([.$A$28]))*100;0;100;1))*1000" office:value-type="float" office:value="45.0583457946777" calcext:value-type="float">
            <text:p>45.0583457946777</text:p>
          </table:table-cell>
          <table:table-cell table:formula="of:=QUARTILE(OFFSET([$'2021-03-07_g4dn-x2_qiskit-gpu_qft'.$C$2];(ROW()-ROW([.$A$28]))*100;0;100;1);[.D$1])*1000" office:value-type="float" office:value="42.0737266540527" calcext:value-type="float">
            <text:p>42.0737266540527</text:p>
          </table:table-cell>
          <table:table-cell table:formula="of:=QUARTILE(OFFSET([$'2021-03-07_g4dn-x2_qiskit-gpu_qft'.$C$2];(ROW()-ROW([.$A$28]))*100;0;100;1);[.E$1])*1000" office:value-type="float" office:value="42.2565340995789" calcext:value-type="float">
            <text:p>42.2565340995789</text:p>
          </table:table-cell>
          <table:table-cell table:formula="of:=QUARTILE(OFFSET([$'2021-03-07_g4dn-x2_qiskit-gpu_qft'.$C$2];(ROW()-ROW([.$A$28]))*100;0;100;1);[.F$1])*1000" office:value-type="float" office:value="42.3840284347534" calcext:value-type="float">
            <text:p>42.3840284347534</text:p>
          </table:table-cell>
          <table:table-cell table:formula="of:=QUARTILE(OFFSET([$'2021-03-07_g4dn-x2_qiskit-gpu_qft'.$C$2];(ROW()-ROW([.$A$28]))*100;0;100;1);[.G$1])*1000" office:value-type="float" office:value="42.8249835968018" calcext:value-type="float">
            <text:p>42.8249835968018</text:p>
          </table:table-cell>
          <table:table-cell table:formula="of:=QUARTILE(OFFSET([$'2021-03-07_g4dn-x2_qiskit-gpu_qft'.$C$2];(ROW()-ROW([.$A$28]))*100;0;100;1);[.H$1])*1000" office:value-type="float" office:value="90.4061794281006" calcext:value-type="float">
            <text:p>90.4061794281006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AVERAGE(OFFSET([$'2021-03-07_g4dn-x2_qiskit-gpu_qft'.$C$2];(ROW()-ROW([.$A$28]))*100;0;100;1))*1000" office:value-type="float" office:value="67.8593325614929" calcext:value-type="float">
            <text:p>67.8593325614929</text:p>
          </table:table-cell>
          <table:table-cell table:formula="of:=AVERAGE(OFFSET([$'2021-03-07_g4dn-x2_qiskit-gpu_qft'.$C$2];(ROW()-ROW([.$A$28]))*100;0;100;1))*1000" office:value-type="float" office:value="67.8593325614929" calcext:value-type="float">
            <text:p>67.8593325614929</text:p>
          </table:table-cell>
          <table:table-cell table:formula="of:=QUARTILE(OFFSET([$'2021-03-07_g4dn-x2_qiskit-gpu_qft'.$C$2];(ROW()-ROW([.$A$28]))*100;0;100;1);[.D$1])*1000" office:value-type="float" office:value="66.0285949707031" calcext:value-type="float">
            <text:p>66.0285949707031</text:p>
          </table:table-cell>
          <table:table-cell table:formula="of:=QUARTILE(OFFSET([$'2021-03-07_g4dn-x2_qiskit-gpu_qft'.$C$2];(ROW()-ROW([.$A$28]))*100;0;100;1);[.E$1])*1000" office:value-type="float" office:value="66.2683248519898" calcext:value-type="float">
            <text:p>66.2683248519898</text:p>
          </table:table-cell>
          <table:table-cell table:formula="of:=QUARTILE(OFFSET([$'2021-03-07_g4dn-x2_qiskit-gpu_qft'.$C$2];(ROW()-ROW([.$A$28]))*100;0;100;1);[.F$1])*1000" office:value-type="float" office:value="66.3634538650513" calcext:value-type="float">
            <text:p>66.3634538650513</text:p>
          </table:table-cell>
          <table:table-cell table:formula="of:=QUARTILE(OFFSET([$'2021-03-07_g4dn-x2_qiskit-gpu_qft'.$C$2];(ROW()-ROW([.$A$28]))*100;0;100;1);[.G$1])*1000" office:value-type="float" office:value="66.5063858032227" calcext:value-type="float">
            <text:p>66.5063858032227</text:p>
          </table:table-cell>
          <table:table-cell table:formula="of:=QUARTILE(OFFSET([$'2021-03-07_g4dn-x2_qiskit-gpu_qft'.$C$2];(ROW()-ROW([.$A$28]))*100;0;100;1);[.H$1])*1000" office:value-type="float" office:value="115.361213684082" calcext:value-type="float">
            <text:p>115.361213684082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AVERAGE(OFFSET([$'2021-03-07_g4dn-x2_qiskit-gpu_qft'.$C$2];(ROW()-ROW([.$A$28]))*100;0;100;1))*1000" office:value-type="float" office:value="119.341633319855" calcext:value-type="float">
            <text:p>119.341633319855</text:p>
          </table:table-cell>
          <table:table-cell table:formula="of:=AVERAGE(OFFSET([$'2021-03-07_g4dn-x2_qiskit-gpu_qft'.$C$2];(ROW()-ROW([.$A$28]))*100;0;100;1))*1000" office:value-type="float" office:value="119.341633319855" calcext:value-type="float">
            <text:p>119.341633319855</text:p>
          </table:table-cell>
          <table:table-cell table:formula="of:=QUARTILE(OFFSET([$'2021-03-07_g4dn-x2_qiskit-gpu_qft'.$C$2];(ROW()-ROW([.$A$28]))*100;0;100;1);[.D$1])*1000" office:value-type="float" office:value="116.506338119507" calcext:value-type="float">
            <text:p>116.506338119507</text:p>
          </table:table-cell>
          <table:table-cell table:formula="of:=QUARTILE(OFFSET([$'2021-03-07_g4dn-x2_qiskit-gpu_qft'.$C$2];(ROW()-ROW([.$A$28]))*100;0;100;1);[.E$1])*1000" office:value-type="float" office:value="116.77223443985" calcext:value-type="float">
            <text:p>116.77223443985</text:p>
          </table:table-cell>
          <table:table-cell table:formula="of:=QUARTILE(OFFSET([$'2021-03-07_g4dn-x2_qiskit-gpu_qft'.$C$2];(ROW()-ROW([.$A$28]))*100;0;100;1);[.F$1])*1000" office:value-type="float" office:value="116.914749145508" calcext:value-type="float">
            <text:p>116.914749145508</text:p>
          </table:table-cell>
          <table:table-cell table:formula="of:=QUARTILE(OFFSET([$'2021-03-07_g4dn-x2_qiskit-gpu_qft'.$C$2];(ROW()-ROW([.$A$28]))*100;0;100;1);[.G$1])*1000" office:value-type="float" office:value="117.098689079285" calcext:value-type="float">
            <text:p>117.098689079285</text:p>
          </table:table-cell>
          <table:table-cell table:formula="of:=QUARTILE(OFFSET([$'2021-03-07_g4dn-x2_qiskit-gpu_qft'.$C$2];(ROW()-ROW([.$A$28]))*100;0;100;1);[.H$1])*1000" office:value-type="float" office:value="165.762424468994" calcext:value-type="float">
            <text:p>165.762424468994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AVERAGE(OFFSET([$'2021-03-07_g4dn-x2_qiskit-gpu_qft'.$C$2];(ROW()-ROW([.$A$28]))*100;0;100;1))*1000" office:value-type="float" office:value="226.44261598587" calcext:value-type="float">
            <text:p>226.44261598587</text:p>
          </table:table-cell>
          <table:table-cell table:formula="of:=AVERAGE(OFFSET([$'2021-03-07_g4dn-x2_qiskit-gpu_qft'.$C$2];(ROW()-ROW([.$A$28]))*100;0;100;1))*1000" office:value-type="float" office:value="226.44261598587" calcext:value-type="float">
            <text:p>226.44261598587</text:p>
          </table:table-cell>
          <table:table-cell table:formula="of:=QUARTILE(OFFSET([$'2021-03-07_g4dn-x2_qiskit-gpu_qft'.$C$2];(ROW()-ROW([.$A$28]))*100;0;100;1);[.D$1])*1000" office:value-type="float" office:value="223.087310791016" calcext:value-type="float">
            <text:p>223.087310791016</text:p>
          </table:table-cell>
          <table:table-cell table:formula="of:=QUARTILE(OFFSET([$'2021-03-07_g4dn-x2_qiskit-gpu_qft'.$C$2];(ROW()-ROW([.$A$28]))*100;0;100;1);[.E$1])*1000" office:value-type="float" office:value="223.291218280792" calcext:value-type="float">
            <text:p>223.291218280792</text:p>
          </table:table-cell>
          <table:table-cell table:formula="of:=QUARTILE(OFFSET([$'2021-03-07_g4dn-x2_qiskit-gpu_qft'.$C$2];(ROW()-ROW([.$A$28]))*100;0;100;1);[.F$1])*1000" office:value-type="float" office:value="223.457455635071" calcext:value-type="float">
            <text:p>223.457455635071</text:p>
          </table:table-cell>
          <table:table-cell table:formula="of:=QUARTILE(OFFSET([$'2021-03-07_g4dn-x2_qiskit-gpu_qft'.$C$2];(ROW()-ROW([.$A$28]))*100;0;100;1);[.G$1])*1000" office:value-type="float" office:value="223.707020282745" calcext:value-type="float">
            <text:p>223.707020282745</text:p>
          </table:table-cell>
          <table:table-cell table:formula="of:=QUARTILE(OFFSET([$'2021-03-07_g4dn-x2_qiskit-gpu_qft'.$C$2];(ROW()-ROW([.$A$28]))*100;0;100;1);[.H$1])*1000" office:value-type="float" office:value="274.912595748901" calcext:value-type="float">
            <text:p>274.912595748901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OFFSET([$'2021-03-07_g4dn-x2_qiskit-gpu_qft'.$C$2];(ROW()-ROW([.$A$28]))*100;0;100;1))*1000" office:value-type="float" office:value="450.787110328674" calcext:value-type="float">
            <text:p>450.787110328674</text:p>
          </table:table-cell>
          <table:table-cell table:formula="of:=AVERAGE(OFFSET([$'2021-03-07_g4dn-x2_qiskit-gpu_qft'.$C$2];(ROW()-ROW([.$A$28]))*100;0;100;1))*1000" office:value-type="float" office:value="450.787110328674" calcext:value-type="float">
            <text:p>450.787110328674</text:p>
          </table:table-cell>
          <table:table-cell table:formula="of:=QUARTILE(OFFSET([$'2021-03-07_g4dn-x2_qiskit-gpu_qft'.$C$2];(ROW()-ROW([.$A$28]))*100;0;100;1);[.D$1])*1000" office:value-type="float" office:value="449.746370315552" calcext:value-type="float">
            <text:p>449.746370315552</text:p>
          </table:table-cell>
          <table:table-cell table:formula="of:=QUARTILE(OFFSET([$'2021-03-07_g4dn-x2_qiskit-gpu_qft'.$C$2];(ROW()-ROW([.$A$28]))*100;0;100;1);[.E$1])*1000" office:value-type="float" office:value="450.151324272156" calcext:value-type="float">
            <text:p>450.151324272156</text:p>
          </table:table-cell>
          <table:table-cell table:formula="of:=QUARTILE(OFFSET([$'2021-03-07_g4dn-x2_qiskit-gpu_qft'.$C$2];(ROW()-ROW([.$A$28]))*100;0;100;1);[.F$1])*1000" office:value-type="float" office:value="450.313687324524" calcext:value-type="float">
            <text:p>450.313687324524</text:p>
          </table:table-cell>
          <table:table-cell table:formula="of:=QUARTILE(OFFSET([$'2021-03-07_g4dn-x2_qiskit-gpu_qft'.$C$2];(ROW()-ROW([.$A$28]))*100;0;100;1);[.G$1])*1000" office:value-type="float" office:value="450.451493263245" calcext:value-type="float">
            <text:p>450.451493263245</text:p>
          </table:table-cell>
          <table:table-cell table:formula="of:=QUARTILE(OFFSET([$'2021-03-07_g4dn-x2_qiskit-gpu_qft'.$C$2];(ROW()-ROW([.$A$28]))*100;0;100;1);[.H$1])*1000" office:value-type="float" office:value="499.494314193726" calcext:value-type="float">
            <text:p>499.494314193726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VERAGE(OFFSET([$'2021-03-07_g4dn-x2_qiskit-gpu_qft'.$C$2];(ROW()-ROW([.$A$28]))*100;0;100;1))*1000" office:value-type="float" office:value="937.561299800873" calcext:value-type="float">
            <text:p>937.561299800873</text:p>
          </table:table-cell>
          <table:table-cell table:formula="of:=AVERAGE(OFFSET([$'2021-03-07_g4dn-x2_qiskit-gpu_qft'.$C$2];(ROW()-ROW([.$A$28]))*100;0;100;1))*1000" office:value-type="float" office:value="937.561299800873" calcext:value-type="float">
            <text:p>937.561299800873</text:p>
          </table:table-cell>
          <table:table-cell table:formula="of:=QUARTILE(OFFSET([$'2021-03-07_g4dn-x2_qiskit-gpu_qft'.$C$2];(ROW()-ROW([.$A$28]))*100;0;100;1);[.D$1])*1000" office:value-type="float" office:value="933.959722518921" calcext:value-type="float">
            <text:p>933.959722518921</text:p>
          </table:table-cell>
          <table:table-cell table:formula="of:=QUARTILE(OFFSET([$'2021-03-07_g4dn-x2_qiskit-gpu_qft'.$C$2];(ROW()-ROW([.$A$28]))*100;0;100;1);[.E$1])*1000" office:value-type="float" office:value="934.436738491058" calcext:value-type="float">
            <text:p>934.436738491058</text:p>
          </table:table-cell>
          <table:table-cell table:formula="of:=QUARTILE(OFFSET([$'2021-03-07_g4dn-x2_qiskit-gpu_qft'.$C$2];(ROW()-ROW([.$A$28]))*100;0;100;1);[.F$1])*1000" office:value-type="float" office:value="934.653997421265" calcext:value-type="float">
            <text:p>934.653997421265</text:p>
          </table:table-cell>
          <table:table-cell table:formula="of:=QUARTILE(OFFSET([$'2021-03-07_g4dn-x2_qiskit-gpu_qft'.$C$2];(ROW()-ROW([.$A$28]))*100;0;100;1);[.G$1])*1000" office:value-type="float" office:value="934.840440750122" calcext:value-type="float">
            <text:p>934.840440750122</text:p>
          </table:table-cell>
          <table:table-cell table:formula="of:=QUARTILE(OFFSET([$'2021-03-07_g4dn-x2_qiskit-gpu_qft'.$C$2];(ROW()-ROW([.$A$28]))*100;0;100;1);[.H$1])*1000" office:value-type="float" office:value="984.299659729004" calcext:value-type="float">
            <text:p>984.299659729004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AVERAGE(OFFSET([$'2021-03-07_g4dn-x2_qiskit-gpu_qft'.$C$2];(ROW()-ROW([.$A$28]))*100;0;100;1))*1000" office:value-type="float" office:value="1973.61694097519" calcext:value-type="float">
            <text:p>1973.61694097519</text:p>
          </table:table-cell>
          <table:table-cell table:formula="of:=AVERAGE(OFFSET([$'2021-03-07_g4dn-x2_qiskit-gpu_qft'.$C$2];(ROW()-ROW([.$A$28]))*100;0;100;1))*1000" office:value-type="float" office:value="1973.61694097519" calcext:value-type="float">
            <text:p>1973.61694097519</text:p>
          </table:table-cell>
          <table:table-cell table:formula="of:=QUARTILE(OFFSET([$'2021-03-07_g4dn-x2_qiskit-gpu_qft'.$C$2];(ROW()-ROW([.$A$28]))*100;0;100;1);[.D$1])*1000" office:value-type="float" office:value="1970.25227546692" calcext:value-type="float">
            <text:p>1970.25227546692</text:p>
          </table:table-cell>
          <table:table-cell table:formula="of:=QUARTILE(OFFSET([$'2021-03-07_g4dn-x2_qiskit-gpu_qft'.$C$2];(ROW()-ROW([.$A$28]))*100;0;100;1);[.E$1])*1000" office:value-type="float" office:value="1970.55929899216" calcext:value-type="float">
            <text:p>1970.55929899216</text:p>
          </table:table-cell>
          <table:table-cell table:formula="of:=QUARTILE(OFFSET([$'2021-03-07_g4dn-x2_qiskit-gpu_qft'.$C$2];(ROW()-ROW([.$A$28]))*100;0;100;1);[.F$1])*1000" office:value-type="float" office:value="1970.71731090546" calcext:value-type="float">
            <text:p>1970.71731090546</text:p>
          </table:table-cell>
          <table:table-cell table:formula="of:=QUARTILE(OFFSET([$'2021-03-07_g4dn-x2_qiskit-gpu_qft'.$C$2];(ROW()-ROW([.$A$28]))*100;0;100;1);[.G$1])*1000" office:value-type="float" office:value="1970.82555294037" calcext:value-type="float">
            <text:p>1970.82555294037</text:p>
          </table:table-cell>
          <table:table-cell table:formula="of:=QUARTILE(OFFSET([$'2021-03-07_g4dn-x2_qiskit-gpu_qft'.$C$2];(ROW()-ROW([.$A$28]))*100;0;100;1);[.H$1])*1000" office:value-type="float" office:value="2021.47722244263" calcext:value-type="float">
            <text:p>2021.47722244263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AVERAGE(OFFSET([$'2021-03-07_g4dn-x2_qiskit-gpu_qft'.$C$2];(ROW()-ROW([.$A$28]))*100;0;100;1))*1000" office:value-type="float" office:value="4191.28752708435" calcext:value-type="float">
            <text:p>4191.28752708435</text:p>
          </table:table-cell>
          <table:table-cell table:formula="of:=AVERAGE(OFFSET([$'2021-03-07_g4dn-x2_qiskit-gpu_qft'.$C$2];(ROW()-ROW([.$A$28]))*100;0;100;1))*1000" office:value-type="float" office:value="4191.28752708435" calcext:value-type="float">
            <text:p>4191.28752708435</text:p>
          </table:table-cell>
          <table:table-cell table:formula="of:=QUARTILE(OFFSET([$'2021-03-07_g4dn-x2_qiskit-gpu_qft'.$C$2];(ROW()-ROW([.$A$28]))*100;0;100;1);[.D$1])*1000" office:value-type="float" office:value="4184.04173851013" calcext:value-type="float">
            <text:p>4184.04173851013</text:p>
          </table:table-cell>
          <table:table-cell table:formula="of:=QUARTILE(OFFSET([$'2021-03-07_g4dn-x2_qiskit-gpu_qft'.$C$2];(ROW()-ROW([.$A$28]))*100;0;100;1);[.E$1])*1000" office:value-type="float" office:value="4184.4407916069" calcext:value-type="float">
            <text:p>4184.4407916069</text:p>
          </table:table-cell>
          <table:table-cell table:formula="of:=QUARTILE(OFFSET([$'2021-03-07_g4dn-x2_qiskit-gpu_qft'.$C$2];(ROW()-ROW([.$A$28]))*100;0;100;1);[.F$1])*1000" office:value-type="float" office:value="4184.61298942566" calcext:value-type="float">
            <text:p>4184.61298942566</text:p>
          </table:table-cell>
          <table:table-cell table:formula="of:=QUARTILE(OFFSET([$'2021-03-07_g4dn-x2_qiskit-gpu_qft'.$C$2];(ROW()-ROW([.$A$28]))*100;0;100;1);[.G$1])*1000" office:value-type="float" office:value="4189.88770246506" calcext:value-type="float">
            <text:p>4189.88770246506</text:p>
          </table:table-cell>
          <table:table-cell table:formula="of:=QUARTILE(OFFSET([$'2021-03-07_g4dn-x2_qiskit-gpu_qft'.$C$2];(ROW()-ROW([.$A$28]))*100;0;100;1);[.H$1])*1000" office:value-type="float" office:value="4240.95296859741" calcext:value-type="float">
            <text:p>4240.95296859741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OFFSET([$'2021-03-07_g4dn-x2_qiskit-gpu_qft'.$C$2];(ROW()-ROW([.$A$28]))*100;0;100;1))*1000" office:value-type="float" office:value="8934.5498085022" calcext:value-type="float">
            <text:p>8934.5498085022</text:p>
          </table:table-cell>
          <table:table-cell table:formula="of:=AVERAGE(OFFSET([$'2021-03-07_g4dn-x2_qiskit-gpu_qft'.$C$2];(ROW()-ROW([.$A$28]))*100;0;100;1))*1000" office:value-type="float" office:value="8934.5498085022" calcext:value-type="float">
            <text:p>8934.5498085022</text:p>
          </table:table-cell>
          <table:table-cell table:formula="of:=QUARTILE(OFFSET([$'2021-03-07_g4dn-x2_qiskit-gpu_qft'.$C$2];(ROW()-ROW([.$A$28]))*100;0;100;1);[.D$1])*1000" office:value-type="float" office:value="8894.67549324036" calcext:value-type="float">
            <text:p>8894.67549324036</text:p>
          </table:table-cell>
          <table:table-cell table:formula="of:=QUARTILE(OFFSET([$'2021-03-07_g4dn-x2_qiskit-gpu_qft'.$C$2];(ROW()-ROW([.$A$28]))*100;0;100;1);[.E$1])*1000" office:value-type="float" office:value="8915.08221626282" calcext:value-type="float">
            <text:p>8915.08221626282</text:p>
          </table:table-cell>
          <table:table-cell table:formula="of:=QUARTILE(OFFSET([$'2021-03-07_g4dn-x2_qiskit-gpu_qft'.$C$2];(ROW()-ROW([.$A$28]))*100;0;100;1);[.F$1])*1000" office:value-type="float" office:value="8923.05076122284" calcext:value-type="float">
            <text:p>8923.05076122284</text:p>
          </table:table-cell>
          <table:table-cell table:formula="of:=QUARTILE(OFFSET([$'2021-03-07_g4dn-x2_qiskit-gpu_qft'.$C$2];(ROW()-ROW([.$A$28]))*100;0;100;1);[.G$1])*1000" office:value-type="float" office:value="8961.22163534164" calcext:value-type="float">
            <text:p>8961.22163534164</text:p>
          </table:table-cell>
          <table:table-cell table:formula="of:=QUARTILE(OFFSET([$'2021-03-07_g4dn-x2_qiskit-gpu_qft'.$C$2];(ROW()-ROW([.$A$28]))*100;0;100;1);[.H$1])*1000" office:value-type="float" office:value="9016.54934883118" calcext:value-type="float">
            <text:p>9016.54934883118</text:p>
          </table:table-cell>
          <table:table-cell office:value-type="string" calcext:value-type="string">
            <text:p>Qisk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5367" calcext:value-type="float">
            <text:p>1.05367</text:p>
          </table:table-cell>
          <table:table-cell office:value-type="float" office:value="0.323336" calcext:value-type="float">
            <text:p>0.323336</text:p>
          </table:table-cell>
          <table:table-cell office:value-type="float" office:value="0.781" calcext:value-type="float">
            <text:p>0.781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841" calcext:value-type="float">
            <text:p>0.841</text:p>
          </table:table-cell>
          <table:table-cell office:value-type="float" office:value="1.492" calcext:value-type="float">
            <text:p>1.492</text:p>
          </table:table-cell>
          <table:table-cell office:value-type="float" office:value="1.603" calcext:value-type="float">
            <text:p>1.603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399" calcext:value-type="float">
            <text:p>0.95399</text:p>
          </table:table-cell>
          <table:table-cell office:value-type="float" office:value="0.0245835" calcext:value-type="float">
            <text:p>0.024583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968" calcext:value-type="float">
            <text:p>0.968</text:p>
          </table:table-cell>
          <table:table-cell office:value-type="float" office:value="1.044" calcext:value-type="float">
            <text:p>1.044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2797" calcext:value-type="float">
            <text:p>1.12797</text:p>
          </table:table-cell>
          <table:table-cell office:value-type="float" office:value="0.0294138" calcext:value-type="float">
            <text:p>0.0294138</text:p>
          </table:table-cell>
          <table:table-cell office:value-type="float" office:value="1.047" calcext:value-type="float">
            <text:p>1.047</text:p>
          </table:table-cell>
          <table:table-cell office:value-type="float" office:value="1.112" calcext:value-type="float">
            <text:p>1.112</text:p>
          </table:table-cell>
          <table:table-cell office:value-type="float" office:value="1.1265" calcext:value-type="float">
            <text:p>1.12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218" calcext:value-type="float">
            <text:p>1.218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008" calcext:value-type="float">
            <text:p>1.3008</text:p>
          </table:table-cell>
          <table:table-cell office:value-type="float" office:value="0.0272841" calcext:value-type="float">
            <text:p>0.0272841</text:p>
          </table:table-cell>
          <table:table-cell office:value-type="float" office:value="1.218" calcext:value-type="float">
            <text:p>1.218</text:p>
          </table:table-cell>
          <table:table-cell office:value-type="float" office:value="1.282" calcext:value-type="float">
            <text:p>1.282</text:p>
          </table:table-cell>
          <table:table-cell office:value-type="float" office:value="1.2955" calcext:value-type="float">
            <text:p>1.2955</text:p>
          </table:table-cell>
          <table:table-cell office:value-type="float" office:value="1.3185" calcext:value-type="float">
            <text:p>1.3185</text:p>
          </table:table-cell>
          <table:table-cell office:value-type="float" office:value="1.367" calcext:value-type="float">
            <text:p>1.367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9576" calcext:value-type="float">
            <text:p>1.49576</text:p>
          </table:table-cell>
          <table:table-cell office:value-type="float" office:value="0.0403829" calcext:value-type="float">
            <text:p>0.0403829</text:p>
          </table:table-cell>
          <table:table-cell office:value-type="float" office:value="1.411" calcext:value-type="float">
            <text:p>1.411</text:p>
          </table:table-cell>
          <table:table-cell office:value-type="float" office:value="1.4725" calcext:value-type="float">
            <text:p>1.4725</text:p>
          </table:table-cell>
          <table:table-cell office:value-type="float" office:value="1.494" calcext:value-type="float">
            <text:p>1.494</text:p>
          </table:table-cell>
          <table:table-cell office:value-type="float" office:value="1.52" calcext:value-type="float">
            <text:p>1.52</text:p>
          </table:table-cell>
          <table:table-cell office:value-type="float" office:value="1.601" calcext:value-type="float">
            <text:p>1.601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0799" calcext:value-type="float">
            <text:p>1.70799</text:p>
          </table:table-cell>
          <table:table-cell office:value-type="float" office:value="0.0457131" calcext:value-type="float">
            <text:p>0.0457131</text:p>
          </table:table-cell>
          <table:table-cell office:value-type="float" office:value="1.632" calcext:value-type="float">
            <text:p>1.632</text:p>
          </table:table-cell>
          <table:table-cell office:value-type="float" office:value="1.6705" calcext:value-type="float">
            <text:p>1.6705</text:p>
          </table:table-cell>
          <table:table-cell office:value-type="float" office:value="1.705" calcext:value-type="float">
            <text:p>1.705</text:p>
          </table:table-cell>
          <table:table-cell office:value-type="float" office:value="1.7505" calcext:value-type="float">
            <text:p>1.7505</text:p>
          </table:table-cell>
          <table:table-cell office:value-type="float" office:value="1.816" calcext:value-type="float">
            <text:p>1.816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8051" calcext:value-type="float">
            <text:p>2.08051</text:p>
          </table:table-cell>
          <table:table-cell office:value-type="float" office:value="0.0494646" calcext:value-type="float">
            <text:p>0.0494646</text:p>
          </table:table-cell>
          <table:table-cell office:value-type="float" office:value="1.991" calcext:value-type="float">
            <text:p>1.991</text:p>
          </table:table-cell>
          <table:table-cell office:value-type="float" office:value="2.0435" calcext:value-type="float">
            <text:p>2.0435</text:p>
          </table:table-cell>
          <table:table-cell office:value-type="float" office:value="2.077" calcext:value-type="float">
            <text:p>2.077</text:p>
          </table:table-cell>
          <table:table-cell office:value-type="float" office:value="2.108" calcext:value-type="float">
            <text:p>2.108</text:p>
          </table:table-cell>
          <table:table-cell office:value-type="float" office:value="2.261" calcext:value-type="float">
            <text:p>2.261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30951" calcext:value-type="float">
            <text:p>5.30951</text:p>
          </table:table-cell>
          <table:table-cell office:value-type="float" office:value="0.112508" calcext:value-type="float">
            <text:p>0.112508</text:p>
          </table:table-cell>
          <table:table-cell office:value-type="float" office:value="5.122" calcext:value-type="float">
            <text:p>5.122</text:p>
          </table:table-cell>
          <table:table-cell office:value-type="float" office:value="5.222" calcext:value-type="float">
            <text:p>5.222</text:p>
          </table:table-cell>
          <table:table-cell office:value-type="float" office:value="5.297" calcext:value-type="float">
            <text:p>5.297</text:p>
          </table:table-cell>
          <table:table-cell office:value-type="float" office:value="5.3845" calcext:value-type="float">
            <text:p>5.3845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5126" calcext:value-type="float">
            <text:p>26.5126</text:p>
          </table:table-cell>
          <table:table-cell office:value-type="float" office:value="0.784428" calcext:value-type="float">
            <text:p>0.784428</text:p>
          </table:table-cell>
          <table:table-cell office:value-type="float" office:value="19.814" calcext:value-type="float">
            <text:p>19.814</text:p>
          </table:table-cell>
          <table:table-cell office:value-type="float" office:value="26.3305" calcext:value-type="float">
            <text:p>26.3305</text:p>
          </table:table-cell>
          <table:table-cell office:value-type="float" office:value="26.546" calcext:value-type="float">
            <text:p>26.546</text:p>
          </table:table-cell>
          <table:table-cell office:value-type="float" office:value="26.804" calcext:value-type="float">
            <text:p>26.804</text:p>
          </table:table-cell>
          <table:table-cell office:value-type="float" office:value="27.961" calcext:value-type="float">
            <text:p>27.961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.7338" calcext:value-type="float">
            <text:p>61.7338</text:p>
          </table:table-cell>
          <table:table-cell office:value-type="float" office:value="5.29309" calcext:value-type="float">
            <text:p>5.29309</text:p>
          </table:table-cell>
          <table:table-cell office:value-type="float" office:value="26.946" calcext:value-type="float">
            <text:p>26.946</text:p>
          </table:table-cell>
          <table:table-cell office:value-type="float" office:value="60.2455" calcext:value-type="float">
            <text:p>60.2455</text:p>
          </table:table-cell>
          <table:table-cell office:value-type="float" office:value="60.976" calcext:value-type="float">
            <text:p>60.976</text:p>
          </table:table-cell>
          <table:table-cell office:value-type="float" office:value="61.652" calcext:value-type="float">
            <text:p>61.652</text:p>
          </table:table-cell>
          <table:table-cell office:value-type="float" office:value="77.626" calcext:value-type="float">
            <text:p>77.626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1853" calcext:value-type="float">
            <text:p>82.1853</text:p>
          </table:table-cell>
          <table:table-cell office:value-type="float" office:value="2.80077" calcext:value-type="float">
            <text:p>2.80077</text:p>
          </table:table-cell>
          <table:table-cell office:value-type="float" office:value="79.113" calcext:value-type="float">
            <text:p>79.113</text:p>
          </table:table-cell>
          <table:table-cell office:value-type="float" office:value="80.8385" calcext:value-type="float">
            <text:p>80.8385</text:p>
          </table:table-cell>
          <table:table-cell office:value-type="float" office:value="81.803" calcext:value-type="float">
            <text:p>81.803</text:p>
          </table:table-cell>
          <table:table-cell office:value-type="float" office:value="82.3" calcext:value-type="float">
            <text:p>82.3</text:p>
          </table:table-cell>
          <table:table-cell office:value-type="float" office:value="98.308" calcext:value-type="float">
            <text:p>98.308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.82" calcext:value-type="float">
            <text:p>102.82</text:p>
          </table:table-cell>
          <table:table-cell office:value-type="float" office:value="3.10067" calcext:value-type="float">
            <text:p>3.10067</text:p>
          </table:table-cell>
          <table:table-cell office:value-type="float" office:value="99.275" calcext:value-type="float">
            <text:p>99.275</text:p>
          </table:table-cell>
          <table:table-cell office:value-type="float" office:value="101.378" calcext:value-type="float">
            <text:p>101.378</text:p>
          </table:table-cell>
          <table:table-cell office:value-type="float" office:value="102.169" calcext:value-type="float">
            <text:p>102.169</text:p>
          </table:table-cell>
          <table:table-cell office:value-type="float" office:value="103.227" calcext:value-type="float">
            <text:p>103.227</text:p>
          </table:table-cell>
          <table:table-cell office:value-type="float" office:value="119.129" calcext:value-type="float">
            <text:p>119.129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5.358" calcext:value-type="float">
            <text:p>125.358</text:p>
          </table:table-cell>
          <table:table-cell office:value-type="float" office:value="3.0992" calcext:value-type="float">
            <text:p>3.0992</text:p>
          </table:table-cell>
          <table:table-cell office:value-type="float" office:value="112.232" calcext:value-type="float">
            <text:p>112.232</text:p>
          </table:table-cell>
          <table:table-cell office:value-type="float" office:value="123.976" calcext:value-type="float">
            <text:p>123.976</text:p>
          </table:table-cell>
          <table:table-cell office:value-type="float" office:value="124.894" calcext:value-type="float">
            <text:p>124.894</text:p>
          </table:table-cell>
          <table:table-cell office:value-type="float" office:value="126.195" calcext:value-type="float">
            <text:p>126.195</text:p>
          </table:table-cell>
          <table:table-cell office:value-type="float" office:value="141.52" calcext:value-type="float">
            <text:p>141.52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6.099" calcext:value-type="float">
            <text:p>146.099</text:p>
          </table:table-cell>
          <table:table-cell office:value-type="float" office:value="3.66882" calcext:value-type="float">
            <text:p>3.66882</text:p>
          </table:table-cell>
          <table:table-cell office:value-type="float" office:value="142.23" calcext:value-type="float">
            <text:p>142.23</text:p>
          </table:table-cell>
          <table:table-cell office:value-type="float" office:value="144.382" calcext:value-type="float">
            <text:p>144.382</text:p>
          </table:table-cell>
          <table:table-cell office:value-type="float" office:value="145.49" calcext:value-type="float">
            <text:p>145.49</text:p>
          </table:table-cell>
          <table:table-cell office:value-type="float" office:value="146.63" calcext:value-type="float">
            <text:p>146.63</text:p>
          </table:table-cell>
          <table:table-cell office:value-type="float" office:value="170.119" calcext:value-type="float">
            <text:p>170.119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.53" calcext:value-type="float">
            <text:p>169.53</text:p>
          </table:table-cell>
          <table:table-cell office:value-type="float" office:value="5.60543" calcext:value-type="float">
            <text:p>5.60543</text:p>
          </table:table-cell>
          <table:table-cell office:value-type="float" office:value="152.241" calcext:value-type="float">
            <text:p>152.241</text:p>
          </table:table-cell>
          <table:table-cell office:value-type="float" office:value="166.456" calcext:value-type="float">
            <text:p>166.456</text:p>
          </table:table-cell>
          <table:table-cell office:value-type="float" office:value="168.1" calcext:value-type="float">
            <text:p>168.1</text:p>
          </table:table-cell>
          <table:table-cell office:value-type="float" office:value="170.598" calcext:value-type="float">
            <text:p>170.598</text:p>
          </table:table-cell>
          <table:table-cell office:value-type="float" office:value="189.883" calcext:value-type="float">
            <text:p>189.883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5.494" calcext:value-type="float">
            <text:p>195.494</text:p>
          </table:table-cell>
          <table:table-cell office:value-type="float" office:value="5.51111" calcext:value-type="float">
            <text:p>5.51111</text:p>
          </table:table-cell>
          <table:table-cell office:value-type="float" office:value="188.437" calcext:value-type="float">
            <text:p>188.437</text:p>
          </table:table-cell>
          <table:table-cell office:value-type="float" office:value="192.742" calcext:value-type="float">
            <text:p>192.742</text:p>
          </table:table-cell>
          <table:table-cell office:value-type="float" office:value="194.074" calcext:value-type="float">
            <text:p>194.074</text:p>
          </table:table-cell>
          <table:table-cell office:value-type="float" office:value="195.91" calcext:value-type="float">
            <text:p>195.91</text:p>
          </table:table-cell>
          <table:table-cell office:value-type="float" office:value="217.423" calcext:value-type="float">
            <text:p>217.423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1.457" calcext:value-type="float">
            <text:p>231.457</text:p>
          </table:table-cell>
          <table:table-cell office:value-type="float" office:value="6.06869" calcext:value-type="float">
            <text:p>6.0686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27.766" calcext:value-type="float">
            <text:p>227.766</text:p>
          </table:table-cell>
          <table:table-cell office:value-type="float" office:value="229.892" calcext:value-type="float">
            <text:p>229.892</text:p>
          </table:table-cell>
          <table:table-cell office:value-type="float" office:value="231.534" calcext:value-type="float">
            <text:p>231.534</text:p>
          </table:table-cell>
          <table:table-cell office:value-type="float" office:value="252.87" calcext:value-type="float">
            <text:p>252.87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7.468" calcext:value-type="float">
            <text:p>287.468</text:p>
          </table:table-cell>
          <table:table-cell office:value-type="float" office:value="6.87809" calcext:value-type="float">
            <text:p>6.87809</text:p>
          </table:table-cell>
          <table:table-cell office:value-type="float" office:value="277.805" calcext:value-type="float">
            <text:p>277.805</text:p>
          </table:table-cell>
          <table:table-cell office:value-type="float" office:value="282.699" calcext:value-type="float">
            <text:p>282.699</text:p>
          </table:table-cell>
          <table:table-cell office:value-type="float" office:value="285.562" calcext:value-type="float">
            <text:p>285.562</text:p>
          </table:table-cell>
          <table:table-cell office:value-type="float" office:value="289.835" calcext:value-type="float">
            <text:p>289.835</text:p>
          </table:table-cell>
          <table:table-cell office:value-type="float" office:value="308.543" calcext:value-type="float">
            <text:p>308.543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6.117" calcext:value-type="float">
            <text:p>386.117</text:p>
          </table:table-cell>
          <table:table-cell office:value-type="float" office:value="8.93703" calcext:value-type="float">
            <text:p>8.93703</text:p>
          </table:table-cell>
          <table:table-cell office:value-type="float" office:value="367.518" calcext:value-type="float">
            <text:p>367.518</text:p>
          </table:table-cell>
          <table:table-cell office:value-type="float" office:value="381.455" calcext:value-type="float">
            <text:p>381.455</text:p>
          </table:table-cell>
          <table:table-cell office:value-type="float" office:value="385.831" calcext:value-type="float">
            <text:p>385.831</text:p>
          </table:table-cell>
          <table:table-cell office:value-type="float" office:value="389.237" calcext:value-type="float">
            <text:p>389.237</text:p>
          </table:table-cell>
          <table:table-cell office:value-type="float" office:value="410.666" calcext:value-type="float">
            <text:p>410.666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1.468" calcext:value-type="float">
            <text:p>431.468</text:p>
          </table:table-cell>
          <table:table-cell office:value-type="float" office:value="15.5862" calcext:value-type="float">
            <text:p>15.5862</text:p>
          </table:table-cell>
          <table:table-cell office:value-type="float" office:value="403.886" calcext:value-type="float">
            <text:p>403.886</text:p>
          </table:table-cell>
          <table:table-cell office:value-type="float" office:value="418.633" calcext:value-type="float">
            <text:p>418.633</text:p>
          </table:table-cell>
          <table:table-cell office:value-type="float" office:value="434.056" calcext:value-type="float">
            <text:p>434.056</text:p>
          </table:table-cell>
          <table:table-cell office:value-type="float" office:value="439.245" calcext:value-type="float">
            <text:p>439.245</text:p>
          </table:table-cell>
          <table:table-cell office:value-type="float" office:value="507.365" calcext:value-type="float">
            <text:p>507.365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3.819" calcext:value-type="float">
            <text:p>573.819</text:p>
          </table:table-cell>
          <table:table-cell office:value-type="float" office:value="34.849" calcext:value-type="float">
            <text:p>34.849</text:p>
          </table:table-cell>
          <table:table-cell office:value-type="float" office:value="524.33" calcext:value-type="float">
            <text:p>524.33</text:p>
          </table:table-cell>
          <table:table-cell office:value-type="float" office:value="541.814" calcext:value-type="float">
            <text:p>541.814</text:p>
          </table:table-cell>
          <table:table-cell office:value-type="float" office:value="568.127" calcext:value-type="float">
            <text:p>568.127</text:p>
          </table:table-cell>
          <table:table-cell office:value-type="float" office:value="596.944" calcext:value-type="float">
            <text:p>596.944</text:p>
          </table:table-cell>
          <table:table-cell office:value-type="float" office:value="675.176" calcext:value-type="float">
            <text:p>675.176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8.452" calcext:value-type="float">
            <text:p>838.452</text:p>
          </table:table-cell>
          <table:table-cell office:value-type="float" office:value="35.6797" calcext:value-type="float">
            <text:p>35.6797</text:p>
          </table:table-cell>
          <table:table-cell office:value-type="float" office:value="781.226" calcext:value-type="float">
            <text:p>781.226</text:p>
          </table:table-cell>
          <table:table-cell office:value-type="float" office:value="809.066" calcext:value-type="float">
            <text:p>809.066</text:p>
          </table:table-cell>
          <table:table-cell office:value-type="float" office:value="831.914" calcext:value-type="float">
            <text:p>831.914</text:p>
          </table:table-cell>
          <table:table-cell office:value-type="float" office:value="867.687" calcext:value-type="float">
            <text:p>867.687</text:p>
          </table:table-cell>
          <table:table-cell office:value-type="float" office:value="914.688" calcext:value-type="float">
            <text:p>914.688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55.72" calcext:value-type="float">
            <text:p>1355.72</text:p>
          </table:table-cell>
          <table:table-cell office:value-type="float" office:value="57.6333" calcext:value-type="float">
            <text:p>57.6333</text:p>
          </table:table-cell>
          <table:table-cell office:value-type="float" office:value="1260" calcext:value-type="float">
            <text:p>1260</text:p>
          </table:table-cell>
          <table:table-cell office:value-type="float" office:value="1306.4" calcext:value-type="float">
            <text:p>1306.4</text:p>
          </table:table-cell>
          <table:table-cell office:value-type="float" office:value="1348.36" calcext:value-type="float">
            <text:p>1348.36</text:p>
          </table:table-cell>
          <table:table-cell office:value-type="float" office:value="1405.35" calcext:value-type="float">
            <text:p>1405.35</text:p>
          </table:table-cell>
          <table:table-cell office:value-type="float" office:value="1465.15" calcext:value-type="float">
            <text:p>1465.15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43.31" calcext:value-type="float">
            <text:p>2343.31</text:p>
          </table:table-cell>
          <table:table-cell office:value-type="float" office:value="67.4788" calcext:value-type="float">
            <text:p>67.4788</text:p>
          </table:table-cell>
          <table:table-cell office:value-type="float" office:value="2248.91" calcext:value-type="float">
            <text:p>2248.91</text:p>
          </table:table-cell>
          <table:table-cell office:value-type="float" office:value="2299.43" calcext:value-type="float">
            <text:p>2299.43</text:p>
          </table:table-cell>
          <table:table-cell office:value-type="float" office:value="2320.48" calcext:value-type="float">
            <text:p>2320.48</text:p>
          </table:table-cell>
          <table:table-cell office:value-type="float" office:value="2364.59" calcext:value-type="float">
            <text:p>2364.59</text:p>
          </table:table-cell>
          <table:table-cell office:value-type="float" office:value="2555.51" calcext:value-type="float">
            <text:p>2555.51</text:p>
          </table:table-cell>
          <table:table-cell office:value-type="string" calcext:value-type="string">
            <text:p>Qrac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03.24" calcext:value-type="float">
            <text:p>4303.24</text:p>
          </table:table-cell>
          <table:table-cell office:value-type="float" office:value="88.0355" calcext:value-type="float">
            <text:p>88.0355</text:p>
          </table:table-cell>
          <table:table-cell office:value-type="float" office:value="4175.07" calcext:value-type="float">
            <text:p>4175.07</text:p>
          </table:table-cell>
          <table:table-cell office:value-type="float" office:value="4224.53" calcext:value-type="float">
            <text:p>4224.53</text:p>
          </table:table-cell>
          <table:table-cell office:value-type="float" office:value="4296.63" calcext:value-type="float">
            <text:p>4296.63</text:p>
          </table:table-cell>
          <table:table-cell office:value-type="float" office:value="4369.48" calcext:value-type="float">
            <text:p>4369.48</text:p>
          </table:table-cell>
          <table:table-cell office:value-type="float" office:value="4556.19" calcext:value-type="float">
            <text:p>4556.19</text:p>
          </table:table-cell>
          <table:table-cell office:value-type="string" calcext:value-type="string">
            <text:p>Qrack</text:p>
          </table:table-cell>
        </table:table-row>
      </table:table>
      <table:table table:name="2021-03-05_g4dn-2x_qcgpu_qf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_qubit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110852479934692" calcext:value-type="float">
            <text:p>0.1108524799346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8340110778809" calcext:value-type="float">
            <text:p>0.0026834011077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9498100280762" calcext:value-type="float">
            <text:p>0.0027949810028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413584709167481" calcext:value-type="float">
            <text:p>0.0041358470916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346755981445313" calcext:value-type="float">
            <text:p>0.0034675598144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7090072631836" calcext:value-type="float">
            <text:p>0.0027709007263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0448455810547" calcext:value-type="float">
            <text:p>0.0026044845581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0019302368164" calcext:value-type="float">
            <text:p>0.0026001930236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6252288818359" calcext:value-type="float">
            <text:p>0.0025625228881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4395942687988" calcext:value-type="float">
            <text:p>0.002743959426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9971618652344" calcext:value-type="float">
            <text:p>0.0025997161865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517265319824" calcext:value-type="float">
            <text:p>0.0025851726531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4763832092285" calcext:value-type="float">
            <text:p>0.0026476383209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5383720397949" calcext:value-type="float">
            <text:p>0.0026538372039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947093963623" calcext:value-type="float">
            <text:p>0.0025947093963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3653526306152" calcext:value-type="float">
            <text:p>0.0025365352630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8401374816895" calcext:value-type="float">
            <text:p>0.0027840137481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064270019531" calcext:value-type="float">
            <text:p>0.0025806427001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484561920166" calcext:value-type="float">
            <text:p>0.0025484561920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5049934387207" calcext:value-type="float">
            <text:p>0.0026504993438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5135040283203" calcext:value-type="float">
            <text:p>0.0027513504028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4011154174805" calcext:value-type="float">
            <text:p>0.0025401115417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9137153625488" calcext:value-type="float">
            <text:p>0.0025913715362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1701812744141" calcext:value-type="float">
            <text:p>0.0027170181274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7039070129395" calcext:value-type="float">
            <text:p>0.0025703907012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7110595703125" calcext:value-type="float">
            <text:p>0.0025711059570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0305404663086" calcext:value-type="float">
            <text:p>0.0026030540466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5707244873047" calcext:value-type="float">
            <text:p>0.002757072448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334358215332" calcext:value-type="float">
            <text:p>0.0025334358215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159637451172" calcext:value-type="float">
            <text:p>0.0025815963745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5537033081055" calcext:value-type="float">
            <text:p>0.002555370330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005672454834" calcext:value-type="float">
            <text:p>0.0027005672454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183479309082" calcext:value-type="float">
            <text:p>0.0025818347930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064270019531" calcext:value-type="float">
            <text:p>0.0025806427001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4883041381836" calcext:value-type="float">
            <text:p>0.0026488304138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564949035645" calcext:value-type="float">
            <text:p>0.0025856494903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6729125976562" calcext:value-type="float">
            <text:p>0.0025672912597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2223014831543" calcext:value-type="float">
            <text:p>0.0025222301483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5754928588867" calcext:value-type="float">
            <text:p>0.0027575492858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9590148925781" calcext:value-type="float">
            <text:p>0.0025959014892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0400772094727" calcext:value-type="float">
            <text:p>0.0026040077209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5489349365234" calcext:value-type="float">
            <text:p>0.0025548934936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468204498291" calcext:value-type="float">
            <text:p>0.0027468204498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2962112426758" calcext:value-type="float">
            <text:p>0.0025296211242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9160995483398" calcext:value-type="float">
            <text:p>0.0025916099548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7815589904785" calcext:value-type="float">
            <text:p>0.0026781558990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5823135375977" calcext:value-type="float">
            <text:p>0.002558231353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6514549255371" calcext:value-type="float">
            <text:p>0.0025651454925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421897888184" calcext:value-type="float">
            <text:p>0.0025842189788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4014472961426" calcext:value-type="float">
            <text:p>0.0027401447296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4082679748535" calcext:value-type="float">
            <text:p>0.0025408267974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7349014282227" calcext:value-type="float">
            <text:p>0.0025734901428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327205657959" calcext:value-type="float">
            <text:p>0.0025327205657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2274017333984" calcext:value-type="float">
            <text:p>0.002722740173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5942344665527" calcext:value-type="float">
            <text:p>0.0025594234466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4178047180176" calcext:value-type="float">
            <text:p>0.0025417804718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3023376464844" calcext:value-type="float">
            <text:p>0.0026302337646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1569023132324" calcext:value-type="float">
            <text:p>0.0026156902313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7110595703125" calcext:value-type="float">
            <text:p>0.0025711059570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334358215332" calcext:value-type="float">
            <text:p>0.0025334358215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89058685302734" calcext:value-type="float">
            <text:p>0.0028905868530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6919860839844" calcext:value-type="float">
            <text:p>0.0025691986083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2890586853027" calcext:value-type="float">
            <text:p>0.002528905868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350372314453" calcext:value-type="float">
            <text:p>0.0025835037231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4419784545898" calcext:value-type="float">
            <text:p>0.0027441978454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486946105957" calcext:value-type="float">
            <text:p>0.0025486946105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9613990783691" calcext:value-type="float">
            <text:p>0.0025961399078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7744064331055" calcext:value-type="float">
            <text:p>0.0026774406433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5465507507324" calcext:value-type="float">
            <text:p>0.0025546550750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6037712097168" calcext:value-type="float">
            <text:p>0.0025603771209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7062911987305" calcext:value-type="float">
            <text:p>0.0025706291198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4562835693359" calcext:value-type="float">
            <text:p>0.0027456283569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5537033081055" calcext:value-type="float">
            <text:p>0.002555370330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469581604004" calcext:value-type="float">
            <text:p>0.002584695816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4225730895996" calcext:value-type="float">
            <text:p>0.002542257308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6374816894531" calcext:value-type="float">
            <text:p>0.0027637481689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9542465209961" calcext:value-type="float">
            <text:p>0.00259542465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5537033081055" calcext:value-type="float">
            <text:p>0.002555370330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1235237121582" calcext:value-type="float">
            <text:p>0.0026123523712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400089263916" calcext:value-type="float">
            <text:p>0.0026400089263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005672454834" calcext:value-type="float">
            <text:p>0.0027005672454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2532958984375" calcext:value-type="float">
            <text:p>0.0025253295898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8472900390625" calcext:value-type="float">
            <text:p>0.0027847290039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135795593262" calcext:value-type="float">
            <text:p>0.0025813579559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3415107727051" calcext:value-type="float">
            <text:p>0.0025341510772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5608558654785" calcext:value-type="float">
            <text:p>0.0025560855865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7066230773926" calcext:value-type="float">
            <text:p>0.0027706623077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3486633300781" calcext:value-type="float">
            <text:p>0.0025348663330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612632751465" calcext:value-type="float">
            <text:p>0.0025861263275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67863273620605" calcext:value-type="float">
            <text:p>0.0026786327362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7039070129395" calcext:value-type="float">
            <text:p>0.0025703907012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7062911987305" calcext:value-type="float">
            <text:p>0.0025706291198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8255004882812" calcext:value-type="float">
            <text:p>0.0025825500488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3489952087402" calcext:value-type="float">
            <text:p>0.0027348995208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3081321716309" calcext:value-type="float">
            <text:p>0.0025308132171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6609916687012" calcext:value-type="float">
            <text:p>0.002566099166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324821472168" calcext:value-type="float">
            <text:p>0.0025324821472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75564193725586" calcext:value-type="float">
            <text:p>0.0027556419372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6109237670898" calcext:value-type="float">
            <text:p>0.0025610923767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4" calcext:value-type="float">
            <text:p>4</text:p>
          </table:table-cell>
          <table:table-cell office:value-type="float" office:value="0.00253391265869141" calcext:value-type="float">
            <text:p>0.0025339126586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99398803710937" calcext:value-type="float">
            <text:p>0.0039939880371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2515449523926" calcext:value-type="float">
            <text:p>0.0036251544952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995002746582" calcext:value-type="float">
            <text:p>0.0036499500274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3734703063965" calcext:value-type="float">
            <text:p>0.003837347030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780426025391" calcext:value-type="float">
            <text:p>0.0036478042602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0444526672363" calcext:value-type="float">
            <text:p>0.0038044452667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768913269043" calcext:value-type="float">
            <text:p>0.0036768913269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5853309631348" calcext:value-type="float">
            <text:p>0.0036585330963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5689735412598" calcext:value-type="float">
            <text:p>0.0038568973541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3993644714355" calcext:value-type="float">
            <text:p>0.0036399364471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7307662963867" calcext:value-type="float">
            <text:p>0.0036730766296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7678871154785" calcext:value-type="float">
            <text:p>0.0037767887115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5090370178223" calcext:value-type="float">
            <text:p>0.0036509037017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6834144592285" calcext:value-type="float">
            <text:p>0.0038683414459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9085540771484" calcext:value-type="float">
            <text:p>0.0037908554077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136695861816" calcext:value-type="float">
            <text:p>0.0036413669586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5737419128418" calcext:value-type="float">
            <text:p>0.0038573741912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5591049194336" calcext:value-type="float">
            <text:p>0.0036559104919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529468536377" calcext:value-type="float">
            <text:p>0.0037529468536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6044044494629" calcext:value-type="float">
            <text:p>0.0036604404449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6568565368652" calcext:value-type="float">
            <text:p>0.0036656856536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9623641967773" calcext:value-type="float">
            <text:p>0.0038962364196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3898277282715" calcext:value-type="float">
            <text:p>0.0036389827728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5209579467773" calcext:value-type="float">
            <text:p>0.0036520957946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9204750061035" calcext:value-type="float">
            <text:p>0.003792047500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0298156738281" calcext:value-type="float">
            <text:p>0.0036029815673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5928153991699" calcext:value-type="float">
            <text:p>0.0038592815399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323070526123" calcext:value-type="float">
            <text:p>0.0036323070526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8261337280273" calcext:value-type="float">
            <text:p>0.0036826133728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9933586120606" calcext:value-type="float">
            <text:p>0.0038993358612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5805625915527" calcext:value-type="float">
            <text:p>0.0036580562591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4650955200195" calcext:value-type="float">
            <text:p>0.0037465095520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8952751159668" calcext:value-type="float">
            <text:p>0.0036895275115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518165588379" calcext:value-type="float">
            <text:p>0.0036451816558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5284423828125" calcext:value-type="float">
            <text:p>0.0038528442382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5424156188965" calcext:value-type="float">
            <text:p>0.003654241561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6115570068359" calcext:value-type="float">
            <text:p>0.0036611557006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3162498474121" calcext:value-type="float">
            <text:p>0.0038316249847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5853309631348" calcext:value-type="float">
            <text:p>0.0036585330963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4259223937988" calcext:value-type="float">
            <text:p>0.003842592239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7236137390137" calcext:value-type="float">
            <text:p>0.0036723613739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6854667663574" calcext:value-type="float">
            <text:p>0.0036685466766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6404991149902" calcext:value-type="float">
            <text:p>0.0038640499114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7249717712402" calcext:value-type="float">
            <text:p>0.0037724971771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3101234436035" calcext:value-type="float">
            <text:p>0.003731012344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9691848754883" calcext:value-type="float">
            <text:p>0.0036969184875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2086296081543" calcext:value-type="float">
            <text:p>0.0036208629608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1278991699219" calcext:value-type="float">
            <text:p>0.0038127899169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1156463623047" calcext:value-type="float">
            <text:p>0.003611564636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003589630127" calcext:value-type="float">
            <text:p>0.0036003589630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8775596618652" calcext:value-type="float">
            <text:p>0.0037877559661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58915328979492" calcext:value-type="float">
            <text:p>0.0035891532897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6749038696289" calcext:value-type="float">
            <text:p>0.0037674903869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156177520752" calcext:value-type="float">
            <text:p>0.0036156177520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1919403076172" calcext:value-type="float">
            <text:p>0.0036191940307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1588935852051" calcext:value-type="float">
            <text:p>0.0038158893585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63737487793" calcext:value-type="float">
            <text:p>0.0036463737487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4579429626465" calcext:value-type="float">
            <text:p>0.0037457942962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2314453125" calcext:value-type="float">
            <text:p>0.003723144531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2706184387207" calcext:value-type="float">
            <text:p>0.0036270618438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3543968200684" calcext:value-type="float">
            <text:p>0.0038354396820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2634658813477" calcext:value-type="float">
            <text:p>0.0036263465881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232063293457" calcext:value-type="float">
            <text:p>0.0036423206329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0825996398926" calcext:value-type="float">
            <text:p>0.0038082599639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232063293457" calcext:value-type="float">
            <text:p>0.0036423206329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1098518371582" calcext:value-type="float">
            <text:p>0.0037109851837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5519523620606" calcext:value-type="float">
            <text:p>0.0036551952362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3636016845703" calcext:value-type="float">
            <text:p>0.0036363601684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2328033447266" calcext:value-type="float">
            <text:p>0.0038232803344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0465049743652" calcext:value-type="float">
            <text:p>0.0036046504974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59749794006348" calcext:value-type="float">
            <text:p>0.0035974979400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9562377929688" calcext:value-type="float">
            <text:p>0.0037956237792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2838973999023" calcext:value-type="float">
            <text:p>0.003728389739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6200675964355" calcext:value-type="float">
            <text:p>0.0037620067596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3779067993164" calcext:value-type="float">
            <text:p>0.0036377906799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1800193786621" calcext:value-type="float">
            <text:p>0.0036180019378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1827354431152" calcext:value-type="float">
            <text:p>0.0038182735443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2491607666016" calcext:value-type="float">
            <text:p>0.003624916076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2873077392578" calcext:value-type="float">
            <text:p>0.0036287307739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6415252685547" calcext:value-type="float">
            <text:p>0.0037641525268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3993644714355" calcext:value-type="float">
            <text:p>0.0036399364471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3520126342773" calcext:value-type="float">
            <text:p>0.0038352012634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089012145996" calcext:value-type="float">
            <text:p>0.003640890121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2348556518555" calcext:value-type="float">
            <text:p>0.0036234855651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449764251709" calcext:value-type="float">
            <text:p>0.0038449764251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3779067993164" calcext:value-type="float">
            <text:p>0.0036377906799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7430191040039" calcext:value-type="float">
            <text:p>0.00387430191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041328430176" calcext:value-type="float">
            <text:p>0.0036404132843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2873077392578" calcext:value-type="float">
            <text:p>0.0036287307739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9657745361328" calcext:value-type="float">
            <text:p>0.0037965774536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59964370727539" calcext:value-type="float">
            <text:p>0.0035996437072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59034538269043" calcext:value-type="float">
            <text:p>0.003590345382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2232666015625" calcext:value-type="float">
            <text:p>0.0038223266601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2038612365723" calcext:value-type="float">
            <text:p>0.0036203861236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77845764160156" calcext:value-type="float">
            <text:p>0.0037784576416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3516807556152" calcext:value-type="float">
            <text:p>0.0036351680755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4398956298828" calcext:value-type="float">
            <text:p>0.0036439895629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82423400878906" calcext:value-type="float">
            <text:p>0.0038242340087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308765411377" calcext:value-type="float">
            <text:p>0.0036308765411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5" calcext:value-type="float">
            <text:p>5</text:p>
          </table:table-cell>
          <table:table-cell office:value-type="float" office:value="0.00361943244934082" calcext:value-type="float">
            <text:p>0.0036194324493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11264801025391" calcext:value-type="float">
            <text:p>0.0051126480102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5754013061523" calcext:value-type="float">
            <text:p>0.0048575401306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7875938415527" calcext:value-type="float">
            <text:p>0.0048787593841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9960441589356" calcext:value-type="float">
            <text:p>0.0047996044158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8519668579102" calcext:value-type="float">
            <text:p>0.0048851966857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9483604431152" calcext:value-type="float">
            <text:p>0.0047948360443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0188598632813" calcext:value-type="float">
            <text:p>0.0049018859863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7981567382813" calcext:value-type="float">
            <text:p>0.0047798156738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431324005127" calcext:value-type="float">
            <text:p>0.0049431324005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222541809082" calcext:value-type="float">
            <text:p>0.0048222541809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3717193603516" calcext:value-type="float">
            <text:p>0.0049371719360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3049621582031" calcext:value-type="float">
            <text:p>0.004930496215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13330078125" calcext:value-type="float">
            <text:p>0.0049133300781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1438636779785" calcext:value-type="float">
            <text:p>0.0048143863677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2405891418457" calcext:value-type="float">
            <text:p>0.0049240589141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8959083557129" calcext:value-type="float">
            <text:p>0.0047895908355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5123863220215" calcext:value-type="float">
            <text:p>0.0049512386322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9197502136231" calcext:value-type="float">
            <text:p>0.0047919750213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4956970214844" calcext:value-type="float">
            <text:p>0.0049495697021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905445098877" calcext:value-type="float">
            <text:p>0.0047905445098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6029853820801" calcext:value-type="float">
            <text:p>0.0049602985382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0794906616211" calcext:value-type="float">
            <text:p>0.0048079490661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8904457092285" calcext:value-type="float">
            <text:p>0.0050890445709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7886199951172" calcext:value-type="float">
            <text:p>0.0047788619995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4936408996582" calcext:value-type="float">
            <text:p>0.0054936408996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46956062316895" calcext:value-type="float">
            <text:p>0.0054695606231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32913208007813" calcext:value-type="float">
            <text:p>0.0053291320800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51629066467285" calcext:value-type="float">
            <text:p>0.0055162906646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32650947570801" calcext:value-type="float">
            <text:p>0.0053265094757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52058219909668" calcext:value-type="float">
            <text:p>0.0055205821990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33342361450195" calcext:value-type="float">
            <text:p>0.0053334236145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47957420349121" calcext:value-type="float">
            <text:p>0.0054795742034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47432899475098" calcext:value-type="float">
            <text:p>0.0054743289947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43212890625" calcext:value-type="float">
            <text:p>0.005432128906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44309616088867" calcext:value-type="float">
            <text:p>0.0054430961608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31387329101563" calcext:value-type="float">
            <text:p>0.0053138732910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48648834228516" calcext:value-type="float">
            <text:p>0.0054864883422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30791282653809" calcext:value-type="float">
            <text:p>0.0053079128265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50699234008789" calcext:value-type="float">
            <text:p>0.0055069923400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27644157409668" calcext:value-type="float">
            <text:p>0.0052764415740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48315048217773" calcext:value-type="float">
            <text:p>0.0054831504821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26952743530273" calcext:value-type="float">
            <text:p>0.0052695274353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65886497497559" calcext:value-type="float">
            <text:p>0.0056588649749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39636611938477" calcext:value-type="float">
            <text:p>0.0053963661193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30433654785156" calcext:value-type="float">
            <text:p>0.0053043365478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6459007263184" calcext:value-type="float">
            <text:p>0.0049645900726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8601455688477" calcext:value-type="float">
            <text:p>0.0047860145568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738883972168" calcext:value-type="float">
            <text:p>0.0049738883972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9459762573242" calcext:value-type="float">
            <text:p>0.0047945976257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436092376709" calcext:value-type="float">
            <text:p>0.0049436092376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8076934814453" calcext:value-type="float">
            <text:p>0.0047807693481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5409965515137" calcext:value-type="float">
            <text:p>0.0049540996551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8649139404297" calcext:value-type="float">
            <text:p>0.0047864913940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10668754577637" calcext:value-type="float">
            <text:p>0.0051066875457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9197502136231" calcext:value-type="float">
            <text:p>0.0047919750213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8867034912109" calcext:value-type="float">
            <text:p>0.0049886703491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9435920715332" calcext:value-type="float">
            <text:p>0.0047943592071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9510765075684" calcext:value-type="float">
            <text:p>0.0049951076507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9531288146973" calcext:value-type="float">
            <text:p>0.004795312881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7555732727051" calcext:value-type="float">
            <text:p>0.0049755573272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2010841369629" calcext:value-type="float">
            <text:p>0.0048201084136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9868392944336" calcext:value-type="float">
            <text:p>0.0049986839294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0127334594727" calcext:value-type="float">
            <text:p>0.0048012733459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0798225402832" calcext:value-type="float">
            <text:p>0.0050079822540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5481491088867" calcext:value-type="float">
            <text:p>0.0049548149108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7674942016602" calcext:value-type="float">
            <text:p>0.0049767494201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8100776672363" calcext:value-type="float">
            <text:p>0.0047810077667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9153137207031" calcext:value-type="float">
            <text:p>0.004991531372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0413436889648" calcext:value-type="float">
            <text:p>0.0048041343688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2800941467285" calcext:value-type="float">
            <text:p>0.0050280094146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7218627929688" calcext:value-type="float">
            <text:p>0.0047721862792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74365234375" calcext:value-type="float">
            <text:p>0.0049743652343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7743148803711" calcext:value-type="float">
            <text:p>0.0047774314880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0893592834473" calcext:value-type="float">
            <text:p>0.0050089359283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7337837219238" calcext:value-type="float">
            <text:p>0.0047733783721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15103340148926" calcext:value-type="float">
            <text:p>0.0051510334014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1319427490234" calcext:value-type="float">
            <text:p>0.0048131942749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0249862670898" calcext:value-type="float">
            <text:p>0.0050024986267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0222702026367" calcext:value-type="float">
            <text:p>0.0048022270202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9415397644043" calcext:value-type="float">
            <text:p>0.004994153976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2439994812012" calcext:value-type="float">
            <text:p>0.004824399948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2729415893555" calcext:value-type="float">
            <text:p>0.0050272941589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1986999511719" calcext:value-type="float">
            <text:p>0.0048198699951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1370429992676" calcext:value-type="float">
            <text:p>0.0050137042999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2773780822754" calcext:value-type="float">
            <text:p>0.0048277378082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2824783325195" calcext:value-type="float">
            <text:p>0.0050282478332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9916076660156" calcext:value-type="float">
            <text:p>0.0049991607666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2824783325195" calcext:value-type="float">
            <text:p>0.0050282478332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8506088256836" calcext:value-type="float">
            <text:p>0.0047850608825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896240234375" calcext:value-type="float">
            <text:p>0.0049896240234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1343269348145" calcext:value-type="float">
            <text:p>0.0048134326934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9796867370606" calcext:value-type="float">
            <text:p>0.0049979686737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79936599731445" calcext:value-type="float">
            <text:p>0.0047993659973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9916076660156" calcext:value-type="float">
            <text:p>0.0049991607666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1700897216797" calcext:value-type="float">
            <text:p>0.0048170089721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9963760375977" calcext:value-type="float">
            <text:p>0.004999637603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0151176452637" calcext:value-type="float">
            <text:p>0.0048015117645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504875183105469" calcext:value-type="float">
            <text:p>0.0050487518310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80866432189941" calcext:value-type="float">
            <text:p>0.0048086643218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6" calcext:value-type="float">
            <text:p>6</text:p>
          </table:table-cell>
          <table:table-cell office:value-type="float" office:value="0.00498318672180176" calcext:value-type="float">
            <text:p>0.0049831867218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4241104125977" calcext:value-type="float">
            <text:p>0.006342411041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8927688598633" calcext:value-type="float">
            <text:p>0.0064892768859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6495819091797" calcext:value-type="float">
            <text:p>0.0064649581909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1403923034668" calcext:value-type="float">
            <text:p>0.0063140392303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694881439209" calcext:value-type="float">
            <text:p>0.0064694881439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6734237670898" calcext:value-type="float">
            <text:p>0.0064673423767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2561912536621" calcext:value-type="float">
            <text:p>0.0064256191253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9285316467285" calcext:value-type="float">
            <text:p>0.0064928531646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9642944335938" calcext:value-type="float">
            <text:p>0.0064964294433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2119178771973" calcext:value-type="float">
            <text:p>0.006321191787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0668144226074" calcext:value-type="float">
            <text:p>0.0065066814422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1788711547852" calcext:value-type="float">
            <text:p>0.0065178871154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9591941833496" calcext:value-type="float">
            <text:p>0.0062959194183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4826889038086" calcext:value-type="float">
            <text:p>0.0064482688903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62565231323242" calcext:value-type="float">
            <text:p>0.0066256523132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5467300415039" calcext:value-type="float">
            <text:p>0.006254673004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542293548584" calcext:value-type="float">
            <text:p>0.0064542293548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9462471008301" calcext:value-type="float">
            <text:p>0.0063946247100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6492500305176" calcext:value-type="float">
            <text:p>0.0062649250030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0191307067871" calcext:value-type="float">
            <text:p>0.0065019130706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626766204834" calcext:value-type="float">
            <text:p>0.0063626766204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3096694946289" calcext:value-type="float">
            <text:p>0.0063309669494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8702850341797" calcext:value-type="float">
            <text:p>0.0065870285034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7970695495606" calcext:value-type="float">
            <text:p>0.0062797069549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0583038330078" calcext:value-type="float">
            <text:p>0.0064058303833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7830963134766" calcext:value-type="float">
            <text:p>0.0064783096313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3512268066406" calcext:value-type="float">
            <text:p>0.0062351226806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6591186523438" calcext:value-type="float">
            <text:p>0.0064659118652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3290748596191" calcext:value-type="float">
            <text:p>0.0065329074859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9258155822754" calcext:value-type="float">
            <text:p>0.0062925815582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7521018981934" calcext:value-type="float">
            <text:p>0.0064752101898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65974617004395" calcext:value-type="float">
            <text:p>0.0066597461700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1141662597656" calcext:value-type="float">
            <text:p>0.0063114166259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8260116577148" calcext:value-type="float">
            <text:p>0.0064826011657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1168823242188" calcext:value-type="float">
            <text:p>0.0065116882324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7517700195313" calcext:value-type="float">
            <text:p>0.0062751770019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0572776794434" calcext:value-type="float">
            <text:p>0.0065057277679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544677734375" calcext:value-type="float">
            <text:p>0.0064544677734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870979309082" calcext:value-type="float">
            <text:p>0.0062870979309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66522979736328" calcext:value-type="float">
            <text:p>0.0066652297973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0691986083984" calcext:value-type="float">
            <text:p>0.006506919860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2739067077637" calcext:value-type="float">
            <text:p>0.0063273906707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1884078979492" calcext:value-type="float">
            <text:p>0.0065188407897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4731521606445" calcext:value-type="float">
            <text:p>0.0064473152160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0950927734375" calcext:value-type="float">
            <text:p>0.0063095092773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1240348815918" calcext:value-type="float">
            <text:p>0.0065124034881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8103485107422" calcext:value-type="float">
            <text:p>0.0063810348510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6482238769531" calcext:value-type="float">
            <text:p>0.0063648223876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60324096679688" calcext:value-type="float">
            <text:p>0.0066032409667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2023811340332" calcext:value-type="float">
            <text:p>0.0063202381134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7936592102051" calcext:value-type="float">
            <text:p>0.0063793659210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9929046630859" calcext:value-type="float">
            <text:p>0.0064992904663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0450248718262" calcext:value-type="float">
            <text:p>0.0063045024871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4469261169434" calcext:value-type="float">
            <text:p>0.0064446926116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6519660949707" calcext:value-type="float">
            <text:p>0.0064651966094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5896453857422" calcext:value-type="float">
            <text:p>0.0062589645385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65974617004395" calcext:value-type="float">
            <text:p>0.0066597461700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6710395812988" calcext:value-type="float">
            <text:p>0.006467103958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9210472106934" calcext:value-type="float">
            <text:p>0.0062921047210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6710395812988" calcext:value-type="float">
            <text:p>0.006467103958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3706321716309" calcext:value-type="float">
            <text:p>0.0064370632171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8733634948731" calcext:value-type="float">
            <text:p>0.0062873363494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7425651550293" calcext:value-type="float">
            <text:p>0.0064742565155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0572776794434" calcext:value-type="float">
            <text:p>0.0065057277679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3992424011231" calcext:value-type="float">
            <text:p>0.0064399242401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9833679199219" calcext:value-type="float">
            <text:p>0.0064983367919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9237632751465" calcext:value-type="float">
            <text:p>0.0064923763275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2309913635254" calcext:value-type="float">
            <text:p>0.0063230991363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4779205322266" calcext:value-type="float">
            <text:p>0.0064477920532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8260116577148" calcext:value-type="float">
            <text:p>0.0064826011657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5491142272949" calcext:value-type="float">
            <text:p>0.0062549114227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7139549255371" calcext:value-type="float">
            <text:p>0.0064713954925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4516944885254" calcext:value-type="float">
            <text:p>0.0064451694488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082145690918" calcext:value-type="float">
            <text:p>0.0064082145690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7377967834473" calcext:value-type="float">
            <text:p>0.0064737796783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7269020080566" calcext:value-type="float">
            <text:p>0.0063726902008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0569458007813" calcext:value-type="float">
            <text:p>0.0063056945800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0787353515625" calcext:value-type="float">
            <text:p>0.0065078735351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0021095275879" calcext:value-type="float">
            <text:p>0.0063002109527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7221336364746" calcext:value-type="float">
            <text:p>0.0063722133636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8593902587891" calcext:value-type="float">
            <text:p>0.0064859390258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089298248291" calcext:value-type="float">
            <text:p>0.0064089298248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3658638000488" calcext:value-type="float">
            <text:p>0.0064365863800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702033996582" calcext:value-type="float">
            <text:p>0.0064702033996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5491142272949" calcext:value-type="float">
            <text:p>0.0062549114227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9571418762207" calcext:value-type="float">
            <text:p>0.0064957141876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9881362915039" calcext:value-type="float">
            <text:p>0.006498813629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8852844238281" calcext:value-type="float">
            <text:p>0.0062885284423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9690628051758" calcext:value-type="float">
            <text:p>0.0064969062805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9929046630859" calcext:value-type="float">
            <text:p>0.0064992904663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2619857788086" calcext:value-type="float">
            <text:p>0.0063261985778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1335716247559" calcext:value-type="float">
            <text:p>0.0065133571624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5542144775391" calcext:value-type="float">
            <text:p>0.0064554214477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5371932983398" calcext:value-type="float">
            <text:p>0.0062537193298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8570060729981" calcext:value-type="float">
            <text:p>0.00648570060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1083717346191" calcext:value-type="float">
            <text:p>0.0064108371734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29663467407227" calcext:value-type="float">
            <text:p>0.0062966346740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48760795593262" calcext:value-type="float">
            <text:p>0.0064876079559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50262832641602" calcext:value-type="float">
            <text:p>0.0065026283264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7" calcext:value-type="float">
            <text:p>7</text:p>
          </table:table-cell>
          <table:table-cell office:value-type="float" office:value="0.00632071495056152" calcext:value-type="float">
            <text:p>0.0063207149505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5572013854981" calcext:value-type="float">
            <text:p>0.008255720138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2520256042481" calcext:value-type="float">
            <text:p>0.0082252025604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6239585876465" calcext:value-type="float">
            <text:p>0.0082623958587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14127922058106" calcext:value-type="float">
            <text:p>0.0081412792205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3923606872559" calcext:value-type="float">
            <text:p>0.0080392360687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35514068603516" calcext:value-type="float">
            <text:p>0.0083551406860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18371772766113" calcext:value-type="float">
            <text:p>0.0081837177276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2639465332031" calcext:value-type="float">
            <text:p>0.008226394653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7479362487793" calcext:value-type="float">
            <text:p>0.0082747936248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17656517028809" calcext:value-type="float">
            <text:p>0.0081765651702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6832313537598" calcext:value-type="float">
            <text:p>0.0080683231353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34798812866211" calcext:value-type="float">
            <text:p>0.0083479881286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3593139648438" calcext:value-type="float">
            <text:p>0.0082359313964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552433013916" calcext:value-type="float">
            <text:p>0.0082552433013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7884674072266" calcext:value-type="float">
            <text:p>0.0082788467407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4189186096191" calcext:value-type="float">
            <text:p>0.0082418918609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571174621582" calcext:value-type="float">
            <text:p>0.0080571174621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6001167297363" calcext:value-type="float">
            <text:p>0.0082600116729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38541984558106" calcext:value-type="float">
            <text:p>0.0083854198455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390308380127" calcext:value-type="float">
            <text:p>0.0082390308380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3879241943359" calcext:value-type="float">
            <text:p>0.0082387924194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1948051452637" calcext:value-type="float">
            <text:p>0.0082194805145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797867774963379" calcext:value-type="float">
            <text:p>0.0079786777496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18920135498047" calcext:value-type="float">
            <text:p>0.008189201354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0779800415039" calcext:value-type="float">
            <text:p>0.008207798004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3308219909668" calcext:value-type="float">
            <text:p>0.0083308219909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5619697570801" calcext:value-type="float">
            <text:p>0.0082561969757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3569297790527" calcext:value-type="float">
            <text:p>0.0082356929779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6379318237305" calcext:value-type="float">
            <text:p>0.0080637931823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1304321289063" calcext:value-type="float">
            <text:p>0.0082130432128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6668739318848" calcext:value-type="float">
            <text:p>0.0082666873931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40091705322266" calcext:value-type="float">
            <text:p>0.0084009170532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392692565918" calcext:value-type="float">
            <text:p>0.0082392692565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4737548828125" calcext:value-type="float">
            <text:p>0.0082473754882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263614654541" calcext:value-type="float">
            <text:p>0.0080263614654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16416740417481" calcext:value-type="float">
            <text:p>0.0081641674041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4069976806641" calcext:value-type="float">
            <text:p>0.0082406997680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9434394836426" calcext:value-type="float">
            <text:p>0.0082943439483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42022895812988" calcext:value-type="float">
            <text:p>0.008420228958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4928283691406" calcext:value-type="float">
            <text:p>0.0082492828369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9502601623535" calcext:value-type="float">
            <text:p>0.0080950260162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7952880859375" calcext:value-type="float">
            <text:p>0.0080795288085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0636749267578" calcext:value-type="float">
            <text:p>0.0082063674926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1590423583984" calcext:value-type="float">
            <text:p>0.008215904235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41069221496582" calcext:value-type="float">
            <text:p>0.0084106922149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5047492980957" calcext:value-type="float">
            <text:p>0.008250474929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12745094299316" calcext:value-type="float">
            <text:p>0.0081274509429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7476043701172" calcext:value-type="float">
            <text:p>0.0080747604370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6120376586914" calcext:value-type="float">
            <text:p>0.0082612037658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3044776916504" calcext:value-type="float">
            <text:p>0.0082304477691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3831558227539" calcext:value-type="float">
            <text:p>0.0082383155822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38184356689453" calcext:value-type="float">
            <text:p>0.0083818435668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13984870910645" calcext:value-type="float">
            <text:p>0.0081398487091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5854797363281" calcext:value-type="float">
            <text:p>0.0080585479736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1185111999512" calcext:value-type="float">
            <text:p>0.0082118511199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2854042053223" calcext:value-type="float">
            <text:p>0.0082285404205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1113586425781" calcext:value-type="float">
            <text:p>0.0082111358642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38804244995117" calcext:value-type="float">
            <text:p>0.0083880424499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12888145446777" calcext:value-type="float">
            <text:p>0.0081288814544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416202545166" calcext:value-type="float">
            <text:p>0.0080416202545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3330879211426" calcext:value-type="float">
            <text:p>0.0082333087921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5166702270508" calcext:value-type="float">
            <text:p>0.0082516670227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700252532959" calcext:value-type="float">
            <text:p>0.0082700252532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9052925109863" calcext:value-type="float">
            <text:p>0.0082905292510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40830802917481" calcext:value-type="float">
            <text:p>0.0084083080291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08095932006836" calcext:value-type="float">
            <text:p>0.0080809593200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550048828125" calcext:value-type="float">
            <text:p>0.0082550048828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3640823364258" calcext:value-type="float">
            <text:p>0.0082364082336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547664642334" calcext:value-type="float">
            <text:p>0.0082547664642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1256637573242" calcext:value-type="float">
            <text:p>0.0082125663757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4141502380371" calcext:value-type="float">
            <text:p>0.0082414150238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8674468994141" calcext:value-type="float">
            <text:p>0.0091867446899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0172290802002" calcext:value-type="float">
            <text:p>0.00901722908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04107093811035" calcext:value-type="float">
            <text:p>0.00904107093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7577743530273" calcext:value-type="float">
            <text:p>0.0091757774353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5956497192383" calcext:value-type="float">
            <text:p>0.0091595649719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30500030517578" calcext:value-type="float">
            <text:p>0.0093050003051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5598869323731" calcext:value-type="float">
            <text:p>0.0091559886932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2070274353027" calcext:value-type="float">
            <text:p>0.009120702743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2809371948242" calcext:value-type="float">
            <text:p>0.0091280937194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5741920471191" calcext:value-type="float">
            <text:p>0.0091574192047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4120674133301" calcext:value-type="float">
            <text:p>0.0091412067413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20486450195313" calcext:value-type="float">
            <text:p>0.0092048645019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3214683532715" calcext:value-type="float">
            <text:p>0.0091321468353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392993927002" calcext:value-type="float">
            <text:p>0.00913929939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02628898620606" calcext:value-type="float">
            <text:p>0.0090262889862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9714527130127" calcext:value-type="float">
            <text:p>0.0089714527130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0091400146485" calcext:value-type="float">
            <text:p>0.0091009140014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24277305603027" calcext:value-type="float">
            <text:p>0.009242773056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3119316101074" calcext:value-type="float">
            <text:p>0.0091311931610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2857055664063" calcext:value-type="float">
            <text:p>0.0091285705566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3214683532715" calcext:value-type="float">
            <text:p>0.0091321468353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4311408996582" calcext:value-type="float">
            <text:p>0.0091431140899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91707706451416" calcext:value-type="float">
            <text:p>0.0091707706451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6716423034668" calcext:value-type="float">
            <text:p>0.0082671642303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1852684020996" calcext:value-type="float">
            <text:p>0.008218526840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799846649169922" calcext:value-type="float">
            <text:p>0.0079984664916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17322731018066" calcext:value-type="float">
            <text:p>0.0081732273101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1208953857422" calcext:value-type="float">
            <text:p>0.0082120895385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8" calcext:value-type="float">
            <text:p>8</text:p>
          </table:table-cell>
          <table:table-cell office:value-type="float" office:value="0.00822830200195313" calcext:value-type="float">
            <text:p>0.0082283020019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661682128906" calcext:value-type="float">
            <text:p>0.0101661682128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291107177734" calcext:value-type="float">
            <text:p>0.0102291107177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774765014648" calcext:value-type="float">
            <text:p>0.0100774765014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700855255127" calcext:value-type="float">
            <text:p>0.0100700855255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705623626709" calcext:value-type="float">
            <text:p>0.0100705623626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354122161865" calcext:value-type="float">
            <text:p>0.0101354122161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263523101807" calcext:value-type="float">
            <text:p>0.0101263523101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439952850342" calcext:value-type="float">
            <text:p>0.0101439952850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168155670166" calcext:value-type="float">
            <text:p>0.0101168155670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98934173584" calcext:value-type="float">
            <text:p>0.0100989341735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170539855957" calcext:value-type="float">
            <text:p>0.0101170539855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956295013428" calcext:value-type="float">
            <text:p>0.0102956295013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232528686523" calcext:value-type="float">
            <text:p>0.0101232528686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668834686279" calcext:value-type="float">
            <text:p>0.0101668834686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155208587646" calcext:value-type="float">
            <text:p>0.0102155208587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757049560547" calcext:value-type="float">
            <text:p>0.0101757049560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243423461914" calcext:value-type="float">
            <text:p>0.0102243423461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746486663818" calcext:value-type="float">
            <text:p>0.0102746486663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139545440674" calcext:value-type="float">
            <text:p>0.0101139545440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468563079834" calcext:value-type="float">
            <text:p>0.0101468563079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923942565918" calcext:value-type="float">
            <text:p>0.0101923942565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161003112793" calcext:value-type="float">
            <text:p>0.0101161003112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3142261505127" calcext:value-type="float">
            <text:p>0.0103142261505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217197418213" calcext:value-type="float">
            <text:p>0.0102217197418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892948150635" calcext:value-type="float">
            <text:p>0.0101892948150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019309997559" calcext:value-type="float">
            <text:p>0.0102019309997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152824401856" calcext:value-type="float">
            <text:p>0.0102152824401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312564849854" calcext:value-type="float">
            <text:p>0.0102312564849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573467254639" calcext:value-type="float">
            <text:p>0.0101573467254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735591888428" calcext:value-type="float">
            <text:p>0.0101735591888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437568664551" calcext:value-type="float">
            <text:p>0.0101437568664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288722991943" calcext:value-type="float">
            <text:p>0.0102288722991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429389953613" calcext:value-type="float">
            <text:p>0.0102429389953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517604827881" calcext:value-type="float">
            <text:p>0.0102517604827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078914642334" calcext:value-type="float">
            <text:p>0.0102078914642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076530456543" calcext:value-type="float">
            <text:p>0.0102076530456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943016052246" calcext:value-type="float">
            <text:p>0.0101943016052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444721221924" calcext:value-type="float">
            <text:p>0.0101444721221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000236511231" calcext:value-type="float">
            <text:p>0.0102000236511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757049560547" calcext:value-type="float">
            <text:p>0.0101757049560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346969604492" calcext:value-type="float">
            <text:p>0.0101346969604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475715637207" calcext:value-type="float">
            <text:p>0.0101475715637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358890533447" calcext:value-type="float">
            <text:p>0.0101358890533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3158950805664" calcext:value-type="float">
            <text:p>0.0103158950805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511478424072" calcext:value-type="float">
            <text:p>0.0101511478424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351737976074" calcext:value-type="float">
            <text:p>0.0101351737976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532936096191" calcext:value-type="float">
            <text:p>0.0101532936096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363658905029" calcext:value-type="float">
            <text:p>0.0101363658905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613998413086" calcext:value-type="float">
            <text:p>0.0101613998413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702213287354" calcext:value-type="float">
            <text:p>0.010170221328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571083068848" calcext:value-type="float">
            <text:p>0.0101571083068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071762084961" calcext:value-type="float">
            <text:p>0.0102071762084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399421691895" calcext:value-type="float">
            <text:p>0.010139942169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544857025146" calcext:value-type="float">
            <text:p>0.0101544857025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968215942383" calcext:value-type="float">
            <text:p>0.0102968215942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885795593262" calcext:value-type="float">
            <text:p>0.0101885795593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869106292725" calcext:value-type="float">
            <text:p>0.0101869106292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050304412842" calcext:value-type="float">
            <text:p>0.0102050304412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035999298096" calcext:value-type="float">
            <text:p>0.010203599929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833343505859" calcext:value-type="float">
            <text:p>0.0101833343505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039409637451" calcext:value-type="float">
            <text:p>0.0101039409637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905895233154" calcext:value-type="float">
            <text:p>0.0100905895233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774765014648" calcext:value-type="float">
            <text:p>0.0100774765014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948810577393" calcext:value-type="float">
            <text:p>0.0100948810577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336406707764" calcext:value-type="float">
            <text:p>0.0102336406707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082324981689" calcext:value-type="float">
            <text:p>0.0101082324981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960731506348" calcext:value-type="float">
            <text:p>0.0100960731506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256370544434" calcext:value-type="float">
            <text:p>0.0101256370544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072788238525" calcext:value-type="float">
            <text:p>0.0101072788238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932121276856" calcext:value-type="float">
            <text:p>0.0100932121276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8258724212646" calcext:value-type="float">
            <text:p>0.0108258724212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9825134277344" calcext:value-type="float">
            <text:p>0.0109825134277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10781192779541" calcext:value-type="float">
            <text:p>0.0110781192779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10466480255127" calcext:value-type="float">
            <text:p>0.0110466480255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17769241333" calcext:value-type="float">
            <text:p>0.0101177692413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909637451172" calcext:value-type="float">
            <text:p>0.0101909637451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924968719482" calcext:value-type="float">
            <text:p>0.0100924968719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939273834229" calcext:value-type="float">
            <text:p>0.0100939273834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98934173584" calcext:value-type="float">
            <text:p>0.0100989341735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327896118164" calcext:value-type="float">
            <text:p>0.0101327896118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264881134033" calcext:value-type="float">
            <text:p>0.0102264881134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161003112793" calcext:value-type="float">
            <text:p>0.0101161003112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194381713867" calcext:value-type="float">
            <text:p>0.0101194381713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180076599121" calcext:value-type="float">
            <text:p>0.0101180076599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463794708252" calcext:value-type="float">
            <text:p>0.0101463794708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334022521973" calcext:value-type="float">
            <text:p>0.0102334022521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988315582275" calcext:value-type="float">
            <text:p>0.0101988315582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157592773438" calcext:value-type="float">
            <text:p>0.0102157592773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742744445801" calcext:value-type="float">
            <text:p>0.010174274444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81188583374" calcext:value-type="float">
            <text:p>0.0101811885833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790428161621" calcext:value-type="float">
            <text:p>0.0101790428161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365016937256" calcext:value-type="float">
            <text:p>0.0102365016937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330280303955" calcext:value-type="float">
            <text:p>0.0101330280303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9639167785645" calcext:value-type="float">
            <text:p>0.0109639167785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535320281982" calcext:value-type="float">
            <text:p>0.0101535320281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050304412842" calcext:value-type="float">
            <text:p>0.0102050304412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2863311767578" calcext:value-type="float">
            <text:p>0.0102863311767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805759429932" calcext:value-type="float">
            <text:p>0.0100805759429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1001262664795" calcext:value-type="float">
            <text:p>0.010100126266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9" calcext:value-type="float">
            <text:p>9</text:p>
          </table:table-cell>
          <table:table-cell office:value-type="float" office:value="0.0100605487823486" calcext:value-type="float">
            <text:p>0.0100605487823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368667602539" calcext:value-type="float">
            <text:p>0.0124368667602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500823974609" calcext:value-type="float">
            <text:p>0.0123500823974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513771057129" calcext:value-type="float">
            <text:p>0.0122513771057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419761657715" calcext:value-type="float">
            <text:p>0.0123419761657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59619140625" calcext:value-type="float">
            <text:p>0.0123596191406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590396881104" calcext:value-type="float">
            <text:p>0.01245903968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355388641357" calcext:value-type="float">
            <text:p>0.0123355388641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450756072998" calcext:value-type="float">
            <text:p>0.01234507560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087333679199" calcext:value-type="float">
            <text:p>0.012408733367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6891746521" calcext:value-type="float">
            <text:p>0.012368917465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48787689209" calcext:value-type="float">
            <text:p>0.0124487876892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567581176758" calcext:value-type="float">
            <text:p>0.0123567581176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85368347168" calcext:value-type="float">
            <text:p>0.0123853683471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386383056641" calcext:value-type="float">
            <text:p>0.0123386383056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385356903076" calcext:value-type="float">
            <text:p>0.0124385356903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932361602783" calcext:value-type="float">
            <text:p>0.0123932361602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424530029297" calcext:value-type="float">
            <text:p>0.012342453002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865604400635" calcext:value-type="float">
            <text:p>0.0123865604400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45552444458" calcext:value-type="float">
            <text:p>0.0123455524444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5930309295654" calcext:value-type="float">
            <text:p>0.0125930309295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653411865234" calcext:value-type="float">
            <text:p>0.0123653411865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963356018066" calcext:value-type="float">
            <text:p>0.0123963356018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414993286133" calcext:value-type="float">
            <text:p>0.0123414993286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657642364502" calcext:value-type="float">
            <text:p>0.0126576423645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388767242432" calcext:value-type="float">
            <text:p>0.0123388767242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00968170166" calcext:value-type="float">
            <text:p>0.0123009681701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535228729248" calcext:value-type="float">
            <text:p>0.0122535228729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6280784606934" calcext:value-type="float">
            <text:p>0.0126280784606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96199798584" calcext:value-type="float">
            <text:p>0.0122961997985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802257537842" calcext:value-type="float">
            <text:p>0.0122802257537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959613800049" calcext:value-type="float">
            <text:p>0.0122959613800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790668487549" calcext:value-type="float">
            <text:p>0.0124790668487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754905700684" calcext:value-type="float">
            <text:p>0.0124754905700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817920684814" calcext:value-type="float">
            <text:p>0.0123817920684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672485351563" calcext:value-type="float">
            <text:p>0.0123672485351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5939846038818" calcext:value-type="float">
            <text:p>0.0125939846038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5629901885986" calcext:value-type="float">
            <text:p>0.0125629901885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972892761231" calcext:value-type="float">
            <text:p>0.0123972892761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939514160156" calcext:value-type="float">
            <text:p>0.0123939514160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5133991241455" calcext:value-type="float">
            <text:p>0.0125133991241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189853668213" calcext:value-type="float">
            <text:p>0.0124189853668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274326324463" calcext:value-type="float">
            <text:p>0.0123274326324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733116149902" calcext:value-type="float">
            <text:p>0.012273311614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633312225342" calcext:value-type="float">
            <text:p>0.0124633312225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248100280762" calcext:value-type="float">
            <text:p>0.0123248100280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5021934509277" calcext:value-type="float">
            <text:p>0.0125021934509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557018280029" calcext:value-type="float">
            <text:p>0.0124557018280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411582946777" calcext:value-type="float">
            <text:p>0.0124411582946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372077941895" calcext:value-type="float">
            <text:p>0.012337207794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771595001221" calcext:value-type="float">
            <text:p>0.0124771595001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026371002197" calcext:value-type="float">
            <text:p>0.012302637100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359130859375" calcext:value-type="float">
            <text:p>0.0124359130859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019218444824" calcext:value-type="float">
            <text:p>0.0123019218444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783184051514" calcext:value-type="float">
            <text:p>0.0122783184051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5060081481934" calcext:value-type="float">
            <text:p>0.0125060081481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173164367676" calcext:value-type="float">
            <text:p>0.0124173164367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929977416992" calcext:value-type="float">
            <text:p>0.0123929977416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891830444336" calcext:value-type="float">
            <text:p>0.0123891830444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6819610595703" calcext:value-type="float">
            <text:p>0.012681961059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385356903076" calcext:value-type="float">
            <text:p>0.0124385356903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633312225342" calcext:value-type="float">
            <text:p>0.0124633312225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301910400391" calcext:value-type="float">
            <text:p>0.0124301910400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7935409545898" calcext:value-type="float">
            <text:p>0.012793540954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526023864746" calcext:value-type="float">
            <text:p>0.0124526023864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836994171143" calcext:value-type="float">
            <text:p>0.0123836994171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636722564697" calcext:value-type="float">
            <text:p>0.012363672256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5303268432617" calcext:value-type="float">
            <text:p>0.0125303268432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5415325164795" calcext:value-type="float">
            <text:p>0.012541532516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186111450195" calcext:value-type="float">
            <text:p>0.012318611145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987197875977" calcext:value-type="float">
            <text:p>0.0123987197875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120712280273" calcext:value-type="float">
            <text:p>0.0124120712280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731063842773" calcext:value-type="float">
            <text:p>0.0124731063842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575759887695" calcext:value-type="float">
            <text:p>0.012257575988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238563537598" calcext:value-type="float">
            <text:p>0.012323856353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944282531738" calcext:value-type="float">
            <text:p>0.0123944282531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495029449463" calcext:value-type="float">
            <text:p>0.0124495029449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849941253662" calcext:value-type="float">
            <text:p>0.0122849941253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429298400879" calcext:value-type="float">
            <text:p>0.0123429298400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402046203613" calcext:value-type="float">
            <text:p>0.0124402046203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944282531738" calcext:value-type="float">
            <text:p>0.0123944282531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32336807251" calcext:value-type="float">
            <text:p>0.0124323368072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177932739258" calcext:value-type="float">
            <text:p>0.0124177932739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534202575684" calcext:value-type="float">
            <text:p>0.0123534202575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028755187988" calcext:value-type="float">
            <text:p>0.0123028755187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497413635254" calcext:value-type="float">
            <text:p>0.0124497413635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027729034424" calcext:value-type="float">
            <text:p>0.0124027729034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880935668945" calcext:value-type="float">
            <text:p>0.0122880935668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684406280518" calcext:value-type="float">
            <text:p>0.0123684406280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032497406006" calcext:value-type="float">
            <text:p>0.0124032497406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5555992126465" calcext:value-type="float">
            <text:p>0.0125555992126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4216079711914" calcext:value-type="float">
            <text:p>0.0124216079711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922824859619" calcext:value-type="float">
            <text:p>0.0123922824859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410224914551" calcext:value-type="float">
            <text:p>0.0123410224914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6497745513916" calcext:value-type="float">
            <text:p>0.0126497745513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322010040283" calcext:value-type="float">
            <text:p>0.0123322010040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437477111816" calcext:value-type="float">
            <text:p>0.0122437477111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3007297515869" calcext:value-type="float">
            <text:p>0.0123007297515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6440525054932" calcext:value-type="float">
            <text:p>0.0126440525054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280120849609" calcext:value-type="float">
            <text:p>0.0122280120849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0" calcext:value-type="float">
            <text:p>10</text:p>
          </table:table-cell>
          <table:table-cell office:value-type="float" office:value="0.0122859477996826" calcext:value-type="float">
            <text:p>0.0122859477996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612426757813" calcext:value-type="float">
            <text:p>0.0149612426757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246288299561" calcext:value-type="float">
            <text:p>0.0148246288299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622989654541" calcext:value-type="float">
            <text:p>0.0148622989654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6961212158203" calcext:value-type="float">
            <text:p>0.014696121215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253440856934" calcext:value-type="float">
            <text:p>0.0148253440856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97346496582" calcext:value-type="float">
            <text:p>0.0148973464965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4767036437988" calcext:value-type="float">
            <text:p>0.0154767036437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6877765655518" calcext:value-type="float">
            <text:p>0.0146877765655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325298309326" calcext:value-type="float">
            <text:p>0.0150325298309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70064163208" calcext:value-type="float">
            <text:p>0.0149700641632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610042572021" calcext:value-type="float">
            <text:p>0.0149610042572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988796234131" calcext:value-type="float">
            <text:p>0.0147988796234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1553153991699" calcext:value-type="float">
            <text:p>0.015155315399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900581359863" calcext:value-type="float">
            <text:p>0.0147900581359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129795074463" calcext:value-type="float">
            <text:p>0.0150129795074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950649261475" calcext:value-type="float">
            <text:p>0.0147950649261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9930458068848" calcext:value-type="float">
            <text:p>0.0169930458068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8275833129883" calcext:value-type="float">
            <text:p>0.0168275833129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6079998016357" calcext:value-type="float">
            <text:p>0.0166079998016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9298648834229" calcext:value-type="float">
            <text:p>0.0169298648834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7748928070068" calcext:value-type="float">
            <text:p>0.0167748928070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6397094726563" calcext:value-type="float">
            <text:p>0.0166397094726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8712139129639" calcext:value-type="float">
            <text:p>0.0168712139129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772985458374" calcext:value-type="float">
            <text:p>0.0167729854583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5948867797852" calcext:value-type="float">
            <text:p>0.0165948867797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6938304901123" calcext:value-type="float">
            <text:p>0.0166938304901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9062614440918" calcext:value-type="float">
            <text:p>0.0169062614440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7365074157715" calcext:value-type="float">
            <text:p>0.0167365074157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5858268737793" calcext:value-type="float">
            <text:p>0.0165858268737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70190334320068" calcext:value-type="float">
            <text:p>0.0170190334320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7922973632813" calcext:value-type="float">
            <text:p>0.0167922973632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5417194366455" calcext:value-type="float">
            <text:p>0.0165417194366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859769821167" calcext:value-type="float">
            <text:p>0.0168597698211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7694091796875" calcext:value-type="float">
            <text:p>0.0167694091796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5424346923828" calcext:value-type="float">
            <text:p>0.0165424346923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9873237609863" calcext:value-type="float">
            <text:p>0.0169873237609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8781280517578" calcext:value-type="float">
            <text:p>0.0168781280517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7381763458252" calcext:value-type="float">
            <text:p>0.0167381763458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749382019043" calcext:value-type="float">
            <text:p>0.0167493820190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68924331665039" calcext:value-type="float">
            <text:p>0.0168924331665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907733917236" calcext:value-type="float">
            <text:p>0.0147907733917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354934692383" calcext:value-type="float">
            <text:p>0.0149354934692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102210998535" calcext:value-type="float">
            <text:p>0.0149102210998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686336517334" calcext:value-type="float">
            <text:p>0.0149686336517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960186004639" calcext:value-type="float">
            <text:p>0.0147960186004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836540222168" calcext:value-type="float">
            <text:p>0.0149836540222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364471435547" calcext:value-type="float">
            <text:p>0.0149364471435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190425872803" calcext:value-type="float">
            <text:p>0.014919042587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960186004639" calcext:value-type="float">
            <text:p>0.0147960186004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511264801025" calcext:value-type="float">
            <text:p>0.0150511264801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838592529297" calcext:value-type="float">
            <text:p>0.014783859252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936344146729" calcext:value-type="float">
            <text:p>0.0147936344146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135257720947" calcext:value-type="float">
            <text:p>0.0147135257720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1102542877197" calcext:value-type="float">
            <text:p>0.015110254287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777961730957" calcext:value-type="float">
            <text:p>0.0148777961730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45609664917" calcext:value-type="float">
            <text:p>0.0148456096649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563385009766" calcext:value-type="float">
            <text:p>0.0148563385009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779319763184" calcext:value-type="float">
            <text:p>0.0149779319763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990154266357" calcext:value-type="float">
            <text:p>0.0148990154266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573947906494" calcext:value-type="float">
            <text:p>0.0147573947906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430202484131" calcext:value-type="float">
            <text:p>0.0150430202484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301124572754" calcext:value-type="float">
            <text:p>0.0148301124572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574279785156" calcext:value-type="float">
            <text:p>0.0149574279785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534774780273" calcext:value-type="float">
            <text:p>0.0148534774780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718688964844" calcext:value-type="float">
            <text:p>0.0150718688964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838592529297" calcext:value-type="float">
            <text:p>0.014783859252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240493774414" calcext:value-type="float">
            <text:p>0.0149240493774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6982669830322" calcext:value-type="float">
            <text:p>0.0146982669830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829387664795" calcext:value-type="float">
            <text:p>0.014982938766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140026092529" calcext:value-type="float">
            <text:p>0.0147140026092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155689239502" calcext:value-type="float">
            <text:p>0.014815568923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830413818359" calcext:value-type="float">
            <text:p>0.0148830413818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980617523193" calcext:value-type="float">
            <text:p>0.0148980617523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375034332275" calcext:value-type="float">
            <text:p>0.0148375034332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683952331543" calcext:value-type="float">
            <text:p>0.0149683952331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44314956665" calcext:value-type="float">
            <text:p>0.0149443149566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424076080322" calcext:value-type="float">
            <text:p>0.0149424076080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320198059082" calcext:value-type="float">
            <text:p>0.0148320198059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537490844727" calcext:value-type="float">
            <text:p>0.0150537490844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537158966064" calcext:value-type="float">
            <text:p>0.0148537158966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206089019775" calcext:value-type="float">
            <text:p>0.0150206089019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514343261719" calcext:value-type="float">
            <text:p>0.0147514343261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549411773682" calcext:value-type="float">
            <text:p>0.0150549411773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660120010376" calcext:value-type="float">
            <text:p>0.0146601200103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145126342773" calcext:value-type="float">
            <text:p>0.0149145126342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6901607513428" calcext:value-type="float">
            <text:p>0.0146901607513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872303009033" calcext:value-type="float">
            <text:p>0.0149872303009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7914886474609" calcext:value-type="float">
            <text:p>0.0147914886474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983001708984" calcext:value-type="float">
            <text:p>0.0148983001708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867534637451" calcext:value-type="float">
            <text:p>0.0149867534637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352550506592" calcext:value-type="float">
            <text:p>0.0149352550506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141384124756" calcext:value-type="float">
            <text:p>0.0148141384124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862766265869" calcext:value-type="float">
            <text:p>0.0149862766265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301124572754" calcext:value-type="float">
            <text:p>0.0148301124572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9285793304443" calcext:value-type="float">
            <text:p>0.0149285793304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453712463379" calcext:value-type="float">
            <text:p>0.0148453712463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351524353027" calcext:value-type="float">
            <text:p>0.0150351524353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42781829834" calcext:value-type="float">
            <text:p>0.0150427818298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50611400604248" calcext:value-type="float">
            <text:p>0.0150611400604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1" calcext:value-type="float">
            <text:p>11</text:p>
          </table:table-cell>
          <table:table-cell office:value-type="float" office:value="0.0148420333862305" calcext:value-type="float">
            <text:p>0.0148420333862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8382396697998" calcext:value-type="float">
            <text:p>0.01783823966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775455474854" calcext:value-type="float">
            <text:p>0.0176775455474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281929016113" calcext:value-type="float">
            <text:p>0.0176281929016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595283508301" calcext:value-type="float">
            <text:p>0.017559528350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402164459229" calcext:value-type="float">
            <text:p>0.0175402164459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783634185791" calcext:value-type="float">
            <text:p>0.0175783634185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561904907227" calcext:value-type="float">
            <text:p>0.0175561904907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385475158691" calcext:value-type="float">
            <text:p>0.0175385475158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543857574463" calcext:value-type="float">
            <text:p>0.0174543857574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478790283203" calcext:value-type="float">
            <text:p>0.017747879028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3916015625" calcext:value-type="float">
            <text:p>0.017639160156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369117736816" calcext:value-type="float">
            <text:p>0.0177369117736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179077148438" calcext:value-type="float">
            <text:p>0.0174179077148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92108154296875" calcext:value-type="float">
            <text:p>0.0192108154296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91545486450195" calcext:value-type="float">
            <text:p>0.019154548645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8947448730469" calcext:value-type="float">
            <text:p>0.0178947448730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229476928711" calcext:value-type="float">
            <text:p>0.0176229476928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358222961426" calcext:value-type="float">
            <text:p>0.0176358222961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3859596252441" calcext:value-type="float">
            <text:p>0.0173859596252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514221191406" calcext:value-type="float">
            <text:p>0.0175514221191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87423324585" calcext:value-type="float">
            <text:p>0.0175874233245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628662109375" calcext:value-type="float">
            <text:p>0.0175628662109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124572753906" calcext:value-type="float">
            <text:p>0.0176124572753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3068046569824" calcext:value-type="float">
            <text:p>0.0173068046569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518989562988" calcext:value-type="float">
            <text:p>0.0175518989562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547599792481" calcext:value-type="float">
            <text:p>0.0175547599792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679756164551" calcext:value-type="float">
            <text:p>0.0174679756164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3311233520508" calcext:value-type="float">
            <text:p>0.0173311233520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567005157471" calcext:value-type="float">
            <text:p>0.0177567005157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012516021729" calcext:value-type="float">
            <text:p>0.0176012516021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355838775635" calcext:value-type="float">
            <text:p>0.0176355838775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83308124542236" calcext:value-type="float">
            <text:p>0.0183308124542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89340114593506" calcext:value-type="float">
            <text:p>0.0189340114593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83234214782715" calcext:value-type="float">
            <text:p>0.0183234214782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104473114014" calcext:value-type="float">
            <text:p>0.0177104473114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738666534424" calcext:value-type="float">
            <text:p>0.0177738666534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116394042969" calcext:value-type="float">
            <text:p>0.0177116394042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869464874268" calcext:value-type="float">
            <text:p>0.0175869464874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66442489624" calcext:value-type="float">
            <text:p>0.0175664424896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503658294678" calcext:value-type="float">
            <text:p>0.0176503658294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767276763916" calcext:value-type="float">
            <text:p>0.0177767276763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683498382568" calcext:value-type="float">
            <text:p>0.0175683498382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646377563477" calcext:value-type="float">
            <text:p>0.0174646377563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600383758545" calcext:value-type="float">
            <text:p>0.0177600383758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063941955566" calcext:value-type="float">
            <text:p>0.0177063941955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436901092529" calcext:value-type="float">
            <text:p>0.0176436901092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78125" calcext:value-type="float">
            <text:p>0.0175781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436569213867" calcext:value-type="float">
            <text:p>0.0174436569213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485610961914" calcext:value-type="float">
            <text:p>0.0175485610961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007747650147" calcext:value-type="float">
            <text:p>0.0176007747650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9510116577148" calcext:value-type="float">
            <text:p>0.0179510116577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3377990722656" calcext:value-type="float">
            <text:p>0.0173377990722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482200622559" calcext:value-type="float">
            <text:p>0.0176482200622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385475158691" calcext:value-type="float">
            <text:p>0.0175385475158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511837005615" calcext:value-type="float">
            <text:p>0.0175511837005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2619819641113" calcext:value-type="float">
            <text:p>0.0172619819641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590515136719" calcext:value-type="float">
            <text:p>0.0175590515136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802707672119" calcext:value-type="float">
            <text:p>0.0175802707672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165103912354" calcext:value-type="float">
            <text:p>0.0176165103912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243782043457" calcext:value-type="float">
            <text:p>0.0176243782043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529552459717" calcext:value-type="float">
            <text:p>0.0174529552459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762176513672" calcext:value-type="float">
            <text:p>0.0175762176513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676677703857" calcext:value-type="float">
            <text:p>0.0177676677703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186561584473" calcext:value-type="float">
            <text:p>0.0176186561584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062252044678" calcext:value-type="float">
            <text:p>0.0174062252044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8203582763672" calcext:value-type="float">
            <text:p>0.0178203582763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779891967773" calcext:value-type="float">
            <text:p>0.0174779891967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657272338867" calcext:value-type="float">
            <text:p>0.0175657272338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899101257324" calcext:value-type="float">
            <text:p>0.0174899101257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610614776611" calcext:value-type="float">
            <text:p>0.0174610614776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876617431641" calcext:value-type="float">
            <text:p>0.0175876617431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488327026367" calcext:value-type="float">
            <text:p>0.0177488327026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872875213623" calcext:value-type="float">
            <text:p>0.0174872875213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3788070678711" calcext:value-type="float">
            <text:p>0.0173788070678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973342895508" calcext:value-type="float">
            <text:p>0.0176973342895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917148590088" calcext:value-type="float">
            <text:p>0.0175917148590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539421081543" calcext:value-type="float">
            <text:p>0.0176539421081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623893737793" calcext:value-type="float">
            <text:p>0.0175623893737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652503967285" calcext:value-type="float">
            <text:p>0.0175652503967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055431365967" calcext:value-type="float">
            <text:p>0.0176055431365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216529846191" calcext:value-type="float">
            <text:p>0.0177216529846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108909606934" calcext:value-type="float">
            <text:p>0.0175108909606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682140350342" calcext:value-type="float">
            <text:p>0.0174682140350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7903175354004" calcext:value-type="float">
            <text:p>0.01779031753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024436950684" calcext:value-type="float">
            <text:p>0.0176024436950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875591278076" calcext:value-type="float">
            <text:p>0.0176875591278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12321472168" calcext:value-type="float">
            <text:p>0.0175123214721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045894622803" calcext:value-type="float">
            <text:p>0.017604589462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848007202148" calcext:value-type="float">
            <text:p>0.0175848007202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620483398438" calcext:value-type="float">
            <text:p>0.0176620483398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845623016357" calcext:value-type="float">
            <text:p>0.0175845623016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3768997192383" calcext:value-type="float">
            <text:p>0.0173768997192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48458480835" calcext:value-type="float">
            <text:p>0.0176484584808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839828491211" calcext:value-type="float">
            <text:p>0.0176839828491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282955169678" calcext:value-type="float">
            <text:p>0.0175282955169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4517631530762" calcext:value-type="float">
            <text:p>0.0174517631530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8399085998535" calcext:value-type="float">
            <text:p>0.0178399085998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6475048065186" calcext:value-type="float">
            <text:p>0.0176475048065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213813781738" calcext:value-type="float">
            <text:p>0.0175213813781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2" calcext:value-type="float">
            <text:p>12</text:p>
          </table:table-cell>
          <table:table-cell office:value-type="float" office:value="0.0175771713256836" calcext:value-type="float">
            <text:p>0.0175771713256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309391021729" calcext:value-type="float">
            <text:p>0.0205309391021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98514175415" calcext:value-type="float">
            <text:p>0.0204985141754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856727600098" calcext:value-type="float">
            <text:p>0.020685672760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638408660889" calcext:value-type="float">
            <text:p>0.0205638408660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498073577881" calcext:value-type="float">
            <text:p>0.0207498073577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401348114014" calcext:value-type="float">
            <text:p>0.0206401348114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450057983398" calcext:value-type="float">
            <text:p>0.020545005798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064151763916" calcext:value-type="float">
            <text:p>0.0207064151763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379890441895" calcext:value-type="float">
            <text:p>0.020637989044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427574157715" calcext:value-type="float">
            <text:p>0.0206427574157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425189971924" calcext:value-type="float">
            <text:p>0.0206425189971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761360168457" calcext:value-type="float">
            <text:p>0.0206761360168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934379577637" calcext:value-type="float">
            <text:p>0.0207934379577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021236419678" calcext:value-type="float">
            <text:p>0.0207021236419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914974212647" calcext:value-type="float">
            <text:p>0.0205914974212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548141479492" calcext:value-type="float">
            <text:p>0.0207548141479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551551818848" calcext:value-type="float">
            <text:p>0.0206551551818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754207611084" calcext:value-type="float">
            <text:p>0.0206754207611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025672912598" calcext:value-type="float">
            <text:p>0.020502567291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9006690979" calcext:value-type="float">
            <text:p>0.020590066909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192897796631" calcext:value-type="float">
            <text:p>0.0207192897796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914974212647" calcext:value-type="float">
            <text:p>0.0205914974212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0866355896" calcext:value-type="float">
            <text:p>0.020608663558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8332538604736" calcext:value-type="float">
            <text:p>0.0208332538604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245018005371" calcext:value-type="float">
            <text:p>0.0205245018005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221508026123" calcext:value-type="float">
            <text:p>0.0207221508026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378532409668" calcext:value-type="float">
            <text:p>0.0205378532409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147266387939" calcext:value-type="float">
            <text:p>0.0205147266387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183361053467" calcext:value-type="float">
            <text:p>0.0207183361053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54780960083" calcext:value-type="float">
            <text:p>0.0205547809600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808712005615" calcext:value-type="float">
            <text:p>0.0204808712005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682682037354" calcext:value-type="float">
            <text:p>0.020668268203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111503601074" calcext:value-type="float">
            <text:p>0.0205111503601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462310791016" calcext:value-type="float">
            <text:p>0.0207462310791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66463470459" calcext:value-type="float">
            <text:p>0.0205664634704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361843109131" calcext:value-type="float">
            <text:p>0.0205361843109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74467086792" calcext:value-type="float">
            <text:p>0.0206744670867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807685852051" calcext:value-type="float">
            <text:p>0.0205807685852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745697021484" calcext:value-type="float">
            <text:p>0.0205745697021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574035644531" calcext:value-type="float">
            <text:p>0.0205574035644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24263381958" calcext:value-type="float">
            <text:p>0.0205242633819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741260528564" calcext:value-type="float">
            <text:p>0.0207741260528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748081207275" calcext:value-type="float">
            <text:p>0.0205748081207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143856048584" calcext:value-type="float">
            <text:p>0.0206143856048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27498626709" calcext:value-type="float">
            <text:p>0.0206274986267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520225524902" calcext:value-type="float">
            <text:p>0.020452022552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783843994141" calcext:value-type="float">
            <text:p>0.0205783843994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631256103516" calcext:value-type="float">
            <text:p>0.0205631256103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722881317139" calcext:value-type="float">
            <text:p>0.0204722881317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735134124756" calcext:value-type="float">
            <text:p>0.0206735134124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901695251465" calcext:value-type="float">
            <text:p>0.0204901695251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307006835937" calcext:value-type="float">
            <text:p>0.0205307006835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955505371094" calcext:value-type="float">
            <text:p>0.0205955505371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706192016602" calcext:value-type="float">
            <text:p>0.020470619201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709934234619" calcext:value-type="float">
            <text:p>0.0205709934234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92212677002" calcext:value-type="float">
            <text:p>0.0205922126770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529762268066" calcext:value-type="float">
            <text:p>0.0204529762268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807685852051" calcext:value-type="float">
            <text:p>0.0205807685852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751491546631" calcext:value-type="float">
            <text:p>0.0204751491546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834938049316" calcext:value-type="float">
            <text:p>0.0204834938049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325054168701" calcext:value-type="float">
            <text:p>0.020632505416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460952758789" calcext:value-type="float">
            <text:p>0.0206460952758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951068878174" calcext:value-type="float">
            <text:p>0.0207951068878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5738754272461" calcext:value-type="float">
            <text:p>0.0235738754272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2720375061035" calcext:value-type="float">
            <text:p>0.0232720375061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4982967376709" calcext:value-type="float">
            <text:p>0.0234982967376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3094692230225" calcext:value-type="float">
            <text:p>0.0233094692230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4122276306152" calcext:value-type="float">
            <text:p>0.0234122276306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4017372131348" calcext:value-type="float">
            <text:p>0.0234017372131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3266353607178" calcext:value-type="float">
            <text:p>0.0233266353607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0848789215088" calcext:value-type="float">
            <text:p>0.0230848789215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27561378479" calcext:value-type="float">
            <text:p>0.023275613784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2744216918945" calcext:value-type="float">
            <text:p>0.0232744216918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1907367706299" calcext:value-type="float">
            <text:p>0.023190736770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4272480010986" calcext:value-type="float">
            <text:p>0.0234272480010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1282711029053" calcext:value-type="float">
            <text:p>0.0231282711029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2775211334229" calcext:value-type="float">
            <text:p>0.0232775211334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3955383300781" calcext:value-type="float">
            <text:p>0.0233955383300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1344699859619" calcext:value-type="float">
            <text:p>0.0231344699859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1919288635254" calcext:value-type="float">
            <text:p>0.0231919288635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3385562896729" calcext:value-type="float">
            <text:p>0.0233385562896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3635902404785" calcext:value-type="float">
            <text:p>0.0233635902404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2045650482178" calcext:value-type="float">
            <text:p>0.0232045650482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35400199890137" calcext:value-type="float">
            <text:p>0.0235400199890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955505371094" calcext:value-type="float">
            <text:p>0.0205955505371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360816955566" calcext:value-type="float">
            <text:p>0.0206360816955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085609436035" calcext:value-type="float">
            <text:p>0.0207085609436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414295196533" calcext:value-type="float">
            <text:p>0.0205414295196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619335174561" calcext:value-type="float">
            <text:p>0.0205619335174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748081207275" calcext:value-type="float">
            <text:p>0.0205748081207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830169677734" calcext:value-type="float">
            <text:p>0.0204830169677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317901611328" calcext:value-type="float">
            <text:p>0.0206317901611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463005065918" calcext:value-type="float">
            <text:p>0.0204463005065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641819000244" calcext:value-type="float">
            <text:p>0.0204641819000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562114715576" calcext:value-type="float">
            <text:p>0.0205562114715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4601287841797" calcext:value-type="float">
            <text:p>0.020460128784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87682723999" calcext:value-type="float">
            <text:p>0.0205876827239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6594467163086" calcext:value-type="float">
            <text:p>0.0206594467163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5655097961426" calcext:value-type="float">
            <text:p>0.0205655097961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3" calcext:value-type="float">
            <text:p>13</text:p>
          </table:table-cell>
          <table:table-cell office:value-type="float" office:value="0.0207862854003906" calcext:value-type="float">
            <text:p>0.0207862854003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6123046875" calcext:value-type="float">
            <text:p>0.0261230468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6613025665283" calcext:value-type="float">
            <text:p>0.0246613025665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884521484375" calcext:value-type="float">
            <text:p>0.0237884521484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381790161133" calcext:value-type="float">
            <text:p>0.0239381790161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26224899292" calcext:value-type="float">
            <text:p>0.0237262248992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551067352295" calcext:value-type="float">
            <text:p>0.023955106735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462852478027" calcext:value-type="float">
            <text:p>0.0239462852478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6759185791016" calcext:value-type="float">
            <text:p>0.0236759185791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226818084717" calcext:value-type="float">
            <text:p>0.0239226818084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6921310424805" calcext:value-type="float">
            <text:p>0.0236921310424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14098739624" calcext:value-type="float">
            <text:p>0.0239140987396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901210784912" calcext:value-type="float">
            <text:p>0.0237901210784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6701965332031" calcext:value-type="float">
            <text:p>0.0236701965332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50453948974609" calcext:value-type="float">
            <text:p>0.0250453948974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58464813232422" calcext:value-type="float">
            <text:p>0.0258464813232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043235778809" calcext:value-type="float">
            <text:p>0.0239043235778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190723419189" calcext:value-type="float">
            <text:p>0.0237190723419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453315734863" calcext:value-type="float">
            <text:p>0.0239453315734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867832183838" calcext:value-type="float">
            <text:p>0.0237867832183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457752227783" calcext:value-type="float">
            <text:p>0.0237457752227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269733428955" calcext:value-type="float">
            <text:p>0.0239269733428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6690044403076" calcext:value-type="float">
            <text:p>0.0236690044403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343643188477" calcext:value-type="float">
            <text:p>0.0239343643188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033367156982" calcext:value-type="float">
            <text:p>0.0237033367156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728523254395" calcext:value-type="float">
            <text:p>0.023872852325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192081451416" calcext:value-type="float">
            <text:p>0.0238192081451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176418304443" calcext:value-type="float">
            <text:p>0.0237176418304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953994750977" calcext:value-type="float">
            <text:p>0.0239953994750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5881805419922" calcext:value-type="float">
            <text:p>0.0235881805419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534046173096" calcext:value-type="float">
            <text:p>0.023753404617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653255462647" calcext:value-type="float">
            <text:p>0.0237653255462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975120544434" calcext:value-type="float">
            <text:p>0.0237975120544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665508270264" calcext:value-type="float">
            <text:p>0.0239665508270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418579101562" calcext:value-type="float">
            <text:p>0.0238418579101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259864807129" calcext:value-type="float">
            <text:p>0.0237259864807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841606140137" calcext:value-type="float">
            <text:p>0.0237841606140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182544708252" calcext:value-type="float">
            <text:p>0.0238182544708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953662872314" calcext:value-type="float">
            <text:p>0.0237953662872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81196975708" calcext:value-type="float">
            <text:p>0.0238811969757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6215591430664" calcext:value-type="float">
            <text:p>0.0236215591430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555835723877" calcext:value-type="float">
            <text:p>0.0239555835723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340927124023" calcext:value-type="float">
            <text:p>0.0237340927124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609313964844" calcext:value-type="float">
            <text:p>0.0238609313964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862037658691" calcext:value-type="float">
            <text:p>0.0238862037658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421989440918" calcext:value-type="float">
            <text:p>0.0237421989440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0077972412109" calcext:value-type="float">
            <text:p>0.0240077972412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6921310424805" calcext:value-type="float">
            <text:p>0.0236921310424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1050720214844" calcext:value-type="float">
            <text:p>0.0241050720214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68424987793" calcext:value-type="float">
            <text:p>0.0237684249877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822532653809" calcext:value-type="float">
            <text:p>0.0237822532653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454341888428" calcext:value-type="float">
            <text:p>0.0238454341888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667573928833" calcext:value-type="float">
            <text:p>0.0236675739288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0962505340576" calcext:value-type="float">
            <text:p>0.0240962505340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114429473877" calcext:value-type="float">
            <text:p>0.0237114429473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296985626221" calcext:value-type="float">
            <text:p>0.0238296985626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420963287354" calcext:value-type="float">
            <text:p>0.023842096328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095687866211" calcext:value-type="float">
            <text:p>0.0239095687866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0063667297363" calcext:value-type="float">
            <text:p>0.0240063667297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032341003418" calcext:value-type="float">
            <text:p>0.0238032341003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348411560059" calcext:value-type="float">
            <text:p>0.0239348411560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229202270508" calcext:value-type="float">
            <text:p>0.0239229202270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710807800293" calcext:value-type="float">
            <text:p>0.0239710807800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0292549133301" calcext:value-type="float">
            <text:p>0.024029254913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467620849609" calcext:value-type="float">
            <text:p>0.0239467620849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83581161499" calcext:value-type="float">
            <text:p>0.0238835811614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778591156006" calcext:value-type="float">
            <text:p>0.0238778591156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367153167725" calcext:value-type="float">
            <text:p>0.0237367153167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0075588226318" calcext:value-type="float">
            <text:p>0.0240075588226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405632019043" calcext:value-type="float">
            <text:p>0.0239405632019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255428314209" calcext:value-type="float">
            <text:p>0.0239255428314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322185516357" calcext:value-type="float">
            <text:p>0.0239322185516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915515899658" calcext:value-type="float">
            <text:p>0.0237915515899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1796970367432" calcext:value-type="float">
            <text:p>0.0241796970367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263607025147" calcext:value-type="float">
            <text:p>0.0238263607025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1215229034424" calcext:value-type="float">
            <text:p>0.0241215229034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217281341553" calcext:value-type="float">
            <text:p>0.0239217281341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42232131958" calcext:value-type="float">
            <text:p>0.0239422321319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0538120269775" calcext:value-type="float">
            <text:p>0.0240538120269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556861877441" calcext:value-type="float">
            <text:p>0.0238556861877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1904258728027" calcext:value-type="float">
            <text:p>0.0241904258728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485336303711" calcext:value-type="float">
            <text:p>0.0238485336303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1303443908691" calcext:value-type="float">
            <text:p>0.0241303443908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579345703125" calcext:value-type="float">
            <text:p>0.0237579345703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007141113281" calcext:value-type="float">
            <text:p>0.0237007141113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0983963012695" calcext:value-type="float">
            <text:p>0.024098396301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633155822754" calcext:value-type="float">
            <text:p>0.0238633155822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2054462432861" calcext:value-type="float">
            <text:p>0.0242054462432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481594085693" calcext:value-type="float">
            <text:p>0.0237481594085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0182876586914" calcext:value-type="float">
            <text:p>0.0240182876586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994525909424" calcext:value-type="float">
            <text:p>0.0239994525909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753723144531" calcext:value-type="float">
            <text:p>0.0239753723144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908695220947" calcext:value-type="float">
            <text:p>0.0239908695220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254070281982" calcext:value-type="float">
            <text:p>0.0238254070281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41055488586426" calcext:value-type="float">
            <text:p>0.0241055488586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793922424316" calcext:value-type="float">
            <text:p>0.0237793922424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7929821014404" calcext:value-type="float">
            <text:p>0.023792982101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050388336182" calcext:value-type="float">
            <text:p>0.0239050388336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9167213439941" calcext:value-type="float">
            <text:p>0.0239167213439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815393447876" calcext:value-type="float">
            <text:p>0.0238153934478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4" calcext:value-type="float">
            <text:p>14</text:p>
          </table:table-cell>
          <table:table-cell office:value-type="float" office:value="0.0236930847167969" calcext:value-type="float">
            <text:p>0.0236930847167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80113220214844" calcext:value-type="float">
            <text:p>0.0280113220214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36597442627" calcext:value-type="float">
            <text:p>0.0273365974426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23620223999" calcext:value-type="float">
            <text:p>0.0274236202239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070667266846" calcext:value-type="float">
            <text:p>0.0275070667266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517868041992" calcext:value-type="float">
            <text:p>0.0276517868041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176597595215" calcext:value-type="float">
            <text:p>0.0274176597595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395942687988" calcext:value-type="float">
            <text:p>0.0274395942687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840759277344" calcext:value-type="float">
            <text:p>0.0275840759277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167392730713" calcext:value-type="float">
            <text:p>0.0276167392730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609493255615" calcext:value-type="float">
            <text:p>0.0275609493255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587703704834" calcext:value-type="float">
            <text:p>0.0273587703704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474620819092" calcext:value-type="float">
            <text:p>0.0274474620819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156497955322" calcext:value-type="float">
            <text:p>0.0275156497955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571346282959" calcext:value-type="float">
            <text:p>0.0275571346282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728370666504" calcext:value-type="float">
            <text:p>0.027372837066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793075561523" calcext:value-type="float">
            <text:p>0.0275793075561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886058807373" calcext:value-type="float">
            <text:p>0.0275886058807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856422424316" calcext:value-type="float">
            <text:p>0.0276856422424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01106262207" calcext:value-type="float">
            <text:p>0.0275011062622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178981781006" calcext:value-type="float">
            <text:p>0.0274178981781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772644042969" calcext:value-type="float">
            <text:p>0.0274772644042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839733123779" calcext:value-type="float">
            <text:p>0.0276839733123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194644927979" calcext:value-type="float">
            <text:p>0.0275194644927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700092315674" calcext:value-type="float">
            <text:p>0.0275700092315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120735168457" calcext:value-type="float">
            <text:p>0.0275120735168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999473571777" calcext:value-type="float">
            <text:p>0.0276999473571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697708129883" calcext:value-type="float">
            <text:p>0.0275697708129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134014129639" calcext:value-type="float">
            <text:p>0.0276134014129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690223693848" calcext:value-type="float">
            <text:p>0.0273690223693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284217834473" calcext:value-type="float">
            <text:p>0.0276284217834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715423583984" calcext:value-type="float">
            <text:p>0.0274715423583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7268886566162" calcext:value-type="float">
            <text:p>0.0277268886566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079872131348" calcext:value-type="float">
            <text:p>0.0273079872131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073051452637" calcext:value-type="float">
            <text:p>0.0275073051452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187492370606" calcext:value-type="float">
            <text:p>0.0275187492370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933742523193" calcext:value-type="float">
            <text:p>0.0275933742523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146629333496" calcext:value-type="float">
            <text:p>0.027314662933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975299835205" calcext:value-type="float">
            <text:p>0.0274975299835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615619659424" calcext:value-type="float">
            <text:p>0.0276615619659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7247428894043" calcext:value-type="float">
            <text:p>0.0277247428894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040699005127" calcext:value-type="float">
            <text:p>0.0274040699005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139476776123" calcext:value-type="float">
            <text:p>0.0273139476776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678634643555" calcext:value-type="float">
            <text:p>0.0275678634643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719259262085" calcext:value-type="float">
            <text:p>0.0277192592620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142192840576" calcext:value-type="float">
            <text:p>0.0275142192840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81610488891602" calcext:value-type="float">
            <text:p>0.028161048889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99205780029297" calcext:value-type="float">
            <text:p>0.029920578002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656150817871" calcext:value-type="float">
            <text:p>0.0276656150817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815891265869" calcext:value-type="float">
            <text:p>0.0276815891265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7173519134522" calcext:value-type="float">
            <text:p>0.0277173519134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284217834473" calcext:value-type="float">
            <text:p>0.0276284217834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894237518311" calcext:value-type="float">
            <text:p>0.0274894237518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110172271729" calcext:value-type="float">
            <text:p>0.0276110172271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950431823731" calcext:value-type="float">
            <text:p>0.0275950431823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888442993164" calcext:value-type="float">
            <text:p>0.0275888442993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752212524414" calcext:value-type="float">
            <text:p>0.0273752212524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040699005127" calcext:value-type="float">
            <text:p>0.0274040699005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89990901947022" calcext:value-type="float">
            <text:p>0.0289990901947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94208526611328" calcext:value-type="float">
            <text:p>0.0294208526611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8098583221436" calcext:value-type="float">
            <text:p>0.0278098583221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483131408691" calcext:value-type="float">
            <text:p>0.0275483131408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381637573242" calcext:value-type="float">
            <text:p>0.0274381637573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267196655273" calcext:value-type="float">
            <text:p>0.0274267196655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7841091156006" calcext:value-type="float">
            <text:p>0.0277841091156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747776031494" calcext:value-type="float">
            <text:p>0.0275747776031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393558502197" calcext:value-type="float">
            <text:p>0.027439355850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2502899169922" calcext:value-type="float">
            <text:p>0.0272502899169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7283191680908" calcext:value-type="float">
            <text:p>0.0277283191680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312828063965" calcext:value-type="float">
            <text:p>0.0276312828063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517868041992" calcext:value-type="float">
            <text:p>0.0276517868041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2552967071533" calcext:value-type="float">
            <text:p>0.0272552967071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006294250488" calcext:value-type="float">
            <text:p>0.0275006294250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639129638672" calcext:value-type="float">
            <text:p>0.0274639129638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236534118652" calcext:value-type="float">
            <text:p>0.0276236534118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756980895996" calcext:value-type="float">
            <text:p>0.02737569808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132656097412" calcext:value-type="float">
            <text:p>0.0275132656097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492668151856" calcext:value-type="float">
            <text:p>0.0275492668151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951789855957" calcext:value-type="float">
            <text:p>0.0276951789855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988246917725" calcext:value-type="float">
            <text:p>0.0273988246917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435447692871" calcext:value-type="float">
            <text:p>0.0275435447692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988578796387" calcext:value-type="float">
            <text:p>0.0275988578796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353359222412" calcext:value-type="float">
            <text:p>0.0276353359222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482105255127" calcext:value-type="float">
            <text:p>0.0276482105255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603366851807" calcext:value-type="float">
            <text:p>0.0274603366851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76651763916" calcext:value-type="float">
            <text:p>0.0273766517639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4807472229" calcext:value-type="float">
            <text:p>0.027548074722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042057037354" calcext:value-type="float">
            <text:p>0.027504205703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18408203125" calcext:value-type="float">
            <text:p>0.0276184082031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3299217224121" calcext:value-type="float">
            <text:p>0.0273299217224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37243270874" calcext:value-type="float">
            <text:p>0.0276372432708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120735168457" calcext:value-type="float">
            <text:p>0.0275120735168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243354797363" calcext:value-type="float">
            <text:p>0.0274243354797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7154445648193" calcext:value-type="float">
            <text:p>0.0277154445648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4810791015625" calcext:value-type="float">
            <text:p>0.0274810791015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012420654297" calcext:value-type="float">
            <text:p>0.027601242065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7233123779297" calcext:value-type="float">
            <text:p>0.027723312377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6844501495361" calcext:value-type="float">
            <text:p>0.0276844501495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81541347503662" calcext:value-type="float">
            <text:p>0.0281541347503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7304649353027" calcext:value-type="float">
            <text:p>0.0277304649353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5" calcext:value-type="float">
            <text:p>15</text:p>
          </table:table-cell>
          <table:table-cell office:value-type="float" office:value="0.0275871753692627" calcext:value-type="float">
            <text:p>0.0275871753692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24838161468506" calcext:value-type="float">
            <text:p>0.0324838161468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934585571289" calcext:value-type="float">
            <text:p>0.0316934585571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360328674316" calcext:value-type="float">
            <text:p>0.0318360328674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189693450928" calcext:value-type="float">
            <text:p>0.0317189693450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9318771362305" calcext:value-type="float">
            <text:p>0.0319318771362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9242477416992" calcext:value-type="float">
            <text:p>0.0319242477416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6146879196167" calcext:value-type="float">
            <text:p>0.0361468791961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8653068542481" calcext:value-type="float">
            <text:p>0.0358653068542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9435081481934" calcext:value-type="float">
            <text:p>0.0359435081481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7158184051514" calcext:value-type="float">
            <text:p>0.0357158184051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8107089996338" calcext:value-type="float">
            <text:p>0.0358107089996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60236167907715" calcext:value-type="float">
            <text:p>0.0360236167907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7697010040283" calcext:value-type="float">
            <text:p>0.0357697010040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9077453613281" calcext:value-type="float">
            <text:p>0.0359077453613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5818271636963" calcext:value-type="float">
            <text:p>0.0355818271636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58349609375" calcext:value-type="float">
            <text:p>0.035583496093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8242988586426" calcext:value-type="float">
            <text:p>0.0358242988586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628080368042" calcext:value-type="float">
            <text:p>0.0356280803680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8846187591553" calcext:value-type="float">
            <text:p>0.0358846187591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8057022094727" calcext:value-type="float">
            <text:p>0.0358057022094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5281829833984" calcext:value-type="float">
            <text:p>0.0355281829833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8991622924805" calcext:value-type="float">
            <text:p>0.0358991622924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6490612030029" calcext:value-type="float">
            <text:p>0.0356490612030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6812477111816" calcext:value-type="float">
            <text:p>0.0356812477111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7718467712402" calcext:value-type="float">
            <text:p>0.035771846771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8188152313232" calcext:value-type="float">
            <text:p>0.0358188152313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7933044433594" calcext:value-type="float">
            <text:p>0.0357933044433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57921123504639" calcext:value-type="float">
            <text:p>0.0357921123504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60400676727295" calcext:value-type="float">
            <text:p>0.036040067672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5818786621094" calcext:value-type="float">
            <text:p>0.0315818786621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727161407471" calcext:value-type="float">
            <text:p>0.0316727161407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489372253418" calcext:value-type="float">
            <text:p>0.0314893722534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306518554687" calcext:value-type="float">
            <text:p>0.0317306518554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9609642028809" calcext:value-type="float">
            <text:p>0.0319609642028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964553833008" calcext:value-type="float">
            <text:p>0.0317964553833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9089889526367" calcext:value-type="float">
            <text:p>0.0319089889526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356586456299" calcext:value-type="float">
            <text:p>0.031735658645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9328308105469" calcext:value-type="float">
            <text:p>0.0319328308105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656993865967" calcext:value-type="float">
            <text:p>0.0317656993865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9113731384277" calcext:value-type="float">
            <text:p>0.0319113731384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79186630249" calcext:value-type="float">
            <text:p>0.0318791866302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444801330566" calcext:value-type="float">
            <text:p>0.0317444801330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099094390869" calcext:value-type="float">
            <text:p>0.0317099094390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566858291626" calcext:value-type="float">
            <text:p>0.0315668582916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323207855225" calcext:value-type="float">
            <text:p>0.0317323207855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442417144775" calcext:value-type="float">
            <text:p>0.0317442417144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315029144287" calcext:value-type="float">
            <text:p>0.0318315029144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299365997314" calcext:value-type="float">
            <text:p>0.0317299365997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080020904541" calcext:value-type="float">
            <text:p>0.0317080020904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276882171631" calcext:value-type="float">
            <text:p>0.0318276882171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127704620361" calcext:value-type="float">
            <text:p>0.0317127704620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9392681121826" calcext:value-type="float">
            <text:p>0.0319392681121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9232940673828" calcext:value-type="float">
            <text:p>0.0319232940673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583084106445" calcext:value-type="float">
            <text:p>0.0317583084106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74861907959" calcext:value-type="float">
            <text:p>0.0316748619079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855907440186" calcext:value-type="float">
            <text:p>0.0316855907440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062305450439" calcext:value-type="float">
            <text:p>0.0318062305450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180156707764" calcext:value-type="float">
            <text:p>0.0317180156707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020416259766" calcext:value-type="float">
            <text:p>0.0317020416259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783355712891" calcext:value-type="float">
            <text:p>0.0317783355712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390991210937" calcext:value-type="float">
            <text:p>0.0316390991210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803455352783" calcext:value-type="float">
            <text:p>0.0316803455352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5532684326172" calcext:value-type="float">
            <text:p>0.0315532684326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635536193848" calcext:value-type="float">
            <text:p>0.0317635536193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9147109985352" calcext:value-type="float">
            <text:p>0.0319147109985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42206954956055" calcext:value-type="float">
            <text:p>0.0342206954956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637920379639" calcext:value-type="float">
            <text:p>0.0317637920379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4159393310547" calcext:value-type="float">
            <text:p>0.0314159393310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5272808074951" calcext:value-type="float">
            <text:p>0.0315272808074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944122314453" calcext:value-type="float">
            <text:p>0.0316944122314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354202270508" calcext:value-type="float">
            <text:p>0.0317354202270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480564117432" calcext:value-type="float">
            <text:p>0.0317480564117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665172576904" calcext:value-type="float">
            <text:p>0.031666517257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20522785186768" calcext:value-type="float">
            <text:p>0.0320522785186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647457122803" calcext:value-type="float">
            <text:p>0.031764745712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778587341309" calcext:value-type="float">
            <text:p>0.0317778587341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875312805176" calcext:value-type="float">
            <text:p>0.0318875312805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517353057861" calcext:value-type="float">
            <text:p>0.0316517353057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5580368041992" calcext:value-type="float">
            <text:p>0.0315580368041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4862728118897" calcext:value-type="float">
            <text:p>0.031486272811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5134525299072" calcext:value-type="float">
            <text:p>0.0315134525299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5124988555908" calcext:value-type="float">
            <text:p>0.0315124988555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001342773437" calcext:value-type="float">
            <text:p>0.0317001342773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043231964111" calcext:value-type="float">
            <text:p>0.0318043231964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774845123291" calcext:value-type="float">
            <text:p>0.0316774845123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624641418457" calcext:value-type="float">
            <text:p>0.0316624641418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321849822998" calcext:value-type="float">
            <text:p>0.03163218498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881107330322" calcext:value-type="float">
            <text:p>0.0317881107330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388938903809" calcext:value-type="float">
            <text:p>0.0318388938903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671298980713" calcext:value-type="float">
            <text:p>0.0317671298980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96932220459" calcext:value-type="float">
            <text:p>0.0317969322204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104888916016" calcext:value-type="float">
            <text:p>0.0316104888916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9931640625" calcext:value-type="float">
            <text:p>0.031799316406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493511199951" calcext:value-type="float">
            <text:p>0.0316493511199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217277526856" calcext:value-type="float">
            <text:p>0.0318217277526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544937133789" calcext:value-type="float">
            <text:p>0.0317544937133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625999450684" calcext:value-type="float">
            <text:p>0.0317625999450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8570137023926" calcext:value-type="float">
            <text:p>0.0318570137023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6381454467773" calcext:value-type="float">
            <text:p>0.0316381454467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6" calcext:value-type="float">
            <text:p>16</text:p>
          </table:table-cell>
          <table:table-cell office:value-type="float" office:value="0.0317187309265137" calcext:value-type="float">
            <text:p>0.0317187309265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80220413208008" calcext:value-type="float">
            <text:p>0.0380220413208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5180969238281" calcext:value-type="float">
            <text:p>0.0365180969238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666648864746" calcext:value-type="float">
            <text:p>0.0368666648864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116928100586" calcext:value-type="float">
            <text:p>0.0367116928100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5607738494873" calcext:value-type="float">
            <text:p>0.0365607738494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947650909424" calcext:value-type="float">
            <text:p>0.0366947650909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7017822265625" calcext:value-type="float">
            <text:p>0.0370178222656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159843444824" calcext:value-type="float">
            <text:p>0.0367159843444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869304656982" calcext:value-type="float">
            <text:p>0.0368869304656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70488166809082" calcext:value-type="float">
            <text:p>0.0370488166809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525650024414" calcext:value-type="float">
            <text:p>0.0366525650024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425514221191" calcext:value-type="float">
            <text:p>0.0366425514221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490219116211" calcext:value-type="float">
            <text:p>0.0368490219116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331504821777" calcext:value-type="float">
            <text:p>0.0367331504821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317531585693" calcext:value-type="float">
            <text:p>0.0369317531585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124412536621" calcext:value-type="float">
            <text:p>0.0369124412536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404388427734" calcext:value-type="float">
            <text:p>0.0368404388427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063117980957" calcext:value-type="float">
            <text:p>0.0366063117980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5900993347168" calcext:value-type="float">
            <text:p>0.0365900993347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463661193848" calcext:value-type="float">
            <text:p>0.0366463661193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346836090088" calcext:value-type="float">
            <text:p>0.0366346836090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138385772705" calcext:value-type="float">
            <text:p>0.0367138385772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542339324951" calcext:value-type="float">
            <text:p>0.0366542339324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356704711914" calcext:value-type="float">
            <text:p>0.0368356704711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33865737915" calcext:value-type="float">
            <text:p>0.0367338657379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843078613281" calcext:value-type="float">
            <text:p>0.0368843078613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70500087738037" calcext:value-type="float">
            <text:p>0.0370500087738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832183837891" calcext:value-type="float">
            <text:p>0.0367832183837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15030670166" calcext:value-type="float">
            <text:p>0.0367150306701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784832000732" calcext:value-type="float">
            <text:p>0.0369784832000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990898132324" calcext:value-type="float">
            <text:p>0.0368990898132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333889007568" calcext:value-type="float">
            <text:p>0.0367333889007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814136505127" calcext:value-type="float">
            <text:p>0.0366814136505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508960723877" calcext:value-type="float">
            <text:p>0.0366508960723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3938808441162" calcext:value-type="float">
            <text:p>0.0363938808441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010997772217" calcext:value-type="float">
            <text:p>0.0368010997772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070602416992" calcext:value-type="float">
            <text:p>0.0368070602416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227626800537" calcext:value-type="float">
            <text:p>0.0366227626800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311073303223" calcext:value-type="float">
            <text:p>0.0366311073303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133949279785" calcext:value-type="float">
            <text:p>0.0369133949279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075370788574" calcext:value-type="float">
            <text:p>0.0368075370788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709232330322" calcext:value-type="float">
            <text:p>0.0366709232330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70821952819824" calcext:value-type="float">
            <text:p>0.0370821952819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333889007568" calcext:value-type="float">
            <text:p>0.0367333889007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4642143249512" calcext:value-type="float">
            <text:p>0.0364642143249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39485168457" calcext:value-type="float">
            <text:p>0.0368394851684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356704711914" calcext:value-type="float">
            <text:p>0.0368356704711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942882537842" calcext:value-type="float">
            <text:p>0.0366942882537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620323181152" calcext:value-type="float">
            <text:p>0.0369620323181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509292602539" calcext:value-type="float">
            <text:p>0.0368509292602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3459587097168" calcext:value-type="float">
            <text:p>0.0363459587097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911888122559" calcext:value-type="float">
            <text:p>0.0366911888122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39485168457" calcext:value-type="float">
            <text:p>0.0368394851684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041660308838" calcext:value-type="float">
            <text:p>0.0366041660308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586612701416" calcext:value-type="float">
            <text:p>0.0367586612701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42720413208" calcext:value-type="float">
            <text:p>0.0369427204132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5386009216309" calcext:value-type="float">
            <text:p>0.0365386009216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159843444824" calcext:value-type="float">
            <text:p>0.0367159843444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70287895202637" calcext:value-type="float">
            <text:p>0.0370287895202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990566253662" calcext:value-type="float">
            <text:p>0.0366990566253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5955829620361" calcext:value-type="float">
            <text:p>0.0365955829620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220806121826" calcext:value-type="float">
            <text:p>0.0368220806121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257595062256" calcext:value-type="float">
            <text:p>0.0367257595062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534160614014" calcext:value-type="float">
            <text:p>0.0367534160614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70368957519531" calcext:value-type="float">
            <text:p>0.0370368957519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207859039307" calcext:value-type="float">
            <text:p>0.0369207859039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645191192627" calcext:value-type="float">
            <text:p>0.0368645191192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350578308106" calcext:value-type="float">
            <text:p>0.036735057830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4401512146" calcext:value-type="float">
            <text:p>0.036844015121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94134521484375" calcext:value-type="float">
            <text:p>0.0394134521484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71556282043457" calcext:value-type="float">
            <text:p>0.0371556282043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3256931304932" calcext:value-type="float">
            <text:p>0.0363256931304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937088012695" calcext:value-type="float">
            <text:p>0.036793708801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412567138672" calcext:value-type="float">
            <text:p>0.0367412567138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3740921020508" calcext:value-type="float">
            <text:p>0.0363740921020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5359783172607" calcext:value-type="float">
            <text:p>0.0365359783172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5715026855469" calcext:value-type="float">
            <text:p>0.0365715026855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4618301391602" calcext:value-type="float">
            <text:p>0.036461830139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96287441253662" calcext:value-type="float">
            <text:p>0.0396287441253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343757629395" calcext:value-type="float">
            <text:p>0.036934375762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552207946777" calcext:value-type="float">
            <text:p>0.0368552207946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183685302734" calcext:value-type="float">
            <text:p>0.0367183685302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862152099609" calcext:value-type="float">
            <text:p>0.0368862152099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70285511016846" calcext:value-type="float">
            <text:p>0.0370285511016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218090057373" calcext:value-type="float">
            <text:p>0.0366218090057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518829345703" calcext:value-type="float">
            <text:p>0.036851882934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784832000732" calcext:value-type="float">
            <text:p>0.0369784832000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802215576172" calcext:value-type="float">
            <text:p>0.0366802215576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502140045166" calcext:value-type="float">
            <text:p>0.0368502140045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788242340088" calcext:value-type="float">
            <text:p>0.0368788242340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546081542969" calcext:value-type="float">
            <text:p>0.0367546081542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6859436035156" calcext:value-type="float">
            <text:p>0.0366859436035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530750274658" calcext:value-type="float">
            <text:p>0.0368530750274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8726253509522" calcext:value-type="float">
            <text:p>0.0368726253509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9095802307129" calcext:value-type="float">
            <text:p>0.0369095802307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121696472168" calcext:value-type="float">
            <text:p>0.0367121696472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496013641357" calcext:value-type="float">
            <text:p>0.0367496013641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300510406494" calcext:value-type="float">
            <text:p>0.0367300510406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66529083252" calcext:value-type="float">
            <text:p>0.0367665290832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7" calcext:value-type="float">
            <text:p>17</text:p>
          </table:table-cell>
          <table:table-cell office:value-type="float" office:value="0.0367465019226074" calcext:value-type="float">
            <text:p>0.0367465019226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59501743316651" calcext:value-type="float">
            <text:p>0.0459501743316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330867767334" calcext:value-type="float">
            <text:p>0.0435330867767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2157516479492" calcext:value-type="float">
            <text:p>0.0432157516479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29952144622803" calcext:value-type="float">
            <text:p>0.042995214462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298515319824" calcext:value-type="float">
            <text:p>0.0434298515319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521934509277" calcext:value-type="float">
            <text:p>0.0437521934509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043739318848" calcext:value-type="float">
            <text:p>0.0436043739318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450408935547" calcext:value-type="float">
            <text:p>0.0437450408935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194637298584" calcext:value-type="float">
            <text:p>0.0433194637298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28459644317627" calcext:value-type="float">
            <text:p>0.0428459644317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845851898193" calcext:value-type="float">
            <text:p>0.0435845851898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798500061035" calcext:value-type="float">
            <text:p>0.0437798500061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965393066406" calcext:value-type="float">
            <text:p>0.0437965393066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114933013916" calcext:value-type="float">
            <text:p>0.0434114933013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174537658691" calcext:value-type="float">
            <text:p>0.0434174537658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105728149414" calcext:value-type="float">
            <text:p>0.0436105728149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48140335083" calcext:value-type="float">
            <text:p>0.0437481403350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986186981201" calcext:value-type="float">
            <text:p>0.043398618698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41527366638184" calcext:value-type="float">
            <text:p>0.0441527366638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427593231201" calcext:value-type="float">
            <text:p>0.043642759323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090396881104" calcext:value-type="float">
            <text:p>0.04370903968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1806640625" calcext:value-type="float">
            <text:p>0.043518066406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1420803070068" calcext:value-type="float">
            <text:p>0.0431420803070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1592464447022" calcext:value-type="float">
            <text:p>0.0431592464447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382987976074" calcext:value-type="float">
            <text:p>0.0433382987976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2684421539307" calcext:value-type="float">
            <text:p>0.0432684421539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760021209717" calcext:value-type="float">
            <text:p>0.0435760021209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304641723633" calcext:value-type="float">
            <text:p>0.0435304641723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2171821594238" calcext:value-type="float">
            <text:p>0.0432171821594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216094970703" calcext:value-type="float">
            <text:p>0.043321609497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1137084960938" calcext:value-type="float">
            <text:p>0.0431137084960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048620223999" calcext:value-type="float">
            <text:p>0.0430486202239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088436126709" calcext:value-type="float">
            <text:p>0.0430884361267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437824249268" calcext:value-type="float">
            <text:p>0.0433437824249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667037963867" calcext:value-type="float">
            <text:p>0.0435667037963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202121734619" calcext:value-type="float">
            <text:p>0.0435202121734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158874511719" calcext:value-type="float">
            <text:p>0.0433158874511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928966522217" calcext:value-type="float">
            <text:p>0.0433928966522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150695800781" calcext:value-type="float">
            <text:p>0.0434150695800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082912445068" calcext:value-type="float">
            <text:p>0.0435082912445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1723594665527" calcext:value-type="float">
            <text:p>0.0431723594665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194637298584" calcext:value-type="float">
            <text:p>0.0433194637298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1900024414063" calcext:value-type="float">
            <text:p>0.0431900024414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062812805176" calcext:value-type="float">
            <text:p>0.0436062812805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252189636231" calcext:value-type="float">
            <text:p>0.0435252189636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478687286377" calcext:value-type="float">
            <text:p>0.0435478687286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985492706299" calcext:value-type="float">
            <text:p>0.043698549270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580181121826" calcext:value-type="float">
            <text:p>0.0436580181121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470176696777" calcext:value-type="float">
            <text:p>0.0434470176696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726974487305" calcext:value-type="float">
            <text:p>0.0437726974487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870719909668" calcext:value-type="float">
            <text:p>0.0434870719909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913635253906" calcext:value-type="float">
            <text:p>0.0434913635253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4814643859863" calcext:value-type="float">
            <text:p>0.0484814643859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4142303466797" calcext:value-type="float">
            <text:p>0.048414230346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8507747650147" calcext:value-type="float">
            <text:p>0.0488507747650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5625267028809" calcext:value-type="float">
            <text:p>0.0485625267028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8910675048828" calcext:value-type="float">
            <text:p>0.0488910675048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512783527374268" calcext:value-type="float">
            <text:p>0.0512783527374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94840145111084" calcext:value-type="float">
            <text:p>0.0494840145111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79640960693359" calcext:value-type="float">
            <text:p>0.0479640960693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2516288757324" calcext:value-type="float">
            <text:p>0.0482516288757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6979484558106" calcext:value-type="float">
            <text:p>0.048697948455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6006736755371" calcext:value-type="float">
            <text:p>0.0486006736755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6483573913574" calcext:value-type="float">
            <text:p>0.0486483573913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519120693206787" calcext:value-type="float">
            <text:p>0.0519120693206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9356517791748" calcext:value-type="float">
            <text:p>0.0489356517791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6800670623779" calcext:value-type="float">
            <text:p>0.0486800670623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5384464263916" calcext:value-type="float">
            <text:p>0.0485384464263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8271713256836" calcext:value-type="float">
            <text:p>0.0488271713256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8715171813965" calcext:value-type="float">
            <text:p>0.0488715171813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5732555389404" calcext:value-type="float">
            <text:p>0.048573255538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6314296722412" calcext:value-type="float">
            <text:p>0.0486314296722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8271713256836" calcext:value-type="float">
            <text:p>0.0488271713256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8901138305664" calcext:value-type="float">
            <text:p>0.0488901138305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6228466033936" calcext:value-type="float">
            <text:p>0.0486228466033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83250617980957" calcext:value-type="float">
            <text:p>0.0483250617980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2813167572022" calcext:value-type="float">
            <text:p>0.0432813167572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432029724121" calcext:value-type="float">
            <text:p>0.0434432029724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367656707764" calcext:value-type="float">
            <text:p>0.0434367656707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510707855225" calcext:value-type="float">
            <text:p>0.0434510707855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605381011963" calcext:value-type="float">
            <text:p>0.0437605381011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395240783691" calcext:value-type="float">
            <text:p>0.0435395240783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544418334961" calcext:value-type="float">
            <text:p>0.0436544418334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496402740479" calcext:value-type="float">
            <text:p>0.0434496402740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6220703125" calcext:value-type="float">
            <text:p>0.043762207031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9465045928955" calcext:value-type="float">
            <text:p>0.0439465045928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242984771729" calcext:value-type="float">
            <text:p>0.0437242984771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712669372559" calcext:value-type="float">
            <text:p>0.0437712669372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399677276611" calcext:value-type="float">
            <text:p>0.0433399677276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143543243408" calcext:value-type="float">
            <text:p>0.0434143543243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263084411621" calcext:value-type="float">
            <text:p>0.0436263084411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1830883026123" calcext:value-type="float">
            <text:p>0.0431830883026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2810783386231" calcext:value-type="float">
            <text:p>0.0432810783386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4391498565674" calcext:value-type="float">
            <text:p>0.0434391498565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7214374542236" calcext:value-type="float">
            <text:p>0.0437214374542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482429504395" calcext:value-type="float">
            <text:p>0.043648242950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3757305145264" calcext:value-type="float">
            <text:p>0.0433757305145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035228729248" calcext:value-type="float">
            <text:p>0.0435035228729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5647964477539" calcext:value-type="float">
            <text:p>0.0435647964477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8" calcext:value-type="float">
            <text:p>18</text:p>
          </table:table-cell>
          <table:table-cell office:value-type="float" office:value="0.0436456203460693" calcext:value-type="float">
            <text:p>0.0436456203460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57198524475098" calcext:value-type="float">
            <text:p>0.055719852447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0944595336914" calcext:value-type="float">
            <text:p>0.0520944595336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0195960998535" calcext:value-type="float">
            <text:p>0.0520195960998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592067718506" calcext:value-type="float">
            <text:p>0.0522592067718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83525466919" calcext:value-type="float">
            <text:p>0.0522835254669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8052577972412" calcext:value-type="float">
            <text:p>0.0518052577972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959753036499" calcext:value-type="float">
            <text:p>0.0519597530364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3195266723633" calcext:value-type="float">
            <text:p>0.0523195266723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699356079102" calcext:value-type="float">
            <text:p>0.052269935607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591373443604" calcext:value-type="float">
            <text:p>0.052559137344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2919921875" calcext:value-type="float">
            <text:p>0.052429199218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522926330566" calcext:value-type="float">
            <text:p>0.0522522926330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575378417969" calcext:value-type="float">
            <text:p>0.0522575378417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6383934021" calcext:value-type="float">
            <text:p>0.052163839340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295070648193" calcext:value-type="float">
            <text:p>0.0521295070648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9208908081055" calcext:value-type="float">
            <text:p>0.0519208908081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0422458648682" calcext:value-type="float">
            <text:p>0.0520422458648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8429279327393" calcext:value-type="float">
            <text:p>0.0518429279327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6459941864014" calcext:value-type="float">
            <text:p>0.0516459941864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7821311950684" calcext:value-type="float">
            <text:p>0.0517821311950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020195007324" calcext:value-type="float">
            <text:p>0.0524020195007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4609375" calcext:value-type="float">
            <text:p>0.052246093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228313446045" calcext:value-type="float">
            <text:p>0.0521228313446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0668029785156" calcext:value-type="float">
            <text:p>0.0520668029785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349906921387" calcext:value-type="float">
            <text:p>0.0521349906921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094799041748" calcext:value-type="float">
            <text:p>0.0521094799041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3433685302734" calcext:value-type="float">
            <text:p>0.0523433685302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537231445313" calcext:value-type="float">
            <text:p>0.0522537231445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208213806152" calcext:value-type="float">
            <text:p>0.0522208213806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685382843018" calcext:value-type="float">
            <text:p>0.0524685382843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382591247559" calcext:value-type="float">
            <text:p>0.0524382591247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675846099854" calcext:value-type="float">
            <text:p>0.0524675846099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8416633605957" calcext:value-type="float">
            <text:p>0.0528416633605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43437004089356" calcext:value-type="float">
            <text:p>0.0543437004089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6359081268311" calcext:value-type="float">
            <text:p>0.0526359081268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164604187012" calcext:value-type="float">
            <text:p>0.0525164604187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061420440674" calcext:value-type="float">
            <text:p>0.0521061420440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597862243652" calcext:value-type="float">
            <text:p>0.0521597862243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904396057129" calcext:value-type="float">
            <text:p>0.0522904396057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51412105560303" calcext:value-type="float">
            <text:p>0.055141210556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747371673584" calcext:value-type="float">
            <text:p>0.0524747371673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3538589477539" calcext:value-type="float">
            <text:p>0.0523538589477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661657333374" calcext:value-type="float">
            <text:p>0.0526616573333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724224090576" calcext:value-type="float">
            <text:p>0.0521724224090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188446044922" calcext:value-type="float">
            <text:p>0.0525188446044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0396232604981" calcext:value-type="float">
            <text:p>0.0520396232604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211624145508" calcext:value-type="float">
            <text:p>0.0521211624145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9473552703857" calcext:value-type="float">
            <text:p>0.0519473552703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168014526367" calcext:value-type="float">
            <text:p>0.0524168014526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785186767578" calcext:value-type="float">
            <text:p>0.0522785186767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795055389404" calcext:value-type="float">
            <text:p>0.052479505538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3247718811035" calcext:value-type="float">
            <text:p>0.0523247718811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6154041290283" calcext:value-type="float">
            <text:p>0.0526154041290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3571968078613" calcext:value-type="float">
            <text:p>0.0523571968078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656772613526" calcext:value-type="float">
            <text:p>0.0524656772613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226593017578" calcext:value-type="float">
            <text:p>0.0525226593017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973869323731" calcext:value-type="float">
            <text:p>0.0524973869323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391796112061" calcext:value-type="float">
            <text:p>0.0522391796112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994995117188" calcext:value-type="float">
            <text:p>0.0522994995117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141456604004" calcext:value-type="float">
            <text:p>0.05221414566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9561767578125" calcext:value-type="float">
            <text:p>0.0519561767578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7820587158203" calcext:value-type="float">
            <text:p>0.052782058715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464347839356" calcext:value-type="float">
            <text:p>0.0521464347839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9859790802002" calcext:value-type="float">
            <text:p>0.05198597908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402359008789" calcext:value-type="float">
            <text:p>0.0521402359008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253845214844" calcext:value-type="float">
            <text:p>0.0524253845214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848201751709" calcext:value-type="float">
            <text:p>0.0521848201751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459579467774" calcext:value-type="float">
            <text:p>0.0521459579467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3922443389893" calcext:value-type="float">
            <text:p>0.0523922443389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288581848145" calcext:value-type="float">
            <text:p>0.0525288581848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965026855469" calcext:value-type="float">
            <text:p>0.0521965026855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7373085021973" calcext:value-type="float">
            <text:p>0.0517373085021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310733795166" calcext:value-type="float">
            <text:p>0.0522310733795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258281707764" calcext:value-type="float">
            <text:p>0.0522258281707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112846374512" calcext:value-type="float">
            <text:p>0.0522112846374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205135345459" calcext:value-type="float">
            <text:p>0.0525205135345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7217388153076" calcext:value-type="float">
            <text:p>0.0527217388153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021553039551" calcext:value-type="float">
            <text:p>0.0525021553039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330833435059" calcext:value-type="float">
            <text:p>0.0521330833435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842407226563" calcext:value-type="float">
            <text:p>0.0522842407226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790641784668" calcext:value-type="float">
            <text:p>0.0527906417846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858402252197" calcext:value-type="float">
            <text:p>0.052585840225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5457353591919" calcext:value-type="float">
            <text:p>0.0554573535919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580478668213" calcext:value-type="float">
            <text:p>0.0524580478668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3684024810791" calcext:value-type="float">
            <text:p>0.0523684024810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953105926514" calcext:value-type="float">
            <text:p>0.0521953105926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18679618835449" calcext:value-type="float">
            <text:p>0.0518679618835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006721496582" calcext:value-type="float">
            <text:p>0.0520067214965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2782802581787" calcext:value-type="float">
            <text:p>0.0522782802581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65336227417" calcext:value-type="float">
            <text:p>0.0525653362274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6676177978516" calcext:value-type="float">
            <text:p>0.0526676177978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340030670166" calcext:value-type="float">
            <text:p>0.0523400306701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354097366333" calcext:value-type="float">
            <text:p>0.0523540973663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809360504151" calcext:value-type="float">
            <text:p>0.0524809360504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928569793701" calcext:value-type="float">
            <text:p>0.052492856979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4318218231201" calcext:value-type="float">
            <text:p>0.052431821823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564483642578" calcext:value-type="float">
            <text:p>0.0521564483642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1636009216309" calcext:value-type="float">
            <text:p>0.0521636009216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0532131195068" calcext:value-type="float">
            <text:p>0.0520532131195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19" calcext:value-type="float">
            <text:p>19</text:p>
          </table:table-cell>
          <table:table-cell office:value-type="float" office:value="0.0525660514831543" calcext:value-type="float">
            <text:p>0.0525660514831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21430778503418" calcext:value-type="float">
            <text:p>0.0721430778503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1190910339356" calcext:value-type="float">
            <text:p>0.0741190910339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8547058105469" calcext:value-type="float">
            <text:p>0.0768547058105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4142532348633" calcext:value-type="float">
            <text:p>0.0744142532348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5325088500977" calcext:value-type="float">
            <text:p>0.0745325088500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2335319519043" calcext:value-type="float">
            <text:p>0.0742335319519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7904224395752" calcext:value-type="float">
            <text:p>0.0779042243957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5915641784668" calcext:value-type="float">
            <text:p>0.0755915641784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4959583282471" calcext:value-type="float">
            <text:p>0.0754959583282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2601623535156" calcext:value-type="float">
            <text:p>0.0752601623535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6605396270752" calcext:value-type="float">
            <text:p>0.0746605396270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5101909637451" calcext:value-type="float">
            <text:p>0.0765101909637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4569301605225" calcext:value-type="float">
            <text:p>0.0744569301605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4929313659668" calcext:value-type="float">
            <text:p>0.0744929313659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005126953125" calcext:value-type="float">
            <text:p>0.0740051269531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0229358673096" calcext:value-type="float">
            <text:p>0.075022935867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5901336669922" calcext:value-type="float">
            <text:p>0.0755901336669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8485794067383" calcext:value-type="float">
            <text:p>0.0758485794067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8209953308106" calcext:value-type="float">
            <text:p>0.074820995330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724575042725" calcext:value-type="float">
            <text:p>0.0753724575042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8349895477295" calcext:value-type="float">
            <text:p>0.075834989547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409862518311" calcext:value-type="float">
            <text:p>0.0753409862518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1917362213135" calcext:value-type="float">
            <text:p>0.0751917362213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781795501709" calcext:value-type="float">
            <text:p>0.0753781795501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101541519165" calcext:value-type="float">
            <text:p>0.0761015415191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2158889770508" calcext:value-type="float">
            <text:p>0.0742158889770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4342079162598" calcext:value-type="float">
            <text:p>0.075434207916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6334533691406" calcext:value-type="float">
            <text:p>0.0766334533691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4005908966065" calcext:value-type="float">
            <text:p>0.0754005908966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8205184936523" calcext:value-type="float">
            <text:p>0.0748205184936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5198001861572" calcext:value-type="float">
            <text:p>0.0755198001861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74760246276856" calcext:value-type="float">
            <text:p>0.0774760246276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1050243377686" calcext:value-type="float">
            <text:p>0.0741050243377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3014812469482" calcext:value-type="float">
            <text:p>0.0743014812469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7549533843994" calcext:value-type="float">
            <text:p>0.0747549533843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7766494750977" calcext:value-type="float">
            <text:p>0.0747766494750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7697353363037" calcext:value-type="float">
            <text:p>0.0747697353363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8324394226074" calcext:value-type="float">
            <text:p>0.0748324394226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5804309844971" calcext:value-type="float">
            <text:p>0.0745804309844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5327472686768" calcext:value-type="float">
            <text:p>0.0745327472686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1589069366455" calcext:value-type="float">
            <text:p>0.0741589069366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39712715148926" calcext:value-type="float">
            <text:p>0.0739712715148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6033191680908" calcext:value-type="float">
            <text:p>0.0746033191680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800868988037" calcext:value-type="float">
            <text:p>0.0753800868988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7153034210205" calcext:value-type="float">
            <text:p>0.0757153034210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3945579528809" calcext:value-type="float">
            <text:p>0.0763945579528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798484802246" calcext:value-type="float">
            <text:p>0.0753798484802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0291347503662" calcext:value-type="float">
            <text:p>0.0750291347503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903388977051" calcext:value-type="float">
            <text:p>0.0753903388977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164291381836" calcext:value-type="float">
            <text:p>0.0753164291381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0140419006348" calcext:value-type="float">
            <text:p>0.0760140419006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4212608337402" calcext:value-type="float">
            <text:p>0.076421260833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2978324890137" calcext:value-type="float">
            <text:p>0.0752978324890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8273601531982" calcext:value-type="float">
            <text:p>0.0758273601531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9714374542236" calcext:value-type="float">
            <text:p>0.0749714374542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531455993652" calcext:value-type="float">
            <text:p>0.0753531455993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1140117645264" calcext:value-type="float">
            <text:p>0.0751140117645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9778022766113" calcext:value-type="float">
            <text:p>0.0759778022766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5310783386231" calcext:value-type="float">
            <text:p>0.0745310783386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3911266326904" calcext:value-type="float">
            <text:p>0.074391126632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467082977295" calcext:value-type="float">
            <text:p>0.075346708297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9461650848389" calcext:value-type="float">
            <text:p>0.0749461650848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0067234039307" calcext:value-type="float">
            <text:p>0.0750067234039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5975971221924" calcext:value-type="float">
            <text:p>0.0745975971221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028657913208" calcext:value-type="float">
            <text:p>0.0750286579132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0494003295898" calcext:value-type="float">
            <text:p>0.075049400329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9368667602539" calcext:value-type="float">
            <text:p>0.0749368667602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7429599761963" calcext:value-type="float">
            <text:p>0.0757429599761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6869316101074" calcext:value-type="float">
            <text:p>0.0756869316101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7389068603516" calcext:value-type="float">
            <text:p>0.0757389068603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7944583892822" calcext:value-type="float">
            <text:p>0.0757944583892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8926868438721" calcext:value-type="float">
            <text:p>0.0758926868438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0886669158936" calcext:value-type="float">
            <text:p>0.0760886669158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4961967468262" calcext:value-type="float">
            <text:p>0.0754961967468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66735458374" calcext:value-type="float">
            <text:p>0.0753667354583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4642486572266" calcext:value-type="float">
            <text:p>0.0754642486572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1938095092773" calcext:value-type="float">
            <text:p>0.0761938095092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4259357452393" calcext:value-type="float">
            <text:p>0.0744259357452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7499465942383" calcext:value-type="float">
            <text:p>0.0747499465942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4924545288086" calcext:value-type="float">
            <text:p>0.0744924545288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4788646697998" calcext:value-type="float">
            <text:p>0.07447886466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5479335784912" calcext:value-type="float">
            <text:p>0.0755479335784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283500671387" calcext:value-type="float">
            <text:p>0.0753283500671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7508277893066" calcext:value-type="float">
            <text:p>0.0757508277893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6514072418213" calcext:value-type="float">
            <text:p>0.0756514072418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796365737915" calcext:value-type="float">
            <text:p>0.0757963657379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9837627410889" calcext:value-type="float">
            <text:p>0.0759837627410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5480060577393" calcext:value-type="float">
            <text:p>0.0745480060577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8651027679443" calcext:value-type="float">
            <text:p>0.0748651027679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5618343353272" calcext:value-type="float">
            <text:p>0.0745618343353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6027698516846" calcext:value-type="float">
            <text:p>0.0756027698516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7900943756104" calcext:value-type="float">
            <text:p>0.076790094375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47618675231934" calcext:value-type="float">
            <text:p>0.0747618675231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63647556304932" calcext:value-type="float">
            <text:p>0.0763647556304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6163597106934" calcext:value-type="float">
            <text:p>0.0756163597106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4134654998779" calcext:value-type="float">
            <text:p>0.0754134654998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3114223480225" calcext:value-type="float">
            <text:p>0.0753114223480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4084587097168" calcext:value-type="float">
            <text:p>0.0754084587097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51688480377197" calcext:value-type="float">
            <text:p>0.075168848037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0" calcext:value-type="float">
            <text:p>20</text:p>
          </table:table-cell>
          <table:table-cell office:value-type="float" office:value="0.0789492130279541" calcext:value-type="float">
            <text:p>0.0789492130279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0384225845337" calcext:value-type="float">
            <text:p>0.1103842258453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0964059829712" calcext:value-type="float">
            <text:p>0.1109640598297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8922243118286" calcext:value-type="float">
            <text:p>0.1089222431182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2574100494385" calcext:value-type="float">
            <text:p>0.1125741004943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6378793716431" calcext:value-type="float">
            <text:p>0.1063787937164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1984729766846" calcext:value-type="float">
            <text:p>0.1119847297668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6534242630005" calcext:value-type="float">
            <text:p>0.1065342426300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2980852127075" calcext:value-type="float">
            <text:p>0.1029808521270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4144811630249" calcext:value-type="float">
            <text:p>0.1041448116302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3666067123413" calcext:value-type="float">
            <text:p>0.1036660671234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3742361068726" calcext:value-type="float">
            <text:p>0.1037423610687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3379011154175" calcext:value-type="float">
            <text:p>0.1033790111541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3034973144531" calcext:value-type="float">
            <text:p>0.1030349731445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2499713897705" calcext:value-type="float">
            <text:p>0.1124997138977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6568336486816" calcext:value-type="float">
            <text:p>0.1065683364868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4124546051025" calcext:value-type="float">
            <text:p>0.1041245460510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3048076629639" calcext:value-type="float">
            <text:p>0.1130480766296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9192609786987" calcext:value-type="float">
            <text:p>0.1091926097869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1242294311523" calcext:value-type="float">
            <text:p>0.1112422943115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1693620681763" calcext:value-type="float">
            <text:p>0.1116936206817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7097854614258" calcext:value-type="float">
            <text:p>0.1170978546142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5245580673218" calcext:value-type="float">
            <text:p>0.1152455806732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7378482818604" calcext:value-type="float">
            <text:p>0.1073784828186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2150192260742" calcext:value-type="float">
            <text:p>0.1121501922607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7522249221802" calcext:value-type="float">
            <text:p>0.1075222492218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4853868484497" calcext:value-type="float">
            <text:p>0.1048538684844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079298019409" calcext:value-type="float">
            <text:p>0.1000792980194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72344875335694" calcext:value-type="float">
            <text:p>0.0972344875335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774402618408" calcext:value-type="float">
            <text:p>0.1057744026184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749368667603" calcext:value-type="float">
            <text:p>0.1057493686676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061531066895" calcext:value-type="float">
            <text:p>0.1050615310668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4559421539307" calcext:value-type="float">
            <text:p>0.1045594215393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096225738525" calcext:value-type="float">
            <text:p>0.1000962257385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4747772216797" calcext:value-type="float">
            <text:p>0.1047477722167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564956665039" calcext:value-type="float">
            <text:p>0.1005649566650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70280170440674" calcext:value-type="float">
            <text:p>0.0970280170440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093717575073" calcext:value-type="float">
            <text:p>0.1050937175750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99760627746582" calcext:value-type="float">
            <text:p>0.0999760627746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3058471679688" calcext:value-type="float">
            <text:p>0.0963058471679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977535247803" calcext:value-type="float">
            <text:p>0.1059775352478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142955780029" calcext:value-type="float">
            <text:p>0.1001429557800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70041751861572" calcext:value-type="float">
            <text:p>0.0970041751861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8286991119385" calcext:value-type="float">
            <text:p>0.0968286991119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59746837615967" calcext:value-type="float">
            <text:p>0.0959746837615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874475479126" calcext:value-type="float">
            <text:p>0.0968744754791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019569396973" calcext:value-type="float">
            <text:p>0.1050195693969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1041793823242" calcext:value-type="float">
            <text:p>0.1010417938232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2653160095215" calcext:value-type="float">
            <text:p>0.0962653160095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59877967834473" calcext:value-type="float">
            <text:p>0.0959877967834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4319095611572" calcext:value-type="float">
            <text:p>0.1043190956115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13222694397" calcext:value-type="float">
            <text:p>0.100132226943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490922927856" calcext:value-type="float">
            <text:p>0.1054909229278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640058517456" calcext:value-type="float">
            <text:p>0.1006400585174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398654937744" calcext:value-type="float">
            <text:p>0.1053986549377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106716156006" calcext:value-type="float">
            <text:p>0.1001067161560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371952056885" calcext:value-type="float">
            <text:p>0.1053719520568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499629974365" calcext:value-type="float">
            <text:p>0.1004996299743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4929208755493" calcext:value-type="float">
            <text:p>0.1049292087554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061893463135" calcext:value-type="float">
            <text:p>0.1000618934631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493545532227" calcext:value-type="float">
            <text:p>0.1054935455322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23021697998" calcext:value-type="float">
            <text:p>0.100230216979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70141887664795" calcext:value-type="float">
            <text:p>0.097014188766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4951515197754" calcext:value-type="float">
            <text:p>0.0964951515197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1833000183106" calcext:value-type="float">
            <text:p>0.0961833000183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2877273559571" calcext:value-type="float">
            <text:p>0.0962877273559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241537094116" calcext:value-type="float">
            <text:p>0.1052415370941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98623371124268" calcext:value-type="float">
            <text:p>0.0998623371124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70077514648438" calcext:value-type="float">
            <text:p>0.0970077514648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991777420044" calcext:value-type="float">
            <text:p>0.0969917774200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718612670898" calcext:value-type="float">
            <text:p>0.1057186126708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2529287338257" calcext:value-type="float">
            <text:p>0.1025292873382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460166931152" calcext:value-type="float">
            <text:p>0.1054601669311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97195243835449" calcext:value-type="float">
            <text:p>0.0997195243835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4776859283447" calcext:value-type="float">
            <text:p>0.1047768592834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701808929443" calcext:value-type="float">
            <text:p>0.1007018089294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8329906463623" calcext:value-type="float">
            <text:p>0.0968329906463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9486236572266" calcext:value-type="float">
            <text:p>0.0969486236572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7027063369751" calcext:value-type="float">
            <text:p>0.0970270633697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872091293335" calcext:value-type="float">
            <text:p>0.0968720912933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1329936981201" calcext:value-type="float">
            <text:p>0.096132993698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9381332397461" calcext:value-type="float">
            <text:p>0.0969381332397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6281757354736" calcext:value-type="float">
            <text:p>0.1062817573547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2236270904541" calcext:value-type="float">
            <text:p>0.1022362709045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15664005279541" calcext:value-type="float">
            <text:p>0.1156640052795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7786417007446" calcext:value-type="float">
            <text:p>0.1077864170074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0586071014405" calcext:value-type="float">
            <text:p>0.0960586071014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6057167053223" calcext:value-type="float">
            <text:p>0.1060571670532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870609283447" calcext:value-type="float">
            <text:p>0.1008706092834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048894882202" calcext:value-type="float">
            <text:p>0.1050488948822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93449687957764" calcext:value-type="float">
            <text:p>0.0993449687957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70461368560791" calcext:value-type="float">
            <text:p>0.0970461368560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238374710083" calcext:value-type="float">
            <text:p>0.0962383747100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3544845581055" calcext:value-type="float">
            <text:p>0.0963544845581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142053604126" calcext:value-type="float">
            <text:p>0.0961420536041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65139865875244" calcext:value-type="float">
            <text:p>0.0965139865875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4690074920654" calcext:value-type="float">
            <text:p>0.1046900749206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0238561630249" calcext:value-type="float">
            <text:p>0.1002385616302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105720281600952" calcext:value-type="float">
            <text:p>0.1057202816009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92155075073242" calcext:value-type="float">
            <text:p>0.0992155075073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1" calcext:value-type="float">
            <text:p>21</text:p>
          </table:table-cell>
          <table:table-cell office:value-type="float" office:value="0.0959868431091309" calcext:value-type="float">
            <text:p>0.0959868431091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8338308334351" calcext:value-type="float">
            <text:p>0.1583383083343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829978942871" calcext:value-type="float">
            <text:p>0.1548299789428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5413627624512" calcext:value-type="float">
            <text:p>0.1554136276245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995275497437" calcext:value-type="float">
            <text:p>0.1539952754974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641188621521" calcext:value-type="float">
            <text:p>0.156411886215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636693954468" calcext:value-type="float">
            <text:p>0.1536366939544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593229293823" calcext:value-type="float">
            <text:p>0.1545932292938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7699346542358" calcext:value-type="float">
            <text:p>0.1576993465423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874086380005" calcext:value-type="float">
            <text:p>0.1548740863800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61827468872" calcext:value-type="float">
            <text:p>0.1542618274688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424667358398" calcext:value-type="float">
            <text:p>0.1544246673583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656648635864" calcext:value-type="float">
            <text:p>0.1546566486358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7649278640747" calcext:value-type="float">
            <text:p>0.1576492786407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020071029663" calcext:value-type="float">
            <text:p>0.1540200710296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871536254883" calcext:value-type="float">
            <text:p>0.1538715362548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731750488281" calcext:value-type="float">
            <text:p>0.1547317504882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301643371582" calcext:value-type="float">
            <text:p>0.1543016433715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462099075317" calcext:value-type="float">
            <text:p>0.1544620990753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91970825195" calcext:value-type="float">
            <text:p>0.1541919708251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889894485474" calcext:value-type="float">
            <text:p>0.1538898944854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778003692627" calcext:value-type="float">
            <text:p>0.1547780036926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947996139526" calcext:value-type="float">
            <text:p>0.1549479961395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514789581299" calcext:value-type="float">
            <text:p>0.1545147895812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5003309249878" calcext:value-type="float">
            <text:p>0.1550033092498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892278671265" calcext:value-type="float">
            <text:p>0.1538922786712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662443161011" calcext:value-type="float">
            <text:p>0.1536624431610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5025005340576" calcext:value-type="float">
            <text:p>0.1550250053405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616594314575" calcext:value-type="float">
            <text:p>0.1546165943145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6853437423706" calcext:value-type="float">
            <text:p>0.1568534374237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588306427" calcext:value-type="float">
            <text:p>0.15415883064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403282165527" calcext:value-type="float">
            <text:p>0.1534032821655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556788444519" calcext:value-type="float">
            <text:p>0.155567884445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86010360718" calcext:value-type="float">
            <text:p>0.1541860103607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882431030273" calcext:value-type="float">
            <text:p>0.1548824310302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471874237061" calcext:value-type="float">
            <text:p>0.1544718742370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679775238037" calcext:value-type="float">
            <text:p>0.1546797752380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701543807983" calcext:value-type="float">
            <text:p>0.1537015438079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502941131592" calcext:value-type="float">
            <text:p>0.1535029411315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56343841553" calcext:value-type="float">
            <text:p>0.1542563438415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971433639526" calcext:value-type="float">
            <text:p>0.1539714336395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757095336914" calcext:value-type="float">
            <text:p>0.1537570953369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387712478638" calcext:value-type="float">
            <text:p>0.1543877124786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46925163269" calcext:value-type="float">
            <text:p>0.154469251632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852939605713" calcext:value-type="float">
            <text:p>0.1538529396057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93328666687" calcext:value-type="float">
            <text:p>0.153933286666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390335083008" calcext:value-type="float">
            <text:p>0.1543903350830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870344161987" calcext:value-type="float">
            <text:p>0.1538703441619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27733612061" calcext:value-type="float">
            <text:p>0.1542277336120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012680053711" calcext:value-type="float">
            <text:p>0.1540126800537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15915298462" calcext:value-type="float">
            <text:p>0.1541159152984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0590171814" calcext:value-type="float">
            <text:p>0.154105901718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76950454712" calcext:value-type="float">
            <text:p>0.1541769504547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95547103882" calcext:value-type="float">
            <text:p>0.1541955471038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333187103271" calcext:value-type="float">
            <text:p>0.1533331871032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264284133911" calcext:value-type="float">
            <text:p>0.1532642841339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64933013916" calcext:value-type="float">
            <text:p>0.153649330139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926849365234" calcext:value-type="float">
            <text:p>0.1539268493652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79470443726" calcext:value-type="float">
            <text:p>0.1542794704437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563665390015" calcext:value-type="float">
            <text:p>0.1545636653900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932571411133" calcext:value-type="float">
            <text:p>0.1539325714111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356241226196" calcext:value-type="float">
            <text:p>0.1543562412261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35363006592" calcext:value-type="float">
            <text:p>0.1542353630065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432058334351" calcext:value-type="float">
            <text:p>0.1544320583343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44899749756" calcext:value-type="float">
            <text:p>0.1542448997497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532670974731" calcext:value-type="float">
            <text:p>0.1545326709747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25826263428" calcext:value-type="float">
            <text:p>0.1542258262634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369354248047" calcext:value-type="float">
            <text:p>0.1543693542480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66595840454" calcext:value-type="float">
            <text:p>0.1542665958404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0304069519" calcext:value-type="float">
            <text:p>0.154103040695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921842575073" calcext:value-type="float">
            <text:p>0.1539218425750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72897338867" calcext:value-type="float">
            <text:p>0.1541728973388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00894927979" calcext:value-type="float">
            <text:p>0.1541008949279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039621353149" calcext:value-type="float">
            <text:p>0.1540396213531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456615447998" calcext:value-type="float">
            <text:p>0.1544566154479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71228408814" calcext:value-type="float">
            <text:p>0.1541712284088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744220733643" calcext:value-type="float">
            <text:p>0.1537442207336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816865921021" calcext:value-type="float">
            <text:p>0.1548168659210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443502426147" calcext:value-type="float">
            <text:p>0.1544435024261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368162155151" calcext:value-type="float">
            <text:p>0.1543681621551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982877731323" calcext:value-type="float">
            <text:p>0.1539828777313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079675674439" calcext:value-type="float">
            <text:p>0.1540796756744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24872589111" calcext:value-type="float">
            <text:p>0.1542248725891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374122619629" calcext:value-type="float">
            <text:p>0.1543741226196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826951980591" calcext:value-type="float">
            <text:p>0.1538269519805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074668884277" calcext:value-type="float">
            <text:p>0.1540746688842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691530227661" calcext:value-type="float">
            <text:p>0.1536915302276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414892196655" calcext:value-type="float">
            <text:p>0.1544148921966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488397598267" calcext:value-type="float">
            <text:p>0.1534883975982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629779815674" calcext:value-type="float">
            <text:p>0.1536297798156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514385223389" calcext:value-type="float">
            <text:p>0.1535143852233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923749923706" calcext:value-type="float">
            <text:p>0.1539237499237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78515625" calcext:value-type="float">
            <text:p>0.154785156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719591140747" calcext:value-type="float">
            <text:p>0.1547195911407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597593307495" calcext:value-type="float">
            <text:p>0.1535975933074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717756271362" calcext:value-type="float">
            <text:p>0.1537177562713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006481170654" calcext:value-type="float">
            <text:p>0.1540064811706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33796691895" calcext:value-type="float">
            <text:p>0.1541337966918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35484790802" calcext:value-type="float">
            <text:p>0.15354847908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213190078735" calcext:value-type="float">
            <text:p>0.154213190078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2" calcext:value-type="float">
            <text:p>22</text:p>
          </table:table-cell>
          <table:table-cell office:value-type="float" office:value="0.154188632965088" calcext:value-type="float">
            <text:p>0.1541886329650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615488052368" calcext:value-type="float">
            <text:p>0.3146154880523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812421798706" calcext:value-type="float">
            <text:p>0.3148124217987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615892410278" calcext:value-type="float">
            <text:p>0.3156158924102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176725387573" calcext:value-type="float">
            <text:p>0.3151767253875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669609069824" calcext:value-type="float">
            <text:p>0.3146696090698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933776855469" calcext:value-type="float">
            <text:p>0.3149337768554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91756439209" calcext:value-type="float">
            <text:p>0.314917564392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500974655151" calcext:value-type="float">
            <text:p>0.3155009746551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833806991577" calcext:value-type="float">
            <text:p>0.3158338069915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945697784424" calcext:value-type="float">
            <text:p>0.3149456977844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204216003418" calcext:value-type="float">
            <text:p>0.3142042160034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543174743652" calcext:value-type="float">
            <text:p>0.3155431747436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769268035889" calcext:value-type="float">
            <text:p>0.3147692680358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6136360168457" calcext:value-type="float">
            <text:p>0.3161363601684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841913223267" calcext:value-type="float">
            <text:p>0.3158419132232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966678619385" calcext:value-type="float">
            <text:p>0.3149666786193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6132545471191" calcext:value-type="float">
            <text:p>0.3161325454711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358400344849" calcext:value-type="float">
            <text:p>0.3153584003448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694093704224" calcext:value-type="float">
            <text:p>0.3156940937042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803289413452" calcext:value-type="float">
            <text:p>0.3158032894134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442562103271" calcext:value-type="float">
            <text:p>0.3154425621032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212726593018" calcext:value-type="float">
            <text:p>0.3152127265930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866470336914" calcext:value-type="float">
            <text:p>0.3158664703369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6500902175903" calcext:value-type="float">
            <text:p>0.3165009021759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892292022705" calcext:value-type="float">
            <text:p>0.3148922920227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3920974731445" calcext:value-type="float">
            <text:p>0.3139209747314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411329269409" calcext:value-type="float">
            <text:p>0.3154113292694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312147140503" calcext:value-type="float">
            <text:p>0.3153121471405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672231674194" calcext:value-type="float">
            <text:p>0.3146722316741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370393753052" calcext:value-type="float">
            <text:p>0.3143703937530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241813659668" calcext:value-type="float">
            <text:p>0.3152418136596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68653678894" calcext:value-type="float">
            <text:p>0.314686536788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506053924561" calcext:value-type="float">
            <text:p>0.3145060539245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813852310181" calcext:value-type="float">
            <text:p>0.3148138523101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492464065552" calcext:value-type="float">
            <text:p>0.3144924640655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437316894531" calcext:value-type="float">
            <text:p>0.3154373168945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682722091675" calcext:value-type="float">
            <text:p>0.3146827220916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614461898804" calcext:value-type="float">
            <text:p>0.3156144618988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840316772461" calcext:value-type="float">
            <text:p>0.3148403167724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635204315186" calcext:value-type="float">
            <text:p>0.3156352043151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39511680603" calcext:value-type="float">
            <text:p>0.315395116806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585851669311" calcext:value-type="float">
            <text:p>0.3155858516693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408706665039" calcext:value-type="float">
            <text:p>0.3154087066650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652370452881" calcext:value-type="float">
            <text:p>0.3156523704528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3999652862549" calcext:value-type="float">
            <text:p>0.3139996528625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414190292358" calcext:value-type="float">
            <text:p>0.3154141902923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271615982056" calcext:value-type="float">
            <text:p>0.3152716159820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484523773193" calcext:value-type="float">
            <text:p>0.3154845237731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751863479614" calcext:value-type="float">
            <text:p>0.3147518634796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985513687134" calcext:value-type="float">
            <text:p>0.3149855136871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576148986816" calcext:value-type="float">
            <text:p>0.3145761489868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423561096191" calcext:value-type="float">
            <text:p>0.3144235610961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051317214966" calcext:value-type="float">
            <text:p>0.3150513172149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866470336914" calcext:value-type="float">
            <text:p>0.3158664703369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038204193115" calcext:value-type="float">
            <text:p>0.3150382041931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452409744263" calcext:value-type="float">
            <text:p>0.3144524097442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589500427246" calcext:value-type="float">
            <text:p>0.3145895004272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23323059082" calcext:value-type="float">
            <text:p>0.315233230590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09518623352" calcext:value-type="float">
            <text:p>0.315095186233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783096313477" calcext:value-type="float">
            <text:p>0.3147830963134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293312072754" calcext:value-type="float">
            <text:p>0.3152933120727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979076385498" calcext:value-type="float">
            <text:p>0.3149790763854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077377319336" calcext:value-type="float">
            <text:p>0.3140773773193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038442611694" calcext:value-type="float">
            <text:p>0.3150384426116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484523773193" calcext:value-type="float">
            <text:p>0.3154845237731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38684463501" calcext:value-type="float">
            <text:p>0.314386844635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340353012085" calcext:value-type="float">
            <text:p>0.3143403530120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372062683106" calcext:value-type="float">
            <text:p>0.3143720626831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608263015747" calcext:value-type="float">
            <text:p>0.3156082630157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770221710205" calcext:value-type="float">
            <text:p>0.3147702217102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657615661621" calcext:value-type="float">
            <text:p>0.3156576156616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191745758057" calcext:value-type="float">
            <text:p>0.3151917457580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142154693604" calcext:value-type="float">
            <text:p>0.3151421546936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3728094100952" calcext:value-type="float">
            <text:p>0.3137280941009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6040515899658" calcext:value-type="float">
            <text:p>0.3160405158996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776348114014" calcext:value-type="float">
            <text:p>0.3157763481140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627082824707" calcext:value-type="float">
            <text:p>0.316270828247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281867980957" calcext:value-type="float">
            <text:p>0.3152818679809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109968185425" calcext:value-type="float">
            <text:p>0.3151099681854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693140029907" calcext:value-type="float">
            <text:p>0.3156931400299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910888671875" calcext:value-type="float">
            <text:p>0.3149108886718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642190933228" calcext:value-type="float">
            <text:p>0.3146421909332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517902374268" calcext:value-type="float">
            <text:p>0.3155179023742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189123153686" calcext:value-type="float">
            <text:p>0.3151891231536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307689666748" calcext:value-type="float">
            <text:p>0.3143076896667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315723419189" calcext:value-type="float">
            <text:p>0.3153157234191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12148475647" calcext:value-type="float">
            <text:p>0.314121484756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072774887085" calcext:value-type="float">
            <text:p>0.3150727748870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718650817871" calcext:value-type="float">
            <text:p>0.3157186508178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364360809326" calcext:value-type="float">
            <text:p>0.3153643608093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364194869995" calcext:value-type="float">
            <text:p>0.3143641948699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446853637695" calcext:value-type="float">
            <text:p>0.3154468536376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174579620361" calcext:value-type="float">
            <text:p>0.3151745796203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658880233765" calcext:value-type="float">
            <text:p>0.3146588802337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845085144043" calcext:value-type="float">
            <text:p>0.3148450851440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5452575683594" calcext:value-type="float">
            <text:p>0.3154525756835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877271652222" calcext:value-type="float">
            <text:p>0.3148772716522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371347427368" calcext:value-type="float">
            <text:p>0.3143713474273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93067741394" calcext:value-type="float">
            <text:p>0.314930677413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3" calcext:value-type="float">
            <text:p>23</text:p>
          </table:table-cell>
          <table:table-cell office:value-type="float" office:value="0.3144690990448" calcext:value-type="float">
            <text:p>0.31446909904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689414978027" calcext:value-type="float">
            <text:p>0.6466894149780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25096321106" calcext:value-type="float">
            <text:p>0.646250963211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7560119628906" calcext:value-type="float">
            <text:p>0.6475601196289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121978759766" calcext:value-type="float">
            <text:p>0.6461219787597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7672653198242" calcext:value-type="float">
            <text:p>0.6476726531982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575046539307" calcext:value-type="float">
            <text:p>0.6455750465393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735740661621" calcext:value-type="float">
            <text:p>0.6457357406616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482540130615" calcext:value-type="float">
            <text:p>0.6454825401306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69051361084" calcext:value-type="float">
            <text:p>0.644690513610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8969650268555" calcext:value-type="float">
            <text:p>0.6489696502685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156549453735" calcext:value-type="float">
            <text:p>0.646156549453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735668182373" calcext:value-type="float">
            <text:p>0.6467356681823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703792572022" calcext:value-type="float">
            <text:p>0.6457037925720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584749221802" calcext:value-type="float">
            <text:p>0.6465847492218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267486572266" calcext:value-type="float">
            <text:p>0.6452674865722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31986618042" calcext:value-type="float">
            <text:p>0.6463198661804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023035049439" calcext:value-type="float">
            <text:p>0.6460230350494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31946182251" calcext:value-type="float">
            <text:p>0.645319461822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854711532593" calcext:value-type="float">
            <text:p>0.6458547115325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076274871826" calcext:value-type="float">
            <text:p>0.6450762748718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906209945679" calcext:value-type="float">
            <text:p>0.6459062099456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6298828125" calcext:value-type="float">
            <text:p>0.64562988281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554946899414" calcext:value-type="float">
            <text:p>0.6465549468994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7014856338501" calcext:value-type="float">
            <text:p>0.6470148563385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431591033935" calcext:value-type="float">
            <text:p>0.6444315910339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483421325684" calcext:value-type="float">
            <text:p>0.6464834213256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530223846435" calcext:value-type="float">
            <text:p>0.6455302238464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020412445068" calcext:value-type="float">
            <text:p>0.6460204124450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334077835083" calcext:value-type="float">
            <text:p>0.6443340778350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040988922119" calcext:value-type="float">
            <text:p>0.6450409889221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424293518066" calcext:value-type="float">
            <text:p>0.6464242935180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509315490723" calcext:value-type="float">
            <text:p>0.6445093154907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629333496094" calcext:value-type="float">
            <text:p>0.6466293334960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774602890015" calcext:value-type="float">
            <text:p>0.6457746028900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63996887207" calcext:value-type="float">
            <text:p>0.644639968872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920110702515" calcext:value-type="float">
            <text:p>0.6449201107025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244121551514" calcext:value-type="float">
            <text:p>0.6452441215515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925760269165" calcext:value-type="float">
            <text:p>0.6459257602691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722078323364" calcext:value-type="float">
            <text:p>0.6467220783233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7154331207275" calcext:value-type="float">
            <text:p>0.6471543312072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627021789551" calcext:value-type="float">
            <text:p>0.6456270217895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687269210815" calcext:value-type="float">
            <text:p>0.6466872692108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979881286621" calcext:value-type="float">
            <text:p>0.6459798812866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473718643189" calcext:value-type="float">
            <text:p>0.6454737186431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079851150513" calcext:value-type="float">
            <text:p>0.6450798511505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395278930664" calcext:value-type="float">
            <text:p>0.6453952789306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052837371826" calcext:value-type="float">
            <text:p>0.6460528373718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06785774231" calcext:value-type="float">
            <text:p>0.646067857742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891189575195" calcext:value-type="float">
            <text:p>0.6458911895751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432638168335" calcext:value-type="float">
            <text:p>0.6464326381683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639253616333" calcext:value-type="float">
            <text:p>0.6446392536163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273374557495" calcext:value-type="float">
            <text:p>0.6462733745574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536111831665" calcext:value-type="float">
            <text:p>0.6465361118316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229028701782" calcext:value-type="float">
            <text:p>0.6462290287017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815299987793" calcext:value-type="float">
            <text:p>0.6468152999877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267724990845" calcext:value-type="float">
            <text:p>0.6452677249908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716667175293" calcext:value-type="float">
            <text:p>0.6457166671752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001649856567" calcext:value-type="float">
            <text:p>0.6450016498565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267724990845" calcext:value-type="float">
            <text:p>0.6452677249908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19739151001" calcext:value-type="float">
            <text:p>0.645197391510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758152008057" calcext:value-type="float">
            <text:p>0.6457581520080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693778991699" calcext:value-type="float">
            <text:p>0.6456937789916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452188491821" calcext:value-type="float">
            <text:p>0.6464521884918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6224193573" calcext:value-type="float">
            <text:p>0.64662241935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546197891235" calcext:value-type="float">
            <text:p>0.6455461978912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508932113647" calcext:value-type="float">
            <text:p>0.6465089321136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172761917114" calcext:value-type="float">
            <text:p>0.6461727619171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874261856079" calcext:value-type="float">
            <text:p>0.6458742618560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617485046387" calcext:value-type="float">
            <text:p>0.6456174850463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233081817627" calcext:value-type="float">
            <text:p>0.6462330818176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83420753479" calcext:value-type="float">
            <text:p>0.645834207534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698236465454" calcext:value-type="float">
            <text:p>0.6466982364654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948648452759" calcext:value-type="float">
            <text:p>0.6459486484527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051406860352" calcext:value-type="float">
            <text:p>0.6460514068603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996166229248" calcext:value-type="float">
            <text:p>0.6449961662292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822835922241" calcext:value-type="float">
            <text:p>0.6448228359222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085500717163" calcext:value-type="float">
            <text:p>0.6460855007171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975589752197" calcext:value-type="float">
            <text:p>0.6459755897521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868539810181" calcext:value-type="float">
            <text:p>0.6458685398101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212173461914" calcext:value-type="float">
            <text:p>0.6452121734619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596504211426" calcext:value-type="float">
            <text:p>0.6455965042114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586967468262" calcext:value-type="float">
            <text:p>0.6455869674682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846439361572" calcext:value-type="float">
            <text:p>0.6448464393615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776271820068" calcext:value-type="float">
            <text:p>0.6457762718200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563125610352" calcext:value-type="float">
            <text:p>0.6455631256103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077394485474" calcext:value-type="float">
            <text:p>0.6460773944854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646333694458" calcext:value-type="float">
            <text:p>0.64564633369445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130800247192" calcext:value-type="float">
            <text:p>0.6461308002471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596027374268" calcext:value-type="float">
            <text:p>0.6455960273742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7478580474854" calcext:value-type="float">
            <text:p>0.6474785804748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294116973877" calcext:value-type="float">
            <text:p>0.6462941169738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879579544067" calcext:value-type="float">
            <text:p>0.6448795795440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211219787598" calcext:value-type="float">
            <text:p>0.6452112197875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795034408569" calcext:value-type="float">
            <text:p>0.6467950344085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789623260498" calcext:value-type="float">
            <text:p>0.6457896232604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6488904953003" calcext:value-type="float">
            <text:p>0.6464889049530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651817321777" calcext:value-type="float">
            <text:p>0.6456518173217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725136756897" calcext:value-type="float">
            <text:p>0.647251367568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4554376602173" calcext:value-type="float">
            <text:p>0.6445543766021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4" calcext:value-type="float">
            <text:p>24</text:p>
          </table:table-cell>
          <table:table-cell office:value-type="float" office:value="0.645698547363281" calcext:value-type="float">
            <text:p>0.6456985473632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090305328369" calcext:value-type="float">
            <text:p>1.330903053283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573222160339" calcext:value-type="float">
            <text:p>1.335732221603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71193504334" calcext:value-type="float">
            <text:p>1.332711935043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95791053772" calcext:value-type="float">
            <text:p>1.333957910537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15865898132" calcext:value-type="float">
            <text:p>1.334158658981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40239524841" calcext:value-type="float">
            <text:p>1.333402395248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6330909729" calcext:value-type="float">
            <text:p>1.33163309097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1151008606" calcext:value-type="float">
            <text:p>1.33311510086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61649513245" calcext:value-type="float">
            <text:p>1.333616495132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66639709473" calcext:value-type="float">
            <text:p>1.332666397094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006381988525" calcext:value-type="float">
            <text:p>1.330063819885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24964141846" calcext:value-type="float">
            <text:p>1.332249641418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55233669281" calcext:value-type="float">
            <text:p>1.33552336692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1270942688" calcext:value-type="float">
            <text:p>1.33212709426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40589904785" calcext:value-type="float">
            <text:p>1.334405899047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9609375" calcext:value-type="float">
            <text:p>1.33496093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606171607971" calcext:value-type="float">
            <text:p>1.336061716079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28223228455" calcext:value-type="float">
            <text:p>1.333282232284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096241950989" calcext:value-type="float">
            <text:p>1.330962419509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81152153015" calcext:value-type="float">
            <text:p>1.333811521530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836483955383" calcext:value-type="float">
            <text:p>1.338364839553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64694023132" calcext:value-type="float">
            <text:p>1.334646940231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560657501221" calcext:value-type="float">
            <text:p>1.335606575012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90576934814" calcext:value-type="float">
            <text:p>1.332905769348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90410041809" calcext:value-type="float">
            <text:p>1.332904100418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60927009583" calcext:value-type="float">
            <text:p>1.334609270095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27460289001" calcext:value-type="float">
            <text:p>1.333274602890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34898948669" calcext:value-type="float">
            <text:p>1.333348989486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59558677673" calcext:value-type="float">
            <text:p>1.332595586776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83281326294" calcext:value-type="float">
            <text:p>1.332832813262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67411994934" calcext:value-type="float">
            <text:p>1.334674119949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59877967834" calcext:value-type="float">
            <text:p>1.334598779678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25951004028" calcext:value-type="float">
            <text:p>1.334259510040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95631408691" calcext:value-type="float">
            <text:p>1.332956314086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49061012268" calcext:value-type="float">
            <text:p>1.333490610122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25450325012" calcext:value-type="float">
            <text:p>1.334254503250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510088920593" calcext:value-type="float">
            <text:p>1.3351008892059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5691947937" calcext:value-type="float">
            <text:p>1.33156919479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72092247009" calcext:value-type="float">
            <text:p>1.333720922470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37418937683" calcext:value-type="float">
            <text:p>1.334374189376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34810829163" calcext:value-type="float">
            <text:p>1.332348108291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5617313385" calcext:value-type="float">
            <text:p>1.33256173133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54608917236" calcext:value-type="float">
            <text:p>1.334546089172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56015586853" calcext:value-type="float">
            <text:p>1.334560155868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644604682922" calcext:value-type="float">
            <text:p>1.336446046829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06450843811" calcext:value-type="float">
            <text:p>1.33064508438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52906799316" calcext:value-type="float">
            <text:p>1.332529067993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560347557068" calcext:value-type="float">
            <text:p>1.335603475570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30242538452" calcext:value-type="float">
            <text:p>1.334302425384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21738243103" calcext:value-type="float">
            <text:p>1.333217382431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88533782959" calcext:value-type="float">
            <text:p>1.331885337829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60402488709" calcext:value-type="float">
            <text:p>1.334604024887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8508605957" calcext:value-type="float">
            <text:p>1.33385086059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96823501587" calcext:value-type="float">
            <text:p>1.332968235015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582186698914" calcext:value-type="float">
            <text:p>1.335821866989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02433586121" calcext:value-type="float">
            <text:p>1.332024335861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86421203613" calcext:value-type="float">
            <text:p>1.333864212036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15801620483" calcext:value-type="float">
            <text:p>1.333158016204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46302604675" calcext:value-type="float">
            <text:p>1.332463026046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48710632324" calcext:value-type="float">
            <text:p>1.332487106323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78577232361" calcext:value-type="float">
            <text:p>1.3337857723236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094239234924" calcext:value-type="float">
            <text:p>1.330942392349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0751914978" calcext:value-type="float">
            <text:p>1.33107519149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20562744141" calcext:value-type="float">
            <text:p>1.334205627441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36575126648" calcext:value-type="float">
            <text:p>1.332365751266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7883014679" calcext:value-type="float">
            <text:p>1.33178830146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56032371521" calcext:value-type="float">
            <text:p>1.33560323715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44450187683" calcext:value-type="float">
            <text:p>1.331444501876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02862739563" calcext:value-type="float">
            <text:p>1.332028627395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93263816834" calcext:value-type="float">
            <text:p>1.333932638168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2837080955505" calcext:value-type="float">
            <text:p>1.328370809555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41638946533" calcext:value-type="float">
            <text:p>1.334416389465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43830299377" calcext:value-type="float">
            <text:p>1.331438302993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505535125732" calcext:value-type="float">
            <text:p>1.335055351257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12837982178" calcext:value-type="float">
            <text:p>1.334128379821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54091644287" calcext:value-type="float">
            <text:p>1.333540916442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98165893555" calcext:value-type="float">
            <text:p>1.331981658935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05859565735" calcext:value-type="float">
            <text:p>1.33305859565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95996284485" calcext:value-type="float">
            <text:p>1.331959962844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02934265137" calcext:value-type="float">
            <text:p>1.332029342651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013844490051" calcext:value-type="float">
            <text:p>1.330138444900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20536804199" calcext:value-type="float">
            <text:p>1.331205368041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52668380737" calcext:value-type="float">
            <text:p>1.332526683807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54630661011" calcext:value-type="float">
            <text:p>1.331546306610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51278305054" calcext:value-type="float">
            <text:p>1.333512783050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57906341553" calcext:value-type="float">
            <text:p>1.333579063415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20498466492" calcext:value-type="float">
            <text:p>1.333204984664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13362503052" calcext:value-type="float">
            <text:p>1.334133625030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530354499817" calcext:value-type="float">
            <text:p>1.335303544998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39507675171" calcext:value-type="float">
            <text:p>1.3323950767517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5572013855" calcext:value-type="float">
            <text:p>1.33255720138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327960968018" calcext:value-type="float">
            <text:p>1.333279609680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17711353302" calcext:value-type="float">
            <text:p>1.33177113533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9815864563" calcext:value-type="float">
            <text:p>1.33298158645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060145378113" calcext:value-type="float">
            <text:p>1.330601453781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06534385681" calcext:value-type="float">
            <text:p>1.332065343856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88049697876" calcext:value-type="float">
            <text:p>1.332880496978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227801322937" calcext:value-type="float">
            <text:p>1.332278013229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445167541504" calcext:value-type="float">
            <text:p>1.334451675415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5" calcext:value-type="float">
            <text:p>25</text:p>
          </table:table-cell>
          <table:table-cell office:value-type="float" office:value="1.3303050994873" calcext:value-type="float">
            <text:p>1.33030509948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3898077011108" calcext:value-type="float">
            <text:p>2.738980770111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676847457886" calcext:value-type="float">
            <text:p>2.746768474578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54753303528" calcext:value-type="float">
            <text:p>2.745547533035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98040771484" calcext:value-type="float">
            <text:p>2.743980407714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90888214111" calcext:value-type="float">
            <text:p>2.743908882141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157094955444" calcext:value-type="float">
            <text:p>2.741570949554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894046783447" calcext:value-type="float">
            <text:p>2.748940467834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58503723145" calcext:value-type="float">
            <text:p>2.744585037231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624705314636" calcext:value-type="float">
            <text:p>2.746247053146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82743644714" calcext:value-type="float">
            <text:p>2.745827436447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42100524902" calcext:value-type="float">
            <text:p>2.744421005249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78950691223" calcext:value-type="float">
            <text:p>2.742789506912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17893791199" calcext:value-type="float">
            <text:p>2.745178937911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56803703308" calcext:value-type="float">
            <text:p>2.745568037033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70155143738" calcext:value-type="float">
            <text:p>2.745701551437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55871772766" calcext:value-type="float">
            <text:p>2.742558717727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33326721191" calcext:value-type="float">
            <text:p>2.744333267211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17686462402" calcext:value-type="float">
            <text:p>2.744176864624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656796455383" calcext:value-type="float">
            <text:p>2.746567964553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131631851196" calcext:value-type="float">
            <text:p>2.741316318511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80500411987" calcext:value-type="float">
            <text:p>2.742805004119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143600463867" calcext:value-type="float">
            <text:p>2.741436004638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607968330383" calcext:value-type="float">
            <text:p>2.746079683303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34461784363" calcext:value-type="float">
            <text:p>2.742344617843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29416656494" calcext:value-type="float">
            <text:p>2.744294166564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51770973206" calcext:value-type="float">
            <text:p>2.742517709732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47171592712" calcext:value-type="float">
            <text:p>2.745471715927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76790428162" calcext:value-type="float">
            <text:p>2.744767904281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98081207275" calcext:value-type="float">
            <text:p>2.744980812072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96896362305" calcext:value-type="float">
            <text:p>2.743968963623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71767044067" calcext:value-type="float">
            <text:p>2.743717670440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272397995" calcext:value-type="float">
            <text:p>2.7452723979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623417854309" calcext:value-type="float">
            <text:p>2.7462341785430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847650527954" calcext:value-type="float">
            <text:p>2.748476505279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04518508911" calcext:value-type="float">
            <text:p>2.745045185089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09866333008" calcext:value-type="float">
            <text:p>2.744098663330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29059028625" calcext:value-type="float">
            <text:p>2.744290590286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52686309814" calcext:value-type="float">
            <text:p>2.744526863098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701380729675" calcext:value-type="float">
            <text:p>2.747013807296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162292480469" calcext:value-type="float">
            <text:p>2.741622924804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59798431396" calcext:value-type="float">
            <text:p>2.743597984313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671959877014" calcext:value-type="float">
            <text:p>2.746719598770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45643615723" calcext:value-type="float">
            <text:p>2.742456436157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653697013855" calcext:value-type="float">
            <text:p>2.746536970138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62499809265" calcext:value-type="float">
            <text:p>2.742624998092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3964905738831" calcext:value-type="float">
            <text:p>2.739649057388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35844612122" calcext:value-type="float">
            <text:p>2.742358446121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30751800537" calcext:value-type="float">
            <text:p>2.744307518005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76075172424" calcext:value-type="float">
            <text:p>2.744760751724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677634239197" calcext:value-type="float">
            <text:p>2.746776342391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5023059845" calcext:value-type="float">
            <text:p>2.74450230598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806261062622" calcext:value-type="float">
            <text:p>2.748062610626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07131767273" calcext:value-type="float">
            <text:p>2.743071317672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3876261711121" calcext:value-type="float">
            <text:p>2.738762617111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78061294556" calcext:value-type="float">
            <text:p>2.743780612945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062490463257" calcext:value-type="float">
            <text:p>2.740624904632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160552024841" calcext:value-type="float">
            <text:p>2.741605520248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018049240112" calcext:value-type="float">
            <text:p>2.740180492401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89991569519" calcext:value-type="float">
            <text:p>2.745899915695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785017967224" calcext:value-type="float">
            <text:p>2.747850179672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49317359924" calcext:value-type="float">
            <text:p>2.745493173599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57826805115" calcext:value-type="float">
            <text:p>2.742578268051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45953559875" calcext:value-type="float">
            <text:p>2.742459535598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81217765808" calcext:value-type="float">
            <text:p>2.745812177658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785590171814" calcext:value-type="float">
            <text:p>2.747855901718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0288066864" calcext:value-type="float">
            <text:p>2.744028806686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33381652832" calcext:value-type="float">
            <text:p>2.743333816528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35782432556" calcext:value-type="float">
            <text:p>2.744357824325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519038200378" calcext:value-type="float">
            <text:p>2.745190382003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725341796875" calcext:value-type="float">
            <text:p>2.747253417968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93026733398" calcext:value-type="float">
            <text:p>2.744930267333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09332466125" calcext:value-type="float">
            <text:p>2.742093324661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14443969727" calcext:value-type="float">
            <text:p>2.744144439697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38419532776" calcext:value-type="float">
            <text:p>2.742384195327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050116539001" calcext:value-type="float">
            <text:p>2.740501165390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98176574707" calcext:value-type="float">
            <text:p>2.744981765747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58360671997" calcext:value-type="float">
            <text:p>2.744583606719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44475364685" calcext:value-type="float">
            <text:p>2.742444753646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53582954407" calcext:value-type="float">
            <text:p>2.742535829544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476170539856" calcext:value-type="float">
            <text:p>2.744761705398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68786811829" calcext:value-type="float">
            <text:p>2.743687868118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3957562446594" calcext:value-type="float">
            <text:p>2.7395756244659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99669265747" calcext:value-type="float">
            <text:p>2.742996692657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180126190186" calcext:value-type="float">
            <text:p>2.741801261901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098205566406" calcext:value-type="float">
            <text:p>2.740982055664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079322814941" calcext:value-type="float">
            <text:p>2.740793228149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94209480286" calcext:value-type="float">
            <text:p>2.742942094802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186944961548" calcext:value-type="float">
            <text:p>2.741869449615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87557601929" calcext:value-type="float">
            <text:p>2.742875576019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59679222107" calcext:value-type="float">
            <text:p>2.743596792221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7020072937" calcext:value-type="float">
            <text:p>2.74270200729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682211875916" calcext:value-type="float">
            <text:p>2.746822118759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042010307312" calcext:value-type="float">
            <text:p>2.740420103073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308919906616" calcext:value-type="float">
            <text:p>2.743089199066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59757995605" calcext:value-type="float">
            <text:p>2.7425975799560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3987531661987" calcext:value-type="float">
            <text:p>2.739875316619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186730384827" calcext:value-type="float">
            <text:p>2.741867303848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58708953857" calcext:value-type="float">
            <text:p>2.742587089538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158430099487" calcext:value-type="float">
            <text:p>2.741584300994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6" calcext:value-type="float">
            <text:p>26</text:p>
          </table:table-cell>
          <table:table-cell office:value-type="float" office:value="2.74207139015198" calcext:value-type="float">
            <text:p>2.742071390151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466856956482" calcext:value-type="float">
            <text:p>5.654668569564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21189498901" calcext:value-type="float">
            <text:p>5.662211894989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093587875366" calcext:value-type="float">
            <text:p>5.660935878753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01574420929" calcext:value-type="float">
            <text:p>5.66015744209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065979003906" calcext:value-type="float">
            <text:p>5.660659790039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1150970459" calcext:value-type="float">
            <text:p>5.66211509704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84759140015" calcext:value-type="float">
            <text:p>5.661847591400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641283035278" calcext:value-type="float">
            <text:p>5.666412830352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22016716003" calcext:value-type="float">
            <text:p>5.663220167160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0364189148" calcext:value-type="float">
            <text:p>5.662036418914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92572021484" calcext:value-type="float">
            <text:p>5.662925720214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66536712647" calcext:value-type="float">
            <text:p>5.662665367126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8869304657" calcext:value-type="float">
            <text:p>5.661886930465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414570808411" calcext:value-type="float">
            <text:p>5.664145708084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00788116455" calcext:value-type="float">
            <text:p>5.661007881164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074872016907" calcext:value-type="float">
            <text:p>5.660748720169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87302970886" calcext:value-type="float">
            <text:p>5.6628730297088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536068916321" calcext:value-type="float">
            <text:p>5.665360689163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83263874054" calcext:value-type="float">
            <text:p>5.65832638740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71979904175" calcext:value-type="float">
            <text:p>5.661719799041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5602684021" calcext:value-type="float">
            <text:p>5.6656026840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972828865051" calcext:value-type="float">
            <text:p>5.659728288650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678691864014" calcext:value-type="float">
            <text:p>5.656786918640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17415237427" calcext:value-type="float">
            <text:p>5.663174152374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59622573853" calcext:value-type="float">
            <text:p>5.662596225738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639281272888" calcext:value-type="float">
            <text:p>5.656392812728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656160354614" calcext:value-type="float">
            <text:p>5.666561603546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28301620483" calcext:value-type="float">
            <text:p>5.661283016204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52438926697" calcext:value-type="float">
            <text:p>5.663524389266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401553153992" calcext:value-type="float">
            <text:p>5.664015531539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80126285553" calcext:value-type="float">
            <text:p>5.65801262855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81084728241" calcext:value-type="float">
            <text:p>5.65810847282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663432121277" calcext:value-type="float">
            <text:p>5.666634321212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576504707336" calcext:value-type="float">
            <text:p>5.665765047073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14020347595" calcext:value-type="float">
            <text:p>5.6611402034759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56125068665" calcext:value-type="float">
            <text:p>5.661561250686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13345527649" calcext:value-type="float">
            <text:p>5.662133455276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531658172607" calcext:value-type="float">
            <text:p>5.665316581726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5537147522" calcext:value-type="float">
            <text:p>5.663553714752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460299491882" calcext:value-type="float">
            <text:p>5.6646029949188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41908073425" calcext:value-type="float">
            <text:p>5.662419080734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000032424927" calcext:value-type="float">
            <text:p>5.660000324249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76955604553" calcext:value-type="float">
            <text:p>5.662769556045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49029541016" calcext:value-type="float">
            <text:p>5.663490295410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827917098999" calcext:value-type="float">
            <text:p>5.668279170989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795516967773" calcext:value-type="float">
            <text:p>5.657955169677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96546363831" calcext:value-type="float">
            <text:p>5.663965463638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646432876587" calcext:value-type="float">
            <text:p>5.666464328765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09816932678" calcext:value-type="float">
            <text:p>5.6620981693267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588139533997" calcext:value-type="float">
            <text:p>5.6658813953399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81127929688" calcext:value-type="float">
            <text:p>5.662811279296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055822372437" calcext:value-type="float">
            <text:p>5.660558223724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5891456604" calcext:value-type="float">
            <text:p>5.661589145660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04357147217" calcext:value-type="float">
            <text:p>5.662043571472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408586502075" calcext:value-type="float">
            <text:p>5.664085865020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649675369263" calcext:value-type="float">
            <text:p>5.666496753692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907621383667" calcext:value-type="float">
            <text:p>5.659076213836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451621055603" calcext:value-type="float">
            <text:p>5.664516210556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80703163147" calcext:value-type="float">
            <text:p>5.668070316314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911650657654" calcext:value-type="float">
            <text:p>5.659116506576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61672973633" calcext:value-type="float">
            <text:p>5.662616729736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73104763031" calcext:value-type="float">
            <text:p>5.66731047630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566300392151" calcext:value-type="float">
            <text:p>5.6656630039215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658568382263" calcext:value-type="float">
            <text:p>5.6665856838226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75691986084" calcext:value-type="float">
            <text:p>5.662756919860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93947601318" calcext:value-type="float">
            <text:p>5.663939476013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404390335083" calcext:value-type="float">
            <text:p>5.664043903350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028928756714" calcext:value-type="float">
            <text:p>5.6602892875671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62412071228" calcext:value-type="float">
            <text:p>5.6626241207122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9347076416" calcext:value-type="float">
            <text:p>5.663934707641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58652305603" calcext:value-type="float">
            <text:p>5.6615865230560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874075889587" calcext:value-type="float">
            <text:p>5.6587407588958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26608848572" calcext:value-type="float">
            <text:p>5.661266088485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11652755737" calcext:value-type="float">
            <text:p>5.662116527557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32006454468" calcext:value-type="float">
            <text:p>5.6633200645446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14799880981" calcext:value-type="float">
            <text:p>5.6621479988098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785217285156" calcext:value-type="float">
            <text:p>5.657852172851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554260253906" calcext:value-type="float">
            <text:p>5.6655426025390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651320457459" calcext:value-type="float">
            <text:p>5.666513204574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965938568115" calcext:value-type="float">
            <text:p>5.659659385681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675019264221" calcext:value-type="float">
            <text:p>5.666750192642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10906410217" calcext:value-type="float">
            <text:p>5.663109064102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794276237488" calcext:value-type="float">
            <text:p>5.667942762374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41900825501" calcext:value-type="float">
            <text:p>5.6634190082550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89210319519" calcext:value-type="float">
            <text:p>5.662892103195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71448135376" calcext:value-type="float">
            <text:p>5.662714481353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59779548645" calcext:value-type="float">
            <text:p>5.66597795486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01584243774" calcext:value-type="float">
            <text:p>5.6630158424377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286253929138" calcext:value-type="float">
            <text:p>5.662862539291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985321998596" calcext:value-type="float">
            <text:p>5.6598532199859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549921035767" calcext:value-type="float">
            <text:p>5.665499210357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454267501831" calcext:value-type="float">
            <text:p>5.664542675018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41209411621" calcext:value-type="float">
            <text:p>5.6634120941162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89432144165" calcext:value-type="float">
            <text:p>5.661894321441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891432762146" calcext:value-type="float">
            <text:p>5.658914327621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159844398499" calcext:value-type="float">
            <text:p>5.661598443984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04564476013" calcext:value-type="float">
            <text:p>5.663045644760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091775894165" calcext:value-type="float">
            <text:p>5.660917758941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6315126419067" calcext:value-type="float">
            <text:p>5.663151264190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7" calcext:value-type="float">
            <text:p>27</text:p>
          </table:table-cell>
          <table:table-cell office:value-type="float" office:value="5.65823125839233" calcext:value-type="float">
            <text:p>5.658231258392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597287654877" calcext:value-type="float">
            <text:p>11.659728765487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3748722076" calcext:value-type="float">
            <text:p>11.69337487220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48318576813" calcext:value-type="float">
            <text:p>11.684831857681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47634220123" calcext:value-type="float">
            <text:p>11.69476342201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51615905762" calcext:value-type="float">
            <text:p>11.685161590576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30177307129" calcext:value-type="float">
            <text:p>11.68301773071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53613853455" calcext:value-type="float">
            <text:p>11.68536138534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8056230545" calcext:value-type="float">
            <text:p>11.6880562305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12233829498" calcext:value-type="float">
            <text:p>11.69122338294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06590461731" calcext:value-type="float">
            <text:p>11.69065904617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3054924011" calcext:value-type="float">
            <text:p>11.69330549240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58050823212" calcext:value-type="float">
            <text:p>11.68580508232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99468898773" calcext:value-type="float">
            <text:p>11.689946889877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00091171265" calcext:value-type="float">
            <text:p>11.69000911712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17514801025" calcext:value-type="float">
            <text:p>11.691751480102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78416538239" calcext:value-type="float">
            <text:p>11.687841653823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90232563019" calcext:value-type="float">
            <text:p>11.68902325630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70484352112" calcext:value-type="float">
            <text:p>11.68704843521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91765499115" calcext:value-type="float">
            <text:p>11.69917654991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98138523102" calcext:value-type="float">
            <text:p>11.68981385231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27390098572" calcext:value-type="float">
            <text:p>11.692739009857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08555030823" calcext:value-type="float">
            <text:p>11.69085550308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7022612094879" calcext:value-type="float">
            <text:p>11.70226120948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52674484253" calcext:value-type="float">
            <text:p>11.68526744842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66948604584" calcext:value-type="float">
            <text:p>11.686694860458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3858394623" calcext:value-type="float">
            <text:p>11.693385839462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5830821991" calcext:value-type="float">
            <text:p>11.69583082199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55981349945" calcext:value-type="float">
            <text:p>11.685598134994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66528987885" calcext:value-type="float">
            <text:p>11.68665289878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3202228546" calcext:value-type="float">
            <text:p>11.697320222854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80438327789" calcext:value-type="float">
            <text:p>11.688043832778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7441825867" calcext:value-type="float">
            <text:p>11.69374418258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7007386684418" calcext:value-type="float">
            <text:p>11.70073866844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22428607941" calcext:value-type="float">
            <text:p>11.69224286079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54965591431" calcext:value-type="float">
            <text:p>11.695496559143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7007076740265" calcext:value-type="float">
            <text:p>11.70070767402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10767555237" calcext:value-type="float">
            <text:p>11.69107675552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4450378418" calcext:value-type="float">
            <text:p>11.69445037841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52748394012" calcext:value-type="float">
            <text:p>11.685274839401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48001384735" calcext:value-type="float">
            <text:p>11.6948001384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701563835144" calcext:value-type="float">
            <text:p>11.7015638351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7025380134583" calcext:value-type="float">
            <text:p>11.702538013458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88925933838" calcext:value-type="float">
            <text:p>11.69889259338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97535228729" calcext:value-type="float">
            <text:p>11.699753522872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66309547424" calcext:value-type="float">
            <text:p>11.696630954742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7046546936035" calcext:value-type="float">
            <text:p>11.70465469360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1848011017" calcext:value-type="float">
            <text:p>11.697184801101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4563598633" calcext:value-type="float">
            <text:p>11.697456359863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59707736969" calcext:value-type="float">
            <text:p>11.69597077369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21393871307" calcext:value-type="float">
            <text:p>11.692139387130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54536437988" calcext:value-type="float">
            <text:p>11.69545364379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89128685" calcext:value-type="float">
            <text:p>11.6938912868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24710273743" calcext:value-type="float">
            <text:p>11.692471027374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84703540802" calcext:value-type="float">
            <text:p>11.69847035408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8006877899" calcext:value-type="float">
            <text:p>11.69380068778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7016007900238" calcext:value-type="float">
            <text:p>11.70160079002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61958408356" calcext:value-type="float">
            <text:p>11.69619584083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8388347626" calcext:value-type="float">
            <text:p>11.693838834762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18883323669" calcext:value-type="float">
            <text:p>11.69188833236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3989524841" calcext:value-type="float">
            <text:p>11.69339895248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1090354919" calcext:value-type="float">
            <text:p>11.69310903549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84574794769" calcext:value-type="float">
            <text:p>11.69845747947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9176998138" calcext:value-type="float">
            <text:p>11.697917699813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28379535675" calcext:value-type="float">
            <text:p>11.692837953567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42720413208" calcext:value-type="float">
            <text:p>11.694272041320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93038654327" calcext:value-type="float">
            <text:p>11.69930386543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86937522888" calcext:value-type="float">
            <text:p>11.698693752288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67630386353" calcext:value-type="float">
            <text:p>11.6967630386353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51501369476" calcext:value-type="float">
            <text:p>11.695150136947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3724365234" calcext:value-type="float">
            <text:p>11.697372436523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88003253937" calcext:value-type="float">
            <text:p>11.698800325393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52180862427" calcext:value-type="float">
            <text:p>11.69521808624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62711811066" calcext:value-type="float">
            <text:p>11.696271181106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6188211441" calcext:value-type="float">
            <text:p>11.69618821144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29402351379" calcext:value-type="float">
            <text:p>11.69294023513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04063224792" calcext:value-type="float">
            <text:p>11.690406322479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61915493011" calcext:value-type="float">
            <text:p>11.6961915493011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65978145599" calcext:value-type="float">
            <text:p>11.696597814559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8869953156" calcext:value-type="float">
            <text:p>11.693886995315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35195922852" calcext:value-type="float">
            <text:p>11.693519592285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7074666023254" calcext:value-type="float">
            <text:p>11.707466602325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96035575867" calcext:value-type="float">
            <text:p>11.699603557586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7032170295715" calcext:value-type="float">
            <text:p>11.703217029571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99833583832" calcext:value-type="float">
            <text:p>11.699983358383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89576816559" calcext:value-type="float">
            <text:p>11.698957681655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5116729736" calcext:value-type="float">
            <text:p>11.6975116729736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87242698669" calcext:value-type="float">
            <text:p>11.698724269866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87061500549" calcext:value-type="float">
            <text:p>11.698706150054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9901790619" calcext:value-type="float">
            <text:p>11.697990179061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40636634827" calcext:value-type="float">
            <text:p>11.6940636634827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98002529144" calcext:value-type="float">
            <text:p>11.69980025291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79386901855" calcext:value-type="float">
            <text:p>11.687938690185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3595619202" calcext:value-type="float">
            <text:p>11.6973595619202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48044300079" calcext:value-type="float">
            <text:p>11.6948044300079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8170871735" calcext:value-type="float">
            <text:p>11.6978170871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22092437744" calcext:value-type="float">
            <text:p>11.6922092437744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19140815735" calcext:value-type="float">
            <text:p>11.691914081573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89475774765" calcext:value-type="float">
            <text:p>11.689475774765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72589492798" calcext:value-type="float">
            <text:p>11.6972589492798</text:p>
          </table:table-cell>
        </table:table-row>
        <table:table-row table:style-name="ro1">
          <table:table-cell office:value-type="string" calcext:value-type="string">
            <text:p>qcgpu_qft</text:p>
          </table:table-cell>
          <table:table-cell office:value-type="float" office:value="28" calcext:value-type="float">
            <text:p>28</text:p>
          </table:table-cell>
          <table:table-cell office:value-type="float" office:value="11.6905183792114" calcext:value-type="float">
            <text:p>11.6905183792114</text:p>
          </table:table-cell>
        </table:table-row>
      </table:table>
      <table:table table:name="2021-03-07_g4dn-x2_qiskit-gpu_qft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_qubit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759959220886231" calcext:value-type="float">
            <text:p>0.0759959220886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88543510437012" calcext:value-type="float">
            <text:p>0.004885435104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0137596130371" calcext:value-type="float">
            <text:p>0.0047013759613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6609001159668" calcext:value-type="float">
            <text:p>0.0046660900115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7967987060547" calcext:value-type="float">
            <text:p>0.0046796798706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39306640625" calcext:value-type="float">
            <text:p>0.0046539306640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44075012207" calcext:value-type="float">
            <text:p>0.0046544075012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8816032409668" calcext:value-type="float">
            <text:p>0.0047881603240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1983680725098" calcext:value-type="float">
            <text:p>0.0046198368072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2722778320313" calcext:value-type="float">
            <text:p>0.0046272277832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2198257446289" calcext:value-type="float">
            <text:p>0.0046219825744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1649894714356" calcext:value-type="float">
            <text:p>0.0046164989471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3342666625977" calcext:value-type="float">
            <text:p>0.004633426666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3342666625977" calcext:value-type="float">
            <text:p>0.004633426666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701652526856" calcext:value-type="float">
            <text:p>0.0046470165252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7361679077148" calcext:value-type="float">
            <text:p>0.0047736167907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750694274902" calcext:value-type="float">
            <text:p>0.0046575069427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1411476135254" calcext:value-type="float">
            <text:p>0.0046141147613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3676452636719" calcext:value-type="float">
            <text:p>0.0046367645263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1411476135254" calcext:value-type="float">
            <text:p>0.0046141147613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6752052307129" calcext:value-type="float">
            <text:p>0.0046675205230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750694274902" calcext:value-type="float">
            <text:p>0.0046575069427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41690826416" calcext:value-type="float">
            <text:p>0.0046541690826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3237037658691" calcext:value-type="float">
            <text:p>0.0047323703765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250015258789" calcext:value-type="float">
            <text:p>0.0046525001525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3557243347168" calcext:value-type="float">
            <text:p>0.0046355724334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3461875915527" calcext:value-type="float">
            <text:p>0.0046346187591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8908081054688" calcext:value-type="float">
            <text:p>0.0045890808105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606285095215" calcext:value-type="float">
            <text:p>0.0046460628509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7906723022461" calcext:value-type="float">
            <text:p>0.0045790672302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583801269531" calcext:value-type="float">
            <text:p>0.0046558380126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3737716674805" calcext:value-type="float">
            <text:p>0.0047373771667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7920303344727" calcext:value-type="float">
            <text:p>0.0046792030334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8049774169922" calcext:value-type="float">
            <text:p>0.0045804977416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655326843262" calcext:value-type="float">
            <text:p>0.0046565532684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129447937012" calcext:value-type="float">
            <text:p>0.004641294479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7777252197266" calcext:value-type="float">
            <text:p>0.0046777725219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8550453186035" calcext:value-type="float">
            <text:p>0.004585504531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869903564453" calcext:value-type="float">
            <text:p>0.0046586990356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2307205200195" calcext:value-type="float">
            <text:p>0.0047230720520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6322898864746" calcext:value-type="float">
            <text:p>0.0046632289886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7348098754883" calcext:value-type="float">
            <text:p>0.0046734809875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6156005859375" calcext:value-type="float">
            <text:p>0.0046615600585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1053848266602" calcext:value-type="float">
            <text:p>0.0046105384826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6489791870117" calcext:value-type="float">
            <text:p>0.0046648979187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8264350891113" calcext:value-type="float">
            <text:p>0.0045826435089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6513633728027" calcext:value-type="float">
            <text:p>0.004665136337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5311279296875" calcext:value-type="float">
            <text:p>0.0047531127929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7514991760254" calcext:value-type="float">
            <text:p>0.0046751499176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7477569580078" calcext:value-type="float">
            <text:p>0.0045747756958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6203689575195" calcext:value-type="float">
            <text:p>0.0046620368957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1030006408691" calcext:value-type="float">
            <text:p>0.0046103000640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34538269043" calcext:value-type="float">
            <text:p>0.0046534538269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8669662475586" calcext:value-type="float">
            <text:p>0.0045866966247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7610359191895" calcext:value-type="float">
            <text:p>0.0046761035919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4762916564941" calcext:value-type="float">
            <text:p>0.0047476291656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059280395508" calcext:value-type="float">
            <text:p>0.0046505928039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7549095153809" calcext:value-type="float">
            <text:p>0.0045754909515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8993186950684" calcext:value-type="float">
            <text:p>0.0046899318695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1101531982422" calcext:value-type="float">
            <text:p>0.0046110153198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8134880065918" calcext:value-type="float">
            <text:p>0.0046813488006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9027290344238" calcext:value-type="float">
            <text:p>0.0045902729034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8254089355469" calcext:value-type="float">
            <text:p>0.0046825408935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4047660827637" calcext:value-type="float">
            <text:p>0.0047404766082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3342666625977" calcext:value-type="float">
            <text:p>0.004633426666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5880165100098" calcext:value-type="float">
            <text:p>0.0045588016510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010238647461" calcext:value-type="float">
            <text:p>0.0046401023864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234130859375" calcext:value-type="float">
            <text:p>0.0046234130859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320182800293" calcext:value-type="float">
            <text:p>0.0046432018280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7525253295898" calcext:value-type="float">
            <text:p>0.0045752525329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510917663574" calcext:value-type="float">
            <text:p>0.0046451091766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2068786621094" calcext:value-type="float">
            <text:p>0.0047206878662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6346740722656" calcext:value-type="float">
            <text:p>0.0046634674072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6857681274414" calcext:value-type="float">
            <text:p>0.0045685768127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631484985352" calcext:value-type="float">
            <text:p>0.0046563148498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8455085754395" calcext:value-type="float">
            <text:p>0.0045845508575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653968811035" calcext:value-type="float">
            <text:p>0.004646539688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231746673584" calcext:value-type="float">
            <text:p>0.0046231746673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379566192627" calcext:value-type="float">
            <text:p>0.0046379566192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1878051757813" calcext:value-type="float">
            <text:p>0.0047187805175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3962554931641" calcext:value-type="float">
            <text:p>0.0046396255493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7286834716797" calcext:value-type="float">
            <text:p>0.0045728683471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510917663574" calcext:value-type="float">
            <text:p>0.0046451091766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8812713623047" calcext:value-type="float">
            <text:p>0.004588127136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3771820068359" calcext:value-type="float">
            <text:p>0.0046377182006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8359718322754" calcext:value-type="float">
            <text:p>0.0045835971832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893745422363" calcext:value-type="float">
            <text:p>0.0046589374542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86445426940918" calcext:value-type="float">
            <text:p>0.0048644542694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248657226563" calcext:value-type="float">
            <text:p>0.0046424865722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7882881164551" calcext:value-type="float">
            <text:p>0.0045788288116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44075012207" calcext:value-type="float">
            <text:p>0.0046544075012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0600852966309" calcext:value-type="float">
            <text:p>0.0046060085296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892387390137" calcext:value-type="float">
            <text:p>0.0046489238739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6619262695313" calcext:value-type="float">
            <text:p>0.0045661926269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541690826416" calcext:value-type="float">
            <text:p>0.0046541690826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70805168151856" calcext:value-type="float">
            <text:p>0.0047080516815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4749336242676" calcext:value-type="float">
            <text:p>0.0046474933624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6142425537109" calcext:value-type="float">
            <text:p>0.0045614242553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66275215148926" calcext:value-type="float">
            <text:p>0.0046627521514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4" calcext:value-type="float">
            <text:p>4</text:p>
          </table:table-cell>
          <table:table-cell office:value-type="float" office:value="0.00458049774169922" calcext:value-type="float">
            <text:p>0.0045804977416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790641784668" calcext:value-type="float">
            <text:p>0.0052790641784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105354309082" calcext:value-type="float">
            <text:p>0.0053105354309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025318145752" calcext:value-type="float">
            <text:p>0.0052025318145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6928901672363" calcext:value-type="float">
            <text:p>0.0052692890167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7463684082031" calcext:value-type="float">
            <text:p>0.005174636840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7024269104004" calcext:value-type="float">
            <text:p>0.005270242691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8083572387695" calcext:value-type="float">
            <text:p>0.0051808357238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43045997619629" calcext:value-type="float">
            <text:p>0.0054304599761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034854888916" calcext:value-type="float">
            <text:p>0.0052034854888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342414855957" calcext:value-type="float">
            <text:p>0.0052342414855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999069213867" calcext:value-type="float">
            <text:p>0.0052599906921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6915321350098" calcext:value-type="float">
            <text:p>0.0051691532135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640438079834" calcext:value-type="float">
            <text:p>0.0052640438079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3366203308106" calcext:value-type="float">
            <text:p>0.0053336620330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7358055114746" calcext:value-type="float">
            <text:p>0.0052735805511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1588325500488" calcext:value-type="float">
            <text:p>0.0052158832550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9132614135742" calcext:value-type="float">
            <text:p>0.0051913261413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712966918945" calcext:value-type="float">
            <text:p>0.0052571296691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5937805175781" calcext:value-type="float">
            <text:p>0.0051593780517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856372833252" calcext:value-type="float">
            <text:p>0.0053856372833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9204139709473" calcext:value-type="float">
            <text:p>0.0051920413970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7286529541016" calcext:value-type="float">
            <text:p>0.005272865295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0491600036621" calcext:value-type="float">
            <text:p>0.0052049160003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729679107666" calcext:value-type="float">
            <text:p>0.0051729679107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355339050293" calcext:value-type="float">
            <text:p>0.0052535533905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8621673583984" calcext:value-type="float">
            <text:p>0.005286216735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7000427246094" calcext:value-type="float">
            <text:p>0.0052700042724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5556335449219" calcext:value-type="float">
            <text:p>0.0051555633544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3042678833008" calcext:value-type="float">
            <text:p>0.005230426788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2971153259277" calcext:value-type="float">
            <text:p>0.0052297115325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8155097961426" calcext:value-type="float">
            <text:p>0.0051815509796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5464286804199" calcext:value-type="float">
            <text:p>0.0053546428680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6891479492188" calcext:value-type="float">
            <text:p>0.0051689147949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689125061035" calcext:value-type="float">
            <text:p>0.005256891250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7392158508301" calcext:value-type="float">
            <text:p>0.0051739215850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3161888122559" calcext:value-type="float">
            <text:p>0.0052316188812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546073913574" calcext:value-type="float">
            <text:p>0.0052554607391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2889366149902" calcext:value-type="float">
            <text:p>0.0053288936614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4687767028809" calcext:value-type="float">
            <text:p>0.0052468776702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6653060913086" calcext:value-type="float">
            <text:p>0.0051665306091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903701782227" calcext:value-type="float">
            <text:p>0.0052590370178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1969795227051" calcext:value-type="float">
            <text:p>0.0052196979522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2422790527344" calcext:value-type="float">
            <text:p>0.0052242279052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7276268005371" calcext:value-type="float">
            <text:p>0.0053727626800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875114440918" calcext:value-type="float">
            <text:p>0.0051875114440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2637367248535" calcext:value-type="float">
            <text:p>0.0052263736724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7845153808594" calcext:value-type="float">
            <text:p>0.0051784515380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093078613281" calcext:value-type="float">
            <text:p>0.0052509307861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546073913574" calcext:value-type="float">
            <text:p>0.0052554607391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1554222106934" calcext:value-type="float">
            <text:p>0.0053155422210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4282455444336" calcext:value-type="float">
            <text:p>0.0052428245544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7416000366211" calcext:value-type="float">
            <text:p>0.0051741600036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2756576538086" calcext:value-type="float">
            <text:p>0.0052275657653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8083572387695" calcext:value-type="float">
            <text:p>0.0051808357238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6881217956543" calcext:value-type="float">
            <text:p>0.0052688121795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6894798278809" calcext:value-type="float">
            <text:p>0.0053689479827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8202781677246" calcext:value-type="float">
            <text:p>0.0051820278167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4806976318359" calcext:value-type="float">
            <text:p>0.0052480697631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9824028015137" calcext:value-type="float">
            <text:p>0.0051982402801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3829460144043" calcext:value-type="float">
            <text:p>0.005238294601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877498626709" calcext:value-type="float">
            <text:p>0.0051877498626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52201271057129" calcext:value-type="float">
            <text:p>0.0055220127105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6714324951172" calcext:value-type="float">
            <text:p>0.0052671432495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577091217041" calcext:value-type="float">
            <text:p>0.0051577091217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3114204406738" calcext:value-type="float">
            <text:p>0.0052311420440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1302223205566" calcext:value-type="float">
            <text:p>0.0052130222320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3042678833008" calcext:value-type="float">
            <text:p>0.005230426788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4152984619141" calcext:value-type="float">
            <text:p>0.0053415298461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9013404846191" calcext:value-type="float">
            <text:p>0.0051901340484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4544715881348" calcext:value-type="float">
            <text:p>0.0052454471588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569938659668" calcext:value-type="float">
            <text:p>0.0051569938659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4306297302246" calcext:value-type="float">
            <text:p>0.0052430629730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1516799926758" calcext:value-type="float">
            <text:p>0.0052151679992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5726547241211" calcext:value-type="float">
            <text:p>0.0053572654724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0038604736328" calcext:value-type="float">
            <text:p>0.0052003860473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8202781677246" calcext:value-type="float">
            <text:p>0.0051820278167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140762329102" calcext:value-type="float">
            <text:p>0.0052514076232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57470703125" calcext:value-type="float">
            <text:p>0.0051574707031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3877143859863" calcext:value-type="float">
            <text:p>0.0052387714385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8788566589356" calcext:value-type="float">
            <text:p>0.0052878856658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4377822875977" calcext:value-type="float">
            <text:p>0.005243778228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4687767028809" calcext:value-type="float">
            <text:p>0.0052468776702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729679107666" calcext:value-type="float">
            <text:p>0.0051729679107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426864624023" calcext:value-type="float">
            <text:p>0.005254268646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6343116760254" calcext:value-type="float">
            <text:p>0.0051634311676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6370277404785" calcext:value-type="float">
            <text:p>0.0053637027740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0563125610352" calcext:value-type="float">
            <text:p>0.0052056312561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9885292053223" calcext:value-type="float">
            <text:p>0.0052988529205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3996353149414" calcext:value-type="float">
            <text:p>0.0052399635314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8488883972168" calcext:value-type="float">
            <text:p>0.0051848888397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3543357849121" calcext:value-type="float">
            <text:p>0.0052354335784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6690483093262" calcext:value-type="float">
            <text:p>0.0052669048309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4425506591797" calcext:value-type="float">
            <text:p>0.0052442550659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5532493591309" calcext:value-type="float">
            <text:p>0.0051553249359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5856018066406" calcext:value-type="float">
            <text:p>0.0052585601806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2756576538086" calcext:value-type="float">
            <text:p>0.0052275657653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1326065063477" calcext:value-type="float">
            <text:p>0.0052132606506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34629821777344" calcext:value-type="float">
            <text:p>0.0053462982177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16128540039063" calcext:value-type="float">
            <text:p>0.0051612854003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5" calcext:value-type="float">
            <text:p>5</text:p>
          </table:table-cell>
          <table:table-cell office:value-type="float" office:value="0.00529575347900391" calcext:value-type="float">
            <text:p>0.0052957534790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9145889282227" calcext:value-type="float">
            <text:p>0.0059914588928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3386421203613" calcext:value-type="float">
            <text:p>0.0058338642120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9299201965332" calcext:value-type="float">
            <text:p>0.0058929920196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5474243164063" calcext:value-type="float">
            <text:p>0.0059547424316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6104393005371" calcext:value-type="float">
            <text:p>0.0058610439300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8464736938477" calcext:value-type="float">
            <text:p>0.0058846473693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819221496582" calcext:value-type="float">
            <text:p>0.0059819221496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6175918579102" calcext:value-type="float">
            <text:p>0.0058617591857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0991973876953" calcext:value-type="float">
            <text:p>0.005909919738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0848922729492" calcext:value-type="float">
            <text:p>0.0059084892272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7129592895508" calcext:value-type="float">
            <text:p>0.0058712959289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8297843933106" calcext:value-type="float">
            <text:p>0.0058829784393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2947006225586" calcext:value-type="float">
            <text:p>0.0059294700622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3066215515137" calcext:value-type="float">
            <text:p>0.0059306621551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9442253112793" calcext:value-type="float">
            <text:p>0.0058944225311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5106353759766" calcext:value-type="float">
            <text:p>0.0060510635375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8154792785645" calcext:value-type="float">
            <text:p>0.0058815479278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7987899780273" calcext:value-type="float">
            <text:p>0.0058798789978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4043731689453" calcext:value-type="float">
            <text:p>0.0059404373168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196949005127" calcext:value-type="float">
            <text:p>0.0059196949005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8107109069824" calcext:value-type="float">
            <text:p>0.0058810710906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8444213867188" calcext:value-type="float">
            <text:p>0.0060844421386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6117973327637" calcext:value-type="float">
            <text:p>0.0059611797332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8321685791016" calcext:value-type="float">
            <text:p>0.005883216857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2875480651856" calcext:value-type="float">
            <text:p>0.0059287548065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1015815734863" calcext:value-type="float">
            <text:p>0.0059101581573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8321685791016" calcext:value-type="float">
            <text:p>0.005883216857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3876838684082" calcext:value-type="float">
            <text:p>0.0059387683868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903694152832" calcext:value-type="float">
            <text:p>0.0058903694152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9942932128906" calcext:value-type="float">
            <text:p>0.0058994293212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3423843383789" calcext:value-type="float">
            <text:p>0.0059342384338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8893890380859" calcext:value-type="float">
            <text:p>0.0058889389038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59375" calcext:value-type="float">
            <text:p>0.0058593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812068939209" calcext:value-type="float">
            <text:p>0.0059812068939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8321685791016" calcext:value-type="float">
            <text:p>0.005883216857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9323043823242" calcext:value-type="float">
            <text:p>0.0058932304382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4973564147949" calcext:value-type="float">
            <text:p>0.005949735641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7821006774902" calcext:value-type="float">
            <text:p>0.0058782100677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6032867431641" calcext:value-type="float">
            <text:p>0.0058603286743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5331192016602" calcext:value-type="float">
            <text:p>0.0059533119201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596134185791" calcext:value-type="float">
            <text:p>0.0058596134185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7105751037598" calcext:value-type="float">
            <text:p>0.0058710575103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6809387207031" calcext:value-type="float">
            <text:p>0.005968093872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6462020874023" calcext:value-type="float">
            <text:p>0.005864620208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586597442627" calcext:value-type="float">
            <text:p>0.0058586597442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0075721740723" calcext:value-type="float">
            <text:p>0.0060007572174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9966773986816" calcext:value-type="float">
            <text:p>0.0058996677398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28857421875" calcext:value-type="float">
            <text:p>0.0058288574218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664249420166" calcext:value-type="float">
            <text:p>0.0059664249420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2255592346191" calcext:value-type="float">
            <text:p>0.0059225559234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4030151367188" calcext:value-type="float">
            <text:p>0.0058403015136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6989860534668" calcext:value-type="float">
            <text:p>0.0060698986053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8393211364746" calcext:value-type="float">
            <text:p>0.0058839321136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2265853881836" calcext:value-type="float">
            <text:p>0.0058226585388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532577037811279" calcext:value-type="float">
            <text:p>0.0532577037811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657096862793" calcext:value-type="float">
            <text:p>0.0059657096862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7248802185059" calcext:value-type="float">
            <text:p>0.0058724880218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4486465454102" calcext:value-type="float">
            <text:p>0.0060448646545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6199760437012" calcext:value-type="float">
            <text:p>0.005861997604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4149360656738" calcext:value-type="float">
            <text:p>0.0058414936065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1911544799805" calcext:value-type="float">
            <text:p>0.0060191154479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4316253662109" calcext:value-type="float">
            <text:p>0.0058431625366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4721565246582" calcext:value-type="float">
            <text:p>0.0058472156524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1887702941895" calcext:value-type="float">
            <text:p>0.0060188770294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3839416503906" calcext:value-type="float">
            <text:p>0.0058383941650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6438179016113" calcext:value-type="float">
            <text:p>0.0058643817901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274600982666" calcext:value-type="float">
            <text:p>0.0060274600982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591365814209" calcext:value-type="float">
            <text:p>0.0058591365814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6094131469727" calcext:value-type="float">
            <text:p>0.0059609413146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4963302612305" calcext:value-type="float">
            <text:p>0.0060496330261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3600997924805" calcext:value-type="float">
            <text:p>0.0058360099792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206485748291" calcext:value-type="float">
            <text:p>0.0059206485748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2054595947266" calcext:value-type="float">
            <text:p>0.0060205459594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3815574645996" calcext:value-type="float">
            <text:p>0.005838155746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5426559448242" calcext:value-type="float">
            <text:p>0.0059542655944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429573059082" calcext:value-type="float">
            <text:p>0.0060429573059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2528114318848" calcext:value-type="float">
            <text:p>0.0058252811431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9203834533691" calcext:value-type="float">
            <text:p>0.0058920383453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1983070373535" calcext:value-type="float">
            <text:p>0.0060198307037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1598281860352" calcext:value-type="float">
            <text:p>0.0058159828186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1135025024414" calcext:value-type="float">
            <text:p>0.0059113502502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11962890625" calcext:value-type="float">
            <text:p>0.0060119628906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6938858032227" calcext:value-type="float">
            <text:p>0.0058693885803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9585304260254" calcext:value-type="float">
            <text:p>0.0058958530426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4486465454102" calcext:value-type="float">
            <text:p>0.0060448646545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1026077270508" calcext:value-type="float">
            <text:p>0.0058102607727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2446327209473" calcext:value-type="float">
            <text:p>0.0059244632720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3032112121582" calcext:value-type="float">
            <text:p>0.0060303211212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1645965576172" calcext:value-type="float">
            <text:p>0.0058164596557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2374801635742" calcext:value-type="float">
            <text:p>0.0059237480163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13546371459961" calcext:value-type="float">
            <text:p>0.00613546371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3529472351074" calcext:value-type="float">
            <text:p>0.0058352947235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5355033874512" calcext:value-type="float">
            <text:p>0.0059535503387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601291656494141" calcext:value-type="float">
            <text:p>0.0060129165649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0525398254395" calcext:value-type="float">
            <text:p>0.0058052539825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3376159667969" calcext:value-type="float">
            <text:p>0.005933761596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7620010375977" calcext:value-type="float">
            <text:p>0.005976200103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82766532897949" calcext:value-type="float">
            <text:p>0.005827665328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1230392456055" calcext:value-type="float">
            <text:p>0.0059123039245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6" calcext:value-type="float">
            <text:p>6</text:p>
          </table:table-cell>
          <table:table-cell office:value-type="float" office:value="0.00596737861633301" calcext:value-type="float">
            <text:p>0.0059673786163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6379928588867" calcext:value-type="float">
            <text:p>0.0066637992858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7728652954102" calcext:value-type="float">
            <text:p>0.0067772865295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3437118530273" calcext:value-type="float">
            <text:p>0.0067343711853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219825744629" calcext:value-type="float">
            <text:p>0.0067121982574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3566589355469" calcext:value-type="float">
            <text:p>0.0066356658935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4223899841309" calcext:value-type="float">
            <text:p>0.0067422389984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219825744629" calcext:value-type="float">
            <text:p>0.0067121982574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8406486511231" calcext:value-type="float">
            <text:p>0.0066840648651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267509460449" calcext:value-type="float">
            <text:p>0.0067126750946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753791809082" calcext:value-type="float">
            <text:p>0.0067753791809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9145584106445" calcext:value-type="float">
            <text:p>0.0066914558410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887397766113" calcext:value-type="float">
            <text:p>0.0067188739776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5378570556641" calcext:value-type="float">
            <text:p>0.0066537857055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3961639404297" calcext:value-type="float">
            <text:p>0.0067396163940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529769897461" calcext:value-type="float">
            <text:p>0.0067152976989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100616455078" calcext:value-type="float">
            <text:p>0.0067110061645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4162635803223" calcext:value-type="float">
            <text:p>0.0066416263580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623779296875" calcext:value-type="float">
            <text:p>0.0067062377929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9360160827637" calcext:value-type="float">
            <text:p>0.0066936016082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766830444336" calcext:value-type="float">
            <text:p>0.0067076683044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267509460449" calcext:value-type="float">
            <text:p>0.0067126750946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5845146179199" calcext:value-type="float">
            <text:p>0.0067584514617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266151428223" calcext:value-type="float">
            <text:p>0.0067026615142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33903503418" calcext:value-type="float">
            <text:p>0.0067133903503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4424896240234" calcext:value-type="float">
            <text:p>0.0066442489624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6904449462891" calcext:value-type="float">
            <text:p>0.0066690444946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673755645752" calcext:value-type="float">
            <text:p>0.0066673755645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552253723145" calcext:value-type="float">
            <text:p>0.0067055225372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1468505859375" calcext:value-type="float">
            <text:p>0.0066146850585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7405128479004" calcext:value-type="float">
            <text:p>0.006674051284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839714050293" calcext:value-type="float">
            <text:p>0.0067183971405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744346618652" calcext:value-type="float">
            <text:p>0.0067174434661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529769897461" calcext:value-type="float">
            <text:p>0.0067152976989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8406486511231" calcext:value-type="float">
            <text:p>0.0066840648651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744346618652" calcext:value-type="float">
            <text:p>0.0067174434661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456886291504" calcext:value-type="float">
            <text:p>0.0067045688629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065788269043" calcext:value-type="float">
            <text:p>0.0066065788269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8954849243164" calcext:value-type="float">
            <text:p>0.0066895484924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284107208252" calcext:value-type="float">
            <text:p>0.0067284107208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293643951416" calcext:value-type="float">
            <text:p>0.0067293643951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2197341918945" calcext:value-type="float">
            <text:p>0.0067219734191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828727722168" calcext:value-type="float">
            <text:p>0.0066828727722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7275657653809" calcext:value-type="float">
            <text:p>0.0067727565765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9002532958984" calcext:value-type="float">
            <text:p>0.006690025329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577453613281" calcext:value-type="float">
            <text:p>0.0067157745361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4377212524414" calcext:value-type="float">
            <text:p>0.0066437721252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2817230224609" calcext:value-type="float">
            <text:p>0.0067281723022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2054290771484" calcext:value-type="float">
            <text:p>0.0067205429077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9717788696289" calcext:value-type="float">
            <text:p>0.0066971778869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4210319519043" calcext:value-type="float">
            <text:p>0.006642103195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7061080932617" calcext:value-type="float">
            <text:p>0.0067706108093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553611755371" calcext:value-type="float">
            <text:p>0.0067155361175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6522979736328" calcext:value-type="float">
            <text:p>0.0066652297973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5116310119629" calcext:value-type="float">
            <text:p>0.0066511631011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5010681152344" calcext:value-type="float">
            <text:p>0.0067501068115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862197875977" calcext:value-type="float">
            <text:p>0.006708621978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8825378417969" calcext:value-type="float">
            <text:p>0.006788253784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6046142578125" calcext:value-type="float">
            <text:p>0.0066604614257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591667175293" calcext:value-type="float">
            <text:p>0.0067591667175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529769897461" calcext:value-type="float">
            <text:p>0.0067152976989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978931427002" calcext:value-type="float">
            <text:p>0.00669789314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4043426513672" calcext:value-type="float">
            <text:p>0.0066404342651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7762756347656" calcext:value-type="float">
            <text:p>0.0066776275634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8239593505859" calcext:value-type="float">
            <text:p>0.0066823959350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863555908203" calcext:value-type="float">
            <text:p>0.0067186355590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4067268371582" calcext:value-type="float">
            <text:p>0.0066406726837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85238838195801" calcext:value-type="float">
            <text:p>0.0068523883819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957565307617" calcext:value-type="float">
            <text:p>0.0067095756530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8634643554688" calcext:value-type="float">
            <text:p>0.0067863464355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530704498291" calcext:value-type="float">
            <text:p>0.0066530704498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5879249572754" calcext:value-type="float">
            <text:p>0.0066587924957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3079490661621" calcext:value-type="float">
            <text:p>0.0067307949066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8883323669434" calcext:value-type="float">
            <text:p>0.0066888332366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0991668701172" calcext:value-type="float">
            <text:p>0.0066099166870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9026374816895" calcext:value-type="float">
            <text:p>0.0066902637481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909881591797" calcext:value-type="float">
            <text:p>0.0067090988159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1458244323731" calcext:value-type="float">
            <text:p>0.0067145824432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4234161376953" calcext:value-type="float">
            <text:p>0.00664234161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8001174926758" calcext:value-type="float">
            <text:p>0.0066800117492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337677001953" calcext:value-type="float">
            <text:p>0.006703376770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7967071533203" calcext:value-type="float">
            <text:p>0.0067796707153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6465034484863" calcext:value-type="float">
            <text:p>0.0067646503448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6880607604981" calcext:value-type="float">
            <text:p>0.006668806076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5153732299805" calcext:value-type="float">
            <text:p>0.0067515373229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4057006835938" calcext:value-type="float">
            <text:p>0.0067405700683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8597221374512" calcext:value-type="float">
            <text:p>0.0066859722137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9550895690918" calcext:value-type="float">
            <text:p>0.0066955089569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896842956543" calcext:value-type="float">
            <text:p>0.0067896842956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3055648803711" calcext:value-type="float">
            <text:p>0.0067305564880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8168067932129" calcext:value-type="float">
            <text:p>0.0066816806793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3280487060547" calcext:value-type="float">
            <text:p>0.0066328048706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2459602355957" calcext:value-type="float">
            <text:p>0.006724596023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8682327270508" calcext:value-type="float">
            <text:p>0.0067868232727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0266151428223" calcext:value-type="float">
            <text:p>0.0067026615142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3018226623535" calcext:value-type="float">
            <text:p>0.0066301822662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2006607055664" calcext:value-type="float">
            <text:p>0.0067200660705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7786598205566" calcext:value-type="float">
            <text:p>0.0066778659820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676139831543" calcext:value-type="float">
            <text:p>0.0066676139831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63542747497559" calcext:value-type="float">
            <text:p>0.0066354274749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7" calcext:value-type="float">
            <text:p>7</text:p>
          </table:table-cell>
          <table:table-cell office:value-type="float" office:value="0.00674223899841309" calcext:value-type="float">
            <text:p>0.0067422389984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28214263916" calcext:value-type="float">
            <text:p>0.0075228214263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4833221435547" calcext:value-type="float">
            <text:p>0.0075483322143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7193565368652" calcext:value-type="float">
            <text:p>0.0075719356536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283500671387" calcext:value-type="float">
            <text:p>0.0075328350067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6454467773438" calcext:value-type="float">
            <text:p>0.0075645446777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449035644531" calcext:value-type="float">
            <text:p>0.0075244903564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209259033203" calcext:value-type="float">
            <text:p>0.0075120925903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566886901856" calcext:value-type="float">
            <text:p>0.0075156688690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0064849853516" calcext:value-type="float">
            <text:p>0.0075006484985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902030944824" calcext:value-type="float">
            <text:p>0.0075290203094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545761108398" calcext:value-type="float">
            <text:p>0.0075354576110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9373435974121" calcext:value-type="float">
            <text:p>0.0074937343597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7966766357422" calcext:value-type="float">
            <text:p>0.0074796676635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185417175293" calcext:value-type="float">
            <text:p>0.0075118541717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566886901856" calcext:value-type="float">
            <text:p>0.0075156688690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758979797363" calcext:value-type="float">
            <text:p>0.0075275897979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831413269043" calcext:value-type="float">
            <text:p>0.0075831413269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4785537719727" calcext:value-type="float">
            <text:p>0.0075478553771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5654106140137" calcext:value-type="float">
            <text:p>0.0074565410614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4904747009277" calcext:value-type="float">
            <text:p>0.0075490474700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161575317383" calcext:value-type="float">
            <text:p>0.0075116157531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7841796875" calcext:value-type="float">
            <text:p>0.0075378417968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068473815918" calcext:value-type="float">
            <text:p>0.0075068473815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805305480957" calcext:value-type="float">
            <text:p>0.007518053054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709938049317" calcext:value-type="float">
            <text:p>0.0075170993804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4533538818359" calcext:value-type="float">
            <text:p>0.0074453353881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878189086914" calcext:value-type="float">
            <text:p>0.0075287818908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9611854553223" calcext:value-type="float">
            <text:p>0.0074961185455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6955146789551" calcext:value-type="float">
            <text:p>0.0075695514678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0565528869629" calcext:value-type="float">
            <text:p>0.0075056552886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4809379577637" calcext:value-type="float">
            <text:p>0.0075480937957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6478309631348" calcext:value-type="float">
            <text:p>0.0075647830963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5964050292969" calcext:value-type="float">
            <text:p>0.007459640502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686096191406" calcext:value-type="float">
            <text:p>0.0075168609619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256942749023" calcext:value-type="float">
            <text:p>0.007512569427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7551193237305" calcext:value-type="float">
            <text:p>0.0075755119323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471519470215" calcext:value-type="float">
            <text:p>0.0075147151947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973556518555" calcext:value-type="float">
            <text:p>0.0075297355651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4785537719727" calcext:value-type="float">
            <text:p>0.0075478553771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7108459472656" calcext:value-type="float">
            <text:p>0.0074710845947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854347229004" calcext:value-type="float">
            <text:p>0.007528543472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18677520752" calcext:value-type="float">
            <text:p>0.0075218677520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5143165588379" calcext:value-type="float">
            <text:p>0.0075514316558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4284858703613" calcext:value-type="float">
            <text:p>0.0075428485870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4690170288086" calcext:value-type="float">
            <text:p>0.0075469017028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8051872253418" calcext:value-type="float">
            <text:p>0.0075805187225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5940208435059" calcext:value-type="float">
            <text:p>0.0074594020843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733779907227" calcext:value-type="float">
            <text:p>0.0075173377990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377510070801" calcext:value-type="float">
            <text:p>0.0075237751007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545761108398" calcext:value-type="float">
            <text:p>0.0075354576110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0017166137695" calcext:value-type="float">
            <text:p>0.007500171661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924514770508" calcext:value-type="float">
            <text:p>0.0075192451477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60388374328613" calcext:value-type="float">
            <text:p>0.0076038837432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3794441223145" calcext:value-type="float">
            <text:p>0.0074379444122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7108459472656" calcext:value-type="float">
            <text:p>0.0074710845947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73649597168" calcext:value-type="float">
            <text:p>0.0075373649597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6287574768067" calcext:value-type="float">
            <text:p>0.0075628757476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662254333496" calcext:value-type="float">
            <text:p>0.0075166225433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664970397949" calcext:value-type="float">
            <text:p>0.007536649703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4594802856445" calcext:value-type="float">
            <text:p>0.0075459480285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5511054992676" calcext:value-type="float">
            <text:p>0.0074551105499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3341445922852" calcext:value-type="float">
            <text:p>0.0074334144592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0899314880371" calcext:value-type="float">
            <text:p>0.0075089931488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0136375427246" calcext:value-type="float">
            <text:p>0.0075013637542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6740570068359" calcext:value-type="float">
            <text:p>0.0075674057006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378868103027" calcext:value-type="float">
            <text:p>0.007533788681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7841796875" calcext:value-type="float">
            <text:p>0.0075378417968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7847557067871" calcext:value-type="float">
            <text:p>0.0074784755706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7132301330567" calcext:value-type="float">
            <text:p>0.0074713230133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6597518920898" calcext:value-type="float">
            <text:p>0.0075659751892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447677612305" calcext:value-type="float">
            <text:p>0.0075144767761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0398635864258" calcext:value-type="float">
            <text:p>0.0075039863586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233100891113" calcext:value-type="float">
            <text:p>0.0075123310089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211975097656" calcext:value-type="float">
            <text:p>0.0075321197509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5296478271484" calcext:value-type="float">
            <text:p>0.0074529647827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2578506469727" calcext:value-type="float">
            <text:p>0.0074257850646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7241249084473" calcext:value-type="float">
            <text:p>0.0075724124908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474235534668" calcext:value-type="float">
            <text:p>0.0075347423553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996040344238" calcext:value-type="float">
            <text:p>0.0075199604034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4284858703613" calcext:value-type="float">
            <text:p>0.0075428485870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6621360778809" calcext:value-type="float">
            <text:p>0.0075662136077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76806640625" calcext:value-type="float">
            <text:p>0.0074768066406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7299194335938" calcext:value-type="float">
            <text:p>0.0074729919433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0541687011719" calcext:value-type="float">
            <text:p>0.0075054168701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781463623047" calcext:value-type="float">
            <text:p>0.007517814636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533390045166" calcext:value-type="float">
            <text:p>0.0075533390045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711296081543" calcext:value-type="float">
            <text:p>0.0075271129608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5453109741211" calcext:value-type="float">
            <text:p>0.0075545310974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687454223633" calcext:value-type="float">
            <text:p>0.0075268745422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7203826904297" calcext:value-type="float">
            <text:p>0.0074720382690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6430625915527" calcext:value-type="float">
            <text:p>0.0075643062591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9625434875488" calcext:value-type="float">
            <text:p>0.0075962543487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7074356079102" calcext:value-type="float">
            <text:p>0.0075707435607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3402709960938" calcext:value-type="float">
            <text:p>0.0075340270996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2496719360352" calcext:value-type="float">
            <text:p>0.0075249671936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5916366577148" calcext:value-type="float">
            <text:p>0.0074591636657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2340087890625" calcext:value-type="float">
            <text:p>0.0074234008789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48562812805176" calcext:value-type="float">
            <text:p>0.0074856281280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090049743652" calcext:value-type="float">
            <text:p>0.0075109004974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8" calcext:value-type="float">
            <text:p>8</text:p>
          </table:table-cell>
          <table:table-cell office:value-type="float" office:value="0.00751757621765137" calcext:value-type="float">
            <text:p>0.0075175762176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5517387390137" calcext:value-type="float">
            <text:p>0.0085551738739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1249694824219" calcext:value-type="float">
            <text:p>0.0085124969482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101211547852" calcext:value-type="float">
            <text:p>0.0084710121154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2060317993164" calcext:value-type="float">
            <text:p>0.0085206031799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920224189758301" calcext:value-type="float">
            <text:p>0.0092022418975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0939750671387" calcext:value-type="float">
            <text:p>0.0085093975067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0367546081543" calcext:value-type="float">
            <text:p>0.0085036754608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0129127502441" calcext:value-type="float">
            <text:p>0.0085012912750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793983459473" calcext:value-type="float">
            <text:p>0.0084879398345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676132202148" calcext:value-type="float">
            <text:p>0.0084967613220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1631164550781" calcext:value-type="float">
            <text:p>0.0085163116455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2465629577637" calcext:value-type="float">
            <text:p>0.0085246562957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3538513183594" calcext:value-type="float">
            <text:p>0.0085353851318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0629806518555" calcext:value-type="float">
            <text:p>0.0085062980651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390029907227" calcext:value-type="float">
            <text:p>0.0084939002990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531723022461" calcext:value-type="float">
            <text:p>0.0084853172302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554206848145" calcext:value-type="float">
            <text:p>0.0084755420684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270820617676" calcext:value-type="float">
            <text:p>0.0084927082061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294662475586" calcext:value-type="float">
            <text:p>0.0084929466247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127769470215" calcext:value-type="float">
            <text:p>0.0084912776947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528923034668" calcext:value-type="float">
            <text:p>0.0084528923034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2571258544922" calcext:value-type="float">
            <text:p>0.0084257125854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1879844665527" calcext:value-type="float">
            <text:p>0.0084187984466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3071937561035" calcext:value-type="float">
            <text:p>0.008430719375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86279296875" calcext:value-type="float">
            <text:p>0.0084686279296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054885864258" calcext:value-type="float">
            <text:p>0.0084805488586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5479965209961" calcext:value-type="float">
            <text:p>0.00845479965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2523574829102" calcext:value-type="float">
            <text:p>0.0084252357482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4693183898926" calcext:value-type="float">
            <text:p>0.0084469318389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4693183898926" calcext:value-type="float">
            <text:p>0.0084469318389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538459777832" calcext:value-type="float">
            <text:p>0.0084538459777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3562355041504" calcext:value-type="float">
            <text:p>0.0085356235504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363471984863" calcext:value-type="float">
            <text:p>0.0084736347198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1631164550781" calcext:value-type="float">
            <text:p>0.0085163116455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1821899414063" calcext:value-type="float">
            <text:p>0.0085182189941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673416137695" calcext:value-type="float">
            <text:p>0.008476734161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6216926574707" calcext:value-type="float">
            <text:p>0.0086216926574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865509033203" calcext:value-type="float">
            <text:p>0.0084886550903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0892066955566" calcext:value-type="float">
            <text:p>0.0085089206695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795341491699" calcext:value-type="float">
            <text:p>0.0084979534149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959518432617" calcext:value-type="float">
            <text:p>0.0084795951843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649574279785" calcext:value-type="float">
            <text:p>0.0084764957427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86686706543" calcext:value-type="float">
            <text:p>0.0084986686706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1559638977051" calcext:value-type="float">
            <text:p>0.0085155963897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461555480957" calcext:value-type="float">
            <text:p>0.008494615554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4645500183106" calcext:value-type="float">
            <text:p>0.0084464550018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7186317443848" calcext:value-type="float">
            <text:p>0.0085718631744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63718986511231" calcext:value-type="float">
            <text:p>0.0086371898651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73231887817383" calcext:value-type="float">
            <text:p>0.0087323188781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75258445739746" calcext:value-type="float">
            <text:p>0.0087525844573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7400894165039" calcext:value-type="float">
            <text:p>0.008574008941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0105285644531" calcext:value-type="float">
            <text:p>0.0085010528564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481323242188" calcext:value-type="float">
            <text:p>0.0084648132324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3691825866699" calcext:value-type="float">
            <text:p>0.0084369182586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86279296875" calcext:value-type="float">
            <text:p>0.0084686279296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005844116211" calcext:value-type="float">
            <text:p>0.0084700584411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339630126953" calcext:value-type="float">
            <text:p>0.008473396301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600532531738" calcext:value-type="float">
            <text:p>0.0084660053253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36483001709" calcext:value-type="float">
            <text:p>0.0084836483001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123695373535" calcext:value-type="float">
            <text:p>0.0084612369537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5135917663574" calcext:value-type="float">
            <text:p>0.0085513591766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103927612305" calcext:value-type="float">
            <text:p>0.0084910392761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1917266845703" calcext:value-type="float">
            <text:p>0.0085191726684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743583679199" calcext:value-type="float">
            <text:p>0.0084674358367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245620727539" calcext:value-type="float">
            <text:p>0.0084824562072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526538848877" calcext:value-type="float">
            <text:p>0.0084526538848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554206848145" calcext:value-type="float">
            <text:p>0.0084755420684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865509033203" calcext:value-type="float">
            <text:p>0.0084886550903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3143463134766" calcext:value-type="float">
            <text:p>0.0084314346313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529006958008" calcext:value-type="float">
            <text:p>0.008465290069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1665267944336" calcext:value-type="float">
            <text:p>0.0084166526794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0449333190918" calcext:value-type="float">
            <text:p>0.0084044933319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2370262145996" calcext:value-type="float">
            <text:p>0.008523702621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4359397888184" calcext:value-type="float">
            <text:p>0.0084435939788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3214988708496" calcext:value-type="float">
            <text:p>0.0084321498870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3191146850586" calcext:value-type="float">
            <text:p>0.0084319114685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83895111084" calcext:value-type="float">
            <text:p>0.0084683895111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768783569336" calcext:value-type="float">
            <text:p>0.0084776878356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5408439636231" calcext:value-type="float">
            <text:p>0.0084540843963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36483001709" calcext:value-type="float">
            <text:p>0.0084836483001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529006958008" calcext:value-type="float">
            <text:p>0.008465290069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031044006348" calcext:value-type="float">
            <text:p>0.0084803104400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7114791870117" calcext:value-type="float">
            <text:p>0.0085711479187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0510597229004" calcext:value-type="float">
            <text:p>0.008505105972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606575012207" calcext:value-type="float">
            <text:p>0.0085606575012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2417945861816" calcext:value-type="float">
            <text:p>0.0085241794586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986076354981" calcext:value-type="float">
            <text:p>0.008499860763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1035118103027" calcext:value-type="float">
            <text:p>0.008510351181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390029907227" calcext:value-type="float">
            <text:p>0.0084939002990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1821899414063" calcext:value-type="float">
            <text:p>0.0085182189941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482681274414" calcext:value-type="float">
            <text:p>0.0084748268127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171379089356" calcext:value-type="float">
            <text:p>0.0084617137908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6743583679199" calcext:value-type="float">
            <text:p>0.0084674358367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174095153809" calcext:value-type="float">
            <text:p>0.0084817409515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3620300292969" calcext:value-type="float">
            <text:p>0.008436203002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8293304443359" calcext:value-type="float">
            <text:p>0.0084829330444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53371620178223" calcext:value-type="float">
            <text:p>0.0085337162017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151611328125" calcext:value-type="float">
            <text:p>0.0084915161132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7482681274414" calcext:value-type="float">
            <text:p>0.0084748268127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9" calcext:value-type="float">
            <text:p>9</text:p>
          </table:table-cell>
          <table:table-cell office:value-type="float" office:value="0.00849103927612305" calcext:value-type="float">
            <text:p>0.0084910392761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8847999572754" calcext:value-type="float">
            <text:p>0.0095884799957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008102416992" calcext:value-type="float">
            <text:p>0.009540081024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8047637939453" calcext:value-type="float">
            <text:p>0.0094804763793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8251953125" calcext:value-type="float">
            <text:p>0.009582519531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63497161865235" calcext:value-type="float">
            <text:p>0.0096349716186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532623291016" calcext:value-type="float">
            <text:p>0.009545326232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361656188965" calcext:value-type="float">
            <text:p>0.009513616561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862335205078" calcext:value-type="float">
            <text:p>0.0095186233520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194763183594" calcext:value-type="float">
            <text:p>0.0095119476318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8166847229004" calcext:value-type="float">
            <text:p>0.009481668472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5343246459961" calcext:value-type="float">
            <text:p>0.00955343246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9192047119141" calcext:value-type="float">
            <text:p>0.0094919204711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3412055969238" calcext:value-type="float">
            <text:p>0.0095341205596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361656188965" calcext:value-type="float">
            <text:p>0.009513616561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3245162963867" calcext:value-type="float">
            <text:p>0.0095324516296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8905944824219" calcext:value-type="float">
            <text:p>0.0094890594482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103469848633" calcext:value-type="float">
            <text:p>0.0095410346984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246520996094" calcext:value-type="float">
            <text:p>0.0095424652099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8262214660645" calcext:value-type="float">
            <text:p>0.0094826221466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9358940124512" calcext:value-type="float">
            <text:p>0.0094935894012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866409301758" calcext:value-type="float">
            <text:p>0.0095486640930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457023620606" calcext:value-type="float">
            <text:p>0.0095145702362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8609580993653" calcext:value-type="float">
            <text:p>0.0095860958099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461097717285" calcext:value-type="float">
            <text:p>0.0095446109771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6116447448731" calcext:value-type="float">
            <text:p>0.0094611644744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7369804382324" calcext:value-type="float">
            <text:p>0.0095736980438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743125915527" calcext:value-type="float">
            <text:p>0.0095174312591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0002670288086" calcext:value-type="float">
            <text:p>0.0095000267028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205307006836" calcext:value-type="float">
            <text:p>0.0095205307006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0288772583008" calcext:value-type="float">
            <text:p>0.009502887725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7179069519043" calcext:value-type="float">
            <text:p>0.009571790695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0837135314941" calcext:value-type="float">
            <text:p>0.0095083713531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3221321105957" calcext:value-type="float">
            <text:p>0.009532213211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0193405151367" calcext:value-type="float">
            <text:p>0.0095019340515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64021682739258" calcext:value-type="float">
            <text:p>0.0096402168273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367431640625" calcext:value-type="float">
            <text:p>0.0095367431640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9668884277344" calcext:value-type="float">
            <text:p>0.0094966888427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8691368103027" calcext:value-type="float">
            <text:p>0.009486913681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5533981323242" calcext:value-type="float">
            <text:p>0.0095553398132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6416130065918" calcext:value-type="float">
            <text:p>0.0095641613006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9825515747071" calcext:value-type="float">
            <text:p>0.0095982551574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5271720886231" calcext:value-type="float">
            <text:p>0.0095527172088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790809631348" calcext:value-type="float">
            <text:p>0.0095179080963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743125915527" calcext:value-type="float">
            <text:p>0.0095174312591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2792167663574" calcext:value-type="float">
            <text:p>0.0095279216766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2935218811035" calcext:value-type="float">
            <text:p>0.009529352188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5605506896973" calcext:value-type="float">
            <text:p>0.009556055068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5367088317871" calcext:value-type="float">
            <text:p>0.0095536708831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207691192627" calcext:value-type="float">
            <text:p>0.0095207691192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5438613891602" calcext:value-type="float">
            <text:p>0.0095543861389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198837280273" calcext:value-type="float">
            <text:p>0.0095419883728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3745841979981" calcext:value-type="float">
            <text:p>0.00953745841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5748558044434" calcext:value-type="float">
            <text:p>0.0095574855804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057487487793" calcext:value-type="float">
            <text:p>0.0095057487487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7894325256348" calcext:value-type="float">
            <text:p>0.0095789432525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062255859375" calcext:value-type="float">
            <text:p>0.0095062255859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695442199707" calcext:value-type="float">
            <text:p>0.0095169544219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8429107666016" calcext:value-type="float">
            <text:p>0.009484291076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6892967224121" calcext:value-type="float">
            <text:p>0.0095689296722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3769683837891" calcext:value-type="float">
            <text:p>0.0095376968383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7584381103516" calcext:value-type="float">
            <text:p>0.0095758438110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075553894043" calcext:value-type="float">
            <text:p>0.009510755538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9192047119141" calcext:value-type="float">
            <text:p>0.0094919204711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3722000122071" calcext:value-type="float">
            <text:p>0.0095372200012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7202911376953" calcext:value-type="float">
            <text:p>0.00957202911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8452949523926" calcext:value-type="float">
            <text:p>0.0094845294952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5639610290527" calcext:value-type="float">
            <text:p>0.0094563961029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9549674987793" calcext:value-type="float">
            <text:p>0.0094954967498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2720642089844" calcext:value-type="float">
            <text:p>0.0095272064208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099395751953" calcext:value-type="float">
            <text:p>0.009510993957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318046569824" calcext:value-type="float">
            <text:p>0.0095431804656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8429107666016" calcext:value-type="float">
            <text:p>0.009484291076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957702636719" calcext:value-type="float">
            <text:p>0.0095195770263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743125915527" calcext:value-type="float">
            <text:p>0.0095174312591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2386856079102" calcext:value-type="float">
            <text:p>0.0095238685607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2243804931641" calcext:value-type="float">
            <text:p>0.0095224380493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5080986022949" calcext:value-type="float">
            <text:p>0.009550809860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079627990723" calcext:value-type="float">
            <text:p>0.0095407962799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2291488647461" calcext:value-type="float">
            <text:p>0.0095229148864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9192047119141" calcext:value-type="float">
            <text:p>0.0094919204711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7642326354981" calcext:value-type="float">
            <text:p>0.009476423263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4461097717285" calcext:value-type="float">
            <text:p>0.0095446109771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3817367553711" calcext:value-type="float">
            <text:p>0.0095381736755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8037376403809" calcext:value-type="float">
            <text:p>0.0095803737640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5639610290527" calcext:value-type="float">
            <text:p>0.0094563961029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0717926025391" calcext:value-type="float">
            <text:p>0.0095071792602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361656188965" calcext:value-type="float">
            <text:p>0.009513616561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9645042419434" calcext:value-type="float">
            <text:p>0.0094964504241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7179069519043" calcext:value-type="float">
            <text:p>0.009571790695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5438613891602" calcext:value-type="float">
            <text:p>0.0095543861389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63377952575684" calcext:value-type="float">
            <text:p>0.0096337795257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0360298156738" calcext:value-type="float">
            <text:p>0.0095036029815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600074768066" calcext:value-type="float">
            <text:p>0.0095160007476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6593284606934" calcext:value-type="float">
            <text:p>0.0094659328460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60946083068848" calcext:value-type="float">
            <text:p>0.0096094608306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3888893127441" calcext:value-type="float">
            <text:p>0.0095388889312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814651489258" calcext:value-type="float">
            <text:p>0.0095181465148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51004028320313" calcext:value-type="float">
            <text:p>0.0095100402832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9287414550781" calcext:value-type="float">
            <text:p>0.0094928741455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0" calcext:value-type="float">
            <text:p>10</text:p>
          </table:table-cell>
          <table:table-cell office:value-type="float" office:value="0.00949525833129883" calcext:value-type="float">
            <text:p>0.0094952583312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855464935303" calcext:value-type="float">
            <text:p>0.010585546493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85372924805" calcext:value-type="float">
            <text:p>0.0105085372924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641914367676" calcext:value-type="float">
            <text:p>0.0104641914367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664730072021" calcext:value-type="float">
            <text:p>0.0105664730072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579925537109" calcext:value-type="float">
            <text:p>0.0104579925537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858875274658" calcext:value-type="float">
            <text:p>0.0104858875274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51994323731" calcext:value-type="float">
            <text:p>0.0105051994323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66299438477" calcext:value-type="float">
            <text:p>0.0105066299438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439258575439" calcext:value-type="float">
            <text:p>0.0104439258575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29859161377" calcext:value-type="float">
            <text:p>0.010429859161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386806488037" calcext:value-type="float">
            <text:p>0.0104386806488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846954345703" calcext:value-type="float">
            <text:p>0.010484695434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462074279785" calcext:value-type="float">
            <text:p>0.0105462074279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734897613525" calcext:value-type="float">
            <text:p>0.0104734897613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150772094727" calcext:value-type="float">
            <text:p>0.0104150772094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5823097229" calcext:value-type="float">
            <text:p>0.010458230972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911327362061" calcext:value-type="float">
            <text:p>0.0104911327362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773044586182" calcext:value-type="float">
            <text:p>0.0104773044586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240345001221" calcext:value-type="float">
            <text:p>0.0105240345001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937553405762" calcext:value-type="float">
            <text:p>0.0104937553405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756355285645" calcext:value-type="float">
            <text:p>0.0104756355285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744434356689" calcext:value-type="float">
            <text:p>0.0104744434356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465484619141" calcext:value-type="float">
            <text:p>0.0104465484619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48694229126" calcext:value-type="float">
            <text:p>0.0104486942291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605237483978272" calcext:value-type="float">
            <text:p>0.0605237483978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7202529907227" calcext:value-type="float">
            <text:p>0.0107202529907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347633361816" calcext:value-type="float">
            <text:p>0.0105347633361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135440826416" calcext:value-type="float">
            <text:p>0.0105135440826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111598968506" calcext:value-type="float">
            <text:p>0.0105111598968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297565460205" calcext:value-type="float">
            <text:p>0.0105297565460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6141567230225" calcext:value-type="float">
            <text:p>0.0106141567230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86364364624" calcext:value-type="float">
            <text:p>0.0104863643646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47399520874" calcext:value-type="float">
            <text:p>0.0105473995208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247497558594" calcext:value-type="float">
            <text:p>0.0105247497558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916095733643" calcext:value-type="float">
            <text:p>0.0104916095733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65145111084" calcext:value-type="float">
            <text:p>0.0104651451110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6353759765625" calcext:value-type="float">
            <text:p>0.0106353759765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156898498535" calcext:value-type="float">
            <text:p>0.0105156898498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18615722656" calcext:value-type="float">
            <text:p>0.0105018615722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69913482666" calcext:value-type="float">
            <text:p>0.0104699134826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568004608154" calcext:value-type="float">
            <text:p>0.0104568004608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86364364624" calcext:value-type="float">
            <text:p>0.0104863643646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6453895568848" calcext:value-type="float">
            <text:p>0.0106453895568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939937591553" calcext:value-type="float">
            <text:p>0.0104939937591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858875274658" calcext:value-type="float">
            <text:p>0.0104858875274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868412017822" calcext:value-type="float">
            <text:p>0.0104868412017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11463165283" calcext:value-type="float">
            <text:p>0.0105011463165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390548706055" calcext:value-type="float">
            <text:p>0.0105390548706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857849121094" calcext:value-type="float">
            <text:p>0.0105857849121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228424072266" calcext:value-type="float">
            <text:p>0.0105228424072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705261230469" calcext:value-type="float">
            <text:p>0.0105705261230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818344116211" calcext:value-type="float">
            <text:p>0.0104818344116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818344116211" calcext:value-type="float">
            <text:p>0.0104818344116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278491973877" calcext:value-type="float">
            <text:p>0.0105278491973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7271671295166" calcext:value-type="float">
            <text:p>0.0107271671295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381011962891" calcext:value-type="float">
            <text:p>0.0105381011962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178356170654" calcext:value-type="float">
            <text:p>0.0105178356170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6019973754883" calcext:value-type="float">
            <text:p>0.0106019973754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323791503906" calcext:value-type="float">
            <text:p>0.0105323791503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56762695313" calcext:value-type="float">
            <text:p>0.0105056762695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667114257813" calcext:value-type="float">
            <text:p>0.0105667114257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140209197998" calcext:value-type="float">
            <text:p>0.01051402091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118751525879" calcext:value-type="float">
            <text:p>0.0105118751525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226039886475" calcext:value-type="float">
            <text:p>0.0105226039886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997158050537" calcext:value-type="float">
            <text:p>0.0104997158050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806423187256" calcext:value-type="float">
            <text:p>0.0104806423187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950832366943" calcext:value-type="float">
            <text:p>0.0105950832366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504989624023" calcext:value-type="float">
            <text:p>0.0105504989624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6456279754639" calcext:value-type="float">
            <text:p>0.0106456279754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591846466064" calcext:value-type="float">
            <text:p>0.0104591846466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985237121582" calcext:value-type="float">
            <text:p>0.0104985237121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259418487549" calcext:value-type="float">
            <text:p>0.0105259418487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788707733154" calcext:value-type="float">
            <text:p>0.0105788707733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489326477051" calcext:value-type="float">
            <text:p>0.0104489326477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125904083252" calcext:value-type="float">
            <text:p>0.0105125904083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698108673096" calcext:value-type="float">
            <text:p>0.010569810867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61531066895" calcext:value-type="float">
            <text:p>0.010506153106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69913482666" calcext:value-type="float">
            <text:p>0.0104699134826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6015205383301" calcext:value-type="float">
            <text:p>0.010601520538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51994323731" calcext:value-type="float">
            <text:p>0.0105051994323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507373809814" calcext:value-type="float">
            <text:p>0.0105507373809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961395263672" calcext:value-type="float">
            <text:p>0.0104961395263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289054870606" calcext:value-type="float">
            <text:p>0.0104289054870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4708671569824" calcext:value-type="float">
            <text:p>0.0104708671569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608434677124" calcext:value-type="float">
            <text:p>0.0106084346771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123519897461" calcext:value-type="float">
            <text:p>0.0105123519897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345249176025" calcext:value-type="float">
            <text:p>0.0105345249176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20999908447" calcext:value-type="float">
            <text:p>0.0105020999908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280876159668" calcext:value-type="float">
            <text:p>0.0105280876159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576515197754" calcext:value-type="float">
            <text:p>0.0105576515197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714797973633" calcext:value-type="float">
            <text:p>0.0105714797973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190277099609" calcext:value-type="float">
            <text:p>0.0105190277099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524063110352" calcext:value-type="float">
            <text:p>0.0105524063110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94909667969" calcext:value-type="float">
            <text:p>0.0105094909667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75836181641" calcext:value-type="float">
            <text:p>0.0105075836181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9729385376" calcext:value-type="float">
            <text:p>0.0105097293853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648040771484" calcext:value-type="float">
            <text:p>0.0105648040771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381011962891" calcext:value-type="float">
            <text:p>0.0105381011962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054378509521" calcext:value-type="float">
            <text:p>0.0105054378509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1" calcext:value-type="float">
            <text:p>11</text:p>
          </table:table-cell>
          <table:table-cell office:value-type="float" office:value="0.0105292797088623" calcext:value-type="float">
            <text:p>0.0105292797088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151405334473" calcext:value-type="float">
            <text:p>0.0115151405334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423202514648" calcext:value-type="float">
            <text:p>0.0115423202514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995407104492" calcext:value-type="float">
            <text:p>0.0115995407104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382671356201" calcext:value-type="float">
            <text:p>0.011538267135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56037902832" calcext:value-type="float">
            <text:p>0.0115056037902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132331848145" calcext:value-type="float">
            <text:p>0.0115132331848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840435028076" calcext:value-type="float">
            <text:p>0.0115840435028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96569061279" calcext:value-type="float">
            <text:p>0.0115096569061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6608142852783" calcext:value-type="float">
            <text:p>0.0116608142852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671157836914" calcext:value-type="float">
            <text:p>0.0115671157836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715099334717" calcext:value-type="float">
            <text:p>0.0114715099334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106105804443" calcext:value-type="float">
            <text:p>0.0115106105804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0358581543" calcext:value-type="float">
            <text:p>0.0115003585815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17890930176" calcext:value-type="float">
            <text:p>0.0115017890930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693000793457" calcext:value-type="float">
            <text:p>0.0116930007934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855766296387" calcext:value-type="float">
            <text:p>0.0114855766296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917755126953" calcext:value-type="float">
            <text:p>0.0114917755126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435123443604" calcext:value-type="float">
            <text:p>0.011543512344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643573760986" calcext:value-type="float">
            <text:p>0.0114643573760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19193649292" calcext:value-type="float">
            <text:p>0.0115191936492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6105079650879" calcext:value-type="float">
            <text:p>0.0116105079650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206241607666" calcext:value-type="float">
            <text:p>0.0115206241607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385055541992" calcext:value-type="float">
            <text:p>0.0115385055541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251541137695" calcext:value-type="float">
            <text:p>0.01152515411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91800689697" calcext:value-type="float">
            <text:p>0.011509180068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525722503662" calcext:value-type="float">
            <text:p>0.0115525722503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795135498047" calcext:value-type="float">
            <text:p>0.0115795135498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967823028564" calcext:value-type="float">
            <text:p>0.0114967823028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72727203369" calcext:value-type="float">
            <text:p>0.0115072727203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72225189209" calcext:value-type="float">
            <text:p>0.0114722251892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972591400146" calcext:value-type="float">
            <text:p>0.0114972591400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822387695313" calcext:value-type="float">
            <text:p>0.0114822387695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6074085235596" calcext:value-type="float">
            <text:p>0.011607408523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475654602051" calcext:value-type="float">
            <text:p>0.0115475654602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603042602539" calcext:value-type="float">
            <text:p>0.0114603042602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58422088623" calcext:value-type="float">
            <text:p>0.0115058422088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23962020874" calcext:value-type="float">
            <text:p>0.0115239620208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562511444092" calcext:value-type="float">
            <text:p>0.0114562511444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716457366943" calcext:value-type="float">
            <text:p>0.0115716457366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25043487549" calcext:value-type="float">
            <text:p>0.0115025043487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963054656982" calcext:value-type="float">
            <text:p>0.0114963054656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437507629395" calcext:value-type="float">
            <text:p>0.011543750762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855766296387" calcext:value-type="float">
            <text:p>0.0114855766296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175247192383" calcext:value-type="float">
            <text:p>0.0115175247192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7859840393066" calcext:value-type="float">
            <text:p>0.0117859840393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256309509277" calcext:value-type="float">
            <text:p>0.0115256309509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678310394287" calcext:value-type="float">
            <text:p>0.0115678310394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466117858887" calcext:value-type="float">
            <text:p>0.0115466117858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22659301758" calcext:value-type="float">
            <text:p>0.0115022659301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246772766113" calcext:value-type="float">
            <text:p>0.0115246772766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87381362915" calcext:value-type="float">
            <text:p>0.0115873813629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696025848389" calcext:value-type="float">
            <text:p>0.0114696025848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28491973877" calcext:value-type="float">
            <text:p>0.0115284919738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676952362061" calcext:value-type="float">
            <text:p>0.0114676952362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748477935791" calcext:value-type="float">
            <text:p>0.0114748477935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816593170166" calcext:value-type="float">
            <text:p>0.0115816593170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320682525635" calcext:value-type="float">
            <text:p>0.0115320682525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56037902832" calcext:value-type="float">
            <text:p>0.0115056037902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879608154297" calcext:value-type="float">
            <text:p>0.011487960815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903450012207" calcext:value-type="float">
            <text:p>0.0114903450012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19193649292" calcext:value-type="float">
            <text:p>0.0115191936492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476680755615" calcext:value-type="float">
            <text:p>0.0114476680755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649700164795" calcext:value-type="float">
            <text:p>0.011564970016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435123443604" calcext:value-type="float">
            <text:p>0.011543512344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836692810059" calcext:value-type="float">
            <text:p>0.0114836692810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61393737793" calcext:value-type="float">
            <text:p>0.0115613937377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38028717041" calcext:value-type="float">
            <text:p>0.0115380287170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850997924805" calcext:value-type="float">
            <text:p>0.0114850997924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513801574707" calcext:value-type="float">
            <text:p>0.0115513801574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86291885376" calcext:value-type="float">
            <text:p>0.0114862918853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93444442749" calcext:value-type="float">
            <text:p>0.0114934444427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392208099365" calcext:value-type="float">
            <text:p>0.0115392208099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020275115967" calcext:value-type="float">
            <text:p>0.0115020275115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874839782715" calcext:value-type="float">
            <text:p>0.0114874839782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8660926818848" calcext:value-type="float">
            <text:p>0.0118660926818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69841003418" calcext:value-type="float">
            <text:p>0.0114698410034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960670471191" calcext:value-type="float">
            <text:p>0.0114960670471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180015563965" calcext:value-type="float">
            <text:p>0.0115180015563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505290985107" calcext:value-type="float">
            <text:p>0.0114505290985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631652832031" calcext:value-type="float">
            <text:p>0.0114631652832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926265716553" calcext:value-type="float">
            <text:p>0.0115926265716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729404449463" calcext:value-type="float">
            <text:p>0.0114729404449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454196929932" calcext:value-type="float">
            <text:p>0.0115454196929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83907699585" calcext:value-type="float">
            <text:p>0.0114839076995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729404449463" calcext:value-type="float">
            <text:p>0.0114729404449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387439727783" calcext:value-type="float">
            <text:p>0.0115387439727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6121768951416" calcext:value-type="float">
            <text:p>0.0116121768951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590493679046631" calcext:value-type="float">
            <text:p>0.0590493679046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6262435913086" calcext:value-type="float">
            <text:p>0.0116262435913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537643432617" calcext:value-type="float">
            <text:p>0.0115537643432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351676940918" calcext:value-type="float">
            <text:p>0.0115351676940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597248077393" calcext:value-type="float">
            <text:p>0.0115597248077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137100219727" calcext:value-type="float">
            <text:p>0.0115137100219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6095542907715" calcext:value-type="float">
            <text:p>0.0116095542907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921497344971" calcext:value-type="float">
            <text:p>0.0115921497344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4996433258057" calcext:value-type="float">
            <text:p>0.0114996433258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654468536377" calcext:value-type="float">
            <text:p>0.0115654468536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454196929932" calcext:value-type="float">
            <text:p>0.0115454196929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5299224853516" calcext:value-type="float">
            <text:p>0.0115299224853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2" calcext:value-type="float">
            <text:p>12</text:p>
          </table:table-cell>
          <table:table-cell office:value-type="float" office:value="0.0116016864776611" calcext:value-type="float">
            <text:p>0.0116016864776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466751098633" calcext:value-type="float">
            <text:p>0.0126466751098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42280960083" calcext:value-type="float">
            <text:p>0.0127422809600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861167907715" calcext:value-type="float">
            <text:p>0.0125861167907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829065322876" calcext:value-type="float">
            <text:p>0.0128290653228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309394836426" calcext:value-type="float">
            <text:p>0.0126309394836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8459930419922" calcext:value-type="float">
            <text:p>0.0128459930419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625133514404" calcext:value-type="float">
            <text:p>0.0125625133514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8161907196045" calcext:value-type="float">
            <text:p>0.0128161907196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185417175293" calcext:value-type="float">
            <text:p>0.0126185417175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129554748535" calcext:value-type="float">
            <text:p>0.0127129554748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738548278809" calcext:value-type="float">
            <text:p>0.0126738548278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72798538208" calcext:value-type="float">
            <text:p>0.0127727985382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725601196289" calcext:value-type="float">
            <text:p>0.0127725601196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50728225708" calcext:value-type="float">
            <text:p>0.0126507282257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3427734375" calcext:value-type="float">
            <text:p>0.012634277343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389430999756" calcext:value-type="float">
            <text:p>0.0127389430999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645565032959" calcext:value-type="float">
            <text:p>0.0126645565032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407146453857" calcext:value-type="float">
            <text:p>0.0126407146453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272605895996" calcext:value-type="float">
            <text:p>0.01272726058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170085906982" calcext:value-type="float">
            <text:p>0.0127170085906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294063568115" calcext:value-type="float">
            <text:p>0.0127294063568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116275787354" calcext:value-type="float">
            <text:p>0.0126116275787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843452453613" calcext:value-type="float">
            <text:p>0.0126843452453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471519470215" calcext:value-type="float">
            <text:p>0.0126471519470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513408660889" calcext:value-type="float">
            <text:p>0.0127513408660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675201416016" calcext:value-type="float">
            <text:p>0.0125675201416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748085021973" calcext:value-type="float">
            <text:p>0.0126748085021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857757568359" calcext:value-type="float">
            <text:p>0.0126857757568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972198486328" calcext:value-type="float">
            <text:p>0.0126972198486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889778137207" calcext:value-type="float">
            <text:p>0.0125889778137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919746398926" calcext:value-type="float">
            <text:p>0.0126919746398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843452453613" calcext:value-type="float">
            <text:p>0.0126843452453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193927764893" calcext:value-type="float">
            <text:p>0.0127193927764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147270202637" calcext:value-type="float">
            <text:p>0.0126147270202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131938934326" calcext:value-type="float">
            <text:p>0.0127131938934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903057098389" calcext:value-type="float">
            <text:p>0.0126903057098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969814300537" calcext:value-type="float">
            <text:p>0.0126969814300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8965377807617" calcext:value-type="float">
            <text:p>0.0128965377807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70414352417" calcext:value-type="float">
            <text:p>0.0127704143524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8340721130371" calcext:value-type="float">
            <text:p>0.0128340721130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264095306396" calcext:value-type="float">
            <text:p>0.012626409530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733779907227" calcext:value-type="float">
            <text:p>0.0126733779907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730037689209" calcext:value-type="float">
            <text:p>0.0125730037689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444267272949" calcext:value-type="float">
            <text:p>0.0127444267272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125812530518" calcext:value-type="float">
            <text:p>0.0126125812530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179622650146" calcext:value-type="float">
            <text:p>0.0127179622650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775337219238" calcext:value-type="float">
            <text:p>0.0125775337219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792358398438" calcext:value-type="float">
            <text:p>0.0127792358398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020908355713" calcext:value-type="float">
            <text:p>0.0126020908355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743316650391" calcext:value-type="float">
            <text:p>0.0126743316650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075744628906" calcext:value-type="float">
            <text:p>0.0126075744628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613544464111" calcext:value-type="float">
            <text:p>0.0127613544464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973224639893" calcext:value-type="float">
            <text:p>0.0125973224639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90544128418" calcext:value-type="float">
            <text:p>0.0126905441284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45959854126" calcext:value-type="float">
            <text:p>0.0126459598541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296447753906" calcext:value-type="float">
            <text:p>0.0127296447753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206874847412" calcext:value-type="float">
            <text:p>0.0126206874847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569271087646" calcext:value-type="float">
            <text:p>0.0126569271087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183032989502" calcext:value-type="float">
            <text:p>0.012618303298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709938049316" calcext:value-type="float">
            <text:p>0.0126709938049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806331634521" calcext:value-type="float">
            <text:p>0.0125806331634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245021820068" calcext:value-type="float">
            <text:p>0.0126245021820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987529754639" calcext:value-type="float">
            <text:p>0.0125987529754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824378967285" calcext:value-type="float">
            <text:p>0.0126824378967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409530639648" calcext:value-type="float">
            <text:p>0.0126409530639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023292541504" calcext:value-type="float">
            <text:p>0.012602329254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769542694092" calcext:value-type="float">
            <text:p>0.0126769542694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490592956543" calcext:value-type="float">
            <text:p>0.0126490592956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795768737793" calcext:value-type="float">
            <text:p>0.0126795768737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949382781982" calcext:value-type="float">
            <text:p>0.0125949382781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546787261963" calcext:value-type="float">
            <text:p>0.0127546787261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609802246094" calcext:value-type="float">
            <text:p>0.0126609802246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791000366211" calcext:value-type="float">
            <text:p>0.0126791000366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997066497803" calcext:value-type="float">
            <text:p>0.012599706649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04610824585" calcext:value-type="float">
            <text:p>0.0127046108245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798152923584" calcext:value-type="float">
            <text:p>0.0126798152923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850605010986" calcext:value-type="float">
            <text:p>0.0126850605010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925540924072" calcext:value-type="float">
            <text:p>0.0125925540924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649307250977" calcext:value-type="float">
            <text:p>0.0127649307250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072334289551" calcext:value-type="float">
            <text:p>0.0127072334289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29508972168" calcext:value-type="float">
            <text:p>0.0126295089721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144886016846" calcext:value-type="float">
            <text:p>0.0126144886016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899314880371" calcext:value-type="float">
            <text:p>0.0125899314880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972198486328" calcext:value-type="float">
            <text:p>0.0126972198486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125812530518" calcext:value-type="float">
            <text:p>0.0126125812530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445293426514" calcext:value-type="float">
            <text:p>0.0126445293426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20210647583" calcext:value-type="float">
            <text:p>0.0126202106475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646923065186" calcext:value-type="float">
            <text:p>0.0127646923065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663280487061" calcext:value-type="float">
            <text:p>0.0125663280487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059055328369" calcext:value-type="float">
            <text:p>0.0126059055328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360488891602" calcext:value-type="float">
            <text:p>0.012536048889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344131469727" calcext:value-type="float">
            <text:p>0.0127344131469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982761383057" calcext:value-type="float">
            <text:p>0.0125982761383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142501831055" calcext:value-type="float">
            <text:p>0.0126142501831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610828399658" calcext:value-type="float">
            <text:p>0.0125610828399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7699375152588" calcext:value-type="float">
            <text:p>0.0127699375152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801563262939" calcext:value-type="float">
            <text:p>0.0125801563262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6500129699707" calcext:value-type="float">
            <text:p>0.0126500129699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125429630279541" calcext:value-type="float">
            <text:p>0.0125429630279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3" calcext:value-type="float">
            <text:p>13</text:p>
          </table:table-cell>
          <table:table-cell office:value-type="float" office:value="0.0605356693267822" calcext:value-type="float">
            <text:p>0.0605356693267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030052185059" calcext:value-type="float">
            <text:p>0.0138030052185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896537780762" calcext:value-type="float">
            <text:p>0.0137896537780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064456939697" calcext:value-type="float">
            <text:p>0.013706445693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201713562012" calcext:value-type="float">
            <text:p>0.0138201713562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660503387451" calcext:value-type="float">
            <text:p>0.0137660503387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612819671631" calcext:value-type="float">
            <text:p>0.0137612819671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88325881958" calcext:value-type="float">
            <text:p>0.0136883258819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723850250244" calcext:value-type="float">
            <text:p>0.0138723850250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555599212646" calcext:value-type="float">
            <text:p>0.0137555599212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415958404541" calcext:value-type="float">
            <text:p>0.0136415958404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63427734375" calcext:value-type="float">
            <text:p>0.0137634277343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9553546905518" calcext:value-type="float">
            <text:p>0.0139553546905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668682098389" calcext:value-type="float">
            <text:p>0.0136668682098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333869934082" calcext:value-type="float">
            <text:p>0.0137333869934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646198272705" calcext:value-type="float">
            <text:p>0.0137646198272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354301452637" calcext:value-type="float">
            <text:p>0.0138354301452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616230010986" calcext:value-type="float">
            <text:p>0.0136616230010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003826141357" calcext:value-type="float">
            <text:p>0.0138003826141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721134185791" calcext:value-type="float">
            <text:p>0.0136721134185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134956359863" calcext:value-type="float">
            <text:p>0.0138134956359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577056884766" calcext:value-type="float">
            <text:p>0.0137577056884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873722076416" calcext:value-type="float">
            <text:p>0.0136873722076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685371398926" calcext:value-type="float">
            <text:p>0.0136685371398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9448642730713" calcext:value-type="float">
            <text:p>0.0139448642730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733055114746" calcext:value-type="float">
            <text:p>0.0136733055114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5065574646" calcext:value-type="float">
            <text:p>0.013650655746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102603912354" calcext:value-type="float">
            <text:p>0.0137102603912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856006622314" calcext:value-type="float">
            <text:p>0.0137856006622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032104492188" calcext:value-type="float">
            <text:p>0.0136032104492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42208480835" calcext:value-type="float">
            <text:p>0.0137422084808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64722442627" calcext:value-type="float">
            <text:p>0.0136647224426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9045715332031" calcext:value-type="float">
            <text:p>0.0139045715332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705802917481" calcext:value-type="float">
            <text:p>0.0137705802917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559009552002" calcext:value-type="float">
            <text:p>0.01365590095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5626792907715" calcext:value-type="float">
            <text:p>0.0135626792907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9012336730957" calcext:value-type="float">
            <text:p>0.0139012336730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078762054443" calcext:value-type="float">
            <text:p>0.0137078762054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696266174316" calcext:value-type="float">
            <text:p>0.0137696266174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693881988525" calcext:value-type="float">
            <text:p>0.0137693881988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979984283447" calcext:value-type="float">
            <text:p>0.0137979984283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246681213379" calcext:value-type="float">
            <text:p>0.0136246681213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815475463867" calcext:value-type="float">
            <text:p>0.0137815475463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150287628174" calcext:value-type="float">
            <text:p>0.0137150287628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805938720703" calcext:value-type="float">
            <text:p>0.013780593872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226581573486" calcext:value-type="float">
            <text:p>0.0137226581573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606693267822" calcext:value-type="float">
            <text:p>0.0136606693267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137008666992" calcext:value-type="float">
            <text:p>0.0136137008666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80729675293" calcext:value-type="float">
            <text:p>0.0138807296752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458873748779" calcext:value-type="float">
            <text:p>0.0136458873748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463642120361" calcext:value-type="float">
            <text:p>0.0136463642120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379169464111" calcext:value-type="float">
            <text:p>0.0137379169464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536525726318" calcext:value-type="float">
            <text:p>0.0137536525726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246681213379" calcext:value-type="float">
            <text:p>0.0136246681213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013362884521" calcext:value-type="float">
            <text:p>0.0138013362884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995315551758" calcext:value-type="float">
            <text:p>0.0136995315551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12780380249" calcext:value-type="float">
            <text:p>0.0138127803802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217044830322" calcext:value-type="float">
            <text:p>0.0137217044830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537551879883" calcext:value-type="float">
            <text:p>0.0136537551879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280059814453" calcext:value-type="float">
            <text:p>0.0136280059814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843059539795" calcext:value-type="float">
            <text:p>0.013884305953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902332305908" calcext:value-type="float">
            <text:p>0.0136902332305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120319366455" calcext:value-type="float">
            <text:p>0.0136120319366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069225311279" calcext:value-type="float">
            <text:p>0.0137069225311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805938720703" calcext:value-type="float">
            <text:p>0.013780593872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628150939941" calcext:value-type="float">
            <text:p>0.0136628150939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37678527832" calcext:value-type="float">
            <text:p>0.0137376785278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511325836182" calcext:value-type="float">
            <text:p>0.0136511325836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07160949707" calcext:value-type="float">
            <text:p>0.0137071609497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668682098389" calcext:value-type="float">
            <text:p>0.0136668682098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380195617676" calcext:value-type="float">
            <text:p>0.0136380195617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24906539917" calcext:value-type="float">
            <text:p>0.0136249065399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862133026123" calcext:value-type="float">
            <text:p>0.0138862133026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182308197021" calcext:value-type="float">
            <text:p>0.0136182308197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5869979858398" calcext:value-type="float">
            <text:p>0.013586997985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973857879639" calcext:value-type="float">
            <text:p>0.0136973857879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68196105957" calcext:value-type="float">
            <text:p>0.0137681961059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41615867614746" calcext:value-type="float">
            <text:p>0.0141615867614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538909912109" calcext:value-type="float">
            <text:p>0.0137538909912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737823486328" calcext:value-type="float">
            <text:p>0.0136737823486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200355529785" calcext:value-type="float">
            <text:p>0.0137200355529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476921081543" calcext:value-type="float">
            <text:p>0.0137476921081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265754699707" calcext:value-type="float">
            <text:p>0.0136265754699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559009552002" calcext:value-type="float">
            <text:p>0.01365590095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326717376709" calcext:value-type="float">
            <text:p>0.0137326717376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563777923584" calcext:value-type="float">
            <text:p>0.0136563777923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899948120117" calcext:value-type="float">
            <text:p>0.0136899948120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737823486328" calcext:value-type="float">
            <text:p>0.0136737823486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044025421143" calcext:value-type="float">
            <text:p>0.0136044025421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875080108643" calcext:value-type="float">
            <text:p>0.0137875080108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293338775635" calcext:value-type="float">
            <text:p>0.0137293338775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778354644775" calcext:value-type="float">
            <text:p>0.0136778354644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570930480957" calcext:value-type="float">
            <text:p>0.0136570930480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938095092773" calcext:value-type="float">
            <text:p>0.0136938095092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6494636535645" calcext:value-type="float">
            <text:p>0.0136494636535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270854949951" calcext:value-type="float">
            <text:p>0.0138270854949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8561725616455" calcext:value-type="float">
            <text:p>0.0138561725616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360095977783" calcext:value-type="float">
            <text:p>0.0137360095977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567520141602" calcext:value-type="float">
            <text:p>0.013756752014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557983398438" calcext:value-type="float">
            <text:p>0.0137557983398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4" calcext:value-type="float">
            <text:p>14</text:p>
          </table:table-cell>
          <table:table-cell office:value-type="float" office:value="0.0137341022491455" calcext:value-type="float">
            <text:p>0.0137341022491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116031646729" calcext:value-type="float">
            <text:p>0.0182116031646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58810043335" calcext:value-type="float">
            <text:p>0.0182588100433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44743347168" calcext:value-type="float">
            <text:p>0.0182447433471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261466979981" calcext:value-type="float">
            <text:p>0.0182261466979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089805603027" calcext:value-type="float">
            <text:p>0.0182089805603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137489318848" calcext:value-type="float">
            <text:p>0.0182137489318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187557220459" calcext:value-type="float">
            <text:p>0.0182187557220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0270671844482" calcext:value-type="float">
            <text:p>0.0180270671844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231498718262" calcext:value-type="float">
            <text:p>0.0181231498718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937217712402" calcext:value-type="float">
            <text:p>0.018193721771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567668914795" calcext:value-type="float">
            <text:p>0.018156766891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119441986084" calcext:value-type="float">
            <text:p>0.0181119441986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0599689483643" calcext:value-type="float">
            <text:p>0.0180599689483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0714130401611" calcext:value-type="float">
            <text:p>0.0180714130401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0895328521729" calcext:value-type="float">
            <text:p>0.0180895328521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716846466064" calcext:value-type="float">
            <text:p>0.0182716846466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452201843262" calcext:value-type="float">
            <text:p>0.0182452201843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3742046356201" calcext:value-type="float">
            <text:p>0.018374204635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5909271240234" calcext:value-type="float">
            <text:p>0.0185909271240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4540748596191" calcext:value-type="float">
            <text:p>0.0184540748596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035995483398" calcext:value-type="float">
            <text:p>0.018103599548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3117389678955" calcext:value-type="float">
            <text:p>0.0183117389678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399749755859" calcext:value-type="float">
            <text:p>0.0182399749755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3167457580566" calcext:value-type="float">
            <text:p>0.0183167457580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851387023926" calcext:value-type="float">
            <text:p>0.0181851387023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3079242706299" calcext:value-type="float">
            <text:p>0.018307924270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422233581543" calcext:value-type="float">
            <text:p>0.0181422233581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0680751800537" calcext:value-type="float">
            <text:p>0.0180680751800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37829208374" calcext:value-type="float">
            <text:p>0.0182378292083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621479034424" calcext:value-type="float">
            <text:p>0.0182621479034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410312652588" calcext:value-type="float">
            <text:p>0.0181410312652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968212127686" calcext:value-type="float">
            <text:p>0.0181968212127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300640106201" calcext:value-type="float">
            <text:p>0.018130064010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0118083953857" calcext:value-type="float">
            <text:p>0.0180118083953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894302368164" calcext:value-type="float">
            <text:p>0.0181894302368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775093078613" calcext:value-type="float">
            <text:p>0.0181775093078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839466094971" calcext:value-type="float">
            <text:p>0.0181839466094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310176849365" calcext:value-type="float">
            <text:p>0.0181310176849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055068969727" calcext:value-type="float">
            <text:p>0.0181055068969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0826187133789" calcext:value-type="float">
            <text:p>0.0180826187133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0294513702393" calcext:value-type="float">
            <text:p>0.0180294513702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257724761963" calcext:value-type="float">
            <text:p>0.0181257724761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875228881836" calcext:value-type="float">
            <text:p>0.0181875228881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051658630371" calcext:value-type="float">
            <text:p>0.0182051658630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171894073486" calcext:value-type="float">
            <text:p>0.0181171894073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263851165772" calcext:value-type="float">
            <text:p>0.0182263851165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074142456055" calcext:value-type="float">
            <text:p>0.0181074142456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516574859619" calcext:value-type="float">
            <text:p>0.0182516574859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11841583252" calcext:value-type="float">
            <text:p>0.0182118415832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764530181885" calcext:value-type="float">
            <text:p>0.0182764530181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275772094727" calcext:value-type="float">
            <text:p>0.0182275772094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827545166016" calcext:value-type="float">
            <text:p>0.0181827545166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567668914795" calcext:value-type="float">
            <text:p>0.018156766891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288719177246" calcext:value-type="float">
            <text:p>0.0181288719177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504653930664" calcext:value-type="float">
            <text:p>0.0182504653930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373523712158" calcext:value-type="float">
            <text:p>0.0182373523712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4951171875" calcext:value-type="float">
            <text:p>0.018249511718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583332061768" calcext:value-type="float">
            <text:p>0.0182583332061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746482849121" calcext:value-type="float">
            <text:p>0.0181746482849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74409866333" calcext:value-type="float">
            <text:p>0.0181744098663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455612182617" calcext:value-type="float">
            <text:p>0.0181455612182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676315307617" calcext:value-type="float">
            <text:p>0.0182676315307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390213012695" calcext:value-type="float">
            <text:p>0.018239021301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485580444336" calcext:value-type="float">
            <text:p>0.0182485580444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832313537598" calcext:value-type="float">
            <text:p>0.018183231353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589126586914" calcext:value-type="float">
            <text:p>0.0181589126586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601047515869" calcext:value-type="float">
            <text:p>0.0181601047515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216167449951" calcext:value-type="float">
            <text:p>0.0182216167449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538032531738" calcext:value-type="float">
            <text:p>0.0182538032531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502269744873" calcext:value-type="float">
            <text:p>0.0182502269744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35445022583" calcext:value-type="float">
            <text:p>0.0182354450225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299613952637" calcext:value-type="float">
            <text:p>0.0182299613952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07311630249" calcext:value-type="float">
            <text:p>0.0182073116302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236267089844" calcext:value-type="float">
            <text:p>0.0181236267089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353092193604" calcext:value-type="float">
            <text:p>0.018135309219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249546051025" calcext:value-type="float">
            <text:p>0.0182249546051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691646575928" calcext:value-type="float">
            <text:p>0.0181691646575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828903198242" calcext:value-type="float">
            <text:p>0.0182828903198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070732116699" calcext:value-type="float">
            <text:p>0.018207073211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359218597412" calcext:value-type="float">
            <text:p>0.0182359218597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760787963867" calcext:value-type="float">
            <text:p>0.0181760787963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16609954834" calcext:value-type="float">
            <text:p>0.0182166099548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552337646484" calcext:value-type="float">
            <text:p>0.0182552337646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211399078369" calcext:value-type="float">
            <text:p>0.0182211399078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3534622192383" calcext:value-type="float">
            <text:p>0.0183534622192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590484619141" calcext:value-type="float">
            <text:p>0.0182590484619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677341461182" calcext:value-type="float">
            <text:p>0.0181677341461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527137756348" calcext:value-type="float">
            <text:p>0.0181527137756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4142589569092" calcext:value-type="float">
            <text:p>0.0184142589569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559490203857" calcext:value-type="float">
            <text:p>0.0182559490203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449817657471" calcext:value-type="float">
            <text:p>0.0182449817657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209014892578" calcext:value-type="float">
            <text:p>0.0182209014892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596279144287" calcext:value-type="float">
            <text:p>0.0181596279144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23762512207" calcext:value-type="float">
            <text:p>0.0182237625122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173252105713" calcext:value-type="float">
            <text:p>0.0182173252105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363986968994" calcext:value-type="float">
            <text:p>0.01823639869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425975799561" calcext:value-type="float">
            <text:p>0.0182425975799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298864364624" calcext:value-type="float">
            <text:p>0.0182988643646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658267974854" calcext:value-type="float">
            <text:p>0.0181658267974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5" calcext:value-type="float">
            <text:p>15</text:p>
          </table:table-cell>
          <table:table-cell office:value-type="float" office:value="0.0181870460510254" calcext:value-type="float">
            <text:p>0.0181870460510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06886291504" calcext:value-type="float">
            <text:p>0.020170688629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33519744873" calcext:value-type="float">
            <text:p>0.0202033519744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630592346191" calcext:value-type="float">
            <text:p>0.0201630592346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6703414917" calcext:value-type="float">
            <text:p>0.0202167034149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14038848877" calcext:value-type="float">
            <text:p>0.0201714038848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539993286133" calcext:value-type="float">
            <text:p>0.0201539993286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59881591797" calcext:value-type="float">
            <text:p>0.020215988159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85564422607" calcext:value-type="float">
            <text:p>0.0201785564422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515125274658" calcext:value-type="float">
            <text:p>0.0202515125274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80796051025" calcext:value-type="float">
            <text:p>0.0201780796051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318264007568" calcext:value-type="float">
            <text:p>0.0201318264007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16830444336" calcext:value-type="float">
            <text:p>0.0202016830444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25959777832" calcext:value-type="float">
            <text:p>0.0201725959777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853679656982" calcext:value-type="float">
            <text:p>0.0202853679656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701677799224854" calcext:value-type="float">
            <text:p>0.0701677799224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3604698181152" calcext:value-type="float">
            <text:p>0.0203604698181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796459197998" calcext:value-type="float">
            <text:p>0.02027964591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388763427734" calcext:value-type="float">
            <text:p>0.0202388763427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54977416992" calcext:value-type="float">
            <text:p>0.0202054977416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09677886963" calcext:value-type="float">
            <text:p>0.0202009677886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28615570068" calcext:value-type="float">
            <text:p>0.0201928615570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07429504395" calcext:value-type="float">
            <text:p>0.020210742950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38423919678" calcext:value-type="float">
            <text:p>0.0202138423919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80796051025" calcext:value-type="float">
            <text:p>0.0201780796051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393531799316" calcext:value-type="float">
            <text:p>0.0202393531799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334005355835" calcext:value-type="float">
            <text:p>0.0203340053558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93260192871" calcext:value-type="float">
            <text:p>0.0202193260192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09813690186" calcext:value-type="float">
            <text:p>0.0202109813690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42920684814" calcext:value-type="float">
            <text:p>0.0201942920684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4052925109863" calcext:value-type="float">
            <text:p>0.0204052925109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35903930664" calcext:value-type="float">
            <text:p>0.0202035903930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748775482178" calcext:value-type="float">
            <text:p>0.0202748775482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95508575439" calcext:value-type="float">
            <text:p>0.0202095508575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175212860107" calcext:value-type="float">
            <text:p>0.0201175212860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250480651856" calcext:value-type="float">
            <text:p>0.0202250480651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43056488037" calcext:value-type="float">
            <text:p>0.0202043056488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362537384033" calcext:value-type="float">
            <text:p>0.0202362537384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443599700928" calcext:value-type="float">
            <text:p>0.0202443599700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376842498779" calcext:value-type="float">
            <text:p>0.0202376842498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55113220215" calcext:value-type="float">
            <text:p>0.0202155113220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656818389893" calcext:value-type="float">
            <text:p>0.0201656818389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350616455078" calcext:value-type="float">
            <text:p>0.0202350616455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224254608154" calcext:value-type="float">
            <text:p>0.0202224254608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59745788574" calcext:value-type="float">
            <text:p>0.0202059745788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481746673584" calcext:value-type="float">
            <text:p>0.0202481746673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07293701172" calcext:value-type="float">
            <text:p>0.0202007293701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898979187012" calcext:value-type="float">
            <text:p>0.0202898979187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71802520752" calcext:value-type="float">
            <text:p>0.0202171802520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92988586426" calcext:value-type="float">
            <text:p>0.0201992988586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3206539154053" calcext:value-type="float">
            <text:p>0.0203206539154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811790466309" calcext:value-type="float">
            <text:p>0.0201811790466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488899230957" calcext:value-type="float">
            <text:p>0.0202488899230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274322509766" calcext:value-type="float">
            <text:p>0.0202274322509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40536499023" calcext:value-type="float">
            <text:p>0.0201940536499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77738571167" calcext:value-type="float">
            <text:p>0.0202777385711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52457427979" calcext:value-type="float">
            <text:p>0.0201952457427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840400695801" calcext:value-type="float">
            <text:p>0.020184040069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88220214844" calcext:value-type="float">
            <text:p>0.0201988220214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99869537354" calcext:value-type="float">
            <text:p>0.0201799869537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860832214356" calcext:value-type="float">
            <text:p>0.0202860832214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38152313232" calcext:value-type="float">
            <text:p>0.0201938152313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437473297119" calcext:value-type="float">
            <text:p>0.0201437473297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88356018066" calcext:value-type="float">
            <text:p>0.0202088356018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24118804932" calcext:value-type="float">
            <text:p>0.0202124118804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4245262146" calcext:value-type="float">
            <text:p>0.020242452621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90332794189" calcext:value-type="float">
            <text:p>0.0201790332794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652050018311" calcext:value-type="float">
            <text:p>0.0201652050018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412605285645" calcext:value-type="float">
            <text:p>0.0202412605285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50073242187" calcext:value-type="float">
            <text:p>0.0201950073242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430320739746" calcext:value-type="float">
            <text:p>0.0201430320739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429294586182" calcext:value-type="float">
            <text:p>0.0202429294586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33655548096" calcext:value-type="float">
            <text:p>0.020213365554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252864837647" calcext:value-type="float">
            <text:p>0.0202252864837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625823974609" calcext:value-type="float">
            <text:p>0.0201625823974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075077056885" calcext:value-type="float">
            <text:p>0.0201075077056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250480651856" calcext:value-type="float">
            <text:p>0.0202250480651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447010040283" calcext:value-type="float">
            <text:p>0.0201447010040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45576477051" calcext:value-type="float">
            <text:p>0.0202145576477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575756072998" calcext:value-type="float">
            <text:p>0.02015757560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99869537354" calcext:value-type="float">
            <text:p>0.0201799869537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252864837647" calcext:value-type="float">
            <text:p>0.0202252864837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28343963623" calcext:value-type="float">
            <text:p>0.0201728343963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563835144043" calcext:value-type="float">
            <text:p>0.0201563835144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18807220459" calcext:value-type="float">
            <text:p>0.0201718807220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230049133301" calcext:value-type="float">
            <text:p>0.020123004913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606750488281" calcext:value-type="float">
            <text:p>0.0201606750488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034545898437" calcext:value-type="float">
            <text:p>0.0201034545898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52457427979" calcext:value-type="float">
            <text:p>0.0201952457427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40672302246" calcext:value-type="float">
            <text:p>0.0202040672302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90332794189" calcext:value-type="float">
            <text:p>0.0201790332794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83587646484" calcext:value-type="float">
            <text:p>0.0202083587646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942920684814" calcext:value-type="float">
            <text:p>0.0201942920684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497077941895" calcext:value-type="float">
            <text:p>0.020149707794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047824859619" calcext:value-type="float">
            <text:p>0.0202047824859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194286346436" calcext:value-type="float">
            <text:p>0.0201194286346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563835144043" calcext:value-type="float">
            <text:p>0.0201563835144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733112335205" calcext:value-type="float">
            <text:p>0.0201733112335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430320739746" calcext:value-type="float">
            <text:p>0.0201430320739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1830863952637" calcext:value-type="float">
            <text:p>0.0201830863952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6" calcext:value-type="float">
            <text:p>16</text:p>
          </table:table-cell>
          <table:table-cell office:value-type="float" office:value="0.0202126502990723" calcext:value-type="float">
            <text:p>0.0202126502990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426818847656" calcext:value-type="float">
            <text:p>0.0223426818847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375392913818" calcext:value-type="float">
            <text:p>0.0222375392913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27628326416" calcext:value-type="float">
            <text:p>0.0221276283264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097801208496" calcext:value-type="float">
            <text:p>0.022309780120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433639526367" calcext:value-type="float">
            <text:p>0.0221433639526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082469940186" calcext:value-type="float">
            <text:p>0.0224082469940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921371459961" calcext:value-type="float">
            <text:p>0.0222921371459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197605133057" calcext:value-type="float">
            <text:p>0.0221197605133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094058990479" calcext:value-type="float">
            <text:p>0.0222094058990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641063690186" calcext:value-type="float">
            <text:p>0.0221641063690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136974334717" calcext:value-type="float">
            <text:p>0.0222136974334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988128662109" calcext:value-type="float">
            <text:p>0.0222988128662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41251373291" calcext:value-type="float">
            <text:p>0.0223412513732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7277278900147" calcext:value-type="float">
            <text:p>0.0227277278900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497318267822" calcext:value-type="float">
            <text:p>0.0224497318267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996639251709" calcext:value-type="float">
            <text:p>0.0223996639251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687721252441" calcext:value-type="float">
            <text:p>0.0222687721252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282741546631" calcext:value-type="float">
            <text:p>0.0224282741546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688747406006" calcext:value-type="float">
            <text:p>0.0221688747406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806930541992" calcext:value-type="float">
            <text:p>0.0222806930541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363471984863" calcext:value-type="float">
            <text:p>0.0222363471984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939086914062" calcext:value-type="float">
            <text:p>0.0221939086914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313735961914" calcext:value-type="float">
            <text:p>0.0224313735961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97961807251" calcext:value-type="float">
            <text:p>0.0221979618072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551822662354" calcext:value-type="float">
            <text:p>0.0222551822662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710205078125" calcext:value-type="float">
            <text:p>0.0221710205078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404003143311" calcext:value-type="float">
            <text:p>0.0222404003143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219394683838" calcext:value-type="float">
            <text:p>0.0223219394683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502780914307" calcext:value-type="float">
            <text:p>0.0221502780914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165916442871" calcext:value-type="float">
            <text:p>0.0224165916442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58996963501" calcext:value-type="float">
            <text:p>0.0222589969635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086906433106" calcext:value-type="float">
            <text:p>0.0222086906433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085880279541" calcext:value-type="float">
            <text:p>0.0223085880279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252773284912" calcext:value-type="float">
            <text:p>0.0223252773284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354267120361" calcext:value-type="float">
            <text:p>0.0224354267120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803188323975" calcext:value-type="float">
            <text:p>0.0221803188323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065448760986" calcext:value-type="float">
            <text:p>0.0222065448760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586227416992" calcext:value-type="float">
            <text:p>0.0221586227416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687721252441" calcext:value-type="float">
            <text:p>0.0222687721252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947597503662" calcext:value-type="float">
            <text:p>0.0222947597503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432613372803" calcext:value-type="float">
            <text:p>0.022243261337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5093364715576" calcext:value-type="float">
            <text:p>0.0225093364715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053527832031" calcext:value-type="float">
            <text:p>0.0222053527832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817493438721" calcext:value-type="float">
            <text:p>0.0221817493438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507881164551" calcext:value-type="float">
            <text:p>0.0223507881164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189426422119" calcext:value-type="float">
            <text:p>0.0222189426422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720073699951" calcext:value-type="float">
            <text:p>0.0223720073699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865177154541" calcext:value-type="float">
            <text:p>0.0221865177154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467018127441" calcext:value-type="float">
            <text:p>0.0221467018127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287178039551" calcext:value-type="float">
            <text:p>0.0222287178039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811698913574" calcext:value-type="float">
            <text:p>0.0222811698913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677158355713" calcext:value-type="float">
            <text:p>0.0223677158355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184658050537" calcext:value-type="float">
            <text:p>0.0222184658050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206447601318" calcext:value-type="float">
            <text:p>0.0224206447601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6914882659912" calcext:value-type="float">
            <text:p>0.0226914882659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584175109863" calcext:value-type="float">
            <text:p>0.0223584175109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848819732666" calcext:value-type="float">
            <text:p>0.0223848819732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103595733643" calcext:value-type="float">
            <text:p>0.0222103595733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645137786865" calcext:value-type="float">
            <text:p>0.0224645137786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196578979492" calcext:value-type="float">
            <text:p>0.0222196578979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069190979004" calcext:value-type="float">
            <text:p>0.02230691909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649574279785" calcext:value-type="float">
            <text:p>0.0222649574279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993923187256" calcext:value-type="float">
            <text:p>0.0221993923187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77388381958" calcext:value-type="float">
            <text:p>0.0224773883819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082138061523" calcext:value-type="float">
            <text:p>0.0222082138061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163200378418" calcext:value-type="float">
            <text:p>0.0222163200378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098827362061" calcext:value-type="float">
            <text:p>0.0222098827362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381187438965" calcext:value-type="float">
            <text:p>0.0221381187438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209857940674" calcext:value-type="float">
            <text:p>0.0223209857940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487449645996" calcext:value-type="float">
            <text:p>0.02224874496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734378814697" calcext:value-type="float">
            <text:p>0.022373437881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170352935791" calcext:value-type="float">
            <text:p>0.0222170352935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39310836792" calcext:value-type="float">
            <text:p>0.0221393108367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423076629639" calcext:value-type="float">
            <text:p>0.0222423076629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699642181397" calcext:value-type="float">
            <text:p>0.022269964218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352909088135" calcext:value-type="float">
            <text:p>0.0223352909088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179889678955" calcext:value-type="float">
            <text:p>0.0222179889678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855972290039" calcext:value-type="float">
            <text:p>0.0223855972290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948623657227" calcext:value-type="float">
            <text:p>0.0221948623657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008228302002" calcext:value-type="float">
            <text:p>0.02220082283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498344421387" calcext:value-type="float">
            <text:p>0.0223498344421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598148345947" calcext:value-type="float">
            <text:p>0.0221598148345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399566650391" calcext:value-type="float">
            <text:p>0.0224399566650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022533416748" calcext:value-type="float">
            <text:p>0.0222022533416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779346466064" calcext:value-type="float">
            <text:p>0.0221779346466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507881164551" calcext:value-type="float">
            <text:p>0.0223507881164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79126739502" calcext:value-type="float">
            <text:p>0.0221791267395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548412322998" calcext:value-type="float">
            <text:p>0.02235484123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618579864502" calcext:value-type="float">
            <text:p>0.022261857986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636295318604" calcext:value-type="float">
            <text:p>0.022163629531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270488739014" calcext:value-type="float">
            <text:p>0.0222270488739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28479385376" calcext:value-type="float">
            <text:p>0.0222284793853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522186279297" calcext:value-type="float">
            <text:p>0.022352218627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1912860870361" calcext:value-type="float">
            <text:p>0.0221912860870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3755836486816" calcext:value-type="float">
            <text:p>0.0223755836486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7971076965332" calcext:value-type="float">
            <text:p>0.0227971076965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6154327392578" calcext:value-type="float">
            <text:p>0.0226154327392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5296020507812" calcext:value-type="float">
            <text:p>0.0225296020507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2673416137695" calcext:value-type="float">
            <text:p>0.02226734161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7" calcext:value-type="float">
            <text:p>17</text:p>
          </table:table-cell>
          <table:table-cell office:value-type="float" office:value="0.0224518775939941" calcext:value-type="float">
            <text:p>0.0224518775939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309085845947" calcext:value-type="float">
            <text:p>0.0275309085845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243354797363" calcext:value-type="float">
            <text:p>0.0274243354797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8703956604" calcext:value-type="float">
            <text:p>0.027487039566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809432983398" calcext:value-type="float">
            <text:p>0.027380943298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886058807373" calcext:value-type="float">
            <text:p>0.0275886058807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527072906494" calcext:value-type="float">
            <text:p>0.027452707290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389122009277" calcext:value-type="float">
            <text:p>0.0276389122009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702144622803" calcext:value-type="float">
            <text:p>0.027370214462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748802185059" calcext:value-type="float">
            <text:p>0.0274748802185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38537979126" calcext:value-type="float">
            <text:p>0.0275385379791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603366851807" calcext:value-type="float">
            <text:p>0.0274603366851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745391845703" calcext:value-type="float">
            <text:p>0.027574539184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63436126709" calcext:value-type="float">
            <text:p>0.0274634361267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06725692749" calcext:value-type="float">
            <text:p>0.0276067256927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953842163086" calcext:value-type="float">
            <text:p>0.0274953842163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340080261231" calcext:value-type="float">
            <text:p>0.0275340080261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329517364502" calcext:value-type="float">
            <text:p>0.027632951736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729728698731" calcext:value-type="float">
            <text:p>0.0274729728698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634693145752" calcext:value-type="float">
            <text:p>0.0276634693145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631977081299" calcext:value-type="float">
            <text:p>0.027463197708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214744567871" calcext:value-type="float">
            <text:p>0.0274214744567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163650512695" calcext:value-type="float">
            <text:p>0.027516365051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553298950195" calcext:value-type="float">
            <text:p>0.027455329895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107788085938" calcext:value-type="float">
            <text:p>0.0276107788085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398326873779" calcext:value-type="float">
            <text:p>0.0274398326873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088382720947" calcext:value-type="float">
            <text:p>0.0274088382720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692607879639" calcext:value-type="float">
            <text:p>0.0273692607879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477005004883" calcext:value-type="float">
            <text:p>0.0274477005004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437831878662" calcext:value-type="float">
            <text:p>0.0275437831878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393558502197" calcext:value-type="float">
            <text:p>0.027439355850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422500610352" calcext:value-type="float">
            <text:p>0.0276422500610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7142524719238" calcext:value-type="float">
            <text:p>0.0277142524719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7342796325684" calcext:value-type="float">
            <text:p>0.0277342796325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321006774902" calcext:value-type="float">
            <text:p>0.027532100677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741649627686" calcext:value-type="float">
            <text:p>0.0274741649627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75610876083374" calcext:value-type="float">
            <text:p>0.0756108760833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735855102539" calcext:value-type="float">
            <text:p>0.0275735855102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228023529053" calcext:value-type="float">
            <text:p>0.0275228023529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627208709717" calcext:value-type="float">
            <text:p>0.0274627208709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765491485596" calcext:value-type="float">
            <text:p>0.027476549148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552272796631" calcext:value-type="float">
            <text:p>0.0275552272796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30534362793" calcext:value-type="float">
            <text:p>0.0274305343627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8468132019043" calcext:value-type="float">
            <text:p>0.0278468132019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307727813721" calcext:value-type="float">
            <text:p>0.0274307727813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795127868652" calcext:value-type="float">
            <text:p>0.0273795127868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115966796875" calcext:value-type="float">
            <text:p>0.0275115966796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286270141602" calcext:value-type="float">
            <text:p>0.027428627014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565551757813" calcext:value-type="float">
            <text:p>0.0276565551757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560451507568" calcext:value-type="float">
            <text:p>0.0274560451507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942947387695" calcext:value-type="float">
            <text:p>0.027394294738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411273956299" calcext:value-type="float">
            <text:p>0.027341127395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090766906738" calcext:value-type="float">
            <text:p>0.0274090766906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304317474365" calcext:value-type="float">
            <text:p>0.0275304317474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081230163574" calcext:value-type="float">
            <text:p>0.0274081230163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993347167969" calcext:value-type="float">
            <text:p>0.0275993347167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563861846924" calcext:value-type="float">
            <text:p>0.0273563861846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323059082031" calcext:value-type="float">
            <text:p>0.0273323059082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318622589111" calcext:value-type="float">
            <text:p>0.0275318622589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410247802734" calcext:value-type="float">
            <text:p>0.0274410247802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823043823242" calcext:value-type="float">
            <text:p>0.0276823043823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85950088501" calcext:value-type="float">
            <text:p>0.0273859500885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083614349365" calcext:value-type="float">
            <text:p>0.0274083614349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697376251221" calcext:value-type="float">
            <text:p>0.0273697376251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54137802124" calcext:value-type="float">
            <text:p>0.0274541378021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540351867676" calcext:value-type="float">
            <text:p>0.0275540351867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307727813721" calcext:value-type="float">
            <text:p>0.0274307727813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105403900147" calcext:value-type="float">
            <text:p>0.0276105403900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419784545898" calcext:value-type="float">
            <text:p>0.027441978454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90718460083" calcext:value-type="float">
            <text:p>0.0273907184600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223255157471" calcext:value-type="float">
            <text:p>0.0275223255157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120403289795" calcext:value-type="float">
            <text:p>0.027312040328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155471801758" calcext:value-type="float">
            <text:p>0.0276155471801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395942687988" calcext:value-type="float">
            <text:p>0.0274395942687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973941802979" calcext:value-type="float">
            <text:p>0.0273973941802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735855102539" calcext:value-type="float">
            <text:p>0.0275735855102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587703704834" calcext:value-type="float">
            <text:p>0.0273587703704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006294250488" calcext:value-type="float">
            <text:p>0.0275006294250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507999420166" calcext:value-type="float">
            <text:p>0.0274507999420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551246643066" calcext:value-type="float">
            <text:p>0.0276551246643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9245376586914" calcext:value-type="float">
            <text:p>0.0279245376586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215076446533" calcext:value-type="float">
            <text:p>0.0276215076446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213718414307" calcext:value-type="float">
            <text:p>0.0275213718414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878574371338" calcext:value-type="float">
            <text:p>0.0273878574371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707244873047" calcext:value-type="float">
            <text:p>0.0275707244873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438858032227" calcext:value-type="float">
            <text:p>0.0274438858032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941921234131" calcext:value-type="float">
            <text:p>0.0274941921234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147987365723" calcext:value-type="float">
            <text:p>0.0274147987365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637771606445" calcext:value-type="float">
            <text:p>0.0273637771606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709629058838" calcext:value-type="float">
            <text:p>0.0275709629058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674892425537" calcext:value-type="float">
            <text:p>0.0274674892425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7547836303711" calcext:value-type="float">
            <text:p>0.0277547836303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3926258087158" calcext:value-type="float">
            <text:p>0.0273926258087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460315704346" calcext:value-type="float">
            <text:p>0.0274460315704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5688171386719" calcext:value-type="float">
            <text:p>0.0275688171386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317264556885" calcext:value-type="float">
            <text:p>0.0274317264556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6167392730713" calcext:value-type="float">
            <text:p>0.0276167392730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105072021484" calcext:value-type="float">
            <text:p>0.0274105072021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403095245361" calcext:value-type="float">
            <text:p>0.0274403095245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512767791748" calcext:value-type="float">
            <text:p>0.0274512767791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8" calcext:value-type="float">
            <text:p>18</text:p>
          </table:table-cell>
          <table:table-cell office:value-type="float" office:value="0.0274271965026856" calcext:value-type="float">
            <text:p>0.0274271965026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89959812164307" calcext:value-type="float">
            <text:p>0.0389959812164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8898229598999" calcext:value-type="float">
            <text:p>0.0388982295989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88684272766113" calcext:value-type="float">
            <text:p>0.0388684272766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91058921813965" calcext:value-type="float">
            <text:p>0.0391058921813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88672351837158" calcext:value-type="float">
            <text:p>0.0388672351837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90257835388184" calcext:value-type="float">
            <text:p>0.0390257835388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89823913574219" calcext:value-type="float">
            <text:p>0.0389823913574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90145778656006" calcext:value-type="float">
            <text:p>0.0390145778656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4197959899902" calcext:value-type="float">
            <text:p>0.037419795989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3249053955078" calcext:value-type="float">
            <text:p>0.0373249053955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6162528991699" calcext:value-type="float">
            <text:p>0.037616252899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369966506958" calcext:value-type="float">
            <text:p>0.0373699665069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3554229736328" calcext:value-type="float">
            <text:p>0.0373554229736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2998714447022" calcext:value-type="float">
            <text:p>0.0372998714447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9385948181152" calcext:value-type="float">
            <text:p>0.0379385948181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6095771789551" calcext:value-type="float">
            <text:p>0.0376095771789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3992919921875" calcext:value-type="float">
            <text:p>0.0373992919921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5120639801025" calcext:value-type="float">
            <text:p>0.0375120639801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3363494873047" calcext:value-type="float">
            <text:p>0.0373363494873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4786853790283" calcext:value-type="float">
            <text:p>0.0374786853790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75149250030518" calcext:value-type="float">
            <text:p>0.0375149250030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875793457031" calcext:value-type="float">
            <text:p>0.0364875793457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8428230285645" calcext:value-type="float">
            <text:p>0.0368428230285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6451740264893" calcext:value-type="float">
            <text:p>0.0366451740264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7705821990967" calcext:value-type="float">
            <text:p>0.0367705821990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6461277008057" calcext:value-type="float">
            <text:p>0.0366461277008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5195274353027" calcext:value-type="float">
            <text:p>0.0365195274353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7367267608643" calcext:value-type="float">
            <text:p>0.0367367267608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5660190582275" calcext:value-type="float">
            <text:p>0.0365660190582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794900894165" calcext:value-type="float">
            <text:p>0.0367949008941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6916656494141" calcext:value-type="float">
            <text:p>0.0366916656494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7546081542969" calcext:value-type="float">
            <text:p>0.0367546081542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5312099456787" calcext:value-type="float">
            <text:p>0.0365312099456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5214347839356" calcext:value-type="float">
            <text:p>0.0365214347839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7801189422607" calcext:value-type="float">
            <text:p>0.0367801189422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5417003631592" calcext:value-type="float">
            <text:p>0.0365417003631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7836952209473" calcext:value-type="float">
            <text:p>0.0367836952209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513397216797" calcext:value-type="float">
            <text:p>0.036451339721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5276336669922" calcext:value-type="float">
            <text:p>0.0365276336669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6694927215576" calcext:value-type="float">
            <text:p>0.0366694927215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766529083252" calcext:value-type="float">
            <text:p>0.0367665290832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5562438964844" calcext:value-type="float">
            <text:p>0.0365562438964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570285797119" calcext:value-type="float">
            <text:p>0.0362570285797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599227905273" calcext:value-type="float">
            <text:p>0.0364599227905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898277282715" calcext:value-type="float">
            <text:p>0.0363898277282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251136779785" calcext:value-type="float">
            <text:p>0.0364251136779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5550518035889" calcext:value-type="float">
            <text:p>0.0365550518035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57266998291" calcext:value-type="float">
            <text:p>0.0362572669982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372730255127" calcext:value-type="float">
            <text:p>0.0364372730255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433361053467" calcext:value-type="float">
            <text:p>0.0363433361053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895893096924" calcext:value-type="float">
            <text:p>0.0363895893096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5712642669678" calcext:value-type="float">
            <text:p>0.0365712642669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100933074951" calcext:value-type="float">
            <text:p>0.0364100933074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460945129395" calcext:value-type="float">
            <text:p>0.036446094512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255573272705" calcext:value-type="float">
            <text:p>0.0362255573272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236831665039" calcext:value-type="float">
            <text:p>0.0364236831665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517833709717" calcext:value-type="float">
            <text:p>0.0362517833709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214015960693" calcext:value-type="float">
            <text:p>0.0363214015960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6454124450684" calcext:value-type="float">
            <text:p>0.0366454124450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241600036621" calcext:value-type="float">
            <text:p>0.0364241600036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985466003418" calcext:value-type="float">
            <text:p>0.0364985466003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671779632568" calcext:value-type="float">
            <text:p>0.0363671779632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7989540100098" calcext:value-type="float">
            <text:p>0.036798954010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987850189209" calcext:value-type="float">
            <text:p>0.0364987850189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19596862793" calcext:value-type="float">
            <text:p>0.0362195968627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858936309814453" calcext:value-type="float">
            <text:p>0.0858936309814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683700561523" calcext:value-type="float">
            <text:p>0.0363683700561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715721130371" calcext:value-type="float">
            <text:p>0.0362715721130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052942276001" calcext:value-type="float">
            <text:p>0.0360529422760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771583557129" calcext:value-type="float">
            <text:p>0.0361771583557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589359283447" calcext:value-type="float">
            <text:p>0.0362589359283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645221710205" calcext:value-type="float">
            <text:p>0.0361645221710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449024200439" calcext:value-type="float">
            <text:p>0.0364449024200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023281097412" calcext:value-type="float">
            <text:p>0.0363023281097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231731414795" calcext:value-type="float">
            <text:p>0.036223173141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0689163208008" calcext:value-type="float">
            <text:p>0.0360689163208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0486507415772" calcext:value-type="float">
            <text:p>0.0360486507415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893508911133" calcext:value-type="float">
            <text:p>0.0363893508911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084938049316" calcext:value-type="float">
            <text:p>0.0361084938049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762378692627" calcext:value-type="float">
            <text:p>0.0363762378692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301898956299" calcext:value-type="float">
            <text:p>0.036130189895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359119415283" calcext:value-type="float">
            <text:p>0.0361359119415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529754638672" calcext:value-type="float">
            <text:p>0.0362529754638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074161529541" calcext:value-type="float">
            <text:p>0.0360741615295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442897796631" calcext:value-type="float">
            <text:p>0.0363442897796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731052398682" calcext:value-type="float">
            <text:p>0.0361731052398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489223480225" calcext:value-type="float">
            <text:p>0.0362489223480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530780792236" calcext:value-type="float">
            <text:p>0.0361530780792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685752868652" calcext:value-type="float">
            <text:p>0.0361685752868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602638244629" calcext:value-type="float">
            <text:p>0.0363602638244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0414981842041" calcext:value-type="float">
            <text:p>0.0360414981842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835106372833252" calcext:value-type="float">
            <text:p>0.0835106372833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943244934082" calcext:value-type="float">
            <text:p>0.0361943244934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816883087158" calcext:value-type="float">
            <text:p>0.0361816883087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2231731414795" calcext:value-type="float">
            <text:p>0.036223173141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135005950928" calcext:value-type="float">
            <text:p>0.0361135005950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4921092987061" calcext:value-type="float">
            <text:p>0.0364921092987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669063568115" calcext:value-type="float">
            <text:p>0.0361669063568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3500118255615" calcext:value-type="float">
            <text:p>0.0363500118255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19" calcext:value-type="float">
            <text:p>19</text:p>
          </table:table-cell>
          <table:table-cell office:value-type="float" office:value="0.036186695098877" calcext:value-type="float">
            <text:p>0.0361866950988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52729606628418" calcext:value-type="float">
            <text:p>0.0527296066284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533218383789063" calcext:value-type="float">
            <text:p>0.0533218383789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526387691497803" calcext:value-type="float">
            <text:p>0.052638769149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95378971099854" calcext:value-type="float">
            <text:p>0.0495378971099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99322414398193" calcext:value-type="float">
            <text:p>0.0499322414398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95154857635498" calcext:value-type="float">
            <text:p>0.049515485763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93922233581543" calcext:value-type="float">
            <text:p>0.0493922233581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54013347625732" calcext:value-type="float">
            <text:p>0.0454013347625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51579093933106" calcext:value-type="float">
            <text:p>0.0451579093933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48644161224365" calcext:value-type="float">
            <text:p>0.0448644161224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51648235321045" calcext:value-type="float">
            <text:p>0.0451648235321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34353351593018" calcext:value-type="float">
            <text:p>0.0434353351593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33785915374756" calcext:value-type="float">
            <text:p>0.0433785915374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36911582946777" calcext:value-type="float">
            <text:p>0.0436911582946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32708263397217" calcext:value-type="float">
            <text:p>0.0432708263397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90388298034668" calcext:value-type="float">
            <text:p>0.0903882980346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9670810699463" calcext:value-type="float">
            <text:p>0.0429670810699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8593158721924" calcext:value-type="float">
            <text:p>0.0428593158721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7329540252686" calcext:value-type="float">
            <text:p>0.0427329540252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8810119628906" calcext:value-type="float">
            <text:p>0.0428810119628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876213073731" calcext:value-type="float">
            <text:p>0.0424876213073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5758361816406" calcext:value-type="float">
            <text:p>0.0425758361816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8609848022461" calcext:value-type="float">
            <text:p>0.0428609848022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279834747315" calcext:value-type="float">
            <text:p>0.0422279834747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905849456787" calcext:value-type="float">
            <text:p>0.0423905849456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30145263671875" calcext:value-type="float">
            <text:p>0.0430145263671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414707183838" calcext:value-type="float">
            <text:p>0.0423414707183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121452331543" calcext:value-type="float">
            <text:p>0.0423121452331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849987030029" calcext:value-type="float">
            <text:p>0.0424849987030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669483184815" calcext:value-type="float">
            <text:p>0.0421669483184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257350921631" calcext:value-type="float">
            <text:p>0.0423257350921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900907516479492" calcext:value-type="float">
            <text:p>0.0900907516479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864292144776" calcext:value-type="float">
            <text:p>0.0424864292144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609184265137" calcext:value-type="float">
            <text:p>0.0424609184265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543453216553" calcext:value-type="float">
            <text:p>0.0423543453216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630641937256" calcext:value-type="float">
            <text:p>0.0424630641937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6433086395264" calcext:value-type="float">
            <text:p>0.0426433086395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645973205566" calcext:value-type="float">
            <text:p>0.0423645973205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572063446045" calcext:value-type="float">
            <text:p>0.0423572063446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9694652557373" calcext:value-type="float">
            <text:p>0.0429694652557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5164699554443" calcext:value-type="float">
            <text:p>0.0425164699554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445701599121" calcext:value-type="float">
            <text:p>0.0423445701599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764156341553" calcext:value-type="float">
            <text:p>0.0424764156341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5481796264649" calcext:value-type="float">
            <text:p>0.0425481796264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263477325439" calcext:value-type="float">
            <text:p>0.0424263477325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774719238281" calcext:value-type="float">
            <text:p>0.0423774719238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437522888184" calcext:value-type="float">
            <text:p>0.0424437522888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568321228027" calcext:value-type="float">
            <text:p>0.0422568321228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890186309815" calcext:value-type="float">
            <text:p>0.0422890186309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007011413574" calcext:value-type="float">
            <text:p>0.0423007011413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8135395050049" calcext:value-type="float">
            <text:p>0.0428135395050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6597595214844" calcext:value-type="float">
            <text:p>0.0426597595214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996116638184" calcext:value-type="float">
            <text:p>0.0421996116638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68140411377" calcext:value-type="float">
            <text:p>0.042168140411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510986328125" calcext:value-type="float">
            <text:p>0.0425109863281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91743850708" calcext:value-type="float">
            <text:p>0.0421917438507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795845031738" calcext:value-type="float">
            <text:p>0.0421795845031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7614402771" calcext:value-type="float">
            <text:p>0.042276144027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101020812988" calcext:value-type="float">
            <text:p>0.0422101020812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578884124756" calcext:value-type="float">
            <text:p>0.0421578884124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623489379883" calcext:value-type="float">
            <text:p>0.0424623489379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788692474365" calcext:value-type="float">
            <text:p>0.0421788692474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389507293701" calcext:value-type="float">
            <text:p>0.042238950729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281192779541" calcext:value-type="float">
            <text:p>0.0423281192779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990322113037" calcext:value-type="float">
            <text:p>0.0422990322113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377586364746" calcext:value-type="float">
            <text:p>0.0422377586364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440933227539" calcext:value-type="float">
            <text:p>0.0423440933227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107147216797" calcext:value-type="float">
            <text:p>0.042310714721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725677490234" calcext:value-type="float">
            <text:p>0.0422725677490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21817779541" calcext:value-type="float">
            <text:p>0.0424218177795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488616943359" calcext:value-type="float">
            <text:p>0.0423488616943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152114868164" calcext:value-type="float">
            <text:p>0.0421152114868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355102539063" calcext:value-type="float">
            <text:p>0.0423355102539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556400299072" calcext:value-type="float">
            <text:p>0.0422556400299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261787414551" calcext:value-type="float">
            <text:p>0.0421261787414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903689861297607" calcext:value-type="float">
            <text:p>0.0903689861297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703193664551" calcext:value-type="float">
            <text:p>0.0423703193664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091484069824" calcext:value-type="float">
            <text:p>0.0422091484069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4787998199463" calcext:value-type="float">
            <text:p>0.0424787998199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012805938721" calcext:value-type="float">
            <text:p>0.0422012805938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531200408936" calcext:value-type="float">
            <text:p>0.0421531200408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32649230957" calcext:value-type="float">
            <text:p>0.0423326492309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921180725098" calcext:value-type="float">
            <text:p>0.042292118072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178672790527" calcext:value-type="float">
            <text:p>0.0423178672790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5257682800293" calcext:value-type="float">
            <text:p>0.0425257682800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218872070313" calcext:value-type="float">
            <text:p>0.0421218872070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020984649658" calcext:value-type="float">
            <text:p>0.0421020984649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9821434021" calcext:value-type="float">
            <text:p>0.042398214340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277450561523" calcext:value-type="float">
            <text:p>0.0422277450561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2072410583496" calcext:value-type="float">
            <text:p>0.042207241058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955917358398" calcext:value-type="float">
            <text:p>0.042395591735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0737266540527" calcext:value-type="float">
            <text:p>0.0420737266540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626567840576" calcext:value-type="float">
            <text:p>0.0421626567840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7520275115967" calcext:value-type="float">
            <text:p>0.0427520275115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183109283447" calcext:value-type="float">
            <text:p>0.0421183109283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1206951141357" calcext:value-type="float">
            <text:p>0.0421206951141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904061794281006" calcext:value-type="float">
            <text:p>0.0904061794281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350334167481" calcext:value-type="float">
            <text:p>0.0423350334167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3557758331299" calcext:value-type="float">
            <text:p>0.042355775833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0" calcext:value-type="float">
            <text:p>20</text:p>
          </table:table-cell>
          <table:table-cell office:value-type="float" office:value="0.0425443649291992" calcext:value-type="float">
            <text:p>0.0425443649291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1110877990723" calcext:value-type="float">
            <text:p>0.0661110877990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185474395752" calcext:value-type="float">
            <text:p>0.0661854743957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478374481201" calcext:value-type="float">
            <text:p>0.066347837448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0285949707031" calcext:value-type="float">
            <text:p>0.0660285949707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1189556121826" calcext:value-type="float">
            <text:p>0.0661189556121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680908203125" calcext:value-type="float">
            <text:p>0.0666809082031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485527038574" calcext:value-type="float">
            <text:p>0.0663485527038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87029361724854" calcext:value-type="float">
            <text:p>0.0687029361724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7004585266113" calcext:value-type="float">
            <text:p>0.0667004585266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0841464996338" calcext:value-type="float">
            <text:p>0.0660841464996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1077499389648" calcext:value-type="float">
            <text:p>0.0661077499389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359497070313" calcext:value-type="float">
            <text:p>0.0665359497070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033889770508" calcext:value-type="float">
            <text:p>0.0664033889770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967132568359" calcext:value-type="float">
            <text:p>0.0663967132568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114362478256226" calcext:value-type="float">
            <text:p>0.1143624782562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165019989014" calcext:value-type="float">
            <text:p>0.0664165019989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6167736053467" calcext:value-type="float">
            <text:p>0.0666167736053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879249572754" calcext:value-type="float">
            <text:p>0.0665879249572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1377906799316" calcext:value-type="float">
            <text:p>0.0661377906799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64900970459" calcext:value-type="float">
            <text:p>0.0664649009704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338039398193" calcext:value-type="float">
            <text:p>0.0665338039398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107799530029" calcext:value-type="float">
            <text:p>0.0664107799530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417411804199" calcext:value-type="float">
            <text:p>0.066241741180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201808929443" calcext:value-type="float">
            <text:p>0.0663201808929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810802459717" calcext:value-type="float">
            <text:p>0.0662810802459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980079650879" calcext:value-type="float">
            <text:p>0.0662980079650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720203399658" calcext:value-type="float">
            <text:p>0.0662720203399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157341003418" calcext:value-type="float">
            <text:p>0.0661573410034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992000579834" calcext:value-type="float">
            <text:p>0.0662992000579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235187530518" calcext:value-type="float">
            <text:p>0.0663235187530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143230438232" calcext:value-type="float">
            <text:p>0.0662143230438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523674011231" calcext:value-type="float">
            <text:p>0.0663523674011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059089660645" calcext:value-type="float">
            <text:p>0.0665059089660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8718814849854" calcext:value-type="float">
            <text:p>0.0668718814849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6396617889404" calcext:value-type="float">
            <text:p>0.0666396617889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939548492432" calcext:value-type="float">
            <text:p>0.0662939548492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1559104919434" calcext:value-type="float">
            <text:p>0.0661559104919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869380950928" calcext:value-type="float">
            <text:p>0.0663869380950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590763092041" calcext:value-type="float">
            <text:p>0.0665590763092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028789520264" calcext:value-type="float">
            <text:p>0.0662028789520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29615020752" calcext:value-type="float">
            <text:p>0.0664296150207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569305419922" calcext:value-type="float">
            <text:p>0.0665569305419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6093826293945" calcext:value-type="float">
            <text:p>0.0666093826293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643215179443" calcext:value-type="float">
            <text:p>0.0665643215179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078163146973" calcext:value-type="float">
            <text:p>0.0665078163146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089752197266" calcext:value-type="float">
            <text:p>0.0663089752197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458274841309" calcext:value-type="float">
            <text:p>0.0664458274841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561820983887" calcext:value-type="float">
            <text:p>0.0663561820983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621425628662" calcext:value-type="float">
            <text:p>0.0663621425628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114824295043945" calcext:value-type="float">
            <text:p>0.1148242950439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7729377746582" calcext:value-type="float">
            <text:p>0.0667729377746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157867431641" calcext:value-type="float">
            <text:p>0.0664157867431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796829223633" calcext:value-type="float">
            <text:p>0.0664796829223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120746612549" calcext:value-type="float">
            <text:p>0.0663120746612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543773651123" calcext:value-type="float">
            <text:p>0.0662543773651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856101989746" calcext:value-type="float">
            <text:p>0.0662856101989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7712688446045" calcext:value-type="float">
            <text:p>0.0667712688446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376880645752" calcext:value-type="float">
            <text:p>0.0662376880645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699077606201" calcext:value-type="float">
            <text:p>0.066469907760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354396820068" calcext:value-type="float">
            <text:p>0.0663354396820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089391708374" calcext:value-type="float">
            <text:p>0.0660893917083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78967666626" calcext:value-type="float">
            <text:p>0.0664789676666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377212524414" calcext:value-type="float">
            <text:p>0.0664377212524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0927295684815" calcext:value-type="float">
            <text:p>0.0660927295684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432048797607" calcext:value-type="float">
            <text:p>0.0664432048797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515495300293" calcext:value-type="float">
            <text:p>0.0664515495300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8368339538574" calcext:value-type="float">
            <text:p>0.0668368339538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248466491699" calcext:value-type="float">
            <text:p>0.066424846649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586688995361" calcext:value-type="float">
            <text:p>0.0662586688995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0965442657471" calcext:value-type="float">
            <text:p>0.0660965442657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259029388428" calcext:value-type="float">
            <text:p>0.0663259029388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661956787109" calcext:value-type="float">
            <text:p>0.0663661956787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0715103149414" calcext:value-type="float">
            <text:p>0.0660715103149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644241333008" calcext:value-type="float">
            <text:p>0.0664644241333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090084075928" calcext:value-type="float">
            <text:p>0.0665090084075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798881530762" calcext:value-type="float">
            <text:p>0.0662798881530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181709289551" calcext:value-type="float">
            <text:p>0.0664181709289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972927093506" calcext:value-type="float">
            <text:p>0.0662972927093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755966186523" calcext:value-type="float">
            <text:p>0.0662755966186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198398590088" calcext:value-type="float">
            <text:p>0.0664198398590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342475891113" calcext:value-type="float">
            <text:p>0.0663342475891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20760345459" calcext:value-type="float">
            <text:p>0.0662207603454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115361213684082" calcext:value-type="float">
            <text:p>0.1153612136840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5876865386963" calcext:value-type="float">
            <text:p>0.0665876865386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753582000732" calcext:value-type="float">
            <text:p>0.0662753582000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353038787842" calcext:value-type="float">
            <text:p>0.0662353038787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712024688721" calcext:value-type="float">
            <text:p>0.0663712024688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1685466766357" calcext:value-type="float">
            <text:p>0.0661685466766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180944442749" calcext:value-type="float">
            <text:p>0.0661809444427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448406219482" calcext:value-type="float">
            <text:p>0.0662448406219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772655487061" calcext:value-type="float">
            <text:p>0.0662772655487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647651672363" calcext:value-type="float">
            <text:p>0.0663647651672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962364196777" calcext:value-type="float">
            <text:p>0.0663962364196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367343902588" calcext:value-type="float">
            <text:p>0.0662367343902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9276714324951" calcext:value-type="float">
            <text:p>0.0669276714324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9245719909668" calcext:value-type="float">
            <text:p>0.0669245719909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4067268371582" calcext:value-type="float">
            <text:p>0.0664067268371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2715435028076" calcext:value-type="float">
            <text:p>0.0662715435028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3344860076904" calcext:value-type="float">
            <text:p>0.0663344860076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1" calcext:value-type="float">
            <text:p>21</text:p>
          </table:table-cell>
          <table:table-cell office:value-type="float" office:value="0.0668148994445801" calcext:value-type="float">
            <text:p>0.066814899444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217302322388" calcext:value-type="float">
            <text:p>0.1172173023223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377758026123" calcext:value-type="float">
            <text:p>0.1173777580261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55654525757" calcext:value-type="float">
            <text:p>0.1170556545257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08176040649" calcext:value-type="float">
            <text:p>0.1168081760406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973777771" calcext:value-type="float">
            <text:p>0.11709737777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315769195557" calcext:value-type="float">
            <text:p>0.1173157691955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6110496521" calcext:value-type="float">
            <text:p>0.116861104965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32289505005" calcext:value-type="float">
            <text:p>0.1170322895050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61479187012" calcext:value-type="float">
            <text:p>0.1169614791870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120742797852" calcext:value-type="float">
            <text:p>0.1171207427978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61581802368" calcext:value-type="float">
            <text:p>0.1168615818023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35458374023" calcext:value-type="float">
            <text:p>0.1167354583740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17414855957" calcext:value-type="float">
            <text:p>0.117174148559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30694770813" calcext:value-type="float">
            <text:p>0.117306947708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2653427124" calcext:value-type="float">
            <text:p>0.116826534271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18189620972" calcext:value-type="float">
            <text:p>0.1168181896209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62638092041" calcext:value-type="float">
            <text:p>0.1167626380920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65317535400391" calcext:value-type="float">
            <text:p>0.1653175354003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09401321411" calcext:value-type="float">
            <text:p>0.1170094013214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77420043945" calcext:value-type="float">
            <text:p>0.1167774200439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56369781494" calcext:value-type="float">
            <text:p>0.1170563697814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257118225098" calcext:value-type="float">
            <text:p>0.1172571182250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53816604614" calcext:value-type="float">
            <text:p>0.1167538166046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81234741211" calcext:value-type="float">
            <text:p>0.1167812347412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64952850342" calcext:value-type="float">
            <text:p>0.1170649528503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146015167236" calcext:value-type="float">
            <text:p>0.1171460151672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63012313843" calcext:value-type="float">
            <text:p>0.1168630123138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691827774048" calcext:value-type="float">
            <text:p>0.1166918277740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86513137817" calcext:value-type="float">
            <text:p>0.1169865131378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229223251343" calcext:value-type="float">
            <text:p>0.1172292232513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638660430908" calcext:value-type="float">
            <text:p>0.1166386604309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26160049438" calcext:value-type="float">
            <text:p>0.1167261600494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31812667847" calcext:value-type="float">
            <text:p>0.1170318126678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655113697052" calcext:value-type="float">
            <text:p>0.16551136970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290019989014" calcext:value-type="float">
            <text:p>0.1172900199890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8579788208" calcext:value-type="float">
            <text:p>0.116985797882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249488830566" calcext:value-type="float">
            <text:p>0.1172494888305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431640625" calcext:value-type="float">
            <text:p>0.1174316406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34981536865" calcext:value-type="float">
            <text:p>0.1167349815368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37501525879" calcext:value-type="float">
            <text:p>0.1168375015258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63999176025" calcext:value-type="float">
            <text:p>0.1170639991760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91145706177" calcext:value-type="float">
            <text:p>0.1168911457061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30587387085" calcext:value-type="float">
            <text:p>0.1168305873870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53952407837" calcext:value-type="float">
            <text:p>0.1168539524078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182016372681" calcext:value-type="float">
            <text:p>0.1171820163726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291212081909" calcext:value-type="float">
            <text:p>0.1172912120819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73843765259" calcext:value-type="float">
            <text:p>0.1167738437652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10262298584" calcext:value-type="float">
            <text:p>0.117102622985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65762424468994" calcext:value-type="float">
            <text:p>0.1657624244689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11859703064" calcext:value-type="float">
            <text:p>0.117118597030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44415664673" calcext:value-type="float">
            <text:p>0.1168444156646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82936859131" calcext:value-type="float">
            <text:p>0.1169829368591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28815841675" calcext:value-type="float">
            <text:p>0.1169288158416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74251174927" calcext:value-type="float">
            <text:p>0.1170742511749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20676422119" calcext:value-type="float">
            <text:p>0.1167206764221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54190826416" calcext:value-type="float">
            <text:p>0.1168541908264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27997970581" calcext:value-type="float">
            <text:p>0.1170279979705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78747940063" calcext:value-type="float">
            <text:p>0.1168787479400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38080978394" calcext:value-type="float">
            <text:p>0.1167380809783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64817047119" calcext:value-type="float">
            <text:p>0.1169648170471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50988769531" calcext:value-type="float">
            <text:p>0.1169509887695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35865783691" calcext:value-type="float">
            <text:p>0.1170358657836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27113723755" calcext:value-type="float">
            <text:p>0.1167271137237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64632558822632" calcext:value-type="float">
            <text:p>0.1646325588226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346286773682" calcext:value-type="float">
            <text:p>0.1173462867736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220640182495" calcext:value-type="float">
            <text:p>0.1172206401824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34027862549" calcext:value-type="float">
            <text:p>0.1167340278625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43359375" calcext:value-type="float">
            <text:p>0.1169433593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47515106201" calcext:value-type="float">
            <text:p>0.1168475151062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67406463623" calcext:value-type="float">
            <text:p>0.1167674064636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45233535767" calcext:value-type="float">
            <text:p>0.1167452335357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617679595947" calcext:value-type="float">
            <text:p>0.1166176795959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84708404541" calcext:value-type="float">
            <text:p>0.1168847084045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085933685303" calcext:value-type="float">
            <text:p>0.1170859336853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51086807251" calcext:value-type="float">
            <text:p>0.116510868072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56157875061" calcext:value-type="float">
            <text:p>0.117561578750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7185592651367" calcext:value-type="float">
            <text:p>0.1171855926513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50478744507" calcext:value-type="float">
            <text:p>0.1167504787445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57902908325" calcext:value-type="float">
            <text:p>0.1169579029083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06881332397" calcext:value-type="float">
            <text:p>0.1169068813323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22616958618" calcext:value-type="float">
            <text:p>0.1169226169586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94857788086" calcext:value-type="float">
            <text:p>0.1169948577880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639614105225" calcext:value-type="float">
            <text:p>0.1166396141052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582155227661" calcext:value-type="float">
            <text:p>0.1165821552276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38829421997" calcext:value-type="float">
            <text:p>0.1169388294219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63965988159" calcext:value-type="float">
            <text:p>0.1168639659881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518497467041" calcext:value-type="float">
            <text:p>0.1165184974670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80042648315" calcext:value-type="float">
            <text:p>0.1167800426483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9744720459" calcext:value-type="float">
            <text:p>0.116797447204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79940032959" calcext:value-type="float">
            <text:p>0.1168799400329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506338119507" calcext:value-type="float">
            <text:p>0.1165063381195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644859313965" calcext:value-type="float">
            <text:p>0.1166448593139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6502046585083" calcext:value-type="float">
            <text:p>0.165020465850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973400115967" calcext:value-type="float">
            <text:p>0.1169734001159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00172424316" calcext:value-type="float">
            <text:p>0.1167001724243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511106491089" calcext:value-type="float">
            <text:p>0.1165111064910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887331008911" calcext:value-type="float">
            <text:p>0.1168873310089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783142089844" calcext:value-type="float">
            <text:p>0.1167831420898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529703140259" calcext:value-type="float">
            <text:p>0.1165297031402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2" calcext:value-type="float">
            <text:p>22</text:p>
          </table:table-cell>
          <table:table-cell office:value-type="float" office:value="0.11668586730957" calcext:value-type="float">
            <text:p>0.116685867309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67042160034" calcext:value-type="float">
            <text:p>0.2237670421600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30497741699" calcext:value-type="float">
            <text:p>0.2233304977416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24060440063" calcext:value-type="float">
            <text:p>0.2233240604400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04271697998" calcext:value-type="float">
            <text:p>0.2233042716979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3288192749" calcext:value-type="float">
            <text:p>0.223332881927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29305648804" calcext:value-type="float">
            <text:p>0.2233293056488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73330450057983" calcext:value-type="float">
            <text:p>0.2733304500579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871231079102" calcext:value-type="float">
            <text:p>0.2238712310791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87479782104" calcext:value-type="float">
            <text:p>0.2233874797821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7361831665" calcext:value-type="float">
            <text:p>0.223173618316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5239906311" calcext:value-type="float">
            <text:p>0.223152399063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72492599487" calcext:value-type="float">
            <text:p>0.2235724925994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854541778564" calcext:value-type="float">
            <text:p>0.2238545417785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4146842956543" calcext:value-type="float">
            <text:p>0.2241468429565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59959030151" calcext:value-type="float">
            <text:p>0.2234599590301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81280899048" calcext:value-type="float">
            <text:p>0.2233812808990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10096359253" calcext:value-type="float">
            <text:p>0.2232100963592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22050476074" calcext:value-type="float">
            <text:p>0.2234220504760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17997360229" calcext:value-type="float">
            <text:p>0.2234179973602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72033929824829" calcext:value-type="float">
            <text:p>0.2720339298248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11934280395" calcext:value-type="float">
            <text:p>0.2235119342803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8172454834" calcext:value-type="float">
            <text:p>0.223181724548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94973373413" calcext:value-type="float">
            <text:p>0.2232949733734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17417907715" calcext:value-type="float">
            <text:p>0.2235174179077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79201507568" calcext:value-type="float">
            <text:p>0.2237792015075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632574081421" calcext:value-type="float">
            <text:p>0.2236325740814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98072814941" calcext:value-type="float">
            <text:p>0.2232980728149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72562026978" calcext:value-type="float">
            <text:p>0.2232725620269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87241363525" calcext:value-type="float">
            <text:p>0.2233872413635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866701126099" calcext:value-type="float">
            <text:p>0.2238667011260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979234695435" calcext:value-type="float">
            <text:p>0.2239792346954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22901535034" calcext:value-type="float">
            <text:p>0.2235229015350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06861114502" calcext:value-type="float">
            <text:p>0.2231068611145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52737045288" calcext:value-type="float">
            <text:p>0.2237527370452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950862884521" calcext:value-type="float">
            <text:p>0.2239508628845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30395126343" calcext:value-type="float">
            <text:p>0.2234303951263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30325698853" calcext:value-type="float">
            <text:p>0.2237303256988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02841186523" calcext:value-type="float">
            <text:p>0.2233028411865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44292831421" calcext:value-type="float">
            <text:p>0.2231442928314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95552825928" calcext:value-type="float">
            <text:p>0.2231955528259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41567611694" calcext:value-type="float">
            <text:p>0.2232415676116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07983779907" calcext:value-type="float">
            <text:p>0.2234079837799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21504211426" calcext:value-type="float">
            <text:p>0.2237215042114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89353942871" calcext:value-type="float">
            <text:p>0.2231893539428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14252090454" calcext:value-type="float">
            <text:p>0.2231142520904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97460174561" calcext:value-type="float">
            <text:p>0.2231974601745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72337913513184" calcext:value-type="float">
            <text:p>0.2723379135131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94847869873" calcext:value-type="float">
            <text:p>0.223948478698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605632781982" calcext:value-type="float">
            <text:p>0.2236056327819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17964172363" calcext:value-type="float">
            <text:p>0.2232179641723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12003707886" calcext:value-type="float">
            <text:p>0.2232120037078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29305648804" calcext:value-type="float">
            <text:p>0.2233293056488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11424255371" calcext:value-type="float">
            <text:p>0.2233114242553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62445831299" calcext:value-type="float">
            <text:p>0.2233624458312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48379135132" calcext:value-type="float">
            <text:p>0.2233483791351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37445068359" calcext:value-type="float">
            <text:p>0.2235374450683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4217891693115" calcext:value-type="float">
            <text:p>0.2242178916931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603010177612" calcext:value-type="float">
            <text:p>0.2236030101776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5495223999" calcext:value-type="float">
            <text:p>0.223454952239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72467136383057" calcext:value-type="float">
            <text:p>0.2724671363830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38739776611" calcext:value-type="float">
            <text:p>0.2234387397766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48107528686" calcext:value-type="float">
            <text:p>0.2231481075286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40239715576" calcext:value-type="float">
            <text:p>0.2231402397155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72118377686" calcext:value-type="float">
            <text:p>0.2234721183776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43746566772" calcext:value-type="float">
            <text:p>0.2234437465667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52227020264" calcext:value-type="float">
            <text:p>0.2235522270202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88330841064" calcext:value-type="float">
            <text:p>0.2234883308410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4538230896" calcext:value-type="float">
            <text:p>0.223245382308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94427108765" calcext:value-type="float">
            <text:p>0.2235944271087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64386367798" calcext:value-type="float">
            <text:p>0.2235643863677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77602005005" calcext:value-type="float">
            <text:p>0.2234776020050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7964515686" calcext:value-type="float">
            <text:p>0.223579645156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00761795044" calcext:value-type="float">
            <text:p>0.2237007617950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36763000488" calcext:value-type="float">
            <text:p>0.2237367630004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33325576782" calcext:value-type="float">
            <text:p>0.2231333255767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74912595748901" calcext:value-type="float">
            <text:p>0.2749125957489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02192306518" calcext:value-type="float">
            <text:p>0.2237021923065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65140914917" calcext:value-type="float">
            <text:p>0.223651409149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88330841064" calcext:value-type="float">
            <text:p>0.2234883308410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875284194946" calcext:value-type="float">
            <text:p>0.2238752841949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4069356918335" calcext:value-type="float">
            <text:p>0.2240693569183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810434341431" calcext:value-type="float">
            <text:p>0.2238104343414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32948303223" calcext:value-type="float">
            <text:p>0.2237329483032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44700241089" calcext:value-type="float">
            <text:p>0.2234447002410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58495330811" calcext:value-type="float">
            <text:p>0.2232584953308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17113113403" calcext:value-type="float">
            <text:p>0.2231171131134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58256912231" calcext:value-type="float">
            <text:p>0.2232582569122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395347595215" calcext:value-type="float">
            <text:p>0.2233953475952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72483348846436" calcext:value-type="float">
            <text:p>0.2724833488464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69909286499" calcext:value-type="float">
            <text:p>0.223699092864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49435424805" calcext:value-type="float">
            <text:p>0.2232494354248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166704177856" calcext:value-type="float">
            <text:p>0.2231667041778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08460617065" calcext:value-type="float">
            <text:p>0.2234084606170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74638366699" calcext:value-type="float">
            <text:p>0.2235746383666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3720664978" calcext:value-type="float">
            <text:p>0.223537206649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27995300293" calcext:value-type="float">
            <text:p>0.223279953002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087310791016" calcext:value-type="float">
            <text:p>0.2230873107910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461627960205" calcext:value-type="float">
            <text:p>0.2234616279602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796367645264" calcext:value-type="float">
            <text:p>0.2237963676452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3" calcext:value-type="float">
            <text:p>23</text:p>
          </table:table-cell>
          <table:table-cell office:value-type="float" office:value="0.22359824180603" calcext:value-type="float">
            <text:p>0.223598241806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9793510437" calcext:value-type="float">
            <text:p>0.450197935104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99494314193726" calcext:value-type="float">
            <text:p>0.4994943141937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032234191895" calcext:value-type="float">
            <text:p>0.4500322341918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49954986572266" calcext:value-type="float">
            <text:p>0.4499549865722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49746370315552" calcext:value-type="float">
            <text:p>0.4497463703155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49957132339478" calcext:value-type="float">
            <text:p>0.4499571323394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71980667114" calcext:value-type="float">
            <text:p>0.4503719806671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64351272583" calcext:value-type="float">
            <text:p>0.4503643512725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91054153442" calcext:value-type="float">
            <text:p>0.4503910541534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08289718628" calcext:value-type="float">
            <text:p>0.4501082897186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67286491394" calcext:value-type="float">
            <text:p>0.450672864913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872659683228" calcext:value-type="float">
            <text:p>0.4508726596832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96878814697" calcext:value-type="float">
            <text:p>0.4502968788146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37615203857" calcext:value-type="float">
            <text:p>0.4501376152038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43506240845" calcext:value-type="float">
            <text:p>0.4504435062408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32131576538" calcext:value-type="float">
            <text:p>0.4501321315765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44529342651" calcext:value-type="float">
            <text:p>0.4501445293426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49950456619263" calcext:value-type="float">
            <text:p>0.4499504566192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011014938355" calcext:value-type="float">
            <text:p>0.4500110149383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013875961304" calcext:value-type="float">
            <text:p>0.4500138759613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89282608032" calcext:value-type="float">
            <text:p>0.4504892826080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79643249512" calcext:value-type="float">
            <text:p>0.4505796432495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54711914063" calcext:value-type="float">
            <text:p>0.4504547119140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00726699829" calcext:value-type="float">
            <text:p>0.4505007266998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13806533814" calcext:value-type="float">
            <text:p>0.4503138065338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49984073638916" calcext:value-type="float">
            <text:p>0.4499840736389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17416000366" calcext:value-type="float">
            <text:p>0.4505174160003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53827667236" calcext:value-type="float">
            <text:p>0.4501538276672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21641159058" calcext:value-type="float">
            <text:p>0.4501216411590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08322906494" calcext:value-type="float">
            <text:p>0.4503083229064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30257415772" calcext:value-type="float">
            <text:p>0.4503302574157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53112411499" calcext:value-type="float">
            <text:p>0.4501531124114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06756591797" calcext:value-type="float">
            <text:p>0.4502067565917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61728668213" calcext:value-type="float">
            <text:p>0.4503617286682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13193893433" calcext:value-type="float">
            <text:p>0.4502131938934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14862823486" calcext:value-type="float">
            <text:p>0.4502148628234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24296951294" calcext:value-type="float">
            <text:p>0.4503242969512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79100036621" calcext:value-type="float">
            <text:p>0.4501791000366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36115264893" calcext:value-type="float">
            <text:p>0.4504361152648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92587280273" calcext:value-type="float">
            <text:p>0.4502925872802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45959854126" calcext:value-type="float">
            <text:p>0.4501459598541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49833869934082" calcext:value-type="float">
            <text:p>0.4498338699340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69493865967" calcext:value-type="float">
            <text:p>0.4504694938659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648069381714" calcext:value-type="float">
            <text:p>0.4506480693817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89487838745" calcext:value-type="float">
            <text:p>0.4502894878387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35843658447" calcext:value-type="float">
            <text:p>0.4502358436584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25727462769" calcext:value-type="float">
            <text:p>0.4503257274627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66735458374" calcext:value-type="float">
            <text:p>0.4503667354583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10025024414" calcext:value-type="float">
            <text:p>0.4505100250244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05836105347" calcext:value-type="float">
            <text:p>0.4504058361053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03826141357" calcext:value-type="float">
            <text:p>0.4505038261413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30495834351" calcext:value-type="float">
            <text:p>0.4503304958343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012445449829" calcext:value-type="float">
            <text:p>0.4500124454498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053453445435" calcext:value-type="float">
            <text:p>0.4500534534454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30393218994" calcext:value-type="float">
            <text:p>0.4504303932189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4817199707" calcext:value-type="float">
            <text:p>0.450548171997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68983840942" calcext:value-type="float">
            <text:p>0.4502689838409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76477432251" calcext:value-type="float">
            <text:p>0.4501764774322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098991394043" calcext:value-type="float">
            <text:p>0.4500989913940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21435928345" calcext:value-type="float">
            <text:p>0.4503214359283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99398803711" calcext:value-type="float">
            <text:p>0.4503993988037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5811920166" calcext:value-type="float">
            <text:p>0.450158119201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43506240845" calcext:value-type="float">
            <text:p>0.4504435062408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6591758728" calcext:value-type="float">
            <text:p>0.450465917587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30360031128" calcext:value-type="float">
            <text:p>0.4502303600311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83765792847" calcext:value-type="float">
            <text:p>0.4502837657928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656652450561" calcext:value-type="float">
            <text:p>0.4506566524505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75590133667" calcext:value-type="float">
            <text:p>0.4505755901336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13568115234" calcext:value-type="float">
            <text:p>0.4503135681152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19051742554" calcext:value-type="float">
            <text:p>0.4503190517425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42449951172" calcext:value-type="float">
            <text:p>0.4505424499511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25760650635" calcext:value-type="float">
            <text:p>0.4505257606506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628757476807" calcext:value-type="float">
            <text:p>0.4506287574768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85467910767" calcext:value-type="float">
            <text:p>0.45048546791076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50420379639" calcext:value-type="float">
            <text:p>0.4504504203796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71606445313" calcext:value-type="float">
            <text:p>0.4502716064453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98888778686" calcext:value-type="float">
            <text:p>0.4501988887786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25694274902" calcext:value-type="float">
            <text:p>0.4501256942749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54066085815" calcext:value-type="float">
            <text:p>0.4501540660858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080633163452" calcext:value-type="float">
            <text:p>0.4500806331634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34992599487" calcext:value-type="float">
            <text:p>0.4501349925994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72934341431" calcext:value-type="float">
            <text:p>0.4503729343414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05971908569" calcext:value-type="float">
            <text:p>0.4505059719085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99978256226" calcext:value-type="float">
            <text:p>0.4502999782562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169324874878" calcext:value-type="float">
            <text:p>0.4501693248748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06448745728" calcext:value-type="float">
            <text:p>0.4505064487457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48648834229" calcext:value-type="float">
            <text:p>0.4505486488342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12511825561" calcext:value-type="float">
            <text:p>0.45041251182556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045824050903" calcext:value-type="float">
            <text:p>0.4500458240509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49772119522095" calcext:value-type="float">
            <text:p>0.4497721195220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49911594390869" calcext:value-type="float">
            <text:p>0.4499115943908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065612792969" calcext:value-type="float">
            <text:p>0.4500656127929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434684753418" calcext:value-type="float">
            <text:p>0.4504346847534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597286224365" calcext:value-type="float">
            <text:p>0.4505972862243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675964355469" calcext:value-type="float">
            <text:p>0.4506759643554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43132019043" calcext:value-type="float">
            <text:p>0.4503431320190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20604133606" calcext:value-type="float">
            <text:p>0.4502060413360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48377227783" calcext:value-type="float">
            <text:p>0.4503483772277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40509414673" calcext:value-type="float">
            <text:p>0.4503405094146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4" calcext:value-type="float">
            <text:p>24</text:p>
          </table:table-cell>
          <table:table-cell office:value-type="float" office:value="0.45030403137207" calcext:value-type="float">
            <text:p>0.450304031372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3959722518921" calcext:value-type="float">
            <text:p>0.9339597225189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54543685913" calcext:value-type="float">
            <text:p>0.9343545436859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27840805054" calcext:value-type="float">
            <text:p>0.9343278408050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0287322998" calcext:value-type="float">
            <text:p>0.934702873229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04406356812" calcext:value-type="float">
            <text:p>0.9346044063568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281587600708" calcext:value-type="float">
            <text:p>0.9342815876007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55633163452" calcext:value-type="float">
            <text:p>0.9344556331634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564590454102" calcext:value-type="float">
            <text:p>0.9345645904541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45858001709" calcext:value-type="float">
            <text:p>0.9344458580017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82369232178" calcext:value-type="float">
            <text:p>0.9346823692321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01035308838" calcext:value-type="float">
            <text:p>0.9344010353088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64080429077" calcext:value-type="float">
            <text:p>0.9343640804290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35844421387" calcext:value-type="float">
            <text:p>0.9344358444213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532165527344" calcext:value-type="float">
            <text:p>0.9345321655273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86183929443" calcext:value-type="float">
            <text:p>0.9346861839294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56768989563" calcext:value-type="float">
            <text:p>0.934567689895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81723403931" calcext:value-type="float">
            <text:p>0.9343817234039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223890304565" calcext:value-type="float">
            <text:p>0.9342238903045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529781341553" calcext:value-type="float">
            <text:p>0.9345297813415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46199035644" calcext:value-type="float">
            <text:p>0.9343461990356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231519699097" calcext:value-type="float">
            <text:p>0.9342315196990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07472610474" calcext:value-type="float">
            <text:p>0.9344074726104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80428695679" calcext:value-type="float">
            <text:p>0.9344804286956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68507766724" calcext:value-type="float">
            <text:p>0.9344685077667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24638748169" calcext:value-type="float">
            <text:p>0.9344246387481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80836105347" calcext:value-type="float">
            <text:p>0.9347808361053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93882751465" calcext:value-type="float">
            <text:p>0.9343938827514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8196182251" calcext:value-type="float">
            <text:p>0.934381961822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34344482422" calcext:value-type="float">
            <text:p>0.9347343444824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53725814819" calcext:value-type="float">
            <text:p>0.9344537258148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36185455322" calcext:value-type="float">
            <text:p>0.9343361854553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33221817017" calcext:value-type="float">
            <text:p>0.9344332218170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240818023681" calcext:value-type="float">
            <text:p>0.9342408180236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25695037842" calcext:value-type="float">
            <text:p>0.9343256950378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48719024658" calcext:value-type="float">
            <text:p>0.9344487190246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7123298645" calcext:value-type="float">
            <text:p>0.934371232986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26546096802" calcext:value-type="float">
            <text:p>0.9344265460968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227705001831" calcext:value-type="float">
            <text:p>0.9342277050018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7910079956" calcext:value-type="float">
            <text:p>0.934379100799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560775756836" calcext:value-type="float">
            <text:p>0.9345607757568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8269772529602" calcext:value-type="float">
            <text:p>0.982697725296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96674346924" calcext:value-type="float">
            <text:p>0.9346966743469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509038925171" calcext:value-type="float">
            <text:p>0.9345090389251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58255767822" calcext:value-type="float">
            <text:p>0.9344582557678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80223464966" calcext:value-type="float">
            <text:p>0.9346802234649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12886810303" calcext:value-type="float">
            <text:p>0.9347128868103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541463851929" calcext:value-type="float">
            <text:p>0.9345414638519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514999389648" calcext:value-type="float">
            <text:p>0.9345149993896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2092666626" calcext:value-type="float">
            <text:p>0.934320926666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44460678101" calcext:value-type="float">
            <text:p>0.9346444606781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63193130493" calcext:value-type="float">
            <text:p>0.9347631931304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13840484619" calcext:value-type="float">
            <text:p>0.9347138404846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79713439941" calcext:value-type="float">
            <text:p>0.9344797134399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37036514282" calcext:value-type="float">
            <text:p>0.9344370365142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82904672622681" calcext:value-type="float">
            <text:p>0.9829046726226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366941452026" calcext:value-type="float">
            <text:p>0.93436694145202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57335281372" calcext:value-type="float">
            <text:p>0.9346573352813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814929962158" calcext:value-type="float">
            <text:p>0.93481492996215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60093688965" calcext:value-type="float">
            <text:p>0.9347600936889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540096282959" calcext:value-type="float">
            <text:p>0.935400962829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879779815674" calcext:value-type="float">
            <text:p>0.9348797798156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5052871704102" calcext:value-type="float">
            <text:p>0.9350528717041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837579727173" calcext:value-type="float">
            <text:p>0.9348375797271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483289718628" calcext:value-type="float">
            <text:p>0.9344832897186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69256210327" calcext:value-type="float">
            <text:p>0.9346692562103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83283758163452" calcext:value-type="float">
            <text:p>0.9832837581634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5015678405762" calcext:value-type="float">
            <text:p>0.9350156784057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895992279053" calcext:value-type="float">
            <text:p>0.9348959922790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04406356812" calcext:value-type="float">
            <text:p>0.9346044063568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520721435547" calcext:value-type="float">
            <text:p>0.9345207214355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50659561157" calcext:value-type="float">
            <text:p>0.9346506595611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5227632522583" calcext:value-type="float">
            <text:p>0.9352276325225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921503067017" calcext:value-type="float">
            <text:p>0.9349215030670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5067176818848" calcext:value-type="float">
            <text:p>0.9350671768188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886932373047" calcext:value-type="float">
            <text:p>0.9348869323730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36831283569" calcext:value-type="float">
            <text:p>0.9346368312835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84299659729004" calcext:value-type="float">
            <text:p>0.98429965972900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912443161011" calcext:value-type="float">
            <text:p>0.9349124431610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906482696533" calcext:value-type="float">
            <text:p>0.93490648269653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27430343628" calcext:value-type="float">
            <text:p>0.9347274303436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47934341431" calcext:value-type="float">
            <text:p>0.9347479343414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5078620910644" calcext:value-type="float">
            <text:p>0.9350786209106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77975082397" calcext:value-type="float">
            <text:p>0.9347779750823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99296951294" calcext:value-type="float">
            <text:p>0.9346992969512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89419174194" calcext:value-type="float">
            <text:p>0.9347894191741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65679931641" calcext:value-type="float">
            <text:p>0.9346656799316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5027122497559" calcext:value-type="float">
            <text:p>0.9350271224975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83713865280151" calcext:value-type="float">
            <text:p>0.9837138652801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5356855392456" calcext:value-type="float">
            <text:p>0.9353568553924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84902381897" calcext:value-type="float">
            <text:p>0.934849023818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57335281372" calcext:value-type="float">
            <text:p>0.9346573352813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86499786377" calcext:value-type="float">
            <text:p>0.93486499786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961795806885" calcext:value-type="float">
            <text:p>0.9349617958068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804916381836" calcext:value-type="float">
            <text:p>0.9348049163818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619188308716" calcext:value-type="float">
            <text:p>0.9346191883087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970855712891" calcext:value-type="float">
            <text:p>0.9349708557128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54848480225" calcext:value-type="float">
            <text:p>0.9347548484802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4776067733765" calcext:value-type="float">
            <text:p>0.9347760677337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83973741531372" calcext:value-type="float">
            <text:p>0.9839737415313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5" calcext:value-type="float">
            <text:p>25</text:p>
          </table:table-cell>
          <table:table-cell office:value-type="float" office:value="0.935129642486572" calcext:value-type="float">
            <text:p>0.9351296424865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30520439148" calcext:value-type="float">
            <text:p>1.970305204391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947265625" calcext:value-type="float">
            <text:p>1.9709472656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8037261963" calcext:value-type="float">
            <text:p>1.970780372619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0026397705" calcext:value-type="float">
            <text:p>1.970700263977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3088417053" calcext:value-type="float">
            <text:p>1.970630884170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28851509094" calcext:value-type="float">
            <text:p>1.970288515090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5578231812" calcext:value-type="float">
            <text:p>1.970555782318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39937973022" calcext:value-type="float">
            <text:p>1.970399379730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8309783936" calcext:value-type="float">
            <text:p>1.970683097839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8394889832" calcext:value-type="float">
            <text:p>1.970783948898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9968452454" calcext:value-type="float">
            <text:p>1.970799684524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3711624146" calcext:value-type="float">
            <text:p>1.970837116241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658290863" calcext:value-type="float">
            <text:p>1.97076582908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772731781" calcext:value-type="float">
            <text:p>1.97077727317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878993988" calcext:value-type="float">
            <text:p>1.97088789939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5424919128" calcext:value-type="float">
            <text:p>1.970654249191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6031227112" calcext:value-type="float">
            <text:p>1.9705603122711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9059143066" calcext:value-type="float">
            <text:p>1.970590591430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25227546692" calcext:value-type="float">
            <text:p>1.970252275466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7366371155" calcext:value-type="float">
            <text:p>1.970573663711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404209137" calcext:value-type="float">
            <text:p>1.97064042091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5452079773" calcext:value-type="float">
            <text:p>1.970854520797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788394928" calcext:value-type="float">
            <text:p>1.97087883949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8108787537" calcext:value-type="float">
            <text:p>1.970781087875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8943252563" calcext:value-type="float">
            <text:p>1.970789432525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7941894531" calcext:value-type="float">
            <text:p>1.970779418945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1671485901" calcext:value-type="float">
            <text:p>1.970716714859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9753875732" calcext:value-type="float">
            <text:p>1.970797538757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236289978" calcext:value-type="float">
            <text:p>1.97072362899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2.02147722244263" calcext:value-type="float">
            <text:p>2.021477222442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6225280762" calcext:value-type="float">
            <text:p>1.970762252807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41392326355" calcext:value-type="float">
            <text:p>1.9704139232635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91722488403" calcext:value-type="float">
            <text:p>1.970917224884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5915336609" calcext:value-type="float">
            <text:p>1.970759153366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95489501953" calcext:value-type="float">
            <text:p>1.970954895019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107458114624" calcext:value-type="float">
            <text:p>1.971074581146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109484672546" calcext:value-type="float">
            <text:p>1.971094846725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5271606445" calcext:value-type="float">
            <text:p>1.970752716064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465171814" calcext:value-type="float">
            <text:p>1.97074651718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2.01948499679565" calcext:value-type="float">
            <text:p>2.019484996795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4243087769" calcext:value-type="float">
            <text:p>1.970542430877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41916847229" calcext:value-type="float">
            <text:p>1.970419168472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36242485046" calcext:value-type="float">
            <text:p>1.970362424850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46232223511" calcext:value-type="float">
            <text:p>1.970462322235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4781188965" calcext:value-type="float">
            <text:p>1.970647811889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7271003723" calcext:value-type="float">
            <text:p>1.970572710037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91817855835" calcext:value-type="float">
            <text:p>1.970918178558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6797485352" calcext:value-type="float">
            <text:p>1.970767974853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9655189514" calcext:value-type="float">
            <text:p>1.970596551895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2.01956343650818" calcext:value-type="float">
            <text:p>2.019563436508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1491012573" calcext:value-type="float">
            <text:p>1.970614910125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5043449402" calcext:value-type="float">
            <text:p>1.970650434494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3956985474" calcext:value-type="float">
            <text:p>1.970539569854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28183937073" calcext:value-type="float">
            <text:p>1.970281839370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34955024719" calcext:value-type="float">
            <text:p>1.970349550247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34907341003" calcext:value-type="float">
            <text:p>1.970349073410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179069519" calcext:value-type="float">
            <text:p>1.97071790695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4971923828" calcext:value-type="float">
            <text:p>1.9706497192382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6524963379" calcext:value-type="float">
            <text:p>1.9708652496337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2.01988220214844" calcext:value-type="float">
            <text:p>2.019882202148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8037261963" calcext:value-type="float">
            <text:p>1.970780372619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6439857483" calcext:value-type="float">
            <text:p>1.9707643985748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3827514648" calcext:value-type="float">
            <text:p>1.970638275146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9300880432" calcext:value-type="float">
            <text:p>1.970793008804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3660621643" calcext:value-type="float">
            <text:p>1.970636606216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0952911377" calcext:value-type="float">
            <text:p>1.970509529113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27397155762" calcext:value-type="float">
            <text:p>1.970273971557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3848361969" calcext:value-type="float">
            <text:p>1.97038483619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1477432251" calcext:value-type="float">
            <text:p>1.970514774322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2.01981067657471" calcext:value-type="float">
            <text:p>2.019810676574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2448005676" calcext:value-type="float">
            <text:p>1.970824480056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731174469" calcext:value-type="float">
            <text:p>1.97087311744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1290016174" calcext:value-type="float">
            <text:p>1.970712900161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94178199768" calcext:value-type="float">
            <text:p>1.9709417819976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7213058472" calcext:value-type="float">
            <text:p>1.970672130584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3970565796" calcext:value-type="float">
            <text:p>1.970639705657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7485580444" calcext:value-type="float">
            <text:p>1.970574855804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5625915527" calcext:value-type="float">
            <text:p>1.970556259155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38555145264" calcext:value-type="float">
            <text:p>1.970385551452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25561332703" calcext:value-type="float">
            <text:p>1.970255613327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130027771" calcext:value-type="float">
            <text:p>1.97061300277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0455551147" calcext:value-type="float">
            <text:p>1.970704555511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5629234314" calcext:value-type="float">
            <text:p>1.970756292343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90029716492" calcext:value-type="float">
            <text:p>1.970900297164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9968452454" calcext:value-type="float">
            <text:p>1.970799684524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2877159119" calcext:value-type="float">
            <text:p>1.970828771591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190990448" calcext:value-type="float">
            <text:p>1.97071909904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7213058472" calcext:value-type="float">
            <text:p>1.970672130584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3408622742" calcext:value-type="float">
            <text:p>1.970534086227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51858901978" calcext:value-type="float">
            <text:p>1.970518589019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2.01868939399719" calcext:value-type="float">
            <text:p>2.018689393997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36671638489" calcext:value-type="float">
            <text:p>1.970366716384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34001350403" calcext:value-type="float">
            <text:p>1.9703400135040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4723243713" calcext:value-type="float">
            <text:p>1.970747232437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9076042175" calcext:value-type="float">
            <text:p>1.970890760421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100257873535" calcext:value-type="float">
            <text:p>1.971002578735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7621688843" calcext:value-type="float">
            <text:p>1.970876216888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86620330811" calcext:value-type="float">
            <text:p>1.970866203308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78847885132" calcext:value-type="float">
            <text:p>1.9707884788513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6" calcext:value-type="float">
            <text:p>26</text:p>
          </table:table-cell>
          <table:table-cell office:value-type="float" office:value="1.97061014175415" calcext:value-type="float">
            <text:p>1.970610141754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22920227050781" calcext:value-type="float">
            <text:p>4.229202270507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4790115356" calcext:value-type="float">
            <text:p>4.184547901153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0307846069" calcext:value-type="float">
            <text:p>4.184503078460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9926376343" calcext:value-type="float">
            <text:p>4.184499263763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4609642029" calcext:value-type="float">
            <text:p>4.184446096420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6145782471" calcext:value-type="float">
            <text:p>4.184361457824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6527252197" calcext:value-type="float">
            <text:p>4.184365272521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8601493835" calcext:value-type="float">
            <text:p>4.184386014938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622398376465" calcext:value-type="float">
            <text:p>4.186223983764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2320077419281" calcext:value-type="float">
            <text:p>4.23200774192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5955047607" calcext:value-type="float">
            <text:p>4.1843595504760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65447425842" calcext:value-type="float">
            <text:p>4.184654474258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6779251099" calcext:value-type="float">
            <text:p>4.184467792510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4882164001" calcext:value-type="float">
            <text:p>4.184348821640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2940711975" calcext:value-type="float">
            <text:p>4.184429407119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9534645081" calcext:value-type="float">
            <text:p>4.184595346450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4504013062" calcext:value-type="float">
            <text:p>4.184545040130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4476852417" calcext:value-type="float">
            <text:p>4.184344768524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63431930542" calcext:value-type="float">
            <text:p>4.18634319305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22995924949646" calcext:value-type="float">
            <text:p>4.229959249496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5944786072" calcext:value-type="float">
            <text:p>4.1844594478607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6268310547" calcext:value-type="float">
            <text:p>4.184562683105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4728851318" calcext:value-type="float">
            <text:p>4.184447288513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6207046509" calcext:value-type="float">
            <text:p>4.184462070465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7266349793" calcext:value-type="float">
            <text:p>4.184372663497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5862998962" calcext:value-type="float">
            <text:p>4.184558629989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8529968262" calcext:value-type="float">
            <text:p>4.1843852996826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1830406189" calcext:value-type="float">
            <text:p>4.184318304061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23050236701965" calcext:value-type="float">
            <text:p>4.230502367019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6244468689" calcext:value-type="float">
            <text:p>4.184562444686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4790115356" calcext:value-type="float">
            <text:p>4.184547901153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4323539734" calcext:value-type="float">
            <text:p>4.184443235397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433380127" calcext:value-type="float">
            <text:p>4.18434333801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334602356" calcext:value-type="float">
            <text:p>4.18443346023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220161438" calcext:value-type="float">
            <text:p>4.184422016143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646287918091" calcext:value-type="float">
            <text:p>4.186462879180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2167510986" calcext:value-type="float">
            <text:p>4.184521675109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8257446289" calcext:value-type="float">
            <text:p>4.184482574462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230064868927" calcext:value-type="float">
            <text:p>4.2300648689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7480926514" calcext:value-type="float">
            <text:p>4.1843748092651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514585494995" calcext:value-type="float">
            <text:p>4.185145854949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51272964478" calcext:value-type="float">
            <text:p>4.189512729644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103050231934" calcext:value-type="float">
            <text:p>4.191030502319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42260742188" calcext:value-type="float">
            <text:p>4.189422607421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24880027771" calcext:value-type="float">
            <text:p>4.189248800277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4371509552" calcext:value-type="float">
            <text:p>4.18943715095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076085090637" calcext:value-type="float">
            <text:p>4.190760850906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235675573349" calcext:value-type="float">
            <text:p>4.2356755733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752073287964" calcext:value-type="float">
            <text:p>4.197520732879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676184654236" calcext:value-type="float">
            <text:p>4.196761846542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651603698731" calcext:value-type="float">
            <text:p>4.196516036987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640684127808" calcext:value-type="float">
            <text:p>4.1964068412780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55397605896" calcext:value-type="float">
            <text:p>4.189553976058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20564651489" calcext:value-type="float">
            <text:p>4.189205646514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067788124085" calcext:value-type="float">
            <text:p>4.190677881240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103312492371" calcext:value-type="float">
            <text:p>4.191033124923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1565322876" calcext:value-type="float">
            <text:p>4.18915653228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614506721497" calcext:value-type="float">
            <text:p>4.186145067214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17655944824" calcext:value-type="float">
            <text:p>4.1891765594482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223260879517" calcext:value-type="float">
            <text:p>4.192232608795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820094108582" calcext:value-type="float">
            <text:p>4.1982009410858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783663749695" calcext:value-type="float">
            <text:p>4.197836637496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750499725342" calcext:value-type="float">
            <text:p>4.197504997253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682121276856" calcext:value-type="float">
            <text:p>4.196821212768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691252708435" calcext:value-type="float">
            <text:p>4.196912527084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689035415649" calcext:value-type="float">
            <text:p>4.196890354156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24095296859741" calcext:value-type="float">
            <text:p>4.2409529685974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39089775085" calcext:value-type="float">
            <text:p>4.189390897750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33320045471" calcext:value-type="float">
            <text:p>4.189333200454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9022941589356" calcext:value-type="float">
            <text:p>4.190229415893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75329399109" calcext:value-type="float">
            <text:p>4.1897532939910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57781791687" calcext:value-type="float">
            <text:p>4.189577817916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45527076721" calcext:value-type="float">
            <text:p>4.189455270767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66174125671" calcext:value-type="float">
            <text:p>4.189661741256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77379798889" calcext:value-type="float">
            <text:p>4.189773797988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975830078125" calcext:value-type="float">
            <text:p>4.1897583007812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04173851013" calcext:value-type="float">
            <text:p>4.184041738510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3298339844" calcext:value-type="float">
            <text:p>4.184432983398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8935279846" calcext:value-type="float">
            <text:p>4.184389352798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3117866516" calcext:value-type="float">
            <text:p>4.184331178665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0522422791" calcext:value-type="float">
            <text:p>4.184505224227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28993225098" calcext:value-type="float">
            <text:p>4.184289932250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9878692627" calcext:value-type="float">
            <text:p>4.1844987869262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4490432739" calcext:value-type="float">
            <text:p>4.184444904327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59725379944" calcext:value-type="float">
            <text:p>4.184597253799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2293598651886" calcext:value-type="float">
            <text:p>4.22935986518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4906005859" calcext:value-type="float">
            <text:p>4.1843490600585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9854850769" calcext:value-type="float">
            <text:p>4.184498548507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67259407043" calcext:value-type="float">
            <text:p>4.184672594070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539642334" calcext:value-type="float">
            <text:p>4.18445396423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9936637878" calcext:value-type="float">
            <text:p>4.184399366378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62872505188" calcext:value-type="float">
            <text:p>4.184628725051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8911437988" calcext:value-type="float">
            <text:p>4.184389114379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8352813721" calcext:value-type="float">
            <text:p>4.1844835281372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23008346557617" calcext:value-type="float">
            <text:p>4.230083465576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06042099" calcext:value-type="float">
            <text:p>4.1844060420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48281288147" calcext:value-type="float">
            <text:p>4.184482812881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639779090881" calcext:value-type="float">
            <text:p>4.1863977909088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39054489136" calcext:value-type="float">
            <text:p>4.184390544891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7" calcext:value-type="float">
            <text:p>27</text:p>
          </table:table-cell>
          <table:table-cell office:value-type="float" office:value="4.18423295021057" calcext:value-type="float">
            <text:p>4.1842329502105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89467549324036" calcext:value-type="float">
            <text:p>8.894675493240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39900302887" calcext:value-type="float">
            <text:p>8.90399003028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442728996277" calcext:value-type="float">
            <text:p>8.904427289962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4550824165344" calcext:value-type="float">
            <text:p>8.9455082416534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444946289063" calcext:value-type="float">
            <text:p>8.904449462890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11511802673" calcext:value-type="float">
            <text:p>8.9151151180267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430306434631" calcext:value-type="float">
            <text:p>8.9143030643463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496682167053" calcext:value-type="float">
            <text:p>8.9149668216705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488194465637" calcext:value-type="float">
            <text:p>8.9148819446563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474676132202" calcext:value-type="float">
            <text:p>8.9147467613220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800594329834" calcext:value-type="float">
            <text:p>8.918005943298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411828994751" calcext:value-type="float">
            <text:p>8.9141182899475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76578617096" calcext:value-type="float">
            <text:p>8.90765786170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04645347595" calcext:value-type="float">
            <text:p>8.915046453475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885708808899" calcext:value-type="float">
            <text:p>8.9288570880889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937827110291" calcext:value-type="float">
            <text:p>8.929378271102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801976203918" calcext:value-type="float">
            <text:p>8.928019762039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740465164185" calcext:value-type="float">
            <text:p>8.917404651641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093205451965" calcext:value-type="float">
            <text:p>8.9209320545196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126393318176" calcext:value-type="float">
            <text:p>8.921263933181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514296531677" calcext:value-type="float">
            <text:p>8.965142965316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3784523010254" calcext:value-type="float">
            <text:p>8.937845230102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438009262085" calcext:value-type="float">
            <text:p>8.943800926208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4414734840393" calcext:value-type="float">
            <text:p>8.944147348403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5443534851074" calcext:value-type="float">
            <text:p>8.9544353485107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5653557777405" calcext:value-type="float">
            <text:p>8.9565355777740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5884561538696" calcext:value-type="float">
            <text:p>8.9588456153869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419262886047" calcext:value-type="float">
            <text:p>8.964192628860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9.00672674179077" calcext:value-type="float">
            <text:p>9.006726741790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194839477539" calcext:value-type="float">
            <text:p>8.961948394775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113252639771" calcext:value-type="float">
            <text:p>8.961132526397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484327316284" calcext:value-type="float">
            <text:p>8.964843273162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665287017822" calcext:value-type="float">
            <text:p>8.9666528701782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801495552063" calcext:value-type="float">
            <text:p>8.9680149555206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093224525452" calcext:value-type="float">
            <text:p>8.9709322452545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276592254639" calcext:value-type="float">
            <text:p>8.972765922546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9.01654934883118" calcext:value-type="float">
            <text:p>9.016549348831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344398498535" calcext:value-type="float">
            <text:p>8.9734439849853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588491439819" calcext:value-type="float">
            <text:p>8.9758849143981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3956823349" calcext:value-type="float">
            <text:p>8.97395682334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390484809876" calcext:value-type="float">
            <text:p>8.973904848098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356772422791" calcext:value-type="float">
            <text:p>8.973567724227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172927856445" calcext:value-type="float">
            <text:p>8.971729278564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193431854248" calcext:value-type="float">
            <text:p>8.9719343185424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137880325317" calcext:value-type="float">
            <text:p>8.971378803253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224164962769" calcext:value-type="float">
            <text:p>8.9622416496276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032046318054" calcext:value-type="float">
            <text:p>8.9703204631805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285723686218" calcext:value-type="float">
            <text:p>8.972857236862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053718566895" calcext:value-type="float">
            <text:p>8.970537185668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7067165374756" calcext:value-type="float">
            <text:p>8.9706716537475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148896217346" calcext:value-type="float">
            <text:p>8.961488962173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410922050476" calcext:value-type="float">
            <text:p>8.9241092205047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199230194092" calcext:value-type="float">
            <text:p>8.921992301940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6661734580994" calcext:value-type="float">
            <text:p>8.9666173458099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28606414795" calcext:value-type="float">
            <text:p>8.9152860641479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42336845398" calcext:value-type="float">
            <text:p>8.914233684539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09413719177" calcext:value-type="float">
            <text:p>8.9150941371917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906260490418" calcext:value-type="float">
            <text:p>8.9290626049041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35449028015" calcext:value-type="float">
            <text:p>8.915354490280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389799118042" calcext:value-type="float">
            <text:p>8.913897991180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28463363647" calcext:value-type="float">
            <text:p>8.9152846336364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5775866508484" calcext:value-type="float">
            <text:p>8.9577586650848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62056541443" calcext:value-type="float">
            <text:p>8.9156205654144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353464126587" calcext:value-type="float">
            <text:p>8.9135346412658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64440727234" calcext:value-type="float">
            <text:p>8.9156444072723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26770591736" calcext:value-type="float">
            <text:p>8.9152677059173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42625427246" calcext:value-type="float">
            <text:p>8.915426254272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426420211792" calcext:value-type="float">
            <text:p>8.9142642021179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66586494446" calcext:value-type="float">
            <text:p>8.9156658649444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565052986145" calcext:value-type="float">
            <text:p>8.956505298614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46964645386" calcext:value-type="float">
            <text:p>8.9154696464538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483020782471" calcext:value-type="float">
            <text:p>8.914830207824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878222465515" calcext:value-type="float">
            <text:p>8.928782224655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11559486389" calcext:value-type="float">
            <text:p>8.915115594863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963099479675" calcext:value-type="float">
            <text:p>8.9296309947967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919969558716" calcext:value-type="float">
            <text:p>8.929199695587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541551589966" calcext:value-type="float">
            <text:p>8.925415515899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83561897278" calcext:value-type="float">
            <text:p>8.915835618972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777492523193" calcext:value-type="float">
            <text:p>8.907774925231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466879844666" calcext:value-type="float">
            <text:p>8.9146687984466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163872718811" calcext:value-type="float">
            <text:p>8.9216387271881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934775352478" calcext:value-type="float">
            <text:p>8.9293477535247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929840087891" calcext:value-type="float">
            <text:p>8.9292984008789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910242080689" calcext:value-type="float">
            <text:p>8.9291024208068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2921733856201" calcext:value-type="float">
            <text:p>8.9292173385620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877245903015" calcext:value-type="float">
            <text:p>8.91877245903015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5796179771423" calcext:value-type="float">
            <text:p>8.9579617977142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70711135864" calcext:value-type="float">
            <text:p>8.91570711135864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83442687988" calcext:value-type="float">
            <text:p>8.91583442687988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601085662842" calcext:value-type="float">
            <text:p>8.91601085662842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609597206116" calcext:value-type="float">
            <text:p>8.91609597206116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1563701629639" calcext:value-type="float">
            <text:p>8.915637016296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676140785217" calcext:value-type="float">
            <text:p>8.9067614078521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417671203613" calcext:value-type="float">
            <text:p>8.9041767120361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4609594345093" calcext:value-type="float">
            <text:p>8.94609594345093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36295413971" calcext:value-type="float">
            <text:p>8.9036295413971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433573722839" calcext:value-type="float">
            <text:p>8.9043357372283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400290489197" calcext:value-type="float">
            <text:p>8.90400290489197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336036682129" calcext:value-type="float">
            <text:p>8.90336036682129</text:p>
          </table:table-cell>
        </table:table-row>
        <table:table-row table:style-name="ro1">
          <table:table-cell office:value-type="string" calcext:value-type="string">
            <text:p>qiskit_qft</text:p>
          </table:table-cell>
          <table:table-cell office:value-type="float" office:value="28" calcext:value-type="float">
            <text:p>28</text:p>
          </table:table-cell>
          <table:table-cell office:value-type="float" office:value="8.90447235107422" calcext:value-type="float">
            <text:p>8.90447235107422</text:p>
          </table:table-cell>
        </table:table-row>
      </table:table>
      <table:table table:name="2021-03-04_g4dn-2x_qrack_qf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&gt;&gt;&gt;Random Permutation Basis Eigenstate Initialization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Depth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191779" calcext:value-type="float">
            <text:p>0.00191779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04999" calcext:value-type="float">
            <text:p>0.0004999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3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00904378" calcext:value-type="float">
            <text:p>0.000904378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0233187" calcext:value-type="float">
            <text:p>0.00233187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00495883" calcext:value-type="float">
            <text:p>0.000495883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00630793" calcext:value-type="float">
            <text:p>0.00063079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00497494" calcext:value-type="float">
            <text:p>0.000497494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2142" calcext:value-type="float">
            <text:p>0.02142</text:p>
          </table:table-cell>
          <table:table-cell office:value-type="float" office:value="0.00193484" calcext:value-type="float">
            <text:p>0.0019348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0.00202445" calcext:value-type="float">
            <text:p>0.0020244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00993781" calcext:value-type="float">
            <text:p>0.00099378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0.00197917" calcext:value-type="float">
            <text:p>0.0019791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3186" calcext:value-type="float">
            <text:p>0.03186</text:p>
          </table:table-cell>
          <table:table-cell office:value-type="float" office:value="0.000990152" calcext:value-type="float">
            <text:p>0.000990152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0.0010837" calcext:value-type="float">
            <text:p>0.001083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3842" calcext:value-type="float">
            <text:p>0.03842</text:p>
          </table:table-cell>
          <table:table-cell office:value-type="float" office:value="0.00254236" calcext:value-type="float">
            <text:p>0.00254236</text:p>
          </table:table-cell>
          <table:table-cell office:value-type="float" office:value="0.036" calcext:value-type="float">
            <text:p>0.036</text:p>
          </table:table-cell>
          <table:table-cell table:number-columns-repeated="3" office:value-type="float" office:value="0.038" calcext:value-type="float">
            <text:p>0.03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0094504" calcext:value-type="float">
            <text:p>0.000945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4463" calcext:value-type="float">
            <text:p>0.04463</text:p>
          </table:table-cell>
          <table:table-cell office:value-type="float" office:value="0.00264066" calcext:value-type="float">
            <text:p>0.00264066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4719" calcext:value-type="float">
            <text:p>0.04719</text:p>
          </table:table-cell>
          <table:table-cell office:value-type="float" office:value="0.00115495" calcext:value-type="float">
            <text:p>0.00115495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05105" calcext:value-type="float">
            <text:p>0.05105</text:p>
          </table:table-cell>
          <table:table-cell office:value-type="float" office:value="0.00248345" calcext:value-type="float">
            <text:p>0.0024834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51" calcext:value-type="float">
            <text:p>0.051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05459" calcext:value-type="float">
            <text:p>0.05459</text:p>
          </table:table-cell>
          <table:table-cell office:value-type="float" office:value="0.00296005" calcext:value-type="float">
            <text:p>0.002960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05735" calcext:value-type="float">
            <text:p>0.05735</text:p>
          </table:table-cell>
          <table:table-cell office:value-type="float" office:value="0.00147224" calcext:value-type="float">
            <text:p>0.00147224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6134" calcext:value-type="float">
            <text:p>0.06134</text:p>
          </table:table-cell>
          <table:table-cell office:value-type="float" office:value="0.00240092" calcext:value-type="float">
            <text:p>0.0024009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06499" calcext:value-type="float">
            <text:p>0.06499</text:p>
          </table:table-cell>
          <table:table-cell office:value-type="float" office:value="0.00286529" calcext:value-type="float">
            <text:p>0.00286529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144222" calcext:value-type="float">
            <text:p>0.001442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.068" calcext:value-type="float">
            <text:p>0.068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07121" calcext:value-type="float">
            <text:p>0.07121</text:p>
          </table:table-cell>
          <table:table-cell office:value-type="float" office:value="0.00156394" calcext:value-type="float">
            <text:p>0.001563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&gt;&gt;&gt;Random Permutation Basis w/ Random Hadamard Initialization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Depth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string" calcext:value-type="string">
            <text:p>Device #0</text:p>
          </table:table-cell>
          <table:table-cell office:value-type="string" calcext:value-type="string">
            <text:p><text:s/>Loaded binary from: /home/ubuntu/.qrack/qrack_ocl_dev_0.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 platform: NVIDIA CU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ault device: Tesla T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 device #0: Tesla T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17226" calcext:value-type="float">
            <text:p>2.17226</text:p>
          </table:table-cell>
          <table:table-cell office:value-type="float" office:value="11.3798" calcext:value-type="float">
            <text:p>11.37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867" calcext:value-type="float">
            <text:p>0.867</text:p>
          </table:table-cell>
          <table:table-cell office:value-type="float" office:value="1.1855" calcext:value-type="float">
            <text:p>1.1855</text:p>
          </table:table-cell>
          <table:table-cell office:value-type="float" office:value="1.488" calcext:value-type="float">
            <text:p>1.488</text:p>
          </table:table-cell>
          <table:table-cell office:value-type="float" office:value="115.253" calcext:value-type="float">
            <text:p>115.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3211" calcext:value-type="float">
            <text:p>1.43211</text:p>
          </table:table-cell>
          <table:table-cell office:value-type="float" office:value="0.716882" calcext:value-type="float">
            <text:p>0.716882</text:p>
          </table:table-cell>
          <table:table-cell office:value-type="float" office:value="0.007" calcext:value-type="float">
            <text:p>0.007</text:p>
          </table:table-cell>
          <table:table-cell office:value-type="float" office:value="0.963" calcext:value-type="float">
            <text:p>0.963</text:p>
          </table:table-cell>
          <table:table-cell office:value-type="float" office:value="1.569" calcext:value-type="float">
            <text:p>1.569</text:p>
          </table:table-cell>
          <table:table-cell office:value-type="float" office:value="2.007" calcext:value-type="float">
            <text:p>2.007</text:p>
          </table:table-cell>
          <table:table-cell office:value-type="float" office:value="2.339" calcext:value-type="float">
            <text:p>2.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9037" calcext:value-type="float">
            <text:p>1.9037</text:p>
          </table:table-cell>
          <table:table-cell office:value-type="float" office:value="0.642933" calcext:value-type="float">
            <text:p>0.642933</text:p>
          </table:table-cell>
          <table:table-cell office:value-type="float" office:value="0.01" calcext:value-type="float">
            <text:p>0.01</text:p>
          </table:table-cell>
          <table:table-cell office:value-type="float" office:value="1.5325" calcext:value-type="float">
            <text:p>1.5325</text:p>
          </table:table-cell>
          <table:table-cell office:value-type="float" office:value="1.943" calcext:value-type="float">
            <text:p>1.943</text:p>
          </table:table-cell>
          <table:table-cell office:value-type="float" office:value="2.463" calcext:value-type="float">
            <text:p>2.463</text:p>
          </table:table-cell>
          <table:table-cell office:value-type="float" office:value="2.838" calcext:value-type="float">
            <text:p>2.8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51722" calcext:value-type="float">
            <text:p>2.51722</text:p>
          </table:table-cell>
          <table:table-cell office:value-type="float" office:value="0.627698" calcext:value-type="float">
            <text:p>0.627698</text:p>
          </table:table-cell>
          <table:table-cell office:value-type="float" office:value="0.012" calcext:value-type="float">
            <text:p>0.012</text:p>
          </table:table-cell>
          <table:table-cell office:value-type="float" office:value="2.179" calcext:value-type="float">
            <text:p>2.179</text:p>
          </table:table-cell>
          <table:table-cell office:value-type="float" office:value="2.6895" calcext:value-type="float">
            <text:p>2.6895</text:p>
          </table:table-cell>
          <table:table-cell office:value-type="float" office:value="2.935" calcext:value-type="float">
            <text:p>2.935</text:p>
          </table:table-cell>
          <table:table-cell office:value-type="float" office:value="3.603" calcext:value-type="float">
            <text:p>3.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9054" calcext:value-type="float">
            <text:p>2.9054</text:p>
          </table:table-cell>
          <table:table-cell office:value-type="float" office:value="0.714686" calcext:value-type="float">
            <text:p>0.714686</text:p>
          </table:table-cell>
          <table:table-cell office:value-type="float" office:value="0.015" calcext:value-type="float">
            <text:p>0.015</text:p>
          </table:table-cell>
          <table:table-cell office:value-type="float" office:value="2.507" calcext:value-type="float">
            <text:p>2.507</text:p>
          </table:table-cell>
          <table:table-cell office:value-type="float" office:value="3.154" calcext:value-type="float">
            <text:p>3.154</text:p>
          </table:table-cell>
          <table:table-cell office:value-type="float" office:value="3.382" calcext:value-type="float">
            <text:p>3.382</text:p>
          </table:table-cell>
          <table:table-cell office:value-type="float" office:value="3.966" calcext:value-type="float">
            <text:p>3.9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.47148" calcext:value-type="float">
            <text:p>3.47148</text:p>
          </table:table-cell>
          <table:table-cell office:value-type="float" office:value="0.64998" calcext:value-type="float">
            <text:p>0.64998</text:p>
          </table:table-cell>
          <table:table-cell office:value-type="float" office:value="1.722" calcext:value-type="float">
            <text:p>1.722</text:p>
          </table:table-cell>
          <table:table-cell office:value-type="float" office:value="3.0345" calcext:value-type="float">
            <text:p>3.0345</text:p>
          </table:table-cell>
          <table:table-cell office:value-type="float" office:value="3.5875" calcext:value-type="float">
            <text:p>3.5875</text:p>
          </table:table-cell>
          <table:table-cell office:value-type="float" office:value="3.9445" calcext:value-type="float">
            <text:p>3.9445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17407" calcext:value-type="float">
            <text:p>4.17407</text:p>
          </table:table-cell>
          <table:table-cell office:value-type="float" office:value="0.885776" calcext:value-type="float">
            <text:p>0.885776</text:p>
          </table:table-cell>
          <table:table-cell office:value-type="float" office:value="0.978" calcext:value-type="float">
            <text:p>0.978</text:p>
          </table:table-cell>
          <table:table-cell office:value-type="float" office:value="3.868" calcext:value-type="float">
            <text:p>3.868</text:p>
          </table:table-cell>
          <table:table-cell office:value-type="float" office:value="4.399" calcext:value-type="float">
            <text:p>4.399</text:p>
          </table:table-cell>
          <table:table-cell office:value-type="float" office:value="4.806" calcext:value-type="float">
            <text:p>4.806</text:p>
          </table:table-cell>
          <table:table-cell office:value-type="float" office:value="5.451" calcext:value-type="float">
            <text:p>5.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.86568" calcext:value-type="float">
            <text:p>4.86568</text:p>
          </table:table-cell>
          <table:table-cell office:value-type="float" office:value="1.64366" calcext:value-type="float">
            <text:p>1.64366</text:p>
          </table:table-cell>
          <table:table-cell office:value-type="float" office:value="1.469" calcext:value-type="float">
            <text:p>1.469</text:p>
          </table:table-cell>
          <table:table-cell office:value-type="float" office:value="3.9265" calcext:value-type="float">
            <text:p>3.9265</text:p>
          </table:table-cell>
          <table:table-cell office:value-type="float" office:value="4.7475" calcext:value-type="float">
            <text:p>4.7475</text:p>
          </table:table-cell>
          <table:table-cell office:value-type="float" office:value="5.186" calcext:value-type="float">
            <text:p>5.186</text:p>
          </table:table-cell>
          <table:table-cell office:value-type="float" office:value="8.561" calcext:value-type="float">
            <text:p>8.5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.5471" calcext:value-type="float">
            <text:p>18.5471</text:p>
          </table:table-cell>
          <table:table-cell office:value-type="float" office:value="10.1711" calcext:value-type="float">
            <text:p>10.1711</text:p>
          </table:table-cell>
          <table:table-cell office:value-type="float" office:value="4.127" calcext:value-type="float">
            <text:p>4.127</text:p>
          </table:table-cell>
          <table:table-cell office:value-type="float" office:value="9.608" calcext:value-type="float">
            <text:p>9.608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29.9825" calcext:value-type="float">
            <text:p>29.9825</text:p>
          </table:table-cell>
          <table:table-cell office:value-type="float" office:value="36.774" calcext:value-type="float">
            <text:p>36.7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3.1611" calcext:value-type="float">
            <text:p>33.1611</text:p>
          </table:table-cell>
          <table:table-cell office:value-type="float" office:value="20.9113" calcext:value-type="float">
            <text:p>20.9113</text:p>
          </table:table-cell>
          <table:table-cell office:value-type="float" office:value="2.689" calcext:value-type="float">
            <text:p>2.689</text:p>
          </table:table-cell>
          <table:table-cell office:value-type="float" office:value="17.0015" calcext:value-type="float">
            <text:p>17.0015</text:p>
          </table:table-cell>
          <table:table-cell office:value-type="float" office:value="30.312" calcext:value-type="float">
            <text:p>30.312</text:p>
          </table:table-cell>
          <table:table-cell office:value-type="float" office:value="53.9435" calcext:value-type="float">
            <text:p>53.9435</text:p>
          </table:table-cell>
          <table:table-cell office:value-type="float" office:value="79.185" calcext:value-type="float">
            <text:p>79.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2.6028" calcext:value-type="float">
            <text:p>52.6028</text:p>
          </table:table-cell>
          <table:table-cell office:value-type="float" office:value="24.5754" calcext:value-type="float">
            <text:p>24.5754</text:p>
          </table:table-cell>
          <table:table-cell office:value-type="float" office:value="7.228" calcext:value-type="float">
            <text:p>7.228</text:p>
          </table:table-cell>
          <table:table-cell office:value-type="float" office:value="31.131" calcext:value-type="float">
            <text:p>31.131</text:p>
          </table:table-cell>
          <table:table-cell office:value-type="float" office:value="60.06" calcext:value-type="float">
            <text:p>60.06</text:p>
          </table:table-cell>
          <table:table-cell office:value-type="float" office:value="69.2915" calcext:value-type="float">
            <text:p>69.2915</text:p>
          </table:table-cell>
          <table:table-cell office:value-type="float" office:value="104.953" calcext:value-type="float">
            <text:p>104.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5.1415" calcext:value-type="float">
            <text:p>65.1415</text:p>
          </table:table-cell>
          <table:table-cell office:value-type="float" office:value="25.2018" calcext:value-type="float">
            <text:p>25.2018</text:p>
          </table:table-cell>
          <table:table-cell office:value-type="float" office:value="8.21" calcext:value-type="float">
            <text:p>8.21</text:p>
          </table:table-cell>
          <table:table-cell office:value-type="float" office:value="57.7825" calcext:value-type="float">
            <text:p>57.7825</text:p>
          </table:table-cell>
          <table:table-cell office:value-type="float" office:value="69.536" calcext:value-type="float">
            <text:p>69.536</text:p>
          </table:table-cell>
          <table:table-cell office:value-type="float" office:value="82.496" calcext:value-type="float">
            <text:p>82.496</text:p>
          </table:table-cell>
          <table:table-cell office:value-type="float" office:value="112.463" calcext:value-type="float">
            <text:p>112.4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8.547" calcext:value-type="float">
            <text:p>78.547</text:p>
          </table:table-cell>
          <table:table-cell office:value-type="float" office:value="21.8535" calcext:value-type="float">
            <text:p>21.8535</text:p>
          </table:table-cell>
          <table:table-cell office:value-type="float" office:value="6.521" calcext:value-type="float">
            <text:p>6.521</text:p>
          </table:table-cell>
          <table:table-cell office:value-type="float" office:value="67.512" calcext:value-type="float">
            <text:p>67.512</text:p>
          </table:table-cell>
          <table:table-cell office:value-type="float" office:value="78.5465" calcext:value-type="float">
            <text:p>78.5465</text:p>
          </table:table-cell>
          <table:table-cell office:value-type="float" office:value="93.022" calcext:value-type="float">
            <text:p>93.022</text:p>
          </table:table-cell>
          <table:table-cell office:value-type="float" office:value="132.894" calcext:value-type="float">
            <text:p>132.8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4.8673" calcext:value-type="float">
            <text:p>94.8673</text:p>
          </table:table-cell>
          <table:table-cell office:value-type="float" office:value="25.0254" calcext:value-type="float">
            <text:p>25.0254</text:p>
          </table:table-cell>
          <table:table-cell office:value-type="float" office:value="10.325" calcext:value-type="float">
            <text:p>10.325</text:p>
          </table:table-cell>
          <table:table-cell office:value-type="float" office:value="81.839" calcext:value-type="float">
            <text:p>81.839</text:p>
          </table:table-cell>
          <table:table-cell office:value-type="float" office:value="95.431" calcext:value-type="float">
            <text:p>95.431</text:p>
          </table:table-cell>
          <table:table-cell office:value-type="float" office:value="111.088" calcext:value-type="float">
            <text:p>111.088</text:p>
          </table:table-cell>
          <table:table-cell office:value-type="float" office:value="144.42" calcext:value-type="float">
            <text:p>144.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5.101" calcext:value-type="float">
            <text:p>105.101</text:p>
          </table:table-cell>
          <table:table-cell office:value-type="float" office:value="30.6728" calcext:value-type="float">
            <text:p>30.6728</text:p>
          </table:table-cell>
          <table:table-cell office:value-type="float" office:value="7.56" calcext:value-type="float">
            <text:p>7.56</text:p>
          </table:table-cell>
          <table:table-cell office:value-type="float" office:value="87.4405" calcext:value-type="float">
            <text:p>87.4405</text:p>
          </table:table-cell>
          <table:table-cell office:value-type="float" office:value="105.049" calcext:value-type="float">
            <text:p>105.049</text:p>
          </table:table-cell>
          <table:table-cell office:value-type="float" office:value="128.311" calcext:value-type="float">
            <text:p>128.311</text:p>
          </table:table-cell>
          <table:table-cell office:value-type="float" office:value="159.411" calcext:value-type="float">
            <text:p>159.4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5.03" calcext:value-type="float">
            <text:p>125.03</text:p>
          </table:table-cell>
          <table:table-cell office:value-type="float" office:value="30.7751" calcext:value-type="float">
            <text:p>30.7751</text:p>
          </table:table-cell>
          <table:table-cell office:value-type="float" office:value="17.831" calcext:value-type="float">
            <text:p>17.831</text:p>
          </table:table-cell>
          <table:table-cell office:value-type="float" office:value="103.008" calcext:value-type="float">
            <text:p>103.008</text:p>
          </table:table-cell>
          <table:table-cell office:value-type="float" office:value="129.499" calcext:value-type="float">
            <text:p>129.499</text:p>
          </table:table-cell>
          <table:table-cell office:value-type="float" office:value="148.546" calcext:value-type="float">
            <text:p>148.546</text:p>
          </table:table-cell>
          <table:table-cell office:value-type="float" office:value="184.884" calcext:value-type="float">
            <text:p>184.8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5.717" calcext:value-type="float">
            <text:p>145.717</text:p>
          </table:table-cell>
          <table:table-cell office:value-type="float" office:value="32.3522" calcext:value-type="float">
            <text:p>32.3522</text:p>
          </table:table-cell>
          <table:table-cell office:value-type="float" office:value="67.425" calcext:value-type="float">
            <text:p>67.425</text:p>
          </table:table-cell>
          <table:table-cell office:value-type="float" office:value="122.225" calcext:value-type="float">
            <text:p>122.225</text:p>
          </table:table-cell>
          <table:table-cell office:value-type="float" office:value="147.295" calcext:value-type="float">
            <text:p>147.295</text:p>
          </table:table-cell>
          <table:table-cell office:value-type="float" office:value="172.385" calcext:value-type="float">
            <text:p>172.385</text:p>
          </table:table-cell>
          <table:table-cell office:value-type="float" office:value="216.747" calcext:value-type="float">
            <text:p>216.7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3.894" calcext:value-type="float">
            <text:p>173.894</text:p>
          </table:table-cell>
          <table:table-cell office:value-type="float" office:value="47.3358" calcext:value-type="float">
            <text:p>47.3358</text:p>
          </table:table-cell>
          <table:table-cell office:value-type="float" office:value="68.232" calcext:value-type="float">
            <text:p>68.232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174.725" calcext:value-type="float">
            <text:p>174.725</text:p>
          </table:table-cell>
          <table:table-cell office:value-type="float" office:value="205.592" calcext:value-type="float">
            <text:p>205.592</text:p>
          </table:table-cell>
          <table:table-cell office:value-type="float" office:value="282.796" calcext:value-type="float">
            <text:p>282.7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5.769" calcext:value-type="float">
            <text:p>205.769</text:p>
          </table:table-cell>
          <table:table-cell office:value-type="float" office:value="61.3459" calcext:value-type="float">
            <text:p>61.3459</text:p>
          </table:table-cell>
          <table:table-cell office:value-type="float" office:value="67.501" calcext:value-type="float">
            <text:p>67.501</text:p>
          </table:table-cell>
          <table:table-cell office:value-type="float" office:value="165.389" calcext:value-type="float">
            <text:p>165.389</text:p>
          </table:table-cell>
          <table:table-cell office:value-type="float" office:value="198.916" calcext:value-type="float">
            <text:p>198.916</text:p>
          </table:table-cell>
          <table:table-cell office:value-type="float" office:value="257.043" calcext:value-type="float">
            <text:p>257.043</text:p>
          </table:table-cell>
          <table:table-cell office:value-type="float" office:value="348.995" calcext:value-type="float">
            <text:p>348.9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60.743" calcext:value-type="float">
            <text:p>260.743</text:p>
          </table:table-cell>
          <table:table-cell office:value-type="float" office:value="90.9371" calcext:value-type="float">
            <text:p>90.9371</text:p>
          </table:table-cell>
          <table:table-cell office:value-type="float" office:value="91.766" calcext:value-type="float">
            <text:p>91.766</text:p>
          </table:table-cell>
          <table:table-cell office:value-type="float" office:value="194.212" calcext:value-type="float">
            <text:p>194.212</text:p>
          </table:table-cell>
          <table:table-cell office:value-type="float" office:value="247.971" calcext:value-type="float">
            <text:p>247.971</text:p>
          </table:table-cell>
          <table:table-cell office:value-type="float" office:value="340.823" calcext:value-type="float">
            <text:p>340.823</text:p>
          </table:table-cell>
          <table:table-cell office:value-type="float" office:value="423.018" calcext:value-type="float">
            <text:p>423.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48.338" calcext:value-type="float">
            <text:p>348.338</text:p>
          </table:table-cell>
          <table:table-cell office:value-type="float" office:value="151.777" calcext:value-type="float">
            <text:p>151.777</text:p>
          </table:table-cell>
          <table:table-cell office:value-type="float" office:value="66.648" calcext:value-type="float">
            <text:p>66.648</text:p>
          </table:table-cell>
          <table:table-cell office:value-type="float" office:value="228.346" calcext:value-type="float">
            <text:p>228.346</text:p>
          </table:table-cell>
          <table:table-cell office:value-type="float" office:value="347.848" calcext:value-type="float">
            <text:p>347.848</text:p>
          </table:table-cell>
          <table:table-cell office:value-type="float" office:value="480.504" calcext:value-type="float">
            <text:p>480.504</text:p>
          </table:table-cell>
          <table:table-cell office:value-type="float" office:value="657.381" calcext:value-type="float">
            <text:p>657.3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27.817" calcext:value-type="float">
            <text:p>527.817</text:p>
          </table:table-cell>
          <table:table-cell office:value-type="float" office:value="250.817" calcext:value-type="float">
            <text:p>250.817</text:p>
          </table:table-cell>
          <table:table-cell office:value-type="float" office:value="115.852" calcext:value-type="float">
            <text:p>115.852</text:p>
          </table:table-cell>
          <table:table-cell office:value-type="float" office:value="322.721" calcext:value-type="float">
            <text:p>322.721</text:p>
          </table:table-cell>
          <table:table-cell office:value-type="float" office:value="519.352" calcext:value-type="float">
            <text:p>519.352</text:p>
          </table:table-cell>
          <table:table-cell office:value-type="float" office:value="757.765" calcext:value-type="float">
            <text:p>757.765</text:p>
          </table:table-cell>
          <table:table-cell office:value-type="float" office:value="1069.08" calcext:value-type="float">
            <text:p>1069.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73.183" calcext:value-type="float">
            <text:p>773.183</text:p>
          </table:table-cell>
          <table:table-cell office:value-type="float" office:value="394.609" calcext:value-type="float">
            <text:p>394.609</text:p>
          </table:table-cell>
          <table:table-cell office:value-type="float" office:value="127.108" calcext:value-type="float">
            <text:p>127.108</text:p>
          </table:table-cell>
          <table:table-cell office:value-type="float" office:value="472.961" calcext:value-type="float">
            <text:p>472.961</text:p>
          </table:table-cell>
          <table:table-cell office:value-type="float" office:value="724.699" calcext:value-type="float">
            <text:p>724.699</text:p>
          </table:table-cell>
          <table:table-cell office:value-type="float" office:value="994.439" calcext:value-type="float">
            <text:p>994.439</text:p>
          </table:table-cell>
          <table:table-cell office:value-type="float" office:value="1631.49" calcext:value-type="float">
            <text:p>1631.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84.13" calcext:value-type="float">
            <text:p>1284.13</text:p>
          </table:table-cell>
          <table:table-cell office:value-type="float" office:value="762.401" calcext:value-type="float">
            <text:p>762.401</text:p>
          </table:table-cell>
          <table:table-cell office:value-type="float" office:value="211.519" calcext:value-type="float">
            <text:p>211.519</text:p>
          </table:table-cell>
          <table:table-cell office:value-type="float" office:value="584.652" calcext:value-type="float">
            <text:p>584.652</text:p>
          </table:table-cell>
          <table:table-cell office:value-type="float" office:value="1281.8" calcext:value-type="float">
            <text:p>1281.8</text:p>
          </table:table-cell>
          <table:table-cell office:value-type="float" office:value="2145.72" calcext:value-type="float">
            <text:p>2145.72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15.47" calcext:value-type="float">
            <text:p>2415.47</text:p>
          </table:table-cell>
          <table:table-cell office:value-type="float" office:value="1343.49" calcext:value-type="float">
            <text:p>1343.49</text:p>
          </table:table-cell>
          <table:table-cell office:value-type="float" office:value="140.581" calcext:value-type="float">
            <text:p>140.581</text:p>
          </table:table-cell>
          <table:table-cell office:value-type="float" office:value="1283.22" calcext:value-type="float">
            <text:p>1283.22</text:p>
          </table:table-cell>
          <table:table-cell office:value-type="float" office:value="2320.2" calcext:value-type="float">
            <text:p>2320.2</text:p>
          </table:table-cell>
          <table:table-cell office:value-type="float" office:value="3912.66" calcext:value-type="float">
            <text:p>3912.66</text:p>
          </table:table-cell>
          <table:table-cell office:value-type="float" office:value="4911.98" calcext:value-type="float">
            <text:p>4911.98</text:p>
          </table:table-cell>
        </table:table-row>
        <table:table-row table:style-name="ro1">
          <table:table-cell office:value-type="string" calcext:value-type="string">
            <text:p>&gt;&gt;&gt;Random Separable Bi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Depth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05367" calcext:value-type="float">
            <text:p>1.05367</text:p>
          </table:table-cell>
          <table:table-cell office:value-type="float" office:value="0.323336" calcext:value-type="float">
            <text:p>0.323336</text:p>
          </table:table-cell>
          <table:table-cell office:value-type="float" office:value="0.781" calcext:value-type="float">
            <text:p>0.781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841" calcext:value-type="float">
            <text:p>0.841</text:p>
          </table:table-cell>
          <table:table-cell office:value-type="float" office:value="1.492" calcext:value-type="float">
            <text:p>1.492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399" calcext:value-type="float">
            <text:p>0.95399</text:p>
          </table:table-cell>
          <table:table-cell office:value-type="float" office:value="0.0245835" calcext:value-type="float">
            <text:p>0.024583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968" calcext:value-type="float">
            <text:p>0.968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2797" calcext:value-type="float">
            <text:p>1.12797</text:p>
          </table:table-cell>
          <table:table-cell office:value-type="float" office:value="0.0294138" calcext:value-type="float">
            <text:p>0.0294138</text:p>
          </table:table-cell>
          <table:table-cell office:value-type="float" office:value="1.047" calcext:value-type="float">
            <text:p>1.047</text:p>
          </table:table-cell>
          <table:table-cell office:value-type="float" office:value="1.112" calcext:value-type="float">
            <text:p>1.112</text:p>
          </table:table-cell>
          <table:table-cell office:value-type="float" office:value="1.1265" calcext:value-type="float">
            <text:p>1.12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3008" calcext:value-type="float">
            <text:p>1.3008</text:p>
          </table:table-cell>
          <table:table-cell office:value-type="float" office:value="0.0272841" calcext:value-type="float">
            <text:p>0.0272841</text:p>
          </table:table-cell>
          <table:table-cell office:value-type="float" office:value="1.218" calcext:value-type="float">
            <text:p>1.218</text:p>
          </table:table-cell>
          <table:table-cell office:value-type="float" office:value="1.282" calcext:value-type="float">
            <text:p>1.282</text:p>
          </table:table-cell>
          <table:table-cell office:value-type="float" office:value="1.2955" calcext:value-type="float">
            <text:p>1.2955</text:p>
          </table:table-cell>
          <table:table-cell office:value-type="float" office:value="1.3185" calcext:value-type="float">
            <text:p>1.3185</text:p>
          </table:table-cell>
          <table:table-cell office:value-type="float" office:value="1.367" calcext:value-type="float">
            <text:p>1.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49576" calcext:value-type="float">
            <text:p>1.49576</text:p>
          </table:table-cell>
          <table:table-cell office:value-type="float" office:value="0.0403829" calcext:value-type="float">
            <text:p>0.0403829</text:p>
          </table:table-cell>
          <table:table-cell office:value-type="float" office:value="1.411" calcext:value-type="float">
            <text:p>1.411</text:p>
          </table:table-cell>
          <table:table-cell office:value-type="float" office:value="1.4725" calcext:value-type="float">
            <text:p>1.4725</text:p>
          </table:table-cell>
          <table:table-cell office:value-type="float" office:value="1.494" calcext:value-type="float">
            <text:p>1.494</text:p>
          </table:table-cell>
          <table:table-cell office:value-type="float" office:value="1.52" calcext:value-type="float">
            <text:p>1.52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70799" calcext:value-type="float">
            <text:p>1.70799</text:p>
          </table:table-cell>
          <table:table-cell office:value-type="float" office:value="0.0457131" calcext:value-type="float">
            <text:p>0.0457131</text:p>
          </table:table-cell>
          <table:table-cell office:value-type="float" office:value="1.632" calcext:value-type="float">
            <text:p>1.632</text:p>
          </table:table-cell>
          <table:table-cell office:value-type="float" office:value="1.6705" calcext:value-type="float">
            <text:p>1.6705</text:p>
          </table:table-cell>
          <table:table-cell office:value-type="float" office:value="1.705" calcext:value-type="float">
            <text:p>1.705</text:p>
          </table:table-cell>
          <table:table-cell office:value-type="float" office:value="1.7505" calcext:value-type="float">
            <text:p>1.7505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08051" calcext:value-type="float">
            <text:p>2.08051</text:p>
          </table:table-cell>
          <table:table-cell office:value-type="float" office:value="0.0494646" calcext:value-type="float">
            <text:p>0.0494646</text:p>
          </table:table-cell>
          <table:table-cell office:value-type="float" office:value="1.991" calcext:value-type="float">
            <text:p>1.991</text:p>
          </table:table-cell>
          <table:table-cell office:value-type="float" office:value="2.0435" calcext:value-type="float">
            <text:p>2.0435</text:p>
          </table:table-cell>
          <table:table-cell office:value-type="float" office:value="2.077" calcext:value-type="float">
            <text:p>2.077</text:p>
          </table:table-cell>
          <table:table-cell office:value-type="float" office:value="2.108" calcext:value-type="float">
            <text:p>2.108</text:p>
          </table:table-cell>
          <table:table-cell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.30951" calcext:value-type="float">
            <text:p>5.30951</text:p>
          </table:table-cell>
          <table:table-cell office:value-type="float" office:value="0.112508" calcext:value-type="float">
            <text:p>0.112508</text:p>
          </table:table-cell>
          <table:table-cell office:value-type="float" office:value="5.122" calcext:value-type="float">
            <text:p>5.122</text:p>
          </table:table-cell>
          <table:table-cell office:value-type="float" office:value="5.222" calcext:value-type="float">
            <text:p>5.222</text:p>
          </table:table-cell>
          <table:table-cell office:value-type="float" office:value="5.297" calcext:value-type="float">
            <text:p>5.297</text:p>
          </table:table-cell>
          <table:table-cell office:value-type="float" office:value="5.3845" calcext:value-type="float">
            <text:p>5.3845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.5126" calcext:value-type="float">
            <text:p>26.5126</text:p>
          </table:table-cell>
          <table:table-cell office:value-type="float" office:value="0.784428" calcext:value-type="float">
            <text:p>0.784428</text:p>
          </table:table-cell>
          <table:table-cell office:value-type="float" office:value="19.814" calcext:value-type="float">
            <text:p>19.814</text:p>
          </table:table-cell>
          <table:table-cell office:value-type="float" office:value="26.3305" calcext:value-type="float">
            <text:p>26.3305</text:p>
          </table:table-cell>
          <table:table-cell office:value-type="float" office:value="26.546" calcext:value-type="float">
            <text:p>26.546</text:p>
          </table:table-cell>
          <table:table-cell office:value-type="float" office:value="26.804" calcext:value-type="float">
            <text:p>26.804</text:p>
          </table:table-cell>
          <table:table-cell office:value-type="float" office:value="27.961" calcext:value-type="float">
            <text:p>27.9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1.7338" calcext:value-type="float">
            <text:p>61.7338</text:p>
          </table:table-cell>
          <table:table-cell office:value-type="float" office:value="5.29309" calcext:value-type="float">
            <text:p>5.29309</text:p>
          </table:table-cell>
          <table:table-cell office:value-type="float" office:value="26.946" calcext:value-type="float">
            <text:p>26.946</text:p>
          </table:table-cell>
          <table:table-cell office:value-type="float" office:value="60.2455" calcext:value-type="float">
            <text:p>60.2455</text:p>
          </table:table-cell>
          <table:table-cell office:value-type="float" office:value="60.976" calcext:value-type="float">
            <text:p>60.976</text:p>
          </table:table-cell>
          <table:table-cell office:value-type="float" office:value="61.652" calcext:value-type="float">
            <text:p>61.652</text:p>
          </table:table-cell>
          <table:table-cell office:value-type="float" office:value="77.626" calcext:value-type="float">
            <text:p>77.6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2.1853" calcext:value-type="float">
            <text:p>82.1853</text:p>
          </table:table-cell>
          <table:table-cell office:value-type="float" office:value="2.80077" calcext:value-type="float">
            <text:p>2.80077</text:p>
          </table:table-cell>
          <table:table-cell office:value-type="float" office:value="79.113" calcext:value-type="float">
            <text:p>79.113</text:p>
          </table:table-cell>
          <table:table-cell office:value-type="float" office:value="80.8385" calcext:value-type="float">
            <text:p>80.8385</text:p>
          </table:table-cell>
          <table:table-cell office:value-type="float" office:value="81.803" calcext:value-type="float">
            <text:p>81.803</text:p>
          </table:table-cell>
          <table:table-cell office:value-type="float" office:value="82.3" calcext:value-type="float">
            <text:p>82.3</text:p>
          </table:table-cell>
          <table:table-cell office:value-type="float" office:value="98.308" calcext:value-type="float">
            <text:p>98.3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.82" calcext:value-type="float">
            <text:p>102.82</text:p>
          </table:table-cell>
          <table:table-cell office:value-type="float" office:value="3.10067" calcext:value-type="float">
            <text:p>3.10067</text:p>
          </table:table-cell>
          <table:table-cell office:value-type="float" office:value="99.275" calcext:value-type="float">
            <text:p>99.275</text:p>
          </table:table-cell>
          <table:table-cell office:value-type="float" office:value="101.378" calcext:value-type="float">
            <text:p>101.378</text:p>
          </table:table-cell>
          <table:table-cell office:value-type="float" office:value="102.169" calcext:value-type="float">
            <text:p>102.169</text:p>
          </table:table-cell>
          <table:table-cell office:value-type="float" office:value="103.227" calcext:value-type="float">
            <text:p>103.227</text:p>
          </table:table-cell>
          <table:table-cell office:value-type="float" office:value="119.129" calcext:value-type="float">
            <text:p>119.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5.358" calcext:value-type="float">
            <text:p>125.358</text:p>
          </table:table-cell>
          <table:table-cell office:value-type="float" office:value="3.0992" calcext:value-type="float">
            <text:p>3.0992</text:p>
          </table:table-cell>
          <table:table-cell office:value-type="float" office:value="112.232" calcext:value-type="float">
            <text:p>112.232</text:p>
          </table:table-cell>
          <table:table-cell office:value-type="float" office:value="123.976" calcext:value-type="float">
            <text:p>123.976</text:p>
          </table:table-cell>
          <table:table-cell office:value-type="float" office:value="124.894" calcext:value-type="float">
            <text:p>124.894</text:p>
          </table:table-cell>
          <table:table-cell office:value-type="float" office:value="126.195" calcext:value-type="float">
            <text:p>126.195</text:p>
          </table:table-cell>
          <table:table-cell office:value-type="float" office:value="141.52" calcext:value-type="float">
            <text:p>141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6.099" calcext:value-type="float">
            <text:p>146.099</text:p>
          </table:table-cell>
          <table:table-cell office:value-type="float" office:value="3.66882" calcext:value-type="float">
            <text:p>3.66882</text:p>
          </table:table-cell>
          <table:table-cell office:value-type="float" office:value="142.23" calcext:value-type="float">
            <text:p>142.23</text:p>
          </table:table-cell>
          <table:table-cell office:value-type="float" office:value="144.382" calcext:value-type="float">
            <text:p>144.382</text:p>
          </table:table-cell>
          <table:table-cell office:value-type="float" office:value="145.49" calcext:value-type="float">
            <text:p>145.49</text:p>
          </table:table-cell>
          <table:table-cell office:value-type="float" office:value="146.63" calcext:value-type="float">
            <text:p>146.63</text:p>
          </table:table-cell>
          <table:table-cell office:value-type="float" office:value="170.119" calcext:value-type="float">
            <text:p>170.1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9.53" calcext:value-type="float">
            <text:p>169.53</text:p>
          </table:table-cell>
          <table:table-cell office:value-type="float" office:value="5.60543" calcext:value-type="float">
            <text:p>5.60543</text:p>
          </table:table-cell>
          <table:table-cell office:value-type="float" office:value="152.241" calcext:value-type="float">
            <text:p>152.241</text:p>
          </table:table-cell>
          <table:table-cell office:value-type="float" office:value="166.456" calcext:value-type="float">
            <text:p>166.456</text:p>
          </table:table-cell>
          <table:table-cell office:value-type="float" office:value="168.1" calcext:value-type="float">
            <text:p>168.1</text:p>
          </table:table-cell>
          <table:table-cell office:value-type="float" office:value="170.598" calcext:value-type="float">
            <text:p>170.598</text:p>
          </table:table-cell>
          <table:table-cell office:value-type="float" office:value="189.883" calcext:value-type="float">
            <text:p>189.8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5.494" calcext:value-type="float">
            <text:p>195.494</text:p>
          </table:table-cell>
          <table:table-cell office:value-type="float" office:value="5.51111" calcext:value-type="float">
            <text:p>5.51111</text:p>
          </table:table-cell>
          <table:table-cell office:value-type="float" office:value="188.437" calcext:value-type="float">
            <text:p>188.437</text:p>
          </table:table-cell>
          <table:table-cell office:value-type="float" office:value="192.742" calcext:value-type="float">
            <text:p>192.742</text:p>
          </table:table-cell>
          <table:table-cell office:value-type="float" office:value="194.074" calcext:value-type="float">
            <text:p>194.074</text:p>
          </table:table-cell>
          <table:table-cell office:value-type="float" office:value="195.91" calcext:value-type="float">
            <text:p>195.91</text:p>
          </table:table-cell>
          <table:table-cell office:value-type="float" office:value="217.423" calcext:value-type="float">
            <text:p>217.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1.457" calcext:value-type="float">
            <text:p>231.457</text:p>
          </table:table-cell>
          <table:table-cell office:value-type="float" office:value="6.06869" calcext:value-type="float">
            <text:p>6.0686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27.766" calcext:value-type="float">
            <text:p>227.766</text:p>
          </table:table-cell>
          <table:table-cell office:value-type="float" office:value="229.892" calcext:value-type="float">
            <text:p>229.892</text:p>
          </table:table-cell>
          <table:table-cell office:value-type="float" office:value="231.534" calcext:value-type="float">
            <text:p>231.534</text:p>
          </table:table-cell>
          <table:table-cell office:value-type="float" office:value="252.87" calcext:value-type="float">
            <text:p>252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87.468" calcext:value-type="float">
            <text:p>287.468</text:p>
          </table:table-cell>
          <table:table-cell office:value-type="float" office:value="6.87809" calcext:value-type="float">
            <text:p>6.87809</text:p>
          </table:table-cell>
          <table:table-cell office:value-type="float" office:value="277.805" calcext:value-type="float">
            <text:p>277.805</text:p>
          </table:table-cell>
          <table:table-cell office:value-type="float" office:value="282.699" calcext:value-type="float">
            <text:p>282.699</text:p>
          </table:table-cell>
          <table:table-cell office:value-type="float" office:value="285.562" calcext:value-type="float">
            <text:p>285.562</text:p>
          </table:table-cell>
          <table:table-cell office:value-type="float" office:value="289.835" calcext:value-type="float">
            <text:p>289.835</text:p>
          </table:table-cell>
          <table:table-cell office:value-type="float" office:value="308.543" calcext:value-type="float">
            <text:p>308.5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86.117" calcext:value-type="float">
            <text:p>386.117</text:p>
          </table:table-cell>
          <table:table-cell office:value-type="float" office:value="8.93703" calcext:value-type="float">
            <text:p>8.93703</text:p>
          </table:table-cell>
          <table:table-cell office:value-type="float" office:value="367.518" calcext:value-type="float">
            <text:p>367.518</text:p>
          </table:table-cell>
          <table:table-cell office:value-type="float" office:value="381.455" calcext:value-type="float">
            <text:p>381.455</text:p>
          </table:table-cell>
          <table:table-cell office:value-type="float" office:value="385.831" calcext:value-type="float">
            <text:p>385.831</text:p>
          </table:table-cell>
          <table:table-cell office:value-type="float" office:value="389.237" calcext:value-type="float">
            <text:p>389.237</text:p>
          </table:table-cell>
          <table:table-cell office:value-type="float" office:value="410.666" calcext:value-type="float">
            <text:p>410.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31.468" calcext:value-type="float">
            <text:p>431.468</text:p>
          </table:table-cell>
          <table:table-cell office:value-type="float" office:value="15.5862" calcext:value-type="float">
            <text:p>15.5862</text:p>
          </table:table-cell>
          <table:table-cell office:value-type="float" office:value="403.886" calcext:value-type="float">
            <text:p>403.886</text:p>
          </table:table-cell>
          <table:table-cell office:value-type="float" office:value="418.633" calcext:value-type="float">
            <text:p>418.633</text:p>
          </table:table-cell>
          <table:table-cell office:value-type="float" office:value="434.056" calcext:value-type="float">
            <text:p>434.056</text:p>
          </table:table-cell>
          <table:table-cell office:value-type="float" office:value="439.245" calcext:value-type="float">
            <text:p>439.245</text:p>
          </table:table-cell>
          <table:table-cell office:value-type="float" office:value="507.365" calcext:value-type="float">
            <text:p>507.3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73.819" calcext:value-type="float">
            <text:p>573.819</text:p>
          </table:table-cell>
          <table:table-cell office:value-type="float" office:value="34.849" calcext:value-type="float">
            <text:p>34.849</text:p>
          </table:table-cell>
          <table:table-cell office:value-type="float" office:value="524.33" calcext:value-type="float">
            <text:p>524.33</text:p>
          </table:table-cell>
          <table:table-cell office:value-type="float" office:value="541.814" calcext:value-type="float">
            <text:p>541.814</text:p>
          </table:table-cell>
          <table:table-cell office:value-type="float" office:value="568.127" calcext:value-type="float">
            <text:p>568.127</text:p>
          </table:table-cell>
          <table:table-cell office:value-type="float" office:value="596.944" calcext:value-type="float">
            <text:p>596.944</text:p>
          </table:table-cell>
          <table:table-cell office:value-type="float" office:value="675.176" calcext:value-type="float">
            <text:p>675.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38.452" calcext:value-type="float">
            <text:p>838.452</text:p>
          </table:table-cell>
          <table:table-cell office:value-type="float" office:value="35.6797" calcext:value-type="float">
            <text:p>35.6797</text:p>
          </table:table-cell>
          <table:table-cell office:value-type="float" office:value="781.226" calcext:value-type="float">
            <text:p>781.226</text:p>
          </table:table-cell>
          <table:table-cell office:value-type="float" office:value="809.066" calcext:value-type="float">
            <text:p>809.066</text:p>
          </table:table-cell>
          <table:table-cell office:value-type="float" office:value="831.914" calcext:value-type="float">
            <text:p>831.914</text:p>
          </table:table-cell>
          <table:table-cell office:value-type="float" office:value="867.687" calcext:value-type="float">
            <text:p>867.687</text:p>
          </table:table-cell>
          <table:table-cell office:value-type="float" office:value="914.688" calcext:value-type="float">
            <text:p>914.6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55.72" calcext:value-type="float">
            <text:p>1355.72</text:p>
          </table:table-cell>
          <table:table-cell office:value-type="float" office:value="57.6333" calcext:value-type="float">
            <text:p>57.6333</text:p>
          </table:table-cell>
          <table:table-cell office:value-type="float" office:value="1260" calcext:value-type="float">
            <text:p>1260</text:p>
          </table:table-cell>
          <table:table-cell office:value-type="float" office:value="1306.4" calcext:value-type="float">
            <text:p>1306.4</text:p>
          </table:table-cell>
          <table:table-cell office:value-type="float" office:value="1348.36" calcext:value-type="float">
            <text:p>1348.36</text:p>
          </table:table-cell>
          <table:table-cell office:value-type="float" office:value="1405.35" calcext:value-type="float">
            <text:p>1405.35</text:p>
          </table:table-cell>
          <table:table-cell office:value-type="float" office:value="1465.15" calcext:value-type="float">
            <text:p>1465.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43.31" calcext:value-type="float">
            <text:p>2343.31</text:p>
          </table:table-cell>
          <table:table-cell office:value-type="float" office:value="67.4788" calcext:value-type="float">
            <text:p>67.4788</text:p>
          </table:table-cell>
          <table:table-cell office:value-type="float" office:value="2248.91" calcext:value-type="float">
            <text:p>2248.91</text:p>
          </table:table-cell>
          <table:table-cell office:value-type="float" office:value="2299.43" calcext:value-type="float">
            <text:p>2299.43</text:p>
          </table:table-cell>
          <table:table-cell office:value-type="float" office:value="2320.48" calcext:value-type="float">
            <text:p>2320.48</text:p>
          </table:table-cell>
          <table:table-cell office:value-type="float" office:value="2364.59" calcext:value-type="float">
            <text:p>2364.59</text:p>
          </table:table-cell>
          <table:table-cell office:value-type="float" office:value="2555.51" calcext:value-type="float">
            <text:p>2555.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303.24" calcext:value-type="float">
            <text:p>4303.24</text:p>
          </table:table-cell>
          <table:table-cell office:value-type="float" office:value="88.0355" calcext:value-type="float">
            <text:p>88.0355</text:p>
          </table:table-cell>
          <table:table-cell office:value-type="float" office:value="4175.07" calcext:value-type="float">
            <text:p>4175.07</text:p>
          </table:table-cell>
          <table:table-cell office:value-type="float" office:value="4224.53" calcext:value-type="float">
            <text:p>4224.53</text:p>
          </table:table-cell>
          <table:table-cell office:value-type="float" office:value="4296.63" calcext:value-type="float">
            <text:p>4296.63</text:p>
          </table:table-cell>
          <table:table-cell office:value-type="float" office:value="4369.48" calcext:value-type="float">
            <text:p>4369.48</text:p>
          </table:table-cell>
          <table:table-cell office:value-type="float" office:value="4556.19" calcext:value-type="float">
            <text:p>4556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07:40:56.173877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9T07:51:59.487597171</dc:date>
    <meta:editing-duration>PT13M3S</meta:editing-duration>
    <meta:editing-cycles>4</meta:editing-cycles>
    <meta:generator>LibreOffice/6.4.6.2$Linux_X86_64 LibreOffice_project/40$Build-2</meta:generator>
    <meta:document-statistic meta:table-count="4" meta:cell-count="16409" meta:object-count="0"/>
  </office:meta>
</office:document-meta>
</file>